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9560.00012" calcext:value-type="float">
            <text:p>1443139560.00012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9560.19077" calcext:value-type="float">
            <text:p>1443139560.19077</text:p>
          </table:table-cell>
          <table:table-cell table:formula="of:=[.G2]-[.$B$2]" office:value-type="float" office:value="0.190653562545776" calcext:value-type="float">
            <text:p>0.1906535625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0653562545776" calcext:value-type="float">
            <text:p>0.1906535625</text:p>
          </table:table-cell>
          <table:table-cell table:formula="of:=MAX([.J2:.J2001])" office:value-type="float" office:value="24.7132675647736" calcext:value-type="float">
            <text:p>24.7132675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9560.05421" calcext:value-type="float">
            <text:p>1443139560.05421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0895462036133" calcext:value-type="float">
            <text:p>0.0540895462</text:p>
          </table:table-cell>
          <table:table-cell table:formula="of:=[.C3]/([.D3]-[.D2])" office:value-type="float" office:value="79867.5585803198" calcext:value-type="float">
            <text:p>79867.5585803198</text:p>
          </table:table-cell>
          <table:table-cell/>
          <table:table-cell office:value-type="float" office:value="1443139560.29888" calcext:value-type="float">
            <text:p>1443139560.29888</text:p>
          </table:table-cell>
          <table:table-cell table:formula="of:=[.G3]-[.$B$2]" office:value-type="float" office:value="0.298759460449219" calcext:value-type="float">
            <text:p>0.2987594604</text:p>
          </table:table-cell>
          <table:table-cell table:formula="of:=[.C3]/([.H3]-[.H2])" office:value-type="float" office:value="39960.8169746531" calcext:value-type="float">
            <text:p>39960.8169746531</text:p>
          </table:table-cell>
          <table:table-cell table:formula="of:=[.G3]-[.$B3]" office:value-type="float" office:value="0.244669914245605" calcext:value-type="float">
            <text:p>0.24466991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9560.1083" calcext:value-type="float">
            <text:p>1443139560.1083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182907104492" calcext:value-type="float">
            <text:p>0.1081829071</text:p>
          </table:table-cell>
          <table:table-cell table:formula="of:=[.C4]/([.D4]-[.D3])" office:value-type="float" office:value="79861.9262706934" calcext:value-type="float">
            <text:p>79861.9262706934</text:p>
          </table:table-cell>
          <table:table-cell/>
          <table:table-cell office:value-type="float" office:value="1443139560.7858" calcext:value-type="float">
            <text:p>1443139560.7858</text:p>
          </table:table-cell>
          <table:table-cell table:formula="of:=[.G4]-[.$B$2]" office:value-type="float" office:value="0.785688638687134" calcext:value-type="float">
            <text:p>0.7856886387</text:p>
          </table:table-cell>
          <table:table-cell table:formula="of:=[.C4]/([.H4]-[.H3])" office:value-type="float" office:value="8871.92674637632" calcext:value-type="float">
            <text:p>8871.9267463763</text:p>
          </table:table-cell>
          <table:table-cell table:formula="of:=[.G4]-[.$B4]" office:value-type="float" office:value="0.677505731582642" calcext:value-type="float">
            <text:p>0.67750573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9560.16239" calcext:value-type="float">
            <text:p>1443139560.16239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275791168213" calcext:value-type="float">
            <text:p>0.1622757912</text:p>
          </table:table-cell>
          <table:table-cell table:formula="of:=[.C5]/([.D5]-[.D4])" office:value-type="float" office:value="79862.6302659532" calcext:value-type="float">
            <text:p>79862.6302659532</text:p>
          </table:table-cell>
          <table:table-cell/>
          <table:table-cell office:value-type="float" office:value="1443139561.11032" calcext:value-type="float">
            <text:p>1443139561.11032</text:p>
          </table:table-cell>
          <table:table-cell table:formula="of:=[.G5]-[.$B$2]" office:value-type="float" office:value="1.11020112037659" calcext:value-type="float">
            <text:p>1.1102011204</text:p>
          </table:table-cell>
          <table:table-cell table:formula="of:=[.C5]/([.H5]-[.H4])" office:value-type="float" office:value="13312.2768576097" calcext:value-type="float">
            <text:p>13312.2768576097</text:p>
          </table:table-cell>
          <table:table-cell table:formula="of:=[.G5]-[.$B5]" office:value-type="float" office:value="0.947925329208374" calcext:value-type="float">
            <text:p>0.94792532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9560.21649" calcext:value-type="float">
            <text:p>1443139560.21649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377735137939" calcext:value-type="float">
            <text:p>0.2163777351</text:p>
          </table:table-cell>
          <table:table-cell table:formula="of:=[.C6]/([.D6]-[.D5])" office:value-type="float" office:value="79849.2564780539" calcext:value-type="float">
            <text:p>79849.2564780539</text:p>
          </table:table-cell>
          <table:table-cell/>
          <table:table-cell office:value-type="float" office:value="1443139562.03163" calcext:value-type="float">
            <text:p>1443139562.03163</text:p>
          </table:table-cell>
          <table:table-cell table:formula="of:=[.G6]-[.$B$2]" office:value-type="float" office:value="2.03151607513428" calcext:value-type="float">
            <text:p>2.0315160751</text:p>
          </table:table-cell>
          <table:table-cell table:formula="of:=[.C6]/([.H6]-[.H5])" office:value-type="float" office:value="4688.95026363289" calcext:value-type="float">
            <text:p>4688.9502636329</text:p>
          </table:table-cell>
          <table:table-cell table:formula="of:=[.G6]-[.$B6]" office:value-type="float" office:value="1.81513833999634" calcext:value-type="float">
            <text:p>1.815138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9560.27059" calcext:value-type="float">
            <text:p>1443139560.27059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470380783081" calcext:value-type="float">
            <text:p>0.2704703808</text:p>
          </table:table-cell>
          <table:table-cell table:formula="of:=[.C7]/([.D7]-[.D6])" office:value-type="float" office:value="79862.9822682375" calcext:value-type="float">
            <text:p>79862.9822682375</text:p>
          </table:table-cell>
          <table:table-cell/>
          <table:table-cell office:value-type="float" office:value="1443139563.11555" calcext:value-type="float">
            <text:p>1443139563.11555</text:p>
          </table:table-cell>
          <table:table-cell table:formula="of:=[.G7]-[.$B$2]" office:value-type="float" office:value="3.11542987823486" calcext:value-type="float">
            <text:p>3.1154298782</text:p>
          </table:table-cell>
          <table:table-cell table:formula="of:=[.C7]/([.H7]-[.H6])" office:value-type="float" office:value="3985.55677364975" calcext:value-type="float">
            <text:p>3985.5567736498</text:p>
          </table:table-cell>
          <table:table-cell table:formula="of:=[.G7]-[.$B7]" office:value-type="float" office:value="2.84495949745178" calcext:value-type="float">
            <text:p>2.84495949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9560.32468" calcext:value-type="float">
            <text:p>1443139560.32468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565649032593" calcext:value-type="float">
            <text:p>0.324565649</text:p>
          </table:table-cell>
          <table:table-cell table:formula="of:=[.C8]/([.D8]-[.D7])" office:value-type="float" office:value="79859.1104137651" calcext:value-type="float">
            <text:p>79859.1104137651</text:p>
          </table:table-cell>
          <table:table-cell/>
          <table:table-cell office:value-type="float" office:value="1443139564.02324" calcext:value-type="float">
            <text:p>1443139564.02324</text:p>
          </table:table-cell>
          <table:table-cell table:formula="of:=[.G8]-[.$B$2]" office:value-type="float" office:value="4.02312064170837" calcext:value-type="float">
            <text:p>4.0231206417</text:p>
          </table:table-cell>
          <table:table-cell table:formula="of:=[.C8]/([.H8]-[.H7])" office:value-type="float" office:value="4759.33013074675" calcext:value-type="float">
            <text:p>4759.3301307468</text:p>
          </table:table-cell>
          <table:table-cell table:formula="of:=[.G8]-[.$B8]" office:value-type="float" office:value="3.69855499267578" calcext:value-type="float">
            <text:p>3.69855499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9560.37878" calcext:value-type="float">
            <text:p>1443139560.37878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8659009933472" calcext:value-type="float">
            <text:p>0.3786590099</text:p>
          </table:table-cell>
          <table:table-cell table:formula="of:=[.C9]/([.D9]-[.D8])" office:value-type="float" office:value="79861.9262706934" calcext:value-type="float">
            <text:p>79861.9262706934</text:p>
          </table:table-cell>
          <table:table-cell/>
          <table:table-cell office:value-type="float" office:value="1443139565.10208" calcext:value-type="float">
            <text:p>1443139565.10208</text:p>
          </table:table-cell>
          <table:table-cell table:formula="of:=[.G9]-[.$B$2]" office:value-type="float" office:value="5.10195899009705" calcext:value-type="float">
            <text:p>5.1019589901</text:p>
          </table:table-cell>
          <table:table-cell table:formula="of:=[.C9]/([.H9]-[.H8])" office:value-type="float" office:value="4004.30704604842" calcext:value-type="float">
            <text:p>4004.3070460484</text:p>
          </table:table-cell>
          <table:table-cell table:formula="of:=[.G9]-[.$B9]" office:value-type="float" office:value="4.72329998016357" calcext:value-type="float">
            <text:p>4.72329998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9560.43287" calcext:value-type="float">
            <text:p>1443139560.43287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2750701904297" calcext:value-type="float">
            <text:p>0.4327507019</text:p>
          </table:table-cell>
          <table:table-cell table:formula="of:=[.C10]/([.D10]-[.D9])" office:value-type="float" office:value="79864.390308405" calcext:value-type="float">
            <text:p>79864.390308405</text:p>
          </table:table-cell>
          <table:table-cell/>
          <table:table-cell office:value-type="float" office:value="1443139566.01393" calcext:value-type="float">
            <text:p>1443139566.01393</text:p>
          </table:table-cell>
          <table:table-cell table:formula="of:=[.G10]-[.$B$2]" office:value-type="float" office:value="6.01381826400757" calcext:value-type="float">
            <text:p>6.013818264</text:p>
          </table:table-cell>
          <table:table-cell table:formula="of:=[.C10]/([.H10]-[.H9])" office:value-type="float" office:value="4737.57313611958" calcext:value-type="float">
            <text:p>4737.5731361196</text:p>
          </table:table-cell>
          <table:table-cell table:formula="of:=[.G10]-[.$B10]" office:value-type="float" office:value="5.58106756210327" calcext:value-type="float">
            <text:p>5.58106756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9560.48696" calcext:value-type="float">
            <text:p>1443139560.48696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6844301223755" calcext:value-type="float">
            <text:p>0.4868443012</text:p>
          </table:table-cell>
          <table:table-cell table:formula="of:=[.C11]/([.D11]-[.D10])" office:value-type="float" office:value="79861.5742777178" calcext:value-type="float">
            <text:p>79861.5742777178</text:p>
          </table:table-cell>
          <table:table-cell/>
          <table:table-cell office:value-type="float" office:value="1443139566.05513" calcext:value-type="float">
            <text:p>1443139566.05513</text:p>
          </table:table-cell>
          <table:table-cell table:formula="of:=[.G11]-[.$B$2]" office:value-type="float" office:value="6.05501461029053" calcext:value-type="float">
            <text:p>6.0550146103</text:p>
          </table:table-cell>
          <table:table-cell table:formula="of:=[.C11]/([.H11]-[.H10])" office:value-type="float" office:value="104863.668499334" calcext:value-type="float">
            <text:p>104863.668499334</text:p>
          </table:table-cell>
          <table:table-cell table:formula="of:=[.G11]-[.$B11]" office:value-type="float" office:value="5.56817030906677" calcext:value-type="float">
            <text:p>5.56817030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9560.54105" calcext:value-type="float">
            <text:p>1443139560.54105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0937900543213" calcext:value-type="float">
            <text:p>0.5409379005</text:p>
          </table:table-cell>
          <table:table-cell table:formula="of:=[.C12]/([.D12]-[.D11])" office:value-type="float" office:value="79861.5742777178" calcext:value-type="float">
            <text:p>79861.5742777178</text:p>
          </table:table-cell>
          <table:table-cell/>
          <table:table-cell office:value-type="float" office:value="1443139566.49494" calcext:value-type="float">
            <text:p>1443139566.49494</text:p>
          </table:table-cell>
          <table:table-cell table:formula="of:=[.G12]-[.$B$2]" office:value-type="float" office:value="6.49482536315918" calcext:value-type="float">
            <text:p>6.4948253632</text:p>
          </table:table-cell>
          <table:table-cell table:formula="of:=[.C12]/([.H12]-[.H11])" office:value-type="float" office:value="9822.40650512278" calcext:value-type="float">
            <text:p>9822.4065051228</text:p>
          </table:table-cell>
          <table:table-cell table:formula="of:=[.G12]-[.$B12]" office:value-type="float" office:value="5.95388746261597" calcext:value-type="float">
            <text:p>5.95388746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9560.59515" calcext:value-type="float">
            <text:p>1443139560.59515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030069351196" calcext:value-type="float">
            <text:p>0.5950300694</text:p>
          </table:table-cell>
          <table:table-cell table:formula="of:=[.C13]/([.D13]-[.D12])" office:value-type="float" office:value="79863.6862821151" calcext:value-type="float">
            <text:p>79863.6862821151</text:p>
          </table:table-cell>
          <table:table-cell/>
          <table:table-cell office:value-type="float" office:value="1443139567.00728" calcext:value-type="float">
            <text:p>1443139567.00728</text:p>
          </table:table-cell>
          <table:table-cell table:formula="of:=[.G13]-[.$B$2]" office:value-type="float" office:value="7.00716304779053" calcext:value-type="float">
            <text:p>7.0071630478</text:p>
          </table:table-cell>
          <table:table-cell table:formula="of:=[.C13]/([.H13]-[.H12])" office:value-type="float" office:value="8431.93879659361" calcext:value-type="float">
            <text:p>8431.9387965936</text:p>
          </table:table-cell>
          <table:table-cell table:formula="of:=[.G13]-[.$B13]" office:value-type="float" office:value="6.41213297843933" calcext:value-type="float">
            <text:p>6.41213297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9560.64925" calcext:value-type="float">
            <text:p>1443139560.64925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129629135132" calcext:value-type="float">
            <text:p>0.6491296291</text:p>
          </table:table-cell>
          <table:table-cell table:formula="of:=[.C14]/([.D14]-[.D13])" office:value-type="float" office:value="79852.7754616368" calcext:value-type="float">
            <text:p>79852.7754616368</text:p>
          </table:table-cell>
          <table:table-cell/>
          <table:table-cell office:value-type="float" office:value="1443139571.39991" calcext:value-type="float">
            <text:p>1443139571.39991</text:p>
          </table:table-cell>
          <table:table-cell table:formula="of:=[.G14]-[.$B$2]" office:value-type="float" office:value="11.399796962738" calcext:value-type="float">
            <text:p>11.3997969627</text:p>
          </table:table-cell>
          <table:table-cell table:formula="of:=[.C14]/([.H14]-[.H13])" office:value-type="float" office:value="983.464609991662" calcext:value-type="float">
            <text:p>983.4646099917</text:p>
          </table:table-cell>
          <table:table-cell table:formula="of:=[.G14]-[.$B14]" office:value-type="float" office:value="10.7506673336029" calcext:value-type="float">
            <text:p>10.75066733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9560.70335" calcext:value-type="float">
            <text:p>1443139560.70335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2310962677" calcext:value-type="float">
            <text:p>0.7032310963</text:p>
          </table:table-cell>
          <table:table-cell table:formula="of:=[.C15]/([.D15]-[.D14])" office:value-type="float" office:value="79849.9602499581" calcext:value-type="float">
            <text:p>79849.9602499581</text:p>
          </table:table-cell>
          <table:table-cell/>
          <table:table-cell office:value-type="float" office:value="1443139571.45038" calcext:value-type="float">
            <text:p>1443139571.45038</text:p>
          </table:table-cell>
          <table:table-cell table:formula="of:=[.G15]-[.$B$2]" office:value-type="float" office:value="11.4502649307251" calcext:value-type="float">
            <text:p>11.4502649307</text:p>
          </table:table-cell>
          <table:table-cell table:formula="of:=[.C15]/([.H15]-[.H14])" office:value-type="float" office:value="85598.8495734087" calcext:value-type="float">
            <text:p>85598.8495734087</text:p>
          </table:table-cell>
          <table:table-cell table:formula="of:=[.G15]-[.$B15]" office:value-type="float" office:value="10.7470338344574" calcext:value-type="float">
            <text:p>10.74703383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9560.75744" calcext:value-type="float">
            <text:p>1443139560.75744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7327079772949" calcext:value-type="float">
            <text:p>0.7573270798</text:p>
          </table:table-cell>
          <table:table-cell table:formula="of:=[.C16]/([.D16]-[.D15])" office:value-type="float" office:value="79858.0545186099" calcext:value-type="float">
            <text:p>79858.0545186099</text:p>
          </table:table-cell>
          <table:table-cell/>
          <table:table-cell office:value-type="float" office:value="1443139571.50084" calcext:value-type="float">
            <text:p>1443139571.50084</text:p>
          </table:table-cell>
          <table:table-cell table:formula="of:=[.G16]-[.$B$2]" office:value-type="float" office:value="11.5007281303406" calcext:value-type="float">
            <text:p>11.5007281303</text:p>
          </table:table-cell>
          <table:table-cell table:formula="of:=[.C16]/([.H16]-[.H15])" office:value-type="float" office:value="85606.9379848624" calcext:value-type="float">
            <text:p>85606.9379848624</text:p>
          </table:table-cell>
          <table:table-cell table:formula="of:=[.G16]-[.$B16]" office:value-type="float" office:value="10.7434010505676" calcext:value-type="float">
            <text:p>10.74340105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9560.81154" calcext:value-type="float">
            <text:p>1443139560.81154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141996383667" calcext:value-type="float">
            <text:p>0.8114199638</text:p>
          </table:table-cell>
          <table:table-cell table:formula="of:=[.C17]/([.D17]-[.D16])" office:value-type="float" office:value="79862.6302659532" calcext:value-type="float">
            <text:p>79862.6302659532</text:p>
          </table:table-cell>
          <table:table-cell/>
          <table:table-cell office:value-type="float" office:value="1443139571.55126" calcext:value-type="float">
            <text:p>1443139571.55126</text:p>
          </table:table-cell>
          <table:table-cell table:formula="of:=[.G17]-[.$B$2]" office:value-type="float" office:value="11.5511441230774" calcext:value-type="float">
            <text:p>11.5511441231</text:p>
          </table:table-cell>
          <table:table-cell table:formula="of:=[.C17]/([.H17]-[.H16])" office:value-type="float" office:value="85687.0958100823" calcext:value-type="float">
            <text:p>85687.0958100823</text:p>
          </table:table-cell>
          <table:table-cell table:formula="of:=[.G17]-[.$B17]" office:value-type="float" office:value="10.7397241592407" calcext:value-type="float">
            <text:p>10.739724159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9560.86563" calcext:value-type="float">
            <text:p>1443139560.86563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5516662597656" calcext:value-type="float">
            <text:p>0.8655166626</text:p>
          </table:table-cell>
          <table:table-cell table:formula="of:=[.C18]/([.D18]-[.D17])" office:value-type="float" office:value="79856.9986513764" calcext:value-type="float">
            <text:p>79856.9986513764</text:p>
          </table:table-cell>
          <table:table-cell/>
          <table:table-cell office:value-type="float" office:value="1443139571.6017" calcext:value-type="float">
            <text:p>1443139571.6017</text:p>
          </table:table-cell>
          <table:table-cell table:formula="of:=[.G18]-[.$B$2]" office:value-type="float" office:value="11.6015863418579" calcext:value-type="float">
            <text:p>11.6015863419</text:p>
          </table:table-cell>
          <table:table-cell table:formula="of:=[.C18]/([.H18]-[.H17])" office:value-type="float" office:value="85642.5451623576" calcext:value-type="float">
            <text:p>85642.5451623576</text:p>
          </table:table-cell>
          <table:table-cell table:formula="of:=[.G18]-[.$B18]" office:value-type="float" office:value="10.7360696792603" calcext:value-type="float">
            <text:p>10.736069679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9560.91972" calcext:value-type="float">
            <text:p>1443139560.91972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19608354568481" calcext:value-type="float">
            <text:p>0.9196083546</text:p>
          </table:table-cell>
          <table:table-cell table:formula="of:=[.C19]/([.D19]-[.D18])" office:value-type="float" office:value="79864.390308405" calcext:value-type="float">
            <text:p>79864.390308405</text:p>
          </table:table-cell>
          <table:table-cell/>
          <table:table-cell office:value-type="float" office:value="1443139571.65214" calcext:value-type="float">
            <text:p>1443139571.65214</text:p>
          </table:table-cell>
          <table:table-cell table:formula="of:=[.G19]-[.$B$2]" office:value-type="float" office:value="11.6520240306854" calcext:value-type="float">
            <text:p>11.6520240307</text:p>
          </table:table-cell>
          <table:table-cell table:formula="of:=[.C19]/([.H19]-[.H18])" office:value-type="float" office:value="85650.2369641363" calcext:value-type="float">
            <text:p>85650.2369641363</text:p>
          </table:table-cell>
          <table:table-cell table:formula="of:=[.G19]-[.$B19]" office:value-type="float" office:value="10.7324156761169" calcext:value-type="float">
            <text:p>10.732415676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9560.97383" calcext:value-type="float">
            <text:p>1443139560.97383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3710298538208" calcext:value-type="float">
            <text:p>0.9737102985</text:p>
          </table:table-cell>
          <table:table-cell table:formula="of:=[.C20]/([.D20]-[.D19])" office:value-type="float" office:value="79849.2564780539" calcext:value-type="float">
            <text:p>79849.2564780539</text:p>
          </table:table-cell>
          <table:table-cell/>
          <table:table-cell office:value-type="float" office:value="1443139571.70255" calcext:value-type="float">
            <text:p>1443139571.70255</text:p>
          </table:table-cell>
          <table:table-cell table:formula="of:=[.G20]-[.$B$2]" office:value-type="float" office:value="11.7024366855621" calcext:value-type="float">
            <text:p>11.7024366856</text:p>
          </table:table-cell>
          <table:table-cell table:formula="of:=[.C20]/([.H20]-[.H19])" office:value-type="float" office:value="85692.7692176726" calcext:value-type="float">
            <text:p>85692.7692176726</text:p>
          </table:table-cell>
          <table:table-cell table:formula="of:=[.G20]-[.$B20]" office:value-type="float" office:value="10.7287263870239" calcext:value-type="float">
            <text:p>10.72872638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9561.02628" calcext:value-type="float">
            <text:p>1443139561.02628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616238594055" calcext:value-type="float">
            <text:p>1.0261623859</text:p>
          </table:table-cell>
          <table:table-cell table:formula="of:=[.C21]/([.D21]-[.D20])" office:value-type="float" office:value="82360.8785454545" calcext:value-type="float">
            <text:p>82360.8785454545</text:p>
          </table:table-cell>
          <table:table-cell/>
          <table:table-cell office:value-type="float" office:value="1443139571.753" calcext:value-type="float">
            <text:p>1443139571.753</text:p>
          </table:table-cell>
          <table:table-cell table:formula="of:=[.G21]-[.$B$2]" office:value-type="float" office:value="11.752879858017" calcext:value-type="float">
            <text:p>11.752879858</text:p>
          </table:table-cell>
          <table:table-cell table:formula="of:=[.C21]/([.H21]-[.H20])" office:value-type="float" office:value="85640.9260117028" calcext:value-type="float">
            <text:p>85640.9260117028</text:p>
          </table:table-cell>
          <table:table-cell table:formula="of:=[.G21]-[.$B21]" office:value-type="float" office:value="10.7267174720764" calcext:value-type="float">
            <text:p>10.72671747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9561.07719" calcext:value-type="float">
            <text:p>1443139561.07719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707667350769" calcext:value-type="float">
            <text:p>1.0770766735</text:p>
          </table:table-cell>
          <table:table-cell table:formula="of:=[.C22]/([.D22]-[.D21])" office:value-type="float" office:value="84848.4817607118" calcext:value-type="float">
            <text:p>84848.4817607118</text:p>
          </table:table-cell>
          <table:table-cell/>
          <table:table-cell office:value-type="float" office:value="1443139571.80343" calcext:value-type="float">
            <text:p>1443139571.80343</text:p>
          </table:table-cell>
          <table:table-cell table:formula="of:=[.G22]-[.$B$2]" office:value-type="float" office:value="11.8033134937286" calcext:value-type="float">
            <text:p>11.8033134937</text:p>
          </table:table-cell>
          <table:table-cell table:formula="of:=[.C22]/([.H22]-[.H21])" office:value-type="float" office:value="85657.1202738094" calcext:value-type="float">
            <text:p>85657.1202738094</text:p>
          </table:table-cell>
          <table:table-cell table:formula="of:=[.G22]-[.$B22]" office:value-type="float" office:value="10.7262368202209" calcext:value-type="float">
            <text:p>10.726236820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9561.12811" calcext:value-type="float">
            <text:p>1443139561.12811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799191474915" calcext:value-type="float">
            <text:p>1.1279919147</text:p>
          </table:table-cell>
          <table:table-cell table:formula="of:=[.C23]/([.D23]-[.D22])" office:value-type="float" office:value="84846.8924955749" calcext:value-type="float">
            <text:p>84846.8924955749</text:p>
          </table:table-cell>
          <table:table-cell/>
          <table:table-cell office:value-type="float" office:value="1443139571.85392" calcext:value-type="float">
            <text:p>1443139571.85392</text:p>
          </table:table-cell>
          <table:table-cell table:formula="of:=[.G23]-[.$B$2]" office:value-type="float" office:value="11.8538074493408" calcext:value-type="float">
            <text:p>11.8538074493</text:p>
          </table:table-cell>
          <table:table-cell table:formula="of:=[.C23]/([.H23]-[.H22])" office:value-type="float" office:value="85554.7945813482" calcext:value-type="float">
            <text:p>85554.7945813482</text:p>
          </table:table-cell>
          <table:table-cell table:formula="of:=[.G23]-[.$B23]" office:value-type="float" office:value="10.7258155345917" calcext:value-type="float">
            <text:p>10.72581553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9561.17902" calcext:value-type="float">
            <text:p>1443139561.17902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7890644073486" calcext:value-type="float">
            <text:p>1.1789064407</text:p>
          </table:table-cell>
          <table:table-cell table:formula="of:=[.C24]/([.D24]-[.D23])" office:value-type="float" office:value="84848.084438846" calcext:value-type="float">
            <text:p>84848.084438846</text:p>
          </table:table-cell>
          <table:table-cell/>
          <table:table-cell office:value-type="float" office:value="1443139571.90433" calcext:value-type="float">
            <text:p>1443139571.90433</text:p>
          </table:table-cell>
          <table:table-cell table:formula="of:=[.G24]-[.$B$2]" office:value-type="float" office:value="11.9042179584503" calcext:value-type="float">
            <text:p>11.9042179585</text:p>
          </table:table-cell>
          <table:table-cell table:formula="of:=[.C24]/([.H24]-[.H23])" office:value-type="float" office:value="85696.4168050058" calcext:value-type="float">
            <text:p>85696.4168050058</text:p>
          </table:table-cell>
          <table:table-cell table:formula="of:=[.G24]-[.$B24]" office:value-type="float" office:value="10.7253115177155" calcext:value-type="float">
            <text:p>10.725311517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9561.22993" calcext:value-type="float">
            <text:p>1443139561.22993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2981405258179" calcext:value-type="float">
            <text:p>1.2298140526</text:p>
          </table:table-cell>
          <table:table-cell table:formula="of:=[.C25]/([.D25]-[.D24])" office:value-type="float" office:value="84859.6082839239" calcext:value-type="float">
            <text:p>84859.6082839239</text:p>
          </table:table-cell>
          <table:table-cell/>
          <table:table-cell office:value-type="float" office:value="1443139571.9548" calcext:value-type="float">
            <text:p>1443139571.9548</text:p>
          </table:table-cell>
          <table:table-cell table:formula="of:=[.G25]-[.$B$2]" office:value-type="float" office:value="11.9546813964844" calcext:value-type="float">
            <text:p>11.9546813965</text:p>
          </table:table-cell>
          <table:table-cell table:formula="of:=[.C25]/([.H25]-[.H24])" office:value-type="float" office:value="85606.5335279861" calcext:value-type="float">
            <text:p>85606.5335279861</text:p>
          </table:table-cell>
          <table:table-cell table:formula="of:=[.G25]-[.$B25]" office:value-type="float" office:value="10.7248673439026" calcext:value-type="float">
            <text:p>10.72486734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9561.28083" calcext:value-type="float">
            <text:p>1443139561.28083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071904182434" calcext:value-type="float">
            <text:p>1.2807190418</text:p>
          </table:table-cell>
          <table:table-cell table:formula="of:=[.C26]/([.D26]-[.D25])" office:value-type="float" office:value="84863.980216476" calcext:value-type="float">
            <text:p>84863.980216476</text:p>
          </table:table-cell>
          <table:table-cell/>
          <table:table-cell office:value-type="float" office:value="1443139572.00523" calcext:value-type="float">
            <text:p>1443139572.00523</text:p>
          </table:table-cell>
          <table:table-cell table:formula="of:=[.G26]-[.$B$2]" office:value-type="float" office:value="12.0051157474518" calcext:value-type="float">
            <text:p>12.0051157475</text:p>
          </table:table-cell>
          <table:table-cell table:formula="of:=[.C26]/([.H26]-[.H25])" office:value-type="float" office:value="85655.9054917107" calcext:value-type="float">
            <text:p>85655.9054917107</text:p>
          </table:table-cell>
          <table:table-cell table:formula="of:=[.G26]-[.$B26]" office:value-type="float" office:value="10.7243967056274" calcext:value-type="float">
            <text:p>10.72439670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9561.33175" calcext:value-type="float">
            <text:p>1443139561.33175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163070678711" calcext:value-type="float">
            <text:p>1.3316307068</text:p>
          </table:table-cell>
          <table:table-cell table:formula="of:=[.C27]/([.D27]-[.D26])" office:value-type="float" office:value="84852.8525468416" calcext:value-type="float">
            <text:p>84852.8525468416</text:p>
          </table:table-cell>
          <table:table-cell/>
          <table:table-cell office:value-type="float" office:value="1443139572.021" calcext:value-type="float">
            <text:p>1443139572.021</text:p>
          </table:table-cell>
          <table:table-cell table:formula="of:=[.G27]-[.$B$2]" office:value-type="float" office:value="12.0208888053894" calcext:value-type="float">
            <text:p>12.0208888054</text:p>
          </table:table-cell>
          <table:table-cell table:formula="of:=[.C27]/([.H27]-[.H26])" office:value-type="float" office:value="273884.748099219" calcext:value-type="float">
            <text:p>273884.748099219</text:p>
          </table:table-cell>
          <table:table-cell table:formula="of:=[.G27]-[.$B27]" office:value-type="float" office:value="10.6892580986023" calcext:value-type="float">
            <text:p>10.68925809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9561.38265" calcext:value-type="float">
            <text:p>1443139561.38265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253498077393" calcext:value-type="float">
            <text:p>1.3825349808</text:p>
          </table:table-cell>
          <table:table-cell table:formula="of:=[.C28]/([.D28]-[.D27])" office:value-type="float" office:value="84865.1726399011" calcext:value-type="float">
            <text:p>84865.1726399011</text:p>
          </table:table-cell>
          <table:table-cell/>
          <table:table-cell office:value-type="float" office:value="1443139572.05755" calcext:value-type="float">
            <text:p>1443139572.05755</text:p>
          </table:table-cell>
          <table:table-cell table:formula="of:=[.G28]-[.$B$2]" office:value-type="float" office:value="12.057431936264" calcext:value-type="float">
            <text:p>12.0574319363</text:p>
          </table:table-cell>
          <table:table-cell table:formula="of:=[.C28]/([.H28]-[.H27])" office:value-type="float" office:value="118216.471785637" calcext:value-type="float">
            <text:p>118216.471785637</text:p>
          </table:table-cell>
          <table:table-cell table:formula="of:=[.G28]-[.$B28]" office:value-type="float" office:value="10.6748969554901" calcext:value-type="float">
            <text:p>10.67489695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9561.43356" calcext:value-type="float">
            <text:p>1443139561.43356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344187736511" calcext:value-type="float">
            <text:p>1.4334418774</text:p>
          </table:table-cell>
          <table:table-cell table:formula="of:=[.C29]/([.D29]-[.D28])" office:value-type="float" office:value="84860.8005844913" calcext:value-type="float">
            <text:p>84860.8005844913</text:p>
          </table:table-cell>
          <table:table-cell/>
          <table:table-cell office:value-type="float" office:value="1443139572.10422" calcext:value-type="float">
            <text:p>1443139572.10422</text:p>
          </table:table-cell>
          <table:table-cell table:formula="of:=[.G29]-[.$B$2]" office:value-type="float" office:value="12.1041090488434" calcext:value-type="float">
            <text:p>12.1041090488</text:p>
          </table:table-cell>
          <table:table-cell table:formula="of:=[.C29]/([.H29]-[.H28])" office:value-type="float" office:value="92550.7119288173" calcext:value-type="float">
            <text:p>92550.7119288173</text:p>
          </table:table-cell>
          <table:table-cell table:formula="of:=[.G29]-[.$B29]" office:value-type="float" office:value="10.6706671714783" calcext:value-type="float">
            <text:p>10.67066717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9561.48454" calcext:value-type="float">
            <text:p>1443139561.48454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441982269287" calcext:value-type="float">
            <text:p>1.4844198227</text:p>
          </table:table-cell>
          <table:table-cell table:formula="of:=[.C30]/([.D30]-[.D29])" office:value-type="float" office:value="84742.5287979908" calcext:value-type="float">
            <text:p>84742.5287979908</text:p>
          </table:table-cell>
          <table:table-cell/>
          <table:table-cell office:value-type="float" office:value="1443139572.15091" calcext:value-type="float">
            <text:p>1443139572.15091</text:p>
          </table:table-cell>
          <table:table-cell table:formula="of:=[.G30]-[.$B$2]" office:value-type="float" office:value="12.1507985591888" calcext:value-type="float">
            <text:p>12.1507985592</text:p>
          </table:table-cell>
          <table:table-cell table:formula="of:=[.C30]/([.H30]-[.H29])" office:value-type="float" office:value="92526.1363427463" calcext:value-type="float">
            <text:p>92526.1363427463</text:p>
          </table:table-cell>
          <table:table-cell table:formula="of:=[.G30]-[.$B30]" office:value-type="float" office:value="10.666378736496" calcext:value-type="float">
            <text:p>10.666378736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9561.53547" calcext:value-type="float">
            <text:p>1443139561.53547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535079956055" calcext:value-type="float">
            <text:p>1.5353507996</text:p>
          </table:table-cell>
          <table:table-cell table:formula="of:=[.C31]/([.D31]-[.D30])" office:value-type="float" office:value="84820.6782136504" calcext:value-type="float">
            <text:p>84820.6782136504</text:p>
          </table:table-cell>
          <table:table-cell/>
          <table:table-cell office:value-type="float" office:value="1443139572.1976" calcext:value-type="float">
            <text:p>1443139572.1976</text:p>
          </table:table-cell>
          <table:table-cell table:formula="of:=[.G31]-[.$B$2]" office:value-type="float" office:value="12.1974816322327" calcext:value-type="float">
            <text:p>12.1974816322</text:p>
          </table:table-cell>
          <table:table-cell table:formula="of:=[.C31]/([.H31]-[.H30])" office:value-type="float" office:value="92538.8951139666" calcext:value-type="float">
            <text:p>92538.8951139666</text:p>
          </table:table-cell>
          <table:table-cell table:formula="of:=[.G31]-[.$B31]" office:value-type="float" office:value="10.6621308326721" calcext:value-type="float">
            <text:p>10.66213083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9561.5864" calcext:value-type="float">
            <text:p>1443139561.5864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628010749817" calcext:value-type="float">
            <text:p>1.5862801075</text:p>
          </table:table-cell>
          <table:table-cell table:formula="of:=[.C32]/([.D32]-[.D31])" office:value-type="float" office:value="84823.457748358" calcext:value-type="float">
            <text:p>84823.457748358</text:p>
          </table:table-cell>
          <table:table-cell/>
          <table:table-cell office:value-type="float" office:value="1443139572.24434" calcext:value-type="float">
            <text:p>1443139572.24434</text:p>
          </table:table-cell>
          <table:table-cell table:formula="of:=[.G32]-[.$B$2]" office:value-type="float" office:value="12.2442240715027" calcext:value-type="float">
            <text:p>12.2442240715</text:p>
          </table:table-cell>
          <table:table-cell table:formula="of:=[.C32]/([.H32]-[.H31])" office:value-type="float" office:value="92421.3641278844" calcext:value-type="float">
            <text:p>92421.3641278844</text:p>
          </table:table-cell>
          <table:table-cell table:formula="of:=[.G32]-[.$B32]" office:value-type="float" office:value="10.6579439640045" calcext:value-type="float">
            <text:p>10.6579439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9561.63733" calcext:value-type="float">
            <text:p>1443139561.63733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721561431885" calcext:value-type="float">
            <text:p>1.6372156143</text:p>
          </table:table-cell>
          <table:table-cell table:formula="of:=[.C33]/([.D33]-[.D32])" office:value-type="float" office:value="84813.1346804657" calcext:value-type="float">
            <text:p>84813.1346804657</text:p>
          </table:table-cell>
          <table:table-cell/>
          <table:table-cell office:value-type="float" office:value="1443139572.29095" calcext:value-type="float">
            <text:p>1443139572.29095</text:p>
          </table:table-cell>
          <table:table-cell table:formula="of:=[.G33]-[.$B$2]" office:value-type="float" office:value="12.2908339500427" calcext:value-type="float">
            <text:p>12.29083395</text:p>
          </table:table-cell>
          <table:table-cell table:formula="of:=[.C33]/([.H33]-[.H32])" office:value-type="float" office:value="92684.2149199984" calcext:value-type="float">
            <text:p>92684.2149199984</text:p>
          </table:table-cell>
          <table:table-cell table:formula="of:=[.G33]-[.$B33]" office:value-type="float" office:value="10.6536183357239" calcext:value-type="float">
            <text:p>10.653618335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9561.68827" calcext:value-type="float">
            <text:p>1443139561.68827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815279006958" calcext:value-type="float">
            <text:p>1.6881527901</text:p>
          </table:table-cell>
          <table:table-cell table:formula="of:=[.C34]/([.D34]-[.D33])" office:value-type="float" office:value="84810.355822248" calcext:value-type="float">
            <text:p>84810.355822248</text:p>
          </table:table-cell>
          <table:table-cell/>
          <table:table-cell office:value-type="float" office:value="1443139572.33765" calcext:value-type="float">
            <text:p>1443139572.33765</text:p>
          </table:table-cell>
          <table:table-cell table:formula="of:=[.G34]-[.$B$2]" office:value-type="float" office:value="12.3375306129456" calcext:value-type="float">
            <text:p>12.3375306129</text:p>
          </table:table-cell>
          <table:table-cell table:formula="of:=[.C34]/([.H34]-[.H33])" office:value-type="float" office:value="92511.9640559583" calcext:value-type="float">
            <text:p>92511.9640559583</text:p>
          </table:table-cell>
          <table:table-cell table:formula="of:=[.G34]-[.$B34]" office:value-type="float" office:value="10.649377822876" calcext:value-type="float">
            <text:p>10.649377822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9561.7392" calcext:value-type="float">
            <text:p>1443139561.7392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3908305168152" calcext:value-type="float">
            <text:p>1.7390830517</text:p>
          </table:table-cell>
          <table:table-cell table:formula="of:=[.C35]/([.D35]-[.D34])" office:value-type="float" office:value="84821.8694205049" calcext:value-type="float">
            <text:p>84821.8694205049</text:p>
          </table:table-cell>
          <table:table-cell/>
          <table:table-cell office:value-type="float" office:value="1443139572.38433" calcext:value-type="float">
            <text:p>1443139572.38433</text:p>
          </table:table-cell>
          <table:table-cell table:formula="of:=[.G35]-[.$B$2]" office:value-type="float" office:value="12.3842127323151" calcext:value-type="float">
            <text:p>12.3842127323</text:p>
          </table:table-cell>
          <table:table-cell table:formula="of:=[.C35]/([.H35]-[.H34])" office:value-type="float" office:value="92540.7856015608" calcext:value-type="float">
            <text:p>92540.7856015608</text:p>
          </table:table-cell>
          <table:table-cell table:formula="of:=[.G35]-[.$B35]" office:value-type="float" office:value="10.6451296806335" calcext:value-type="float">
            <text:p>10.645129680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9561.79011" calcext:value-type="float">
            <text:p>1443139561.79011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8999471664429" calcext:value-type="float">
            <text:p>1.7899947166</text:p>
          </table:table-cell>
          <table:table-cell table:formula="of:=[.C36]/([.D36]-[.D35])" office:value-type="float" office:value="84852.8525468416" calcext:value-type="float">
            <text:p>84852.8525468416</text:p>
          </table:table-cell>
          <table:table-cell/>
          <table:table-cell office:value-type="float" office:value="1443139572.431" calcext:value-type="float">
            <text:p>1443139572.431</text:p>
          </table:table-cell>
          <table:table-cell table:formula="of:=[.G36]-[.$B$2]" office:value-type="float" office:value="12.4308795928955" calcext:value-type="float">
            <text:p>12.4308795929</text:p>
          </table:table-cell>
          <table:table-cell table:formula="of:=[.C36]/([.H36]-[.H35])" office:value-type="float" office:value="92571.0439114108" calcext:value-type="float">
            <text:p>92571.0439114108</text:p>
          </table:table-cell>
          <table:table-cell table:formula="of:=[.G36]-[.$B36]" office:value-type="float" office:value="10.6408848762512" calcext:value-type="float">
            <text:p>10.640884876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9561.84103" calcext:value-type="float">
            <text:p>1443139561.84103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090995788574" calcext:value-type="float">
            <text:p>1.8409099579</text:p>
          </table:table-cell>
          <table:table-cell table:formula="of:=[.C37]/([.D37]-[.D36])" office:value-type="float" office:value="84846.8924955749" calcext:value-type="float">
            <text:p>84846.8924955749</text:p>
          </table:table-cell>
          <table:table-cell/>
          <table:table-cell office:value-type="float" office:value="1443139572.47768" calcext:value-type="float">
            <text:p>1443139572.47768</text:p>
          </table:table-cell>
          <table:table-cell table:formula="of:=[.G37]-[.$B$2]" office:value-type="float" office:value="12.4775595664978" calcext:value-type="float">
            <text:p>12.4775595665</text:p>
          </table:table-cell>
          <table:table-cell table:formula="of:=[.C37]/([.H37]-[.H36])" office:value-type="float" office:value="92545.0394810767" calcext:value-type="float">
            <text:p>92545.0394810767</text:p>
          </table:table-cell>
          <table:table-cell table:formula="of:=[.G37]-[.$B37]" office:value-type="float" office:value="10.6366496086121" calcext:value-type="float">
            <text:p>10.636649608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9561.89193" calcext:value-type="float">
            <text:p>1443139561.89193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181876182556" calcext:value-type="float">
            <text:p>1.8918187618</text:p>
          </table:table-cell>
          <table:table-cell table:formula="of:=[.C38]/([.D38]-[.D37])" office:value-type="float" office:value="84857.6211907628" calcext:value-type="float">
            <text:p>84857.6211907628</text:p>
          </table:table-cell>
          <table:table-cell/>
          <table:table-cell office:value-type="float" office:value="1443139572.52436" calcext:value-type="float">
            <text:p>1443139572.52436</text:p>
          </table:table-cell>
          <table:table-cell table:formula="of:=[.G38]-[.$B$2]" office:value-type="float" office:value="12.5242433547974" calcext:value-type="float">
            <text:p>12.5242433548</text:p>
          </table:table-cell>
          <table:table-cell table:formula="of:=[.C38]/([.H38]-[.H37])" office:value-type="float" office:value="92537.4772989592" calcext:value-type="float">
            <text:p>92537.4772989592</text:p>
          </table:table-cell>
          <table:table-cell table:formula="of:=[.G38]-[.$B38]" office:value-type="float" office:value="10.6324245929718" calcext:value-type="float">
            <text:p>10.63242459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9561.94284" calcext:value-type="float">
            <text:p>1443139561.94284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272351264954" calcext:value-type="float">
            <text:p>1.9427235126</text:p>
          </table:table-cell>
          <table:table-cell table:formula="of:=[.C39]/([.D39]-[.D38])" office:value-type="float" office:value="84864.3776872278" calcext:value-type="float">
            <text:p>84864.3776872278</text:p>
          </table:table-cell>
          <table:table-cell/>
          <table:table-cell office:value-type="float" office:value="1443139572.57103" calcext:value-type="float">
            <text:p>1443139572.57103</text:p>
          </table:table-cell>
          <table:table-cell table:formula="of:=[.G39]-[.$B$2]" office:value-type="float" office:value="12.5709159374237" calcext:value-type="float">
            <text:p>12.5709159374</text:p>
          </table:table-cell>
          <table:table-cell table:formula="of:=[.C39]/([.H39]-[.H38])" office:value-type="float" office:value="92559.6947266792" calcext:value-type="float">
            <text:p>92559.6947266792</text:p>
          </table:table-cell>
          <table:table-cell table:formula="of:=[.G39]-[.$B39]" office:value-type="float" office:value="10.6281924247742" calcext:value-type="float">
            <text:p>10.628192424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9561.99375" calcext:value-type="float">
            <text:p>1443139561.99375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363899230957" calcext:value-type="float">
            <text:p>1.9936389923</text:p>
          </table:table-cell>
          <table:table-cell table:formula="of:=[.C40]/([.D40]-[.D39])" office:value-type="float" office:value="84846.4951885931" calcext:value-type="float">
            <text:p>84846.4951885931</text:p>
          </table:table-cell>
          <table:table-cell/>
          <table:table-cell office:value-type="float" office:value="1443139572.61775" calcext:value-type="float">
            <text:p>1443139572.61775</text:p>
          </table:table-cell>
          <table:table-cell table:formula="of:=[.G40]-[.$B$2]" office:value-type="float" office:value="12.6176345348358" calcext:value-type="float">
            <text:p>12.6176345348</text:p>
          </table:table-cell>
          <table:table-cell table:formula="of:=[.C40]/([.H40]-[.H39])" office:value-type="float" office:value="92468.5294357802" calcext:value-type="float">
            <text:p>92468.5294357802</text:p>
          </table:table-cell>
          <table:table-cell table:formula="of:=[.G40]-[.$B40]" office:value-type="float" office:value="10.6239955425262" calcext:value-type="float">
            <text:p>10.62399554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9562.0371" calcext:value-type="float">
            <text:p>1443139562.0371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698253631592" calcext:value-type="float">
            <text:p>2.0369825363</text:p>
          </table:table-cell>
          <table:table-cell table:formula="of:=[.C41]/([.D41]-[.D40])" office:value-type="float" office:value="99668.8226363616" calcext:value-type="float">
            <text:p>99668.8226363616</text:p>
          </table:table-cell>
          <table:table-cell/>
          <table:table-cell office:value-type="float" office:value="1443139572.66443" calcext:value-type="float">
            <text:p>1443139572.66443</text:p>
          </table:table-cell>
          <table:table-cell table:formula="of:=[.G41]-[.$B$2]" office:value-type="float" office:value="12.6643090248108" calcext:value-type="float">
            <text:p>12.6643090248</text:p>
          </table:table-cell>
          <table:table-cell table:formula="of:=[.C41]/([.H41]-[.H40])" office:value-type="float" office:value="92555.9122834799" calcext:value-type="float">
            <text:p>92555.9122834799</text:p>
          </table:table-cell>
          <table:table-cell table:formula="of:=[.G41]-[.$B41]" office:value-type="float" office:value="10.6273264884949" calcext:value-type="float">
            <text:p>10.627326488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9562.07937" calcext:value-type="float">
            <text:p>1443139562.07937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7925701141357" calcext:value-type="float">
            <text:p>2.0792570114</text:p>
          </table:table-cell>
          <table:table-cell table:formula="of:=[.C42]/([.D42]-[.D41])" office:value-type="float" office:value="102189.323226854" calcext:value-type="float">
            <text:p>102189.323226854</text:p>
          </table:table-cell>
          <table:table-cell/>
          <table:table-cell office:value-type="float" office:value="1443139572.71108" calcext:value-type="float">
            <text:p>1443139572.71108</text:p>
          </table:table-cell>
          <table:table-cell table:formula="of:=[.G42]-[.$B$2]" office:value-type="float" office:value="12.7109656333923" calcext:value-type="float">
            <text:p>12.7109656334</text:p>
          </table:table-cell>
          <table:table-cell table:formula="of:=[.C42]/([.H42]-[.H41])" office:value-type="float" office:value="92591.3848292214" calcext:value-type="float">
            <text:p>92591.3848292214</text:p>
          </table:table-cell>
          <table:table-cell table:formula="of:=[.G42]-[.$B42]" office:value-type="float" office:value="10.6317086219788" calcext:value-type="float">
            <text:p>10.63170862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9562.12165" calcext:value-type="float">
            <text:p>1443139562.12165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153220176697" calcext:value-type="float">
            <text:p>2.1215322018</text:p>
          </table:table-cell>
          <table:table-cell table:formula="of:=[.C43]/([.D43]-[.D42])" office:value-type="float" office:value="102187.594281364" calcext:value-type="float">
            <text:p>102187.594281364</text:p>
          </table:table-cell>
          <table:table-cell/>
          <table:table-cell office:value-type="float" office:value="1443139572.75777" calcext:value-type="float">
            <text:p>1443139572.75777</text:p>
          </table:table-cell>
          <table:table-cell table:formula="of:=[.G43]-[.$B$2]" office:value-type="float" office:value="12.7576534748077" calcext:value-type="float">
            <text:p>12.7576534748</text:p>
          </table:table-cell>
          <table:table-cell table:formula="of:=[.C43]/([.H43]-[.H42])" office:value-type="float" office:value="92529.4438344832" calcext:value-type="float">
            <text:p>92529.4438344832</text:p>
          </table:table-cell>
          <table:table-cell table:formula="of:=[.G43]-[.$B43]" office:value-type="float" office:value="10.6361212730408" calcext:value-type="float">
            <text:p>10.6361212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9562.16391" calcext:value-type="float">
            <text:p>1443139562.16391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379761695862" calcext:value-type="float">
            <text:p>2.163797617</text:p>
          </table:table-cell>
          <table:table-cell table:formula="of:=[.C44]/([.D44]-[.D43])" office:value-type="float" office:value="102211.228268105" calcext:value-type="float">
            <text:p>102211.228268105</text:p>
          </table:table-cell>
          <table:table-cell/>
          <table:table-cell office:value-type="float" office:value="1443139572.80445" calcext:value-type="float">
            <text:p>1443139572.80445</text:p>
          </table:table-cell>
          <table:table-cell table:formula="of:=[.G44]-[.$B$2]" office:value-type="float" office:value="12.8043375015259" calcext:value-type="float">
            <text:p>12.8043375015</text:p>
          </table:table-cell>
          <table:table-cell table:formula="of:=[.C44]/([.H44]-[.H43])" office:value-type="float" office:value="92537.0047036112" calcext:value-type="float">
            <text:p>92537.0047036112</text:p>
          </table:table-cell>
          <table:table-cell table:formula="of:=[.G44]-[.$B44]" office:value-type="float" office:value="10.6405398845673" calcext:value-type="float">
            <text:p>10.640539884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9562.20617" calcext:value-type="float">
            <text:p>1443139562.20617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605778694153" calcext:value-type="float">
            <text:p>2.2060577869</text:p>
          </table:table-cell>
          <table:table-cell table:formula="of:=[.C45]/([.D45]-[.D44])" office:value-type="float" office:value="102223.914426918" calcext:value-type="float">
            <text:p>102223.914426918</text:p>
          </table:table-cell>
          <table:table-cell/>
          <table:table-cell office:value-type="float" office:value="1443139572.85114" calcext:value-type="float">
            <text:p>1443139572.85114</text:p>
          </table:table-cell>
          <table:table-cell table:formula="of:=[.G45]-[.$B$2]" office:value-type="float" office:value="12.851019859314" calcext:value-type="float">
            <text:p>12.8510198593</text:p>
          </table:table-cell>
          <table:table-cell table:formula="of:=[.C45]/([.H45]-[.H44])" office:value-type="float" office:value="92540.3129724208" calcext:value-type="float">
            <text:p>92540.3129724208</text:p>
          </table:table-cell>
          <table:table-cell table:formula="of:=[.G45]-[.$B45]" office:value-type="float" office:value="10.6449620723724" calcext:value-type="float">
            <text:p>10.644962072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9562.24844" calcext:value-type="float">
            <text:p>1443139562.24844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4832391738892" calcext:value-type="float">
            <text:p>2.2483239174</text:p>
          </table:table-cell>
          <table:table-cell table:formula="of:=[.C46]/([.D46]-[.D45])" office:value-type="float" office:value="102209.498581316" calcext:value-type="float">
            <text:p>102209.498581316</text:p>
          </table:table-cell>
          <table:table-cell/>
          <table:table-cell office:value-type="float" office:value="1443139572.89782" calcext:value-type="float">
            <text:p>1443139572.89782</text:p>
          </table:table-cell>
          <table:table-cell table:formula="of:=[.G46]-[.$B$2]" office:value-type="float" office:value="12.8977019786835" calcext:value-type="float">
            <text:p>12.8977019787</text:p>
          </table:table-cell>
          <table:table-cell table:formula="of:=[.C46]/([.H46]-[.H45])" office:value-type="float" office:value="92540.7856015608" calcext:value-type="float">
            <text:p>92540.7856015608</text:p>
          </table:table-cell>
          <table:table-cell table:formula="of:=[.G46]-[.$B46]" office:value-type="float" office:value="10.6493780612946" calcext:value-type="float">
            <text:p>10.649378061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9562.29072" calcext:value-type="float">
            <text:p>1443139562.29072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06060218811" calcext:value-type="float">
            <text:p>2.2906060219</text:p>
          </table:table-cell>
          <table:table-cell table:formula="of:=[.C47]/([.D47]-[.D46])" office:value-type="float" office:value="102170.884157344" calcext:value-type="float">
            <text:p>102170.884157344</text:p>
          </table:table-cell>
          <table:table-cell/>
          <table:table-cell office:value-type="float" office:value="1443139572.94451" calcext:value-type="float">
            <text:p>1443139572.94451</text:p>
          </table:table-cell>
          <table:table-cell table:formula="of:=[.G47]-[.$B$2]" office:value-type="float" office:value="12.9443950653076" calcext:value-type="float">
            <text:p>12.9443950653</text:p>
          </table:table-cell>
          <table:table-cell table:formula="of:=[.C47]/([.H47]-[.H46])" office:value-type="float" office:value="92519.0496566162" calcext:value-type="float">
            <text:p>92519.0496566162</text:p>
          </table:table-cell>
          <table:table-cell table:formula="of:=[.G47]-[.$B47]" office:value-type="float" office:value="10.6537890434265" calcext:value-type="float">
            <text:p>10.653789043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9562.33301" calcext:value-type="float">
            <text:p>1443139562.33301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288979530334" calcext:value-type="float">
            <text:p>2.3328897953</text:p>
          </table:table-cell>
          <table:table-cell table:formula="of:=[.C48]/([.D48]-[.D47])" office:value-type="float" office:value="102166.851497877" calcext:value-type="float">
            <text:p>102166.851497877</text:p>
          </table:table-cell>
          <table:table-cell/>
          <table:table-cell office:value-type="float" office:value="1443139572.99115" calcext:value-type="float">
            <text:p>1443139572.99115</text:p>
          </table:table-cell>
          <table:table-cell table:formula="of:=[.G48]-[.$B$2]" office:value-type="float" office:value="12.9910321235657" calcext:value-type="float">
            <text:p>12.9910321236</text:p>
          </table:table-cell>
          <table:table-cell table:formula="of:=[.C48]/([.H48]-[.H47])" office:value-type="float" office:value="92630.1992740657" calcext:value-type="float">
            <text:p>92630.1992740657</text:p>
          </table:table-cell>
          <table:table-cell table:formula="of:=[.G48]-[.$B48]" office:value-type="float" office:value="10.6581423282623" calcext:value-type="float">
            <text:p>10.658142328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9562.37529" calcext:value-type="float">
            <text:p>1443139562.37529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517833709717" calcext:value-type="float">
            <text:p>2.3751783371</text:p>
          </table:table-cell>
          <table:table-cell table:formula="of:=[.C49]/([.D49]-[.D48])" office:value-type="float" office:value="102155.331367585" calcext:value-type="float">
            <text:p>102155.331367585</text:p>
          </table:table-cell>
          <table:table-cell/>
          <table:table-cell office:value-type="float" office:value="1443139573.03787" calcext:value-type="float">
            <text:p>1443139573.03787</text:p>
          </table:table-cell>
          <table:table-cell table:formula="of:=[.G49]-[.$B$2]" office:value-type="float" office:value="13.0377540588379" calcext:value-type="float">
            <text:p>13.0377540588</text:p>
          </table:table-cell>
          <table:table-cell table:formula="of:=[.C49]/([.H49]-[.H48])" office:value-type="float" office:value="92461.9233948746" calcext:value-type="float">
            <text:p>92461.9233948746</text:p>
          </table:table-cell>
          <table:table-cell table:formula="of:=[.G49]-[.$B49]" office:value-type="float" office:value="10.6625757217407" calcext:value-type="float">
            <text:p>10.662575721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9562.41758" calcext:value-type="float">
            <text:p>1443139562.41758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746282577515" calcext:value-type="float">
            <text:p>2.4174628258</text:p>
          </table:table-cell>
          <table:table-cell table:formula="of:=[.C50]/([.D50]-[.D49])" office:value-type="float" office:value="102165.123312697" calcext:value-type="float">
            <text:p>102165.123312697</text:p>
          </table:table-cell>
          <table:table-cell/>
          <table:table-cell office:value-type="float" office:value="1443139573.0523" calcext:value-type="float">
            <text:p>1443139573.0523</text:p>
          </table:table-cell>
          <table:table-cell table:formula="of:=[.G50]-[.$B$2]" office:value-type="float" office:value="13.0521819591522" calcext:value-type="float">
            <text:p>13.0521819592</text:p>
          </table:table-cell>
          <table:table-cell table:formula="of:=[.C50]/([.H50]-[.H49])" office:value-type="float" office:value="299419.867470875" calcext:value-type="float">
            <text:p>299419.867470875</text:p>
          </table:table-cell>
          <table:table-cell table:formula="of:=[.G50]-[.$B50]" office:value-type="float" office:value="10.6347191333771" calcext:value-type="float">
            <text:p>10.634719133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9562.45987" calcext:value-type="float">
            <text:p>1443139562.45987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5974898338318" calcext:value-type="float">
            <text:p>2.4597489834</text:p>
          </table:table-cell>
          <table:table-cell table:formula="of:=[.C51]/([.D51]-[.D50])" office:value-type="float" office:value="102161.091107966" calcext:value-type="float">
            <text:p>102161.091107966</text:p>
          </table:table-cell>
          <table:table-cell/>
          <table:table-cell office:value-type="float" office:value="1443139573.0871" calcext:value-type="float">
            <text:p>1443139573.0871</text:p>
          </table:table-cell>
          <table:table-cell table:formula="of:=[.G51]-[.$B$2]" office:value-type="float" office:value="13.0869836807251" calcext:value-type="float">
            <text:p>13.0869836807</text:p>
          </table:table-cell>
          <table:table-cell table:formula="of:=[.C51]/([.H51]-[.H50])" office:value-type="float" office:value="124131.790174626" calcext:value-type="float">
            <text:p>124131.790174626</text:p>
          </table:table-cell>
          <table:table-cell table:formula="of:=[.G51]-[.$B51]" office:value-type="float" office:value="10.6272346973419" calcext:value-type="float">
            <text:p>10.62723469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9562.50214" calcext:value-type="float">
            <text:p>1443139562.50214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202035903931" calcext:value-type="float">
            <text:p>2.502020359</text:p>
          </table:table-cell>
          <table:table-cell table:formula="of:=[.C52]/([.D52]-[.D51])" office:value-type="float" office:value="102196.81600009" calcext:value-type="float">
            <text:p>102196.81600009</text:p>
          </table:table-cell>
          <table:table-cell/>
          <table:table-cell office:value-type="float" office:value="1443139573.13095" calcext:value-type="float">
            <text:p>1443139573.13095</text:p>
          </table:table-cell>
          <table:table-cell table:formula="of:=[.G52]-[.$B$2]" office:value-type="float" office:value="13.130832195282" calcext:value-type="float">
            <text:p>13.1308321953</text:p>
          </table:table-cell>
          <table:table-cell table:formula="of:=[.C52]/([.H52]-[.H51])" office:value-type="float" office:value="98521.0113422578" calcext:value-type="float">
            <text:p>98521.0113422578</text:p>
          </table:table-cell>
          <table:table-cell table:formula="of:=[.G52]-[.$B52]" office:value-type="float" office:value="10.6288118362427" calcext:value-type="float">
            <text:p>10.628811836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9562.54442" calcext:value-type="float">
            <text:p>1443139562.54442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430317878723" calcext:value-type="float">
            <text:p>2.5443031788</text:p>
          </table:table-cell>
          <table:table-cell table:formula="of:=[.C53]/([.D53]-[.D52])" office:value-type="float" office:value="102169.155835734" calcext:value-type="float">
            <text:p>102169.155835734</text:p>
          </table:table-cell>
          <table:table-cell/>
          <table:table-cell office:value-type="float" office:value="1443139573.1748" calcext:value-type="float">
            <text:p>1443139573.1748</text:p>
          </table:table-cell>
          <table:table-cell table:formula="of:=[.G53]-[.$B$2]" office:value-type="float" office:value="13.1746823787689" calcext:value-type="float">
            <text:p>13.1746823788</text:p>
          </table:table-cell>
          <table:table-cell table:formula="of:=[.C53]/([.H53]-[.H52])" office:value-type="float" office:value="98517.2616503825" calcext:value-type="float">
            <text:p>98517.2616503825</text:p>
          </table:table-cell>
          <table:table-cell table:formula="of:=[.G53]-[.$B53]" office:value-type="float" office:value="10.6303791999817" calcext:value-type="float">
            <text:p>10.630379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9562.5867" calcext:value-type="float">
            <text:p>1443139562.5867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6585521698" calcext:value-type="float">
            <text:p>2.5865855217</text:p>
          </table:table-cell>
          <table:table-cell table:formula="of:=[.C54]/([.D54]-[.D53])" office:value-type="float" office:value="102170.308043644" calcext:value-type="float">
            <text:p>102170.308043644</text:p>
          </table:table-cell>
          <table:table-cell/>
          <table:table-cell office:value-type="float" office:value="1443139573.21873" calcext:value-type="float">
            <text:p>1443139573.21873</text:p>
          </table:table-cell>
          <table:table-cell table:formula="of:=[.G54]-[.$B$2]" office:value-type="float" office:value="13.2186145782471" calcext:value-type="float">
            <text:p>13.2186145782</text:p>
          </table:table-cell>
          <table:table-cell table:formula="of:=[.C54]/([.H54]-[.H53])" office:value-type="float" office:value="98333.3420888395" calcext:value-type="float">
            <text:p>98333.3420888395</text:p>
          </table:table-cell>
          <table:table-cell table:formula="of:=[.G54]-[.$B54]" office:value-type="float" office:value="10.6320290565491" calcext:value-type="float">
            <text:p>10.632029056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9562.62898" calcext:value-type="float">
            <text:p>1443139562.62898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288595199585" calcext:value-type="float">
            <text:p>2.62885952</text:p>
          </table:table-cell>
          <table:table-cell table:formula="of:=[.C55]/([.D55]-[.D54])" office:value-type="float" office:value="102190.475889685" calcext:value-type="float">
            <text:p>102190.475889685</text:p>
          </table:table-cell>
          <table:table-cell/>
          <table:table-cell office:value-type="float" office:value="1443139573.26262" calcext:value-type="float">
            <text:p>1443139573.26262</text:p>
          </table:table-cell>
          <table:table-cell table:formula="of:=[.G55]-[.$B$2]" office:value-type="float" office:value="13.2624995708466" calcext:value-type="float">
            <text:p>13.2624995708</text:p>
          </table:table-cell>
          <table:table-cell table:formula="of:=[.C55]/([.H55]-[.H54])" office:value-type="float" office:value="98439.1187991329" calcext:value-type="float">
            <text:p>98439.1187991329</text:p>
          </table:table-cell>
          <table:table-cell table:formula="of:=[.G55]-[.$B55]" office:value-type="float" office:value="10.6336400508881" calcext:value-type="float">
            <text:p>10.633640050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9562.67126" calcext:value-type="float">
            <text:p>1443139562.67126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114186286926" calcext:value-type="float">
            <text:p>2.6711418629</text:p>
          </table:table-cell>
          <table:table-cell table:formula="of:=[.C56]/([.D56]-[.D55])" office:value-type="float" office:value="102170.308043644" calcext:value-type="float">
            <text:p>102170.308043644</text:p>
          </table:table-cell>
          <table:table-cell/>
          <table:table-cell office:value-type="float" office:value="1443139573.30651" calcext:value-type="float">
            <text:p>1443139573.30651</text:p>
          </table:table-cell>
          <table:table-cell table:formula="of:=[.G56]-[.$B$2]" office:value-type="float" office:value="13.3063898086548" calcext:value-type="float">
            <text:p>13.3063898087</text:p>
          </table:table-cell>
          <table:table-cell table:formula="of:=[.C56]/([.H56]-[.H55])" office:value-type="float" office:value="98427.3545947884" calcext:value-type="float">
            <text:p>98427.3545947884</text:p>
          </table:table-cell>
          <table:table-cell table:formula="of:=[.G56]-[.$B56]" office:value-type="float" office:value="10.6352479457855" calcext:value-type="float">
            <text:p>10.63524794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9562.71354" calcext:value-type="float">
            <text:p>1443139562.71354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342134475708" calcext:value-type="float">
            <text:p>2.7134213448</text:p>
          </table:table-cell>
          <table:table-cell table:formula="of:=[.C57]/([.D57]-[.D56])" office:value-type="float" office:value="102177.221836883" calcext:value-type="float">
            <text:p>102177.221836883</text:p>
          </table:table-cell>
          <table:table-cell/>
          <table:table-cell office:value-type="float" office:value="1443139573.35039" calcext:value-type="float">
            <text:p>1443139573.35039</text:p>
          </table:table-cell>
          <table:table-cell table:formula="of:=[.G57]-[.$B$2]" office:value-type="float" office:value="13.3502702713013" calcext:value-type="float">
            <text:p>13.3502702713</text:p>
          </table:table-cell>
          <table:table-cell table:formula="of:=[.C57]/([.H57]-[.H56])" office:value-type="float" office:value="98449.2810571155" calcext:value-type="float">
            <text:p>98449.2810571155</text:p>
          </table:table-cell>
          <table:table-cell table:formula="of:=[.G57]-[.$B57]" office:value-type="float" office:value="10.6368489265442" calcext:value-type="float">
            <text:p>10.636848926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9562.75581" calcext:value-type="float">
            <text:p>1443139562.75581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569105148315" calcext:value-type="float">
            <text:p>2.7556910515</text:p>
          </table:table-cell>
          <table:table-cell table:formula="of:=[.C58]/([.D58]-[.D57])" office:value-type="float" office:value="102200.851025427" calcext:value-type="float">
            <text:p>102200.851025427</text:p>
          </table:table-cell>
          <table:table-cell/>
          <table:table-cell office:value-type="float" office:value="1443139573.39427" calcext:value-type="float">
            <text:p>1443139573.39427</text:p>
          </table:table-cell>
          <table:table-cell table:formula="of:=[.G58]-[.$B$2]" office:value-type="float" office:value="13.3941550254822" calcext:value-type="float">
            <text:p>13.3941550255</text:p>
          </table:table-cell>
          <table:table-cell table:formula="of:=[.C58]/([.H58]-[.H57])" office:value-type="float" office:value="98439.6536025121" calcext:value-type="float">
            <text:p>98439.6536025121</text:p>
          </table:table-cell>
          <table:table-cell table:formula="of:=[.G58]-[.$B58]" office:value-type="float" office:value="10.638463973999" calcext:value-type="float">
            <text:p>10.63846397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9562.79809" calcext:value-type="float">
            <text:p>1443139562.79809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79797267913818" calcext:value-type="float">
            <text:p>2.7979726791</text:p>
          </table:table-cell>
          <table:table-cell table:formula="of:=[.C59]/([.D59]-[.D58])" office:value-type="float" office:value="102172.036404236" calcext:value-type="float">
            <text:p>102172.036404236</text:p>
          </table:table-cell>
          <table:table-cell/>
          <table:table-cell office:value-type="float" office:value="1443139573.43815" calcext:value-type="float">
            <text:p>1443139573.43815</text:p>
          </table:table-cell>
          <table:table-cell table:formula="of:=[.G59]-[.$B$2]" office:value-type="float" office:value="13.4380371570587" calcext:value-type="float">
            <text:p>13.4380371571</text:p>
          </table:table-cell>
          <table:table-cell table:formula="of:=[.C59]/([.H59]-[.H58])" office:value-type="float" office:value="98445.5368232322" calcext:value-type="float">
            <text:p>98445.5368232322</text:p>
          </table:table-cell>
          <table:table-cell table:formula="of:=[.G59]-[.$B59]" office:value-type="float" office:value="10.6400644779205" calcext:value-type="float">
            <text:p>10.640064477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9562.84038" calcext:value-type="float">
            <text:p>1443139562.84038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026026725769" calcext:value-type="float">
            <text:p>2.8402602673</text:p>
          </table:table-cell>
          <table:table-cell table:formula="of:=[.C60]/([.D60]-[.D59])" office:value-type="float" office:value="102157.635185801" calcext:value-type="float">
            <text:p>102157.635185801</text:p>
          </table:table-cell>
          <table:table-cell/>
          <table:table-cell office:value-type="float" office:value="1443139573.48204" calcext:value-type="float">
            <text:p>1443139573.48204</text:p>
          </table:table-cell>
          <table:table-cell table:formula="of:=[.G60]-[.$B$2]" office:value-type="float" office:value="13.4819190502167" calcext:value-type="float">
            <text:p>13.4819190502</text:p>
          </table:table-cell>
          <table:table-cell table:formula="of:=[.C60]/([.H60]-[.H59])" office:value-type="float" office:value="98446.07169635" calcext:value-type="float">
            <text:p>98446.07169635</text:p>
          </table:table-cell>
          <table:table-cell table:formula="of:=[.G60]-[.$B60]" office:value-type="float" office:value="10.641658782959" calcext:value-type="float">
            <text:p>10.6416587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9562.88266" calcext:value-type="float">
            <text:p>1443139562.88266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25478553772" calcext:value-type="float">
            <text:p>2.8825478554</text:p>
          </table:table-cell>
          <table:table-cell table:formula="of:=[.C61]/([.D61]-[.D60])" office:value-type="float" office:value="102157.635185801" calcext:value-type="float">
            <text:p>102157.635185801</text:p>
          </table:table-cell>
          <table:table-cell/>
          <table:table-cell office:value-type="float" office:value="1443139573.52588" calcext:value-type="float">
            <text:p>1443139573.52588</text:p>
          </table:table-cell>
          <table:table-cell table:formula="of:=[.G61]-[.$B$2]" office:value-type="float" office:value="13.5257592201233" calcext:value-type="float">
            <text:p>13.5257592201</text:p>
          </table:table-cell>
          <table:table-cell table:formula="of:=[.C61]/([.H61]-[.H60])" office:value-type="float" office:value="98539.76408399" calcext:value-type="float">
            <text:p>98539.76408399</text:p>
          </table:table-cell>
          <table:table-cell table:formula="of:=[.G61]-[.$B61]" office:value-type="float" office:value="10.6432113647461" calcext:value-type="float">
            <text:p>10.64321136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9562.92495" calcext:value-type="float">
            <text:p>1443139562.92495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483448982239" calcext:value-type="float">
            <text:p>2.9248344898</text:p>
          </table:table-cell>
          <table:table-cell table:formula="of:=[.C62]/([.D62]-[.D61])" office:value-type="float" office:value="102159.939107931" calcext:value-type="float">
            <text:p>102159.939107931</text:p>
          </table:table-cell>
          <table:table-cell/>
          <table:table-cell office:value-type="float" office:value="1443139573.56976" calcext:value-type="float">
            <text:p>1443139573.56976</text:p>
          </table:table-cell>
          <table:table-cell table:formula="of:=[.G62]-[.$B$2]" office:value-type="float" office:value="13.5696456432343" calcext:value-type="float">
            <text:p>13.5696456432</text:p>
          </table:table-cell>
          <table:table-cell table:formula="of:=[.C62]/([.H62]-[.H61])" office:value-type="float" office:value="98435.9101008839" calcext:value-type="float">
            <text:p>98435.9101008839</text:p>
          </table:table-cell>
          <table:table-cell table:formula="of:=[.G62]-[.$B62]" office:value-type="float" office:value="10.6448111534119" calcext:value-type="float">
            <text:p>10.644811153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9562.96724" calcext:value-type="float">
            <text:p>1443139562.96724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711921691895" calcext:value-type="float">
            <text:p>2.9671192169</text:p>
          </table:table-cell>
          <table:table-cell table:formula="of:=[.C63]/([.D63]-[.D62])" office:value-type="float" office:value="102164.547263962" calcext:value-type="float">
            <text:p>102164.547263962</text:p>
          </table:table-cell>
          <table:table-cell/>
          <table:table-cell office:value-type="float" office:value="1443139573.61366" calcext:value-type="float">
            <text:p>1443139573.61366</text:p>
          </table:table-cell>
          <table:table-cell table:formula="of:=[.G63]-[.$B$2]" office:value-type="float" office:value="13.6135404109955" calcext:value-type="float">
            <text:p>13.613540411</text:p>
          </table:table-cell>
          <table:table-cell table:formula="of:=[.C63]/([.H63]-[.H62])" office:value-type="float" office:value="98417.196862711" calcext:value-type="float">
            <text:p>98417.196862711</text:p>
          </table:table-cell>
          <table:table-cell table:formula="of:=[.G63]-[.$B63]" office:value-type="float" office:value="10.6464211940765" calcext:value-type="float">
            <text:p>10.646421194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9563.00972" calcext:value-type="float">
            <text:p>1443139563.00972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0960636138916" calcext:value-type="float">
            <text:p>3.0096063614</text:p>
          </table:table-cell>
          <table:table-cell table:formula="of:=[.C64]/([.D64]-[.D63])" office:value-type="float" office:value="101677.814639402" calcext:value-type="float">
            <text:p>101677.814639402</text:p>
          </table:table-cell>
          <table:table-cell/>
          <table:table-cell office:value-type="float" office:value="1443139573.65755" calcext:value-type="float">
            <text:p>1443139573.65755</text:p>
          </table:table-cell>
          <table:table-cell table:formula="of:=[.G64]-[.$B$2]" office:value-type="float" office:value="13.6574306488037" calcext:value-type="float">
            <text:p>13.6574306488</text:p>
          </table:table-cell>
          <table:table-cell table:formula="of:=[.C64]/([.H64]-[.H63])" office:value-type="float" office:value="98427.3545947884" calcext:value-type="float">
            <text:p>98427.3545947884</text:p>
          </table:table-cell>
          <table:table-cell table:formula="of:=[.G64]-[.$B64]" office:value-type="float" office:value="10.6478242874146" calcext:value-type="float">
            <text:p>10.647824287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9563.05302" calcext:value-type="float">
            <text:p>1443139563.05302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28998374939" calcext:value-type="float">
            <text:p>3.0528998375</text:p>
          </table:table-cell>
          <table:table-cell table:formula="of:=[.C65]/([.D65]-[.D64])" office:value-type="float" office:value="99784.087319507" calcext:value-type="float">
            <text:p>99784.087319507</text:p>
          </table:table-cell>
          <table:table-cell/>
          <table:table-cell office:value-type="float" office:value="1443139573.7014" calcext:value-type="float">
            <text:p>1443139573.7014</text:p>
          </table:table-cell>
          <table:table-cell table:formula="of:=[.G65]-[.$B$2]" office:value-type="float" office:value="13.7012844085693" calcext:value-type="float">
            <text:p>13.7012844086</text:p>
          </table:table-cell>
          <table:table-cell table:formula="of:=[.C65]/([.H65]-[.H64])" office:value-type="float" office:value="98509.2275574113" calcext:value-type="float">
            <text:p>98509.2275574113</text:p>
          </table:table-cell>
          <table:table-cell table:formula="of:=[.G65]-[.$B65]" office:value-type="float" office:value="10.6483845710754" calcext:value-type="float">
            <text:p>10.648384571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9563.09633" calcext:value-type="float">
            <text:p>1443139563.09633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621095657349" calcext:value-type="float">
            <text:p>3.0962109566</text:p>
          </table:table-cell>
          <table:table-cell table:formula="of:=[.C66]/([.D66]-[.D65])" office:value-type="float" office:value="99743.4398326544" calcext:value-type="float">
            <text:p>99743.4398326544</text:p>
          </table:table-cell>
          <table:table-cell/>
          <table:table-cell office:value-type="float" office:value="1443139573.74527" calcext:value-type="float">
            <text:p>1443139573.74527</text:p>
          </table:table-cell>
          <table:table-cell table:formula="of:=[.G66]-[.$B$2]" office:value-type="float" office:value="13.7451543807983" calcext:value-type="float">
            <text:p>13.7451543808</text:p>
          </table:table-cell>
          <table:table-cell table:formula="of:=[.C66]/([.H66]-[.H65])" office:value-type="float" office:value="98472.8227647225" calcext:value-type="float">
            <text:p>98472.8227647225</text:p>
          </table:table-cell>
          <table:table-cell table:formula="of:=[.G66]-[.$B66]" office:value-type="float" office:value="10.6489434242249" calcext:value-type="float">
            <text:p>10.648943424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9563.13963" calcext:value-type="float">
            <text:p>1443139563.13963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3951396942139" calcext:value-type="float">
            <text:p>3.1395139694</text:p>
          </table:table-cell>
          <table:table-cell table:formula="of:=[.C67]/([.D67]-[.D66])" office:value-type="float" office:value="99762.1115919527" calcext:value-type="float">
            <text:p>99762.1115919527</text:p>
          </table:table-cell>
          <table:table-cell/>
          <table:table-cell office:value-type="float" office:value="1443139573.78915" calcext:value-type="float">
            <text:p>1443139573.78915</text:p>
          </table:table-cell>
          <table:table-cell table:formula="of:=[.G67]-[.$B$2]" office:value-type="float" office:value="13.7890384197235" calcext:value-type="float">
            <text:p>13.7890384197</text:p>
          </table:table-cell>
          <table:table-cell table:formula="of:=[.C67]/([.H67]-[.H66])" office:value-type="float" office:value="98441.2580475163" calcext:value-type="float">
            <text:p>98441.2580475163</text:p>
          </table:table-cell>
          <table:table-cell table:formula="of:=[.G67]-[.$B67]" office:value-type="float" office:value="10.6495244503021" calcext:value-type="float">
            <text:p>10.649524450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9563.18293" calcext:value-type="float">
            <text:p>1443139563.18293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281626701355" calcext:value-type="float">
            <text:p>3.182816267</text:p>
          </table:table-cell>
          <table:table-cell table:formula="of:=[.C68]/([.D68]-[.D67])" office:value-type="float" office:value="99763.7594357543" calcext:value-type="float">
            <text:p>99763.7594357543</text:p>
          </table:table-cell>
          <table:table-cell/>
          <table:table-cell office:value-type="float" office:value="1443139573.83306" calcext:value-type="float">
            <text:p>1443139573.83306</text:p>
          </table:table-cell>
          <table:table-cell table:formula="of:=[.G68]-[.$B$2]" office:value-type="float" office:value="13.8329432010651" calcext:value-type="float">
            <text:p>13.8329432011</text:p>
          </table:table-cell>
          <table:table-cell table:formula="of:=[.C68]/([.H68]-[.H67])" office:value-type="float" office:value="98394.750366549" calcext:value-type="float">
            <text:p>98394.750366549</text:p>
          </table:table-cell>
          <table:table-cell table:formula="of:=[.G68]-[.$B68]" office:value-type="float" office:value="10.6501269340515" calcext:value-type="float">
            <text:p>10.650126934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9563.22623" calcext:value-type="float">
            <text:p>1443139563.22623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611522674561" calcext:value-type="float">
            <text:p>3.2261152267</text:p>
          </table:table-cell>
          <table:table-cell table:formula="of:=[.C69]/([.D69]-[.D68])" office:value-type="float" office:value="99771.4500933324" calcext:value-type="float">
            <text:p>99771.4500933324</text:p>
          </table:table-cell>
          <table:table-cell/>
          <table:table-cell office:value-type="float" office:value="1443139573.87692" calcext:value-type="float">
            <text:p>1443139573.87692</text:p>
          </table:table-cell>
          <table:table-cell table:formula="of:=[.G69]-[.$B$2]" office:value-type="float" office:value="13.8768079280853" calcext:value-type="float">
            <text:p>13.8768079281</text:p>
          </table:table-cell>
          <table:table-cell table:formula="of:=[.C69]/([.H69]-[.H68])" office:value-type="float" office:value="98484.5978410932" calcext:value-type="float">
            <text:p>98484.5978410932</text:p>
          </table:table-cell>
          <table:table-cell table:formula="of:=[.G69]-[.$B69]" office:value-type="float" office:value="10.6506927013397" calcext:value-type="float">
            <text:p>10.650692701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9563.26952" calcext:value-type="float">
            <text:p>1443139563.26952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6940011978149" calcext:value-type="float">
            <text:p>3.2694001198</text:p>
          </table:table-cell>
          <table:table-cell table:formula="of:=[.C70]/([.D70]-[.D69])" office:value-type="float" office:value="99803.8737537868" calcext:value-type="float">
            <text:p>99803.8737537868</text:p>
          </table:table-cell>
          <table:table-cell/>
          <table:table-cell office:value-type="float" office:value="1443139573.92081" calcext:value-type="float">
            <text:p>1443139573.92081</text:p>
          </table:table-cell>
          <table:table-cell table:formula="of:=[.G70]-[.$B$2]" office:value-type="float" office:value="13.9206914901733" calcext:value-type="float">
            <text:p>13.9206914902</text:p>
          </table:table-cell>
          <table:table-cell table:formula="of:=[.C70]/([.H70]-[.H69])" office:value-type="float" office:value="98442.3277065755" calcext:value-type="float">
            <text:p>98442.3277065755</text:p>
          </table:table-cell>
          <table:table-cell table:formula="of:=[.G70]-[.$B70]" office:value-type="float" office:value="10.6512913703918" calcext:value-type="float">
            <text:p>10.651291370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9563.31281" calcext:value-type="float">
            <text:p>1443139563.31281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26950263977" calcext:value-type="float">
            <text:p>3.3126950264</text:p>
          </table:table-cell>
          <table:table-cell table:formula="of:=[.C71]/([.D71]-[.D70])" office:value-type="float" office:value="99780.7903431869" calcext:value-type="float">
            <text:p>99780.7903431869</text:p>
          </table:table-cell>
          <table:table-cell/>
          <table:table-cell office:value-type="float" office:value="1443139573.96469" calcext:value-type="float">
            <text:p>1443139573.96469</text:p>
          </table:table-cell>
          <table:table-cell table:formula="of:=[.G71]-[.$B$2]" office:value-type="float" office:value="13.9645748138428" calcext:value-type="float">
            <text:p>13.9645748138</text:p>
          </table:table-cell>
          <table:table-cell table:formula="of:=[.C71]/([.H71]-[.H70])" office:value-type="float" office:value="98442.8625448224" calcext:value-type="float">
            <text:p>98442.8625448224</text:p>
          </table:table-cell>
          <table:table-cell table:formula="of:=[.G71]-[.$B71]" office:value-type="float" office:value="10.6518797874451" calcext:value-type="float">
            <text:p>10.651879787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9563.3561" calcext:value-type="float">
            <text:p>1443139563.3561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598587989807" calcext:value-type="float">
            <text:p>3.3559858799</text:p>
          </table:table-cell>
          <table:table-cell table:formula="of:=[.C72]/([.D72]-[.D71])" office:value-type="float" office:value="99790.1323420074" calcext:value-type="float">
            <text:p>99790.1323420074</text:p>
          </table:table-cell>
          <table:table-cell/>
          <table:table-cell office:value-type="float" office:value="1443139574.00864" calcext:value-type="float">
            <text:p>1443139574.00864</text:p>
          </table:table-cell>
          <table:table-cell table:formula="of:=[.G72]-[.$B$2]" office:value-type="float" office:value="14.0085277557373" calcext:value-type="float">
            <text:p>14.0085277557</text:p>
          </table:table-cell>
          <table:table-cell table:formula="of:=[.C72]/([.H72]-[.H71])" office:value-type="float" office:value="98286.936295782" calcext:value-type="float">
            <text:p>98286.936295782</text:p>
          </table:table-cell>
          <table:table-cell table:formula="of:=[.G72]-[.$B72]" office:value-type="float" office:value="10.6525418758392" calcext:value-type="float">
            <text:p>10.652541875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9563.39938" calcext:value-type="float">
            <text:p>1443139563.39938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39926910400391" calcext:value-type="float">
            <text:p>3.399269104</text:p>
          </table:table-cell>
          <table:table-cell table:formula="of:=[.C73]/([.D73]-[.D72])" office:value-type="float" office:value="99807.7220272883" calcext:value-type="float">
            <text:p>99807.7220272883</text:p>
          </table:table-cell>
          <table:table-cell/>
          <table:table-cell office:value-type="float" office:value="1443139574.02297" calcext:value-type="float">
            <text:p>1443139574.02297</text:p>
          </table:table-cell>
          <table:table-cell table:formula="of:=[.G73]-[.$B$2]" office:value-type="float" office:value="14.0228507518768" calcext:value-type="float">
            <text:p>14.0228507519</text:p>
          </table:table-cell>
          <table:table-cell table:formula="of:=[.C73]/([.H73]-[.H72])" office:value-type="float" office:value="301612.871910112" calcext:value-type="float">
            <text:p>301612.871910112</text:p>
          </table:table-cell>
          <table:table-cell table:formula="of:=[.G73]-[.$B73]" office:value-type="float" office:value="10.6235816478729" calcext:value-type="float">
            <text:p>10.623581647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9563.44267" calcext:value-type="float">
            <text:p>1443139563.44267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255232810974" calcext:value-type="float">
            <text:p>3.4425523281</text:p>
          </table:table-cell>
          <table:table-cell table:formula="of:=[.C74]/([.D74]-[.D73])" office:value-type="float" office:value="99807.7220272883" calcext:value-type="float">
            <text:p>99807.7220272883</text:p>
          </table:table-cell>
          <table:table-cell/>
          <table:table-cell office:value-type="float" office:value="1443139574.06328" calcext:value-type="float">
            <text:p>1443139574.06328</text:p>
          </table:table-cell>
          <table:table-cell table:formula="of:=[.G74]-[.$B$2]" office:value-type="float" office:value="14.0631642341614" calcext:value-type="float">
            <text:p>14.0631642342</text:p>
          </table:table-cell>
          <table:table-cell table:formula="of:=[.C74]/([.H74]-[.H73])" office:value-type="float" office:value="107160.179552538" calcext:value-type="float">
            <text:p>107160.179552538</text:p>
          </table:table-cell>
          <table:table-cell table:formula="of:=[.G74]-[.$B74]" office:value-type="float" office:value="10.6206119060516" calcext:value-type="float">
            <text:p>10.620611906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9563.48595" calcext:value-type="float">
            <text:p>1443139563.48595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583340644836" calcext:value-type="float">
            <text:p>3.4858334064</text:p>
          </table:table-cell>
          <table:table-cell table:formula="of:=[.C75]/([.D75]-[.D74])" office:value-type="float" office:value="99812.6702435907" calcext:value-type="float">
            <text:p>99812.6702435907</text:p>
          </table:table-cell>
          <table:table-cell/>
          <table:table-cell office:value-type="float" office:value="1443139574.11203" calcext:value-type="float">
            <text:p>1443139574.11203</text:p>
          </table:table-cell>
          <table:table-cell table:formula="of:=[.G75]-[.$B$2]" office:value-type="float" office:value="14.111912727356" calcext:value-type="float">
            <text:p>14.1119127274</text:p>
          </table:table-cell>
          <table:table-cell table:formula="of:=[.C75]/([.H75]-[.H74])" office:value-type="float" office:value="88618.1236978275" calcext:value-type="float">
            <text:p>88618.1236978275</text:p>
          </table:table-cell>
          <table:table-cell table:formula="of:=[.G75]-[.$B75]" office:value-type="float" office:value="10.6260793209076" calcext:value-type="float">
            <text:p>10.626079320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9563.52923" calcext:value-type="float">
            <text:p>1443139563.52923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2911472320557" calcext:value-type="float">
            <text:p>3.5291147232</text:p>
          </table:table-cell>
          <table:table-cell table:formula="of:=[.C76]/([.D76]-[.D75])" office:value-type="float" office:value="99812.1204175503" calcext:value-type="float">
            <text:p>99812.1204175503</text:p>
          </table:table-cell>
          <table:table-cell/>
          <table:table-cell office:value-type="float" office:value="1443139574.16079" calcext:value-type="float">
            <text:p>1443139574.16079</text:p>
          </table:table-cell>
          <table:table-cell table:formula="of:=[.G76]-[.$B$2]" office:value-type="float" office:value="14.1606740951538" calcext:value-type="float">
            <text:p>14.1606740952</text:p>
          </table:table-cell>
          <table:table-cell table:formula="of:=[.C76]/([.H76]-[.H75])" office:value-type="float" office:value="88594.7256014082" calcext:value-type="float">
            <text:p>88594.7256014082</text:p>
          </table:table-cell>
          <table:table-cell table:formula="of:=[.G76]-[.$B76]" office:value-type="float" office:value="10.6315593719482" calcext:value-type="float">
            <text:p>10.631559371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9563.57257" calcext:value-type="float">
            <text:p>1443139563.57257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245683670044" calcext:value-type="float">
            <text:p>3.5724568367</text:p>
          </table:table-cell>
          <table:table-cell table:formula="of:=[.C77]/([.D77]-[.D76])" office:value-type="float" office:value="99672.1122173937" calcext:value-type="float">
            <text:p>99672.1122173937</text:p>
          </table:table-cell>
          <table:table-cell/>
          <table:table-cell office:value-type="float" office:value="1443139574.20951" calcext:value-type="float">
            <text:p>1443139574.20951</text:p>
          </table:table-cell>
          <table:table-cell table:formula="of:=[.G77]-[.$B$2]" office:value-type="float" office:value="14.2093937397003" calcext:value-type="float">
            <text:p>14.2093937397</text:p>
          </table:table-cell>
          <table:table-cell table:formula="of:=[.C77]/([.H77]-[.H76])" office:value-type="float" office:value="88670.5976657124" calcext:value-type="float">
            <text:p>88670.5976657124</text:p>
          </table:table-cell>
          <table:table-cell table:formula="of:=[.G77]-[.$B77]" office:value-type="float" office:value="10.6369369029999" calcext:value-type="float">
            <text:p>10.63693690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9563.61588" calcext:value-type="float">
            <text:p>1443139563.61588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57660484314" calcext:value-type="float">
            <text:p>3.6157660484</text:p>
          </table:table-cell>
          <table:table-cell table:formula="of:=[.C78]/([.D78]-[.D77])" office:value-type="float" office:value="99747.8325589589" calcext:value-type="float">
            <text:p>99747.8325589589</text:p>
          </table:table-cell>
          <table:table-cell/>
          <table:table-cell office:value-type="float" office:value="1443139574.25826" calcext:value-type="float">
            <text:p>1443139574.25826</text:p>
          </table:table-cell>
          <table:table-cell table:formula="of:=[.G78]-[.$B$2]" office:value-type="float" office:value="14.2581460475922" calcext:value-type="float">
            <text:p>14.2581460476</text:p>
          </table:table-cell>
          <table:table-cell table:formula="of:=[.C78]/([.H78]-[.H77])" office:value-type="float" office:value="88611.1896401639" calcext:value-type="float">
            <text:p>88611.1896401639</text:p>
          </table:table-cell>
          <table:table-cell table:formula="of:=[.G78]-[.$B78]" office:value-type="float" office:value="10.6423799991608" calcext:value-type="float">
            <text:p>10.642379999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9563.65918" calcext:value-type="float">
            <text:p>1443139563.65918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5906739234924" calcext:value-type="float">
            <text:p>3.6590673923</text:p>
          </table:table-cell>
          <table:table-cell table:formula="of:=[.C79]/([.D79]-[.D78])" office:value-type="float" office:value="99765.9566455052" calcext:value-type="float">
            <text:p>99765.9566455052</text:p>
          </table:table-cell>
          <table:table-cell/>
          <table:table-cell office:value-type="float" office:value="1443139574.30703" calcext:value-type="float">
            <text:p>1443139574.30703</text:p>
          </table:table-cell>
          <table:table-cell table:formula="of:=[.G79]-[.$B$2]" office:value-type="float" office:value="14.3069179058075" calcext:value-type="float">
            <text:p>14.3069179058</text:p>
          </table:table-cell>
          <table:table-cell table:formula="of:=[.C79]/([.H79]-[.H78])" office:value-type="float" office:value="88575.6696192878" calcext:value-type="float">
            <text:p>88575.6696192878</text:p>
          </table:table-cell>
          <table:table-cell table:formula="of:=[.G79]-[.$B79]" office:value-type="float" office:value="10.6478505134583" calcext:value-type="float">
            <text:p>10.647850513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9563.7025" calcext:value-type="float">
            <text:p>1443139563.7025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238208770752" calcext:value-type="float">
            <text:p>3.7023820877</text:p>
          </table:table-cell>
          <table:table-cell table:formula="of:=[.C80]/([.D80]-[.D79])" office:value-type="float" office:value="99735.2045135544" calcext:value-type="float">
            <text:p>99735.2045135544</text:p>
          </table:table-cell>
          <table:table-cell/>
          <table:table-cell office:value-type="float" office:value="1443139574.35582" calcext:value-type="float">
            <text:p>1443139574.35582</text:p>
          </table:table-cell>
          <table:table-cell table:formula="of:=[.G80]-[.$B$2]" office:value-type="float" office:value="14.3557088375092" calcext:value-type="float">
            <text:p>14.3557088375</text:p>
          </table:table-cell>
          <table:table-cell table:formula="of:=[.C80]/([.H80]-[.H79])" office:value-type="float" office:value="88541.0433728817" calcext:value-type="float">
            <text:p>88541.0433728817</text:p>
          </table:table-cell>
          <table:table-cell table:formula="of:=[.G80]-[.$B80]" office:value-type="float" office:value="10.6533267498016" calcext:value-type="float">
            <text:p>10.653326749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9563.74581" calcext:value-type="float">
            <text:p>1443139563.74581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569416046143" calcext:value-type="float">
            <text:p>3.7456941605</text:p>
          </table:table-cell>
          <table:table-cell table:formula="of:=[.C81]/([.D81]-[.D80])" office:value-type="float" office:value="99741.2436145852" calcext:value-type="float">
            <text:p>99741.2436145852</text:p>
          </table:table-cell>
          <table:table-cell/>
          <table:table-cell office:value-type="float" office:value="1443139574.40459" calcext:value-type="float">
            <text:p>1443139574.40459</text:p>
          </table:table-cell>
          <table:table-cell table:formula="of:=[.G81]-[.$B$2]" office:value-type="float" office:value="14.4044697284699" calcext:value-type="float">
            <text:p>14.4044697285</text:p>
          </table:table-cell>
          <table:table-cell table:formula="of:=[.C81]/([.H81]-[.H80])" office:value-type="float" office:value="88595.5919772343" calcext:value-type="float">
            <text:p>88595.5919772343</text:p>
          </table:table-cell>
          <table:table-cell table:formula="of:=[.G81]-[.$B81]" office:value-type="float" office:value="10.6587755680084" calcext:value-type="float">
            <text:p>10.65877556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9563.78913" calcext:value-type="float">
            <text:p>1443139563.78913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8901100158691" calcext:value-type="float">
            <text:p>3.7890110016</text:p>
          </table:table-cell>
          <table:table-cell table:formula="of:=[.C82]/([.D82]-[.D81])" office:value-type="float" office:value="99730.2639748134" calcext:value-type="float">
            <text:p>99730.2639748134</text:p>
          </table:table-cell>
          <table:table-cell/>
          <table:table-cell office:value-type="float" office:value="1443139574.45334" calcext:value-type="float">
            <text:p>1443139574.45334</text:p>
          </table:table-cell>
          <table:table-cell table:formula="of:=[.G82]-[.$B$2]" office:value-type="float" office:value="14.4532287120819" calcext:value-type="float">
            <text:p>14.4532287121</text:p>
          </table:table-cell>
          <table:table-cell table:formula="of:=[.C82]/([.H82]-[.H81])" office:value-type="float" office:value="88599.0576499927" calcext:value-type="float">
            <text:p>88599.0576499927</text:p>
          </table:table-cell>
          <table:table-cell table:formula="of:=[.G82]-[.$B82]" office:value-type="float" office:value="10.664217710495" calcext:value-type="float">
            <text:p>10.664217710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9563.83245" calcext:value-type="float">
            <text:p>1443139563.83245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233332633972" calcext:value-type="float">
            <text:p>3.8323333263</text:p>
          </table:table-cell>
          <table:table-cell table:formula="of:=[.C83]/([.D83]-[.D82])" office:value-type="float" office:value="99717.6403770906" calcext:value-type="float">
            <text:p>99717.6403770906</text:p>
          </table:table-cell>
          <table:table-cell/>
          <table:table-cell office:value-type="float" office:value="1443139574.50211" calcext:value-type="float">
            <text:p>1443139574.50211</text:p>
          </table:table-cell>
          <table:table-cell table:formula="of:=[.G83]-[.$B$2]" office:value-type="float" office:value="14.5019989013672" calcext:value-type="float">
            <text:p>14.5019989014</text:p>
          </table:table-cell>
          <table:table-cell table:formula="of:=[.C83]/([.H83]-[.H82])" office:value-type="float" office:value="88578.7007044491" calcext:value-type="float">
            <text:p>88578.7007044491</text:p>
          </table:table-cell>
          <table:table-cell table:formula="of:=[.G83]-[.$B83]" office:value-type="float" office:value="10.6696655750275" calcext:value-type="float">
            <text:p>10.66966557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9563.87574" calcext:value-type="float">
            <text:p>1443139563.87574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562394142151" calcext:value-type="float">
            <text:p>3.8756239414</text:p>
          </table:table-cell>
          <table:table-cell table:formula="of:=[.C84]/([.D84]-[.D83])" office:value-type="float" office:value="99790.6819258264" calcext:value-type="float">
            <text:p>99790.6819258264</text:p>
          </table:table-cell>
          <table:table-cell/>
          <table:table-cell office:value-type="float" office:value="1443139574.55085" calcext:value-type="float">
            <text:p>1443139574.55085</text:p>
          </table:table-cell>
          <table:table-cell table:formula="of:=[.G84]-[.$B$2]" office:value-type="float" office:value="14.5507364273071" calcext:value-type="float">
            <text:p>14.5507364273</text:p>
          </table:table-cell>
          <table:table-cell table:formula="of:=[.C84]/([.H84]-[.H83])" office:value-type="float" office:value="88638.0651599648" calcext:value-type="float">
            <text:p>88638.0651599648</text:p>
          </table:table-cell>
          <table:table-cell table:formula="of:=[.G84]-[.$B84]" office:value-type="float" office:value="10.6751124858856" calcext:value-type="float">
            <text:p>10.675112485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9563.91906" calcext:value-type="float">
            <text:p>1443139563.91906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1894006729126" calcext:value-type="float">
            <text:p>3.9189400673</text:p>
          </table:table-cell>
          <table:table-cell table:formula="of:=[.C85]/([.D85]-[.D84])" office:value-type="float" office:value="99731.9107666734" calcext:value-type="float">
            <text:p>99731.9107666734</text:p>
          </table:table-cell>
          <table:table-cell/>
          <table:table-cell office:value-type="float" office:value="1443139574.59961" calcext:value-type="float">
            <text:p>1443139574.59961</text:p>
          </table:table-cell>
          <table:table-cell table:formula="of:=[.G85]-[.$B$2]" office:value-type="float" office:value="14.5994982719421" calcext:value-type="float">
            <text:p>14.5994982719</text:p>
          </table:table-cell>
          <table:table-cell table:formula="of:=[.C85]/([.H85]-[.H84])" office:value-type="float" office:value="88593.8592425265" calcext:value-type="float">
            <text:p>88593.8592425265</text:p>
          </table:table-cell>
          <table:table-cell table:formula="of:=[.G85]-[.$B85]" office:value-type="float" office:value="10.6805582046509" calcext:value-type="float">
            <text:p>10.680558204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9563.96237" calcext:value-type="float">
            <text:p>1443139563.96237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225261688232" calcext:value-type="float">
            <text:p>3.9622526169</text:p>
          </table:table-cell>
          <table:table-cell table:formula="of:=[.C86]/([.D86]-[.D85])" office:value-type="float" office:value="99740.1455418185" calcext:value-type="float">
            <text:p>99740.1455418185</text:p>
          </table:table-cell>
          <table:table-cell/>
          <table:table-cell office:value-type="float" office:value="1443139574.64839" calcext:value-type="float">
            <text:p>1443139574.64839</text:p>
          </table:table-cell>
          <table:table-cell table:formula="of:=[.G86]-[.$B$2]" office:value-type="float" office:value="14.648273229599" calcext:value-type="float">
            <text:p>14.6482732296</text:p>
          </table:table-cell>
          <table:table-cell table:formula="of:=[.C86]/([.H86]-[.H85])" office:value-type="float" office:value="88570.0410114529" calcext:value-type="float">
            <text:p>88570.0410114529</text:p>
          </table:table-cell>
          <table:table-cell table:formula="of:=[.G86]-[.$B86]" office:value-type="float" office:value="10.6860206127167" calcext:value-type="float">
            <text:p>10.686020612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9564.00565" calcext:value-type="float">
            <text:p>1443139564.00565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55296421051" calcext:value-type="float">
            <text:p>4.0055296421</text:p>
          </table:table-cell>
          <table:table-cell table:formula="of:=[.C87]/([.D87]-[.D86])" office:value-type="float" office:value="99822.0182131701" calcext:value-type="float">
            <text:p>99822.0182131701</text:p>
          </table:table-cell>
          <table:table-cell/>
          <table:table-cell office:value-type="float" office:value="1443139574.69713" calcext:value-type="float">
            <text:p>1443139574.69713</text:p>
          </table:table-cell>
          <table:table-cell table:formula="of:=[.G87]-[.$B$2]" office:value-type="float" office:value="14.6970179080963" calcext:value-type="float">
            <text:p>14.6970179081</text:p>
          </table:table-cell>
          <table:table-cell table:formula="of:=[.C87]/([.H87]-[.H86])" office:value-type="float" office:value="88625.0588407924" calcext:value-type="float">
            <text:p>88625.0588407924</text:p>
          </table:table-cell>
          <table:table-cell table:formula="of:=[.G87]-[.$B87]" office:value-type="float" office:value="10.6914882659912" calcext:value-type="float">
            <text:p>10.69148826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9564.04879" calcext:value-type="float">
            <text:p>1443139564.04879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4867124557495" calcext:value-type="float">
            <text:p>4.0486712456</text:p>
          </table:table-cell>
          <table:table-cell table:formula="of:=[.C88]/([.D88]-[.D87])" office:value-type="float" office:value="100135.360129097" calcext:value-type="float">
            <text:p>100135.360129097</text:p>
          </table:table-cell>
          <table:table-cell/>
          <table:table-cell office:value-type="float" office:value="1443139574.7459" calcext:value-type="float">
            <text:p>1443139574.7459</text:p>
          </table:table-cell>
          <table:table-cell table:formula="of:=[.G88]-[.$B$2]" office:value-type="float" office:value="14.7457799911499" calcext:value-type="float">
            <text:p>14.7457799911</text:p>
          </table:table-cell>
          <table:table-cell table:formula="of:=[.C88]/([.H88]-[.H87])" office:value-type="float" office:value="88593.4260694396" calcext:value-type="float">
            <text:p>88593.4260694396</text:p>
          </table:table-cell>
          <table:table-cell table:formula="of:=[.G88]-[.$B88]" office:value-type="float" office:value="10.697108745575" calcext:value-type="float">
            <text:p>10.697108745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9564.09186" calcext:value-type="float">
            <text:p>1443139564.09186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17489528656" calcext:value-type="float">
            <text:p>4.0917489529</text:p>
          </table:table-cell>
          <table:table-cell table:formula="of:=[.C89]/([.D89]-[.D88])" office:value-type="float" office:value="100283.888621382" calcext:value-type="float">
            <text:p>100283.888621382</text:p>
          </table:table-cell>
          <table:table-cell/>
          <table:table-cell office:value-type="float" office:value="1443139574.79465" calcext:value-type="float">
            <text:p>1443139574.79465</text:p>
          </table:table-cell>
          <table:table-cell table:formula="of:=[.G89]-[.$B$2]" office:value-type="float" office:value="14.7945342063904" calcext:value-type="float">
            <text:p>14.7945342064</text:p>
          </table:table-cell>
          <table:table-cell table:formula="of:=[.C89]/([.H89]-[.H88])" office:value-type="float" office:value="88607.7230182405" calcext:value-type="float">
            <text:p>88607.7230182405</text:p>
          </table:table-cell>
          <table:table-cell table:formula="of:=[.G89]-[.$B89]" office:value-type="float" office:value="10.7027852535248" calcext:value-type="float">
            <text:p>10.702785253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9564.13499" calcext:value-type="float">
            <text:p>1443139564.13499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487029075623" calcext:value-type="float">
            <text:p>4.1348702908</text:p>
          </table:table-cell>
          <table:table-cell table:formula="of:=[.C90]/([.D90]-[.D89])" office:value-type="float" office:value="100182.420382166" calcext:value-type="float">
            <text:p>100182.420382166</text:p>
          </table:table-cell>
          <table:table-cell/>
          <table:table-cell office:value-type="float" office:value="1443139574.84341" calcext:value-type="float">
            <text:p>1443139574.84341</text:p>
          </table:table-cell>
          <table:table-cell table:formula="of:=[.G90]-[.$B$2]" office:value-type="float" office:value="14.8432965278625" calcext:value-type="float">
            <text:p>14.8432965279</text:p>
          </table:table-cell>
          <table:table-cell table:formula="of:=[.C90]/([.H90]-[.H89])" office:value-type="float" office:value="88592.9929005887" calcext:value-type="float">
            <text:p>88592.9929005887</text:p>
          </table:table-cell>
          <table:table-cell table:formula="of:=[.G90]-[.$B90]" office:value-type="float" office:value="10.7084262371063" calcext:value-type="float">
            <text:p>10.708426237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9564.1781" calcext:value-type="float">
            <text:p>1443139564.1781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7798328399658" calcext:value-type="float">
            <text:p>4.177983284</text:p>
          </table:table-cell>
          <table:table-cell table:formula="of:=[.C91]/([.D91]-[.D90])" office:value-type="float" office:value="100201.810992706" calcext:value-type="float">
            <text:p>100201.810992706</text:p>
          </table:table-cell>
          <table:table-cell/>
          <table:table-cell office:value-type="float" office:value="1443139574.89211" calcext:value-type="float">
            <text:p>1443139574.89211</text:p>
          </table:table-cell>
          <table:table-cell table:formula="of:=[.G91]-[.$B$2]" office:value-type="float" office:value="14.8919982910156" calcext:value-type="float">
            <text:p>14.891998291</text:p>
          </table:table-cell>
          <table:table-cell table:formula="of:=[.C91]/([.H91]-[.H90])" office:value-type="float" office:value="88703.1540608019" calcext:value-type="float">
            <text:p>88703.1540608019</text:p>
          </table:table-cell>
          <table:table-cell table:formula="of:=[.G91]-[.$B91]" office:value-type="float" office:value="10.714015007019" calcext:value-type="float">
            <text:p>10.71401500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9564.2212" calcext:value-type="float">
            <text:p>1443139564.2212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108149528503" calcext:value-type="float">
            <text:p>4.2210814953</text:p>
          </table:table-cell>
          <table:table-cell table:formula="of:=[.C92]/([.D92]-[.D91])" office:value-type="float" office:value="100236.178506033" calcext:value-type="float">
            <text:p>100236.178506033</text:p>
          </table:table-cell>
          <table:table-cell/>
          <table:table-cell office:value-type="float" office:value="1443139574.94084" calcext:value-type="float">
            <text:p>1443139574.94084</text:p>
          </table:table-cell>
          <table:table-cell table:formula="of:=[.G92]-[.$B$2]" office:value-type="float" office:value="14.9407250881195" calcext:value-type="float">
            <text:p>14.9407250881</text:p>
          </table:table-cell>
          <table:table-cell table:formula="of:=[.C92]/([.H92]-[.H91])" office:value-type="float" office:value="88657.5817981651" calcext:value-type="float">
            <text:p>88657.5817981651</text:p>
          </table:table-cell>
          <table:table-cell table:formula="of:=[.G92]-[.$B92]" office:value-type="float" office:value="10.7196435928345" calcext:value-type="float">
            <text:p>10.719643592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9564.26432" calcext:value-type="float">
            <text:p>1443139564.26432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420021057129" calcext:value-type="float">
            <text:p>4.2642002106</text:p>
          </table:table-cell>
          <table:table-cell table:formula="of:=[.C93]/([.D93]-[.D92])" office:value-type="float" office:value="100188.513765323" calcext:value-type="float">
            <text:p>100188.513765323</text:p>
          </table:table-cell>
          <table:table-cell/>
          <table:table-cell office:value-type="float" office:value="1443139574.98955" calcext:value-type="float">
            <text:p>1443139574.98955</text:p>
          </table:table-cell>
          <table:table-cell table:formula="of:=[.G93]-[.$B$2]" office:value-type="float" office:value="14.9894335269928" calcext:value-type="float">
            <text:p>14.989433527</text:p>
          </table:table-cell>
          <table:table-cell table:formula="of:=[.C93]/([.H93]-[.H92])" office:value-type="float" office:value="88690.9968771109" calcext:value-type="float">
            <text:p>88690.9968771109</text:p>
          </table:table-cell>
          <table:table-cell table:formula="of:=[.G93]-[.$B93]" office:value-type="float" office:value="10.7252333164215" calcext:value-type="float">
            <text:p>10.725233316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9564.30743" calcext:value-type="float">
            <text:p>1443139564.30743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0731654167175" calcext:value-type="float">
            <text:p>4.3073165417</text:p>
          </table:table-cell>
          <table:table-cell table:formula="of:=[.C94]/([.D94]-[.D93])" office:value-type="float" office:value="100194.053847813" calcext:value-type="float">
            <text:p>100194.053847813</text:p>
          </table:table-cell>
          <table:table-cell/>
          <table:table-cell office:value-type="float" office:value="1443139575.03837" calcext:value-type="float">
            <text:p>1443139575.03837</text:p>
          </table:table-cell>
          <table:table-cell table:formula="of:=[.G94]-[.$B$2]" office:value-type="float" office:value="15.0382587909699" calcext:value-type="float">
            <text:p>15.038258791</text:p>
          </table:table-cell>
          <table:table-cell table:formula="of:=[.C94]/([.H94]-[.H93])" office:value-type="float" office:value="88478.7843037678" calcext:value-type="float">
            <text:p>88478.7843037678</text:p>
          </table:table-cell>
          <table:table-cell table:formula="of:=[.G94]-[.$B94]" office:value-type="float" office:value="10.7309422492981" calcext:value-type="float">
            <text:p>10.730942249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9564.35057" calcext:value-type="float">
            <text:p>1443139564.35057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045385360718" calcext:value-type="float">
            <text:p>4.3504538536</text:p>
          </table:table-cell>
          <table:table-cell table:formula="of:=[.C95]/([.D95]-[.D94])" office:value-type="float" office:value="100145.322139379" calcext:value-type="float">
            <text:p>100145.322139379</text:p>
          </table:table-cell>
          <table:table-cell/>
          <table:table-cell office:value-type="float" office:value="1443139575.05152" calcext:value-type="float">
            <text:p>1443139575.05152</text:p>
          </table:table-cell>
          <table:table-cell table:formula="of:=[.G95]-[.$B$2]" office:value-type="float" office:value="15.0514078140259" calcext:value-type="float">
            <text:p>15.051407814</text:p>
          </table:table-cell>
          <table:table-cell table:formula="of:=[.C95]/([.H95]-[.H94])" office:value-type="float" office:value="328541.51837682" calcext:value-type="float">
            <text:p>328541.51837682</text:p>
          </table:table-cell>
          <table:table-cell table:formula="of:=[.G95]-[.$B95]" office:value-type="float" office:value="10.7009539604187" calcext:value-type="float">
            <text:p>10.700953960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9564.39369" calcext:value-type="float">
            <text:p>1443139564.39369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357042312622" calcext:value-type="float">
            <text:p>4.3935704231</text:p>
          </table:table-cell>
          <table:table-cell table:formula="of:=[.C96]/([.D96]-[.D95])" office:value-type="float" office:value="100193.499811993" calcext:value-type="float">
            <text:p>100193.499811993</text:p>
          </table:table-cell>
          <table:table-cell/>
          <table:table-cell office:value-type="float" office:value="1443139575.08312" calcext:value-type="float">
            <text:p>1443139575.08312</text:p>
          </table:table-cell>
          <table:table-cell table:formula="of:=[.G96]-[.$B$2]" office:value-type="float" office:value="15.0830087661743" calcext:value-type="float">
            <text:p>15.0830087662</text:p>
          </table:table-cell>
          <table:table-cell table:formula="of:=[.C96]/([.H96]-[.H95])" office:value-type="float" office:value="136704.74167069" calcext:value-type="float">
            <text:p>136704.74167069</text:p>
          </table:table-cell>
          <table:table-cell table:formula="of:=[.G96]-[.$B96]" office:value-type="float" office:value="10.6894383430481" calcext:value-type="float">
            <text:p>10.68943834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9564.43679" calcext:value-type="float">
            <text:p>1443139564.43679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366717338562" calcext:value-type="float">
            <text:p>4.4366717339</text:p>
          </table:table-cell>
          <table:table-cell table:formula="of:=[.C97]/([.D97]-[.D96])" office:value-type="float" office:value="100228.970461334" calcext:value-type="float">
            <text:p>100228.970461334</text:p>
          </table:table-cell>
          <table:table-cell/>
          <table:table-cell office:value-type="float" office:value="1443139575.12301" calcext:value-type="float">
            <text:p>1443139575.12301</text:p>
          </table:table-cell>
          <table:table-cell table:formula="of:=[.G97]-[.$B$2]" office:value-type="float" office:value="15.1228933334351" calcext:value-type="float">
            <text:p>15.1228933334</text:p>
          </table:table-cell>
          <table:table-cell table:formula="of:=[.C97]/([.H97]-[.H96])" office:value-type="float" office:value="108312.570417484" calcext:value-type="float">
            <text:p>108312.570417484</text:p>
          </table:table-cell>
          <table:table-cell table:formula="of:=[.G97]-[.$B97]" office:value-type="float" office:value="10.6862215995789" calcext:value-type="float">
            <text:p>10.686221599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9564.47989" calcext:value-type="float">
            <text:p>1443139564.47989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7977328300476" calcext:value-type="float">
            <text:p>4.479773283</text:p>
          </table:table-cell>
          <table:table-cell table:formula="of:=[.C98]/([.D98]-[.D97])" office:value-type="float" office:value="100228.416039296" calcext:value-type="float">
            <text:p>100228.416039296</text:p>
          </table:table-cell>
          <table:table-cell/>
          <table:table-cell office:value-type="float" office:value="1443139575.16291" calcext:value-type="float">
            <text:p>1443139575.16291</text:p>
          </table:table-cell>
          <table:table-cell table:formula="of:=[.G98]-[.$B$2]" office:value-type="float" office:value="15.1627898216248" calcext:value-type="float">
            <text:p>15.1627898216</text:p>
          </table:table-cell>
          <table:table-cell table:formula="of:=[.C98]/([.H98]-[.H97])" office:value-type="float" office:value="108280.207006179" calcext:value-type="float">
            <text:p>108280.207006179</text:p>
          </table:table-cell>
          <table:table-cell table:formula="of:=[.G98]-[.$B98]" office:value-type="float" office:value="10.68301653862" calcext:value-type="float">
            <text:p>10.683016538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9564.52299" calcext:value-type="float">
            <text:p>1443139564.52299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287244796753" calcext:value-type="float">
            <text:p>4.522872448</text:p>
          </table:table-cell>
          <table:table-cell table:formula="of:=[.C99]/([.D99]-[.D98])" office:value-type="float" office:value="100233.960535705" calcext:value-type="float">
            <text:p>100233.960535705</text:p>
          </table:table-cell>
          <table:table-cell/>
          <table:table-cell office:value-type="float" office:value="1443139575.2028" calcext:value-type="float">
            <text:p>1443139575.2028</text:p>
          </table:table-cell>
          <table:table-cell table:formula="of:=[.G99]-[.$B$2]" office:value-type="float" office:value="15.20268201828" calcext:value-type="float">
            <text:p>15.2026820183</text:p>
          </table:table-cell>
          <table:table-cell table:formula="of:=[.C99]/([.H99]-[.H98])" office:value-type="float" office:value="108291.855606024" calcext:value-type="float">
            <text:p>108291.855606024</text:p>
          </table:table-cell>
          <table:table-cell table:formula="of:=[.G99]-[.$B99]" office:value-type="float" office:value="10.6798095703125" calcext:value-type="float">
            <text:p>10.679809570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9564.5661" calcext:value-type="float">
            <text:p>1443139564.5661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6598591804504" calcext:value-type="float">
            <text:p>4.565985918</text:p>
          </table:table-cell>
          <table:table-cell table:formula="of:=[.C100]/([.D100]-[.D99])" office:value-type="float" office:value="100200.702755612" calcext:value-type="float">
            <text:p>100200.702755612</text:p>
          </table:table-cell>
          <table:table-cell/>
          <table:table-cell office:value-type="float" office:value="1443139575.24269" calcext:value-type="float">
            <text:p>1443139575.24269</text:p>
          </table:table-cell>
          <table:table-cell table:formula="of:=[.G100]-[.$B$2]" office:value-type="float" office:value="15.2425763607025" calcext:value-type="float">
            <text:p>15.2425763607</text:p>
          </table:table-cell>
          <table:table-cell table:formula="of:=[.C100]/([.H100]-[.H99])" office:value-type="float" office:value="108286.030992834" calcext:value-type="float">
            <text:p>108286.030992834</text:p>
          </table:table-cell>
          <table:table-cell table:formula="of:=[.G100]-[.$B100]" office:value-type="float" office:value="10.6765904426575" calcext:value-type="float">
            <text:p>10.676590442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9564.60921" calcext:value-type="float">
            <text:p>1443139564.60921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0909748077393" calcext:value-type="float">
            <text:p>4.6090974808</text:p>
          </table:table-cell>
          <table:table-cell table:formula="of:=[.C101]/([.D101]-[.D100])" office:value-type="float" office:value="100205.135851081" calcext:value-type="float">
            <text:p>100205.135851081</text:p>
          </table:table-cell>
          <table:table-cell/>
          <table:table-cell office:value-type="float" office:value="1443139575.28259" calcext:value-type="float">
            <text:p>1443139575.28259</text:p>
          </table:table-cell>
          <table:table-cell table:formula="of:=[.G101]-[.$B$2]" office:value-type="float" office:value="15.2824730873108" calcext:value-type="float">
            <text:p>15.2824730873</text:p>
          </table:table-cell>
          <table:table-cell table:formula="of:=[.C101]/([.H101]-[.H100])" office:value-type="float" office:value="108279.559935221" calcext:value-type="float">
            <text:p>108279.559935221</text:p>
          </table:table-cell>
          <table:table-cell table:formula="of:=[.G101]-[.$B101]" office:value-type="float" office:value="10.6733756065369" calcext:value-type="float">
            <text:p>10.67337560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9564.65233" calcext:value-type="float">
            <text:p>1443139564.65233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221500396729" calcext:value-type="float">
            <text:p>4.652215004</text:p>
          </table:table-cell>
          <table:table-cell table:formula="of:=[.C102]/([.D102]-[.D101])" office:value-type="float" office:value="100191.283729983" calcext:value-type="float">
            <text:p>100191.283729983</text:p>
          </table:table-cell>
          <table:table-cell/>
          <table:table-cell office:value-type="float" office:value="1443139575.32248" calcext:value-type="float">
            <text:p>1443139575.32248</text:p>
          </table:table-cell>
          <table:table-cell table:formula="of:=[.G102]-[.$B$2]" office:value-type="float" office:value="15.3223633766174" calcext:value-type="float">
            <text:p>15.3223633766</text:p>
          </table:table-cell>
          <table:table-cell table:formula="of:=[.C102]/([.H102]-[.H101])" office:value-type="float" office:value="108297.033566032" calcext:value-type="float">
            <text:p>108297.033566032</text:p>
          </table:table-cell>
          <table:table-cell table:formula="of:=[.G102]-[.$B102]" office:value-type="float" office:value="10.6701483726501" calcext:value-type="float">
            <text:p>10.670148372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9564.69546" calcext:value-type="float">
            <text:p>1443139564.69546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534063339233" calcext:value-type="float">
            <text:p>4.6953406334</text:p>
          </table:table-cell>
          <table:table-cell table:formula="of:=[.C103]/([.D103]-[.D102])" office:value-type="float" office:value="100172.450990148" calcext:value-type="float">
            <text:p>100172.450990148</text:p>
          </table:table-cell>
          <table:table-cell/>
          <table:table-cell office:value-type="float" office:value="1443139575.36237" calcext:value-type="float">
            <text:p>1443139575.36237</text:p>
          </table:table-cell>
          <table:table-cell table:formula="of:=[.G103]-[.$B$2]" office:value-type="float" office:value="15.3622581958771" calcext:value-type="float">
            <text:p>15.3622581959</text:p>
          </table:table-cell>
          <table:table-cell table:formula="of:=[.C103]/([.H103]-[.H102])" office:value-type="float" office:value="108284.736719436" calcext:value-type="float">
            <text:p>108284.736719436</text:p>
          </table:table-cell>
          <table:table-cell table:formula="of:=[.G103]-[.$B103]" office:value-type="float" office:value="10.6669175624847" calcext:value-type="float">
            <text:p>10.666917562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9564.73863" calcext:value-type="float">
            <text:p>1443139564.73863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3851585388184" calcext:value-type="float">
            <text:p>4.7385158539</text:p>
          </table:table-cell>
          <table:table-cell table:formula="of:=[.C104]/([.D104]-[.D103])" office:value-type="float" office:value="100057.392898559" calcext:value-type="float">
            <text:p>100057.392898559</text:p>
          </table:table-cell>
          <table:table-cell/>
          <table:table-cell office:value-type="float" office:value="1443139575.40227" calcext:value-type="float">
            <text:p>1443139575.40227</text:p>
          </table:table-cell>
          <table:table-cell table:formula="of:=[.G104]-[.$B$2]" office:value-type="float" office:value="15.4021542072296" calcext:value-type="float">
            <text:p>15.4021542072</text:p>
          </table:table-cell>
          <table:table-cell table:formula="of:=[.C104]/([.H104]-[.H103])" office:value-type="float" office:value="108281.501171296" calcext:value-type="float">
            <text:p>108281.501171296</text:p>
          </table:table-cell>
          <table:table-cell table:formula="of:=[.G104]-[.$B104]" office:value-type="float" office:value="10.6636383533478" calcext:value-type="float">
            <text:p>10.663638353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9564.78175" calcext:value-type="float">
            <text:p>1443139564.78175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163766860962" calcext:value-type="float">
            <text:p>4.7816376686</text:p>
          </table:table-cell>
          <table:table-cell table:formula="of:=[.C105]/([.D105]-[.D104])" office:value-type="float" office:value="100181.31257395" calcext:value-type="float">
            <text:p>100181.31257395</text:p>
          </table:table-cell>
          <table:table-cell/>
          <table:table-cell office:value-type="float" office:value="1443139575.44216" calcext:value-type="float">
            <text:p>1443139575.44216</text:p>
          </table:table-cell>
          <table:table-cell table:formula="of:=[.G105]-[.$B$2]" office:value-type="float" office:value="15.442045211792" calcext:value-type="float">
            <text:p>15.4420452118</text:p>
          </table:table-cell>
          <table:table-cell table:formula="of:=[.C105]/([.H105]-[.H104])" office:value-type="float" office:value="108295.091773003" calcext:value-type="float">
            <text:p>108295.091773003</text:p>
          </table:table-cell>
          <table:table-cell table:formula="of:=[.G105]-[.$B105]" office:value-type="float" office:value="10.6604075431824" calcext:value-type="float">
            <text:p>10.660407543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9564.82486" calcext:value-type="float">
            <text:p>1443139564.82486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474660873413" calcext:value-type="float">
            <text:p>4.8247466087</text:p>
          </table:table-cell>
          <table:table-cell table:formula="of:=[.C106]/([.D106]-[.D105])" office:value-type="float" office:value="100211.231997876" calcext:value-type="float">
            <text:p>100211.231997876</text:p>
          </table:table-cell>
          <table:table-cell/>
          <table:table-cell office:value-type="float" office:value="1443139575.48206" calcext:value-type="float">
            <text:p>1443139575.48206</text:p>
          </table:table-cell>
          <table:table-cell table:formula="of:=[.G106]-[.$B$2]" office:value-type="float" office:value="15.4819450378418" calcext:value-type="float">
            <text:p>15.4819450378</text:p>
          </table:table-cell>
          <table:table-cell table:formula="of:=[.C106]/([.H106]-[.H105])" office:value-type="float" office:value="108271.148716478" calcext:value-type="float">
            <text:p>108271.148716478</text:p>
          </table:table-cell>
          <table:table-cell table:formula="of:=[.G106]-[.$B106]" office:value-type="float" office:value="10.6571984291077" calcext:value-type="float">
            <text:p>10.657198429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9564.86799" calcext:value-type="float">
            <text:p>1443139564.86799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6787033081055" calcext:value-type="float">
            <text:p>4.8678703308</text:p>
          </table:table-cell>
          <table:table-cell table:formula="of:=[.C107]/([.D107]-[.D106])" office:value-type="float" office:value="100176.881586077" calcext:value-type="float">
            <text:p>100176.881586077</text:p>
          </table:table-cell>
          <table:table-cell/>
          <table:table-cell office:value-type="float" office:value="1443139575.52196" calcext:value-type="float">
            <text:p>1443139575.52196</text:p>
          </table:table-cell>
          <table:table-cell table:formula="of:=[.G107]-[.$B$2]" office:value-type="float" office:value="15.5218415260315" calcext:value-type="float">
            <text:p>15.521841526</text:p>
          </table:table-cell>
          <table:table-cell table:formula="of:=[.C107]/([.H107]-[.H106])" office:value-type="float" office:value="108280.207006179" calcext:value-type="float">
            <text:p>108280.207006179</text:p>
          </table:table-cell>
          <table:table-cell table:formula="of:=[.G107]-[.$B107]" office:value-type="float" office:value="10.6539711952209" calcext:value-type="float">
            <text:p>10.653971195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9564.9111" calcext:value-type="float">
            <text:p>1443139564.9111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097974777222" calcext:value-type="float">
            <text:p>4.9109797478</text:p>
          </table:table-cell>
          <table:table-cell table:formula="of:=[.C108]/([.D108]-[.D107])" office:value-type="float" office:value="100210.12355238" calcext:value-type="float">
            <text:p>100210.12355238</text:p>
          </table:table-cell>
          <table:table-cell/>
          <table:table-cell office:value-type="float" office:value="1443139575.56185" calcext:value-type="float">
            <text:p>1443139575.56185</text:p>
          </table:table-cell>
          <table:table-cell table:formula="of:=[.G108]-[.$B$2]" office:value-type="float" office:value="15.561733007431" calcext:value-type="float">
            <text:p>15.5617330074</text:p>
          </table:table-cell>
          <table:table-cell table:formula="of:=[.C108]/([.H108]-[.H107])" office:value-type="float" office:value="108293.797283002" calcext:value-type="float">
            <text:p>108293.797283002</text:p>
          </table:table-cell>
          <table:table-cell table:formula="of:=[.G108]-[.$B108]" office:value-type="float" office:value="10.6507532596588" calcext:value-type="float">
            <text:p>10.650753259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9564.95421" calcext:value-type="float">
            <text:p>1443139564.95421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409679412842" calcext:value-type="float">
            <text:p>4.9540967941</text:p>
          </table:table-cell>
          <table:table-cell table:formula="of:=[.C109]/([.D109]-[.D108])" office:value-type="float" office:value="100192.391758734" calcext:value-type="float">
            <text:p>100192.391758734</text:p>
          </table:table-cell>
          <table:table-cell/>
          <table:table-cell office:value-type="float" office:value="1443139575.60174" calcext:value-type="float">
            <text:p>1443139575.60174</text:p>
          </table:table-cell>
          <table:table-cell table:formula="of:=[.G109]-[.$B$2]" office:value-type="float" office:value="15.6016261577606" calcext:value-type="float">
            <text:p>15.6016261578</text:p>
          </table:table-cell>
          <table:table-cell table:formula="of:=[.C109]/([.H109]-[.H108])" office:value-type="float" office:value="108289.266811695" calcext:value-type="float">
            <text:p>108289.266811695</text:p>
          </table:table-cell>
          <table:table-cell table:formula="of:=[.G109]-[.$B109]" office:value-type="float" office:value="10.6475293636322" calcext:value-type="float">
            <text:p>10.647529363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9564.99733" calcext:value-type="float">
            <text:p>1443139564.99733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4.99721050262451" calcext:value-type="float">
            <text:p>4.9972105026</text:p>
          </table:table-cell>
          <table:table-cell table:formula="of:=[.C110]/([.D110]-[.D109])" office:value-type="float" office:value="100200.148646257" calcext:value-type="float">
            <text:p>100200.148646257</text:p>
          </table:table-cell>
          <table:table-cell/>
          <table:table-cell office:value-type="float" office:value="1443139575.64164" calcext:value-type="float">
            <text:p>1443139575.64164</text:p>
          </table:table-cell>
          <table:table-cell table:formula="of:=[.G110]-[.$B$2]" office:value-type="float" office:value="15.6415200233459" calcext:value-type="float">
            <text:p>15.6415200233</text:p>
          </table:table-cell>
          <table:table-cell table:formula="of:=[.C110]/([.H110]-[.H109])" office:value-type="float" office:value="108287.325297173" calcext:value-type="float">
            <text:p>108287.325297173</text:p>
          </table:table-cell>
          <table:table-cell table:formula="of:=[.G110]-[.$B110]" office:value-type="float" office:value="10.6443095207214" calcext:value-type="float">
            <text:p>10.644309520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9565.03871" calcext:value-type="float">
            <text:p>1443139565.03871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3859424591064" calcext:value-type="float">
            <text:p>5.0385942459</text:p>
          </table:table-cell>
          <table:table-cell table:formula="of:=[.C111]/([.D111]-[.D110])" office:value-type="float" office:value="104388.816887127" calcext:value-type="float">
            <text:p>104388.816887127</text:p>
          </table:table-cell>
          <table:table-cell/>
          <table:table-cell office:value-type="float" office:value="1443139575.68149" calcext:value-type="float">
            <text:p>1443139575.68149</text:p>
          </table:table-cell>
          <table:table-cell table:formula="of:=[.G111]-[.$B$2]" office:value-type="float" office:value="15.6813745498657" calcext:value-type="float">
            <text:p>15.6813745499</text:p>
          </table:table-cell>
          <table:table-cell table:formula="of:=[.C111]/([.H111]-[.H110])" office:value-type="float" office:value="108394.212081693" calcext:value-type="float">
            <text:p>108394.212081693</text:p>
          </table:table-cell>
          <table:table-cell table:formula="of:=[.G111]-[.$B111]" office:value-type="float" office:value="10.6427803039551" calcext:value-type="float">
            <text:p>10.64278030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9565.07998" calcext:value-type="float">
            <text:p>1443139565.07998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7986664772034" calcext:value-type="float">
            <text:p>5.0798666477</text:p>
          </table:table-cell>
          <table:table-cell table:formula="of:=[.C112]/([.D112]-[.D111])" office:value-type="float" office:value="104670.428920507" calcext:value-type="float">
            <text:p>104670.428920507</text:p>
          </table:table-cell>
          <table:table-cell/>
          <table:table-cell office:value-type="float" office:value="1443139575.72138" calcext:value-type="float">
            <text:p>1443139575.72138</text:p>
          </table:table-cell>
          <table:table-cell table:formula="of:=[.G112]-[.$B$2]" office:value-type="float" office:value="15.7212669849396" calcext:value-type="float">
            <text:p>15.7212669849</text:p>
          </table:table-cell>
          <table:table-cell table:formula="of:=[.C112]/([.H112]-[.H111])" office:value-type="float" office:value="108291.208395838" calcext:value-type="float">
            <text:p>108291.208395838</text:p>
          </table:table-cell>
          <table:table-cell table:formula="of:=[.G112]-[.$B112]" office:value-type="float" office:value="10.6414003372192" calcext:value-type="float">
            <text:p>10.641400337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9565.12126" calcext:value-type="float">
            <text:p>1443139565.12126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11473941803" calcext:value-type="float">
            <text:p>5.1211473942</text:p>
          </table:table-cell>
          <table:table-cell table:formula="of:=[.C113]/([.D113]-[.D112])" office:value-type="float" office:value="104649.270433859" calcext:value-type="float">
            <text:p>104649.270433859</text:p>
          </table:table-cell>
          <table:table-cell/>
          <table:table-cell office:value-type="float" office:value="1443139575.76128" calcext:value-type="float">
            <text:p>1443139575.76128</text:p>
          </table:table-cell>
          <table:table-cell table:formula="of:=[.G113]-[.$B$2]" office:value-type="float" office:value="15.7611608505249" calcext:value-type="float">
            <text:p>15.7611608505</text:p>
          </table:table-cell>
          <table:table-cell table:formula="of:=[.C113]/([.H113]-[.H112])" office:value-type="float" office:value="108287.325297173" calcext:value-type="float">
            <text:p>108287.325297173</text:p>
          </table:table-cell>
          <table:table-cell table:formula="of:=[.G113]-[.$B113]" office:value-type="float" office:value="10.6400134563446" calcext:value-type="float">
            <text:p>10.640013456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9565.16258" calcext:value-type="float">
            <text:p>1443139565.16258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246461868286" calcext:value-type="float">
            <text:p>5.1624646187</text:p>
          </table:table-cell>
          <table:table-cell table:formula="of:=[.C114]/([.D114]-[.D113])" office:value-type="float" office:value="104556.877960957" calcext:value-type="float">
            <text:p>104556.877960957</text:p>
          </table:table-cell>
          <table:table-cell/>
          <table:table-cell office:value-type="float" office:value="1443139575.80117" calcext:value-type="float">
            <text:p>1443139575.80117</text:p>
          </table:table-cell>
          <table:table-cell table:formula="of:=[.G114]-[.$B$2]" office:value-type="float" office:value="15.8010549545288" calcext:value-type="float">
            <text:p>15.8010549545</text:p>
          </table:table-cell>
          <table:table-cell table:formula="of:=[.C114]/([.H114]-[.H113])" office:value-type="float" office:value="108286.678141136" calcext:value-type="float">
            <text:p>108286.678141136</text:p>
          </table:table-cell>
          <table:table-cell table:formula="of:=[.G114]-[.$B114]" office:value-type="float" office:value="10.6385903358459" calcext:value-type="float">
            <text:p>10.638590335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9565.20385" calcext:value-type="float">
            <text:p>1443139565.20385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37308216095" calcext:value-type="float">
            <text:p>5.2037308216</text:p>
          </table:table-cell>
          <table:table-cell table:formula="of:=[.C115]/([.D115]-[.D114])" office:value-type="float" office:value="104686.152192879" calcext:value-type="float">
            <text:p>104686.152192879</text:p>
          </table:table-cell>
          <table:table-cell/>
          <table:table-cell office:value-type="float" office:value="1443139575.84108" calcext:value-type="float">
            <text:p>1443139575.84108</text:p>
          </table:table-cell>
          <table:table-cell table:formula="of:=[.G115]-[.$B$2]" office:value-type="float" office:value="15.8409655094147" calcext:value-type="float">
            <text:p>15.8409655094</text:p>
          </table:table-cell>
          <table:table-cell table:formula="of:=[.C115]/([.H115]-[.H114])" office:value-type="float" office:value="108242.043047366" calcext:value-type="float">
            <text:p>108242.043047366</text:p>
          </table:table-cell>
          <table:table-cell table:formula="of:=[.G115]-[.$B115]" office:value-type="float" office:value="10.6372346878052" calcext:value-type="float">
            <text:p>10.637234687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9565.24513" calcext:value-type="float">
            <text:p>1443139565.24513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501061439514" calcext:value-type="float">
            <text:p>5.2450106144</text:p>
          </table:table-cell>
          <table:table-cell table:formula="of:=[.C116]/([.D116]-[.D115])" office:value-type="float" office:value="104651.688113665" calcext:value-type="float">
            <text:p>104651.688113665</text:p>
          </table:table-cell>
          <table:table-cell/>
          <table:table-cell office:value-type="float" office:value="1443139575.88097" calcext:value-type="float">
            <text:p>1443139575.88097</text:p>
          </table:table-cell>
          <table:table-cell table:formula="of:=[.G116]-[.$B$2]" office:value-type="float" office:value="15.8808536529541" calcext:value-type="float">
            <text:p>15.880853653</text:p>
          </table:table-cell>
          <table:table-cell table:formula="of:=[.C116]/([.H116]-[.H115])" office:value-type="float" office:value="108302.859362952" calcext:value-type="float">
            <text:p>108302.859362952</text:p>
          </table:table-cell>
          <table:table-cell table:formula="of:=[.G116]-[.$B116]" office:value-type="float" office:value="10.635843038559" calcext:value-type="float">
            <text:p>10.635843038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9565.2864" calcext:value-type="float">
            <text:p>1443139565.2864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8628039360046" calcext:value-type="float">
            <text:p>5.2862803936</text:p>
          </table:table-cell>
          <table:table-cell table:formula="of:=[.C117]/([.D117]-[.D116])" office:value-type="float" office:value="104677.080497753" calcext:value-type="float">
            <text:p>104677.080497753</text:p>
          </table:table-cell>
          <table:table-cell/>
          <table:table-cell office:value-type="float" office:value="1443139575.92087" calcext:value-type="float">
            <text:p>1443139575.92087</text:p>
          </table:table-cell>
          <table:table-cell table:formula="of:=[.G117]-[.$B$2]" office:value-type="float" office:value="15.9207561016083" calcext:value-type="float">
            <text:p>15.9207561016</text:p>
          </table:table-cell>
          <table:table-cell table:formula="of:=[.C117]/([.H117]-[.H116])" office:value-type="float" office:value="108264.032551998" calcext:value-type="float">
            <text:p>108264.032551998</text:p>
          </table:table-cell>
          <table:table-cell table:formula="of:=[.G117]-[.$B117]" office:value-type="float" office:value="10.6344757080078" calcext:value-type="float">
            <text:p>10.63447570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9565.32768" calcext:value-type="float">
            <text:p>1443139565.32768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2756876945496" calcext:value-type="float">
            <text:p>5.3275687695</text:p>
          </table:table-cell>
          <table:table-cell table:formula="of:=[.C118]/([.D118]-[.D117])" office:value-type="float" office:value="104629.933016122" calcext:value-type="float">
            <text:p>104629.933016122</text:p>
          </table:table-cell>
          <table:table-cell/>
          <table:table-cell office:value-type="float" office:value="1443139575.96074" calcext:value-type="float">
            <text:p>1443139575.96074</text:p>
          </table:table-cell>
          <table:table-cell table:formula="of:=[.G118]-[.$B$2]" office:value-type="float" office:value="15.9606249332428" calcext:value-type="float">
            <text:p>15.9606249332</text:p>
          </table:table-cell>
          <table:table-cell table:formula="of:=[.C118]/([.H118]-[.H117])" office:value-type="float" office:value="108355.319754578" calcext:value-type="float">
            <text:p>108355.319754578</text:p>
          </table:table-cell>
          <table:table-cell table:formula="of:=[.G118]-[.$B118]" office:value-type="float" office:value="10.6330561637878" calcext:value-type="float">
            <text:p>10.633056163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9565.36897" calcext:value-type="float">
            <text:p>1443139565.36897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6885595321655" calcext:value-type="float">
            <text:p>5.3688559532</text:p>
          </table:table-cell>
          <table:table-cell table:formula="of:=[.C119]/([.D119]-[.D118])" office:value-type="float" office:value="104632.95401655" calcext:value-type="float">
            <text:p>104632.95401655</text:p>
          </table:table-cell>
          <table:table-cell/>
          <table:table-cell office:value-type="float" office:value="1443139576.00068" calcext:value-type="float">
            <text:p>1443139576.00068</text:p>
          </table:table-cell>
          <table:table-cell table:formula="of:=[.G119]-[.$B$2]" office:value-type="float" office:value="16.0005605220795" calcext:value-type="float">
            <text:p>16.0005605221</text:p>
          </table:table-cell>
          <table:table-cell table:formula="of:=[.C119]/([.H119]-[.H118])" office:value-type="float" office:value="108174.19063653" calcext:value-type="float">
            <text:p>108174.19063653</text:p>
          </table:table-cell>
          <table:table-cell table:formula="of:=[.G119]-[.$B119]" office:value-type="float" office:value="10.6317045688629" calcext:value-type="float">
            <text:p>10.631704568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9565.41025" calcext:value-type="float">
            <text:p>1443139565.41025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013216972351" calcext:value-type="float">
            <text:p>5.4101321697</text:p>
          </table:table-cell>
          <table:table-cell table:formula="of:=[.C120]/([.D120]-[.D119])" office:value-type="float" office:value="104660.755407942" calcext:value-type="float">
            <text:p>104660.755407942</text:p>
          </table:table-cell>
          <table:table-cell/>
          <table:table-cell office:value-type="float" office:value="1443139576.01286" calcext:value-type="float">
            <text:p>1443139576.01286</text:p>
          </table:table-cell>
          <table:table-cell table:formula="of:=[.G120]-[.$B$2]" office:value-type="float" office:value="16.0127420425415" calcext:value-type="float">
            <text:p>16.0127420425</text:p>
          </table:table-cell>
          <table:table-cell table:formula="of:=[.C120]/([.H120]-[.H119])" office:value-type="float" office:value="354635.532851858" calcext:value-type="float">
            <text:p>354635.532851858</text:p>
          </table:table-cell>
          <table:table-cell table:formula="of:=[.G120]-[.$B120]" office:value-type="float" office:value="10.602609872818" calcext:value-type="float">
            <text:p>10.602609872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9565.45151" calcext:value-type="float">
            <text:p>1443139565.45151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139265060425" calcext:value-type="float">
            <text:p>5.4513926506</text:p>
          </table:table-cell>
          <table:table-cell table:formula="of:=[.C121]/([.D121]-[.D120])" office:value-type="float" office:value="104700.670176067" calcext:value-type="float">
            <text:p>104700.670176067</text:p>
          </table:table-cell>
          <table:table-cell/>
          <table:table-cell office:value-type="float" office:value="1443139576.04188" calcext:value-type="float">
            <text:p>1443139576.04188</text:p>
          </table:table-cell>
          <table:table-cell table:formula="of:=[.G121]-[.$B$2]" office:value-type="float" office:value="16.041764497757" calcext:value-type="float">
            <text:p>16.0417644978</text:p>
          </table:table-cell>
          <table:table-cell table:formula="of:=[.C121]/([.H121]-[.H120])" office:value-type="float" office:value="148850.259839479" calcext:value-type="float">
            <text:p>148850.259839479</text:p>
          </table:table-cell>
          <table:table-cell table:formula="of:=[.G121]-[.$B121]" office:value-type="float" office:value="10.5903718471527" calcext:value-type="float">
            <text:p>10.590371847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9565.49278" calcext:value-type="float">
            <text:p>1443139565.49278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266886711121" calcext:value-type="float">
            <text:p>5.4926688671</text:p>
          </table:table-cell>
          <table:table-cell table:formula="of:=[.C122]/([.D122]-[.D121])" office:value-type="float" office:value="104660.755407942" calcext:value-type="float">
            <text:p>104660.755407942</text:p>
          </table:table-cell>
          <table:table-cell/>
          <table:table-cell office:value-type="float" office:value="1443139576.07819" calcext:value-type="float">
            <text:p>1443139576.07819</text:p>
          </table:table-cell>
          <table:table-cell table:formula="of:=[.G122]-[.$B$2]" office:value-type="float" office:value="16.0780744552612" calcext:value-type="float">
            <text:p>16.0780744553</text:p>
          </table:table-cell>
          <table:table-cell table:formula="of:=[.C122]/([.H122]-[.H121])" office:value-type="float" office:value="118975.62809022" calcext:value-type="float">
            <text:p>118975.62809022</text:p>
          </table:table-cell>
          <table:table-cell table:formula="of:=[.G122]-[.$B122]" office:value-type="float" office:value="10.58540558815" calcext:value-type="float">
            <text:p>10.585405588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9565.53405" calcext:value-type="float">
            <text:p>1443139565.53405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39343547821" calcext:value-type="float">
            <text:p>5.5339343548</text:p>
          </table:table-cell>
          <table:table-cell table:formula="of:=[.C123]/([.D123]-[.D122])" office:value-type="float" office:value="104687.966720592" calcext:value-type="float">
            <text:p>104687.966720592</text:p>
          </table:table-cell>
          <table:table-cell/>
          <table:table-cell office:value-type="float" office:value="1443139576.11476" calcext:value-type="float">
            <text:p>1443139576.11476</text:p>
          </table:table-cell>
          <table:table-cell table:formula="of:=[.G123]-[.$B$2]" office:value-type="float" office:value="16.1146423816681" calcext:value-type="float">
            <text:p>16.1146423817</text:p>
          </table:table-cell>
          <table:table-cell table:formula="of:=[.C123]/([.H123]-[.H122])" office:value-type="float" office:value="118136.313006513" calcext:value-type="float">
            <text:p>118136.313006513</text:p>
          </table:table-cell>
          <table:table-cell table:formula="of:=[.G123]-[.$B123]" office:value-type="float" office:value="10.580708026886" calcext:value-type="float">
            <text:p>10.580708026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9565.57533" calcext:value-type="float">
            <text:p>1443139565.57533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521390914917" calcext:value-type="float">
            <text:p>5.5752139091</text:p>
          </table:table-cell>
          <table:table-cell table:formula="of:=[.C124]/([.D124]-[.D123])" office:value-type="float" office:value="104652.292551072" calcext:value-type="float">
            <text:p>104652.292551072</text:p>
          </table:table-cell>
          <table:table-cell/>
          <table:table-cell office:value-type="float" office:value="1443139576.15137" calcext:value-type="float">
            <text:p>1443139576.15137</text:p>
          </table:table-cell>
          <table:table-cell table:formula="of:=[.G124]-[.$B$2]" office:value-type="float" office:value="16.1512553691864" calcext:value-type="float">
            <text:p>16.1512553692</text:p>
          </table:table-cell>
          <table:table-cell table:formula="of:=[.C124]/([.H124]-[.H123])" office:value-type="float" office:value="117990.91778128" calcext:value-type="float">
            <text:p>117990.91778128</text:p>
          </table:table-cell>
          <table:table-cell table:formula="of:=[.G124]-[.$B124]" office:value-type="float" office:value="10.5760414600372" calcext:value-type="float">
            <text:p>10.5760414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9565.61661" calcext:value-type="float">
            <text:p>1443139565.61661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1649656295776" calcext:value-type="float">
            <text:p>5.616496563</text:p>
          </table:table-cell>
          <table:table-cell table:formula="of:=[.C125]/([.D125]-[.D124])" office:value-type="float" office:value="104644.435409351" calcext:value-type="float">
            <text:p>104644.435409351</text:p>
          </table:table-cell>
          <table:table-cell/>
          <table:table-cell office:value-type="float" office:value="1443139576.1879" calcext:value-type="float">
            <text:p>1443139576.1879</text:p>
          </table:table-cell>
          <table:table-cell table:formula="of:=[.G125]-[.$B$2]" office:value-type="float" office:value="16.1877830028534" calcext:value-type="float">
            <text:p>16.1877830029</text:p>
          </table:table-cell>
          <table:table-cell table:formula="of:=[.C125]/([.H125]-[.H124])" office:value-type="float" office:value="118266.626285834" calcext:value-type="float">
            <text:p>118266.626285834</text:p>
          </table:table-cell>
          <table:table-cell table:formula="of:=[.G125]-[.$B125]" office:value-type="float" office:value="10.5712864398956" calcext:value-type="float">
            <text:p>10.571286439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9565.65789" calcext:value-type="float">
            <text:p>1443139565.65789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5777182579041" calcext:value-type="float">
            <text:p>5.6577718258</text:p>
          </table:table-cell>
          <table:table-cell table:formula="of:=[.C126]/([.D126]-[.D125])" office:value-type="float" office:value="104663.173618452" calcext:value-type="float">
            <text:p>104663.173618452</text:p>
          </table:table-cell>
          <table:table-cell/>
          <table:table-cell office:value-type="float" office:value="1443139576.22447" calcext:value-type="float">
            <text:p>1443139576.22447</text:p>
          </table:table-cell>
          <table:table-cell table:formula="of:=[.G126]-[.$B$2]" office:value-type="float" office:value="16.2243559360504" calcext:value-type="float">
            <text:p>16.2243559361</text:p>
          </table:table-cell>
          <table:table-cell table:formula="of:=[.C126]/([.H126]-[.H125])" office:value-type="float" office:value="118120.140288661" calcext:value-type="float">
            <text:p>118120.140288661</text:p>
          </table:table-cell>
          <table:table-cell table:formula="of:=[.G126]-[.$B126]" office:value-type="float" office:value="10.56658411026" calcext:value-type="float">
            <text:p>10.566584110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9565.69917" calcext:value-type="float">
            <text:p>1443139565.69917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69905209541321" calcext:value-type="float">
            <text:p>5.6990520954</text:p>
          </table:table-cell>
          <table:table-cell table:formula="of:=[.C127]/([.D127]-[.D126])" office:value-type="float" office:value="104650.479259798" calcext:value-type="float">
            <text:p>104650.479259798</text:p>
          </table:table-cell>
          <table:table-cell/>
          <table:table-cell office:value-type="float" office:value="1443139576.26105" calcext:value-type="float">
            <text:p>1443139576.26105</text:p>
          </table:table-cell>
          <table:table-cell table:formula="of:=[.G127]-[.$B$2]" office:value-type="float" office:value="16.2609386444092" calcext:value-type="float">
            <text:p>16.2609386444</text:p>
          </table:table-cell>
          <table:table-cell table:formula="of:=[.C127]/([.H127]-[.H126])" office:value-type="float" office:value="118088.577740992" calcext:value-type="float">
            <text:p>118088.577740992</text:p>
          </table:table-cell>
          <table:table-cell table:formula="of:=[.G127]-[.$B127]" office:value-type="float" office:value="10.561886548996" calcext:value-type="float">
            <text:p>10.56188654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9565.74045" calcext:value-type="float">
            <text:p>1443139565.74045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033427238464" calcext:value-type="float">
            <text:p>5.7403342724</text:p>
          </table:table-cell>
          <table:table-cell table:formula="of:=[.C128]/([.D128]-[.D127])" office:value-type="float" office:value="104645.644123592" calcext:value-type="float">
            <text:p>104645.644123592</text:p>
          </table:table-cell>
          <table:table-cell/>
          <table:table-cell office:value-type="float" office:value="1443139576.29761" calcext:value-type="float">
            <text:p>1443139576.29761</text:p>
          </table:table-cell>
          <table:table-cell table:formula="of:=[.G128]-[.$B$2]" office:value-type="float" office:value="16.2974984645844" calcext:value-type="float">
            <text:p>16.2974984646</text:p>
          </table:table-cell>
          <table:table-cell table:formula="of:=[.C128]/([.H128]-[.H127])" office:value-type="float" office:value="118162.506798484" calcext:value-type="float">
            <text:p>118162.506798484</text:p>
          </table:table-cell>
          <table:table-cell table:formula="of:=[.G128]-[.$B128]" office:value-type="float" office:value="10.5571641921997" calcext:value-type="float">
            <text:p>10.557164192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9565.78178" calcext:value-type="float">
            <text:p>1443139565.78178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166103363037" calcext:value-type="float">
            <text:p>5.7816610336</text:p>
          </table:table-cell>
          <table:table-cell table:formula="of:=[.C129]/([.D129]-[.D128])" office:value-type="float" office:value="104532.749961059" calcext:value-type="float">
            <text:p>104532.749961059</text:p>
          </table:table-cell>
          <table:table-cell/>
          <table:table-cell office:value-type="float" office:value="1443139576.33418" calcext:value-type="float">
            <text:p>1443139576.33418</text:p>
          </table:table-cell>
          <table:table-cell table:formula="of:=[.G129]-[.$B$2]" office:value-type="float" office:value="16.3340673446655" calcext:value-type="float">
            <text:p>16.3340673447</text:p>
          </table:table-cell>
          <table:table-cell table:formula="of:=[.C129]/([.H129]-[.H128])" office:value-type="float" office:value="118133.232147398" calcext:value-type="float">
            <text:p>118133.232147398</text:p>
          </table:table-cell>
          <table:table-cell table:formula="of:=[.G129]-[.$B129]" office:value-type="float" office:value="10.5524063110352" calcext:value-type="float">
            <text:p>10.55240631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9565.82307" calcext:value-type="float">
            <text:p>1443139565.82307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295441627502" calcext:value-type="float">
            <text:p>5.8229544163</text:p>
          </table:table-cell>
          <table:table-cell table:formula="of:=[.C130]/([.D130]-[.D129])" office:value-type="float" office:value="104617.246719054" calcext:value-type="float">
            <text:p>104617.246719054</text:p>
          </table:table-cell>
          <table:table-cell/>
          <table:table-cell office:value-type="float" office:value="1443139576.37075" calcext:value-type="float">
            <text:p>1443139576.37075</text:p>
          </table:table-cell>
          <table:table-cell table:formula="of:=[.G130]-[.$B$2]" office:value-type="float" office:value="16.3706378936768" calcext:value-type="float">
            <text:p>16.3706378937</text:p>
          </table:table-cell>
          <table:table-cell table:formula="of:=[.C130]/([.H130]-[.H129])" office:value-type="float" office:value="118127.841030589" calcext:value-type="float">
            <text:p>118127.841030589</text:p>
          </table:table-cell>
          <table:table-cell table:formula="of:=[.G130]-[.$B130]" office:value-type="float" office:value="10.5476834774017" calcext:value-type="float">
            <text:p>10.547683477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9565.86434" calcext:value-type="float">
            <text:p>1443139565.86434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42258644104" calcext:value-type="float">
            <text:p>5.8642258644</text:p>
          </table:table-cell>
          <table:table-cell table:formula="of:=[.C131]/([.D131]-[.D130])" office:value-type="float" office:value="104672.84757806" calcext:value-type="float">
            <text:p>104672.84757806</text:p>
          </table:table-cell>
          <table:table-cell/>
          <table:table-cell office:value-type="float" office:value="1443139576.40731" calcext:value-type="float">
            <text:p>1443139576.40731</text:p>
          </table:table-cell>
          <table:table-cell table:formula="of:=[.G131]-[.$B$2]" office:value-type="float" office:value="16.4071941375732" calcext:value-type="float">
            <text:p>16.4071941376</text:p>
          </table:table-cell>
          <table:table-cell table:formula="of:=[.C131]/([.H131]-[.H130])" office:value-type="float" office:value="118174.066576229" calcext:value-type="float">
            <text:p>118174.066576229</text:p>
          </table:table-cell>
          <table:table-cell table:formula="of:=[.G131]-[.$B131]" office:value-type="float" office:value="10.5429682731628" calcext:value-type="float">
            <text:p>10.54296827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9565.9057" calcext:value-type="float">
            <text:p>1443139565.9057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0558362007141" calcext:value-type="float">
            <text:p>5.9055836201</text:p>
          </table:table-cell>
          <table:table-cell table:formula="of:=[.C132]/([.D132]-[.D131])" office:value-type="float" office:value="104454.410810125" calcext:value-type="float">
            <text:p>104454.410810125</text:p>
          </table:table-cell>
          <table:table-cell/>
          <table:table-cell office:value-type="float" office:value="1443139576.4439" calcext:value-type="float">
            <text:p>1443139576.4439</text:p>
          </table:table-cell>
          <table:table-cell table:formula="of:=[.G132]-[.$B$2]" office:value-type="float" office:value="16.4437878131866" calcext:value-type="float">
            <text:p>16.4437878132</text:p>
          </table:table-cell>
          <table:table-cell table:formula="of:=[.C132]/([.H132]-[.H131])" office:value-type="float" office:value="118053.186174545" calcext:value-type="float">
            <text:p>118053.186174545</text:p>
          </table:table-cell>
          <table:table-cell table:formula="of:=[.G132]-[.$B132]" office:value-type="float" office:value="10.5382041931152" calcext:value-type="float">
            <text:p>10.538204193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9565.94698" calcext:value-type="float">
            <text:p>1443139565.94698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4686055183411" calcext:value-type="float">
            <text:p>5.9468605518</text:p>
          </table:table-cell>
          <table:table-cell table:formula="of:=[.C133]/([.D133]-[.D132])" office:value-type="float" office:value="104658.941823391" calcext:value-type="float">
            <text:p>104658.941823391</text:p>
          </table:table-cell>
          <table:table-cell/>
          <table:table-cell office:value-type="float" office:value="1443139576.48044" calcext:value-type="float">
            <text:p>1443139576.48044</text:p>
          </table:table-cell>
          <table:table-cell table:formula="of:=[.G133]-[.$B$2]" office:value-type="float" office:value="16.4803218841553" calcext:value-type="float">
            <text:p>16.4803218842</text:p>
          </table:table-cell>
          <table:table-cell table:formula="of:=[.C133]/([.H133]-[.H132])" office:value-type="float" office:value="118245.787711685" calcext:value-type="float">
            <text:p>118245.787711685</text:p>
          </table:table-cell>
          <table:table-cell table:formula="of:=[.G133]-[.$B133]" office:value-type="float" office:value="10.5334613323212" calcext:value-type="float">
            <text:p>10.533461332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9565.98825" calcext:value-type="float">
            <text:p>1443139565.98825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8813223838806" calcext:value-type="float">
            <text:p>5.9881322384</text:p>
          </table:table-cell>
          <table:table-cell table:formula="of:=[.C134]/([.D134]-[.D133])" office:value-type="float" office:value="104672.242903192" calcext:value-type="float">
            <text:p>104672.242903192</text:p>
          </table:table-cell>
          <table:table-cell/>
          <table:table-cell office:value-type="float" office:value="1443139576.51702" calcext:value-type="float">
            <text:p>1443139576.51702</text:p>
          </table:table-cell>
          <table:table-cell table:formula="of:=[.G134]-[.$B$2]" office:value-type="float" office:value="16.5168991088867" calcext:value-type="float">
            <text:p>16.5168991089</text:p>
          </table:table-cell>
          <table:table-cell table:formula="of:=[.C134]/([.H134]-[.H133])" office:value-type="float" office:value="118106.281483027" calcext:value-type="float">
            <text:p>118106.281483027</text:p>
          </table:table-cell>
          <table:table-cell table:formula="of:=[.G134]-[.$B134]" office:value-type="float" office:value="10.5287668704987" calcext:value-type="float">
            <text:p>10.52876687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9566.0282" calcext:value-type="float">
            <text:p>1443139566.0282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2808833122253" calcext:value-type="float">
            <text:p>6.0280883312</text:p>
          </table:table-cell>
          <table:table-cell table:formula="of:=[.C135]/([.D135]-[.D134])" office:value-type="float" office:value="108118.679619066" calcext:value-type="float">
            <text:p>108118.679619066</text:p>
          </table:table-cell>
          <table:table-cell/>
          <table:table-cell office:value-type="float" office:value="1443139576.5537" calcext:value-type="float">
            <text:p>1443139576.5537</text:p>
          </table:table-cell>
          <table:table-cell table:formula="of:=[.G135]-[.$B$2]" office:value-type="float" office:value="16.5535883903503" calcext:value-type="float">
            <text:p>16.5535883904</text:p>
          </table:table-cell>
          <table:table-cell table:formula="of:=[.C135]/([.H135]-[.H134])" office:value-type="float" office:value="117745.560219903" calcext:value-type="float">
            <text:p>117745.560219903</text:p>
          </table:table-cell>
          <table:table-cell table:formula="of:=[.G135]-[.$B135]" office:value-type="float" office:value="10.5255000591278" calcext:value-type="float">
            <text:p>10.525500059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9566.06761" calcext:value-type="float">
            <text:p>1443139566.06761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6749677658081" calcext:value-type="float">
            <text:p>6.0674967766</text:p>
          </table:table-cell>
          <table:table-cell table:formula="of:=[.C136]/([.D136]-[.D135])" office:value-type="float" office:value="109621.172840627" calcext:value-type="float">
            <text:p>109621.172840627</text:p>
          </table:table-cell>
          <table:table-cell/>
          <table:table-cell office:value-type="float" office:value="1443139576.59018" calcext:value-type="float">
            <text:p>1443139576.59018</text:p>
          </table:table-cell>
          <table:table-cell table:formula="of:=[.G136]-[.$B$2]" office:value-type="float" office:value="16.5900657176971" calcext:value-type="float">
            <text:p>16.5900657177</text:p>
          </table:table-cell>
          <table:table-cell table:formula="of:=[.C136]/([.H136]-[.H135])" office:value-type="float" office:value="118429.729210377" calcext:value-type="float">
            <text:p>118429.729210377</text:p>
          </table:table-cell>
          <table:table-cell table:formula="of:=[.G136]-[.$B136]" office:value-type="float" office:value="10.5225689411163" calcext:value-type="float">
            <text:p>10.52256894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9566.10702" calcext:value-type="float">
            <text:p>1443139566.10702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0690426826477" calcext:value-type="float">
            <text:p>6.1069042683</text:p>
          </table:table-cell>
          <table:table-cell table:formula="of:=[.C137]/([.D137]-[.D136])" office:value-type="float" office:value="109623.825709221" calcext:value-type="float">
            <text:p>109623.825709221</text:p>
          </table:table-cell>
          <table:table-cell/>
          <table:table-cell office:value-type="float" office:value="1443139576.62678" calcext:value-type="float">
            <text:p>1443139576.62678</text:p>
          </table:table-cell>
          <table:table-cell table:formula="of:=[.G137]-[.$B$2]" office:value-type="float" office:value="16.6266641616821" calcext:value-type="float">
            <text:p>16.6266641617</text:p>
          </table:table-cell>
          <table:table-cell table:formula="of:=[.C137]/([.H137]-[.H136])" office:value-type="float" office:value="118037.805152927" calcext:value-type="float">
            <text:p>118037.805152927</text:p>
          </table:table-cell>
          <table:table-cell table:formula="of:=[.G137]-[.$B137]" office:value-type="float" office:value="10.5197598934174" calcext:value-type="float">
            <text:p>10.519759893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9566.14642" calcext:value-type="float">
            <text:p>1443139566.14642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4630818367004" calcext:value-type="float">
            <text:p>6.1463081837</text:p>
          </table:table-cell>
          <table:table-cell table:formula="of:=[.C138]/([.D138]-[.D137])" office:value-type="float" office:value="109633.775110122" calcext:value-type="float">
            <text:p>109633.775110122</text:p>
          </table:table-cell>
          <table:table-cell/>
          <table:table-cell office:value-type="float" office:value="1443139576.66333" calcext:value-type="float">
            <text:p>1443139576.66333</text:p>
          </table:table-cell>
          <table:table-cell table:formula="of:=[.G138]-[.$B$2]" office:value-type="float" office:value="16.663211107254" calcext:value-type="float">
            <text:p>16.6632111073</text:p>
          </table:table-cell>
          <table:table-cell table:formula="of:=[.C138]/([.H138]-[.H137])" office:value-type="float" office:value="118204.132586161" calcext:value-type="float">
            <text:p>118204.132586161</text:p>
          </table:table-cell>
          <table:table-cell table:formula="of:=[.G138]-[.$B138]" office:value-type="float" office:value="10.516902923584" calcext:value-type="float">
            <text:p>10.51690292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9566.18584" calcext:value-type="float">
            <text:p>1443139566.18584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8572020530701" calcext:value-type="float">
            <text:p>6.1857202053</text:p>
          </table:table-cell>
          <table:table-cell table:formula="of:=[.C139]/([.D139]-[.D138])" office:value-type="float" office:value="109611.225726834" calcext:value-type="float">
            <text:p>109611.225726834</text:p>
          </table:table-cell>
          <table:table-cell/>
          <table:table-cell office:value-type="float" office:value="1443139576.6999" calcext:value-type="float">
            <text:p>1443139576.6999</text:p>
          </table:table-cell>
          <table:table-cell table:formula="of:=[.G139]-[.$B$2]" office:value-type="float" office:value="16.6997802257538" calcext:value-type="float">
            <text:p>16.6997802258</text:p>
          </table:table-cell>
          <table:table-cell table:formula="of:=[.C139]/([.H139]-[.H138])" office:value-type="float" office:value="118132.461957726" calcext:value-type="float">
            <text:p>118132.461957726</text:p>
          </table:table-cell>
          <table:table-cell table:formula="of:=[.G139]-[.$B139]" office:value-type="float" office:value="10.5140600204468" calcext:value-type="float">
            <text:p>10.51406002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9566.22524" calcext:value-type="float">
            <text:p>1443139566.22524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512125968933" calcext:value-type="float">
            <text:p>6.2251212597</text:p>
          </table:table-cell>
          <table:table-cell table:formula="of:=[.C140]/([.D140]-[.D139])" office:value-type="float" office:value="109641.73593126" calcext:value-type="float">
            <text:p>109641.73593126</text:p>
          </table:table-cell>
          <table:table-cell/>
          <table:table-cell office:value-type="float" office:value="1443139576.73646" calcext:value-type="float">
            <text:p>1443139576.73646</text:p>
          </table:table-cell>
          <table:table-cell table:formula="of:=[.G140]-[.$B$2]" office:value-type="float" office:value="16.7363488674164" calcext:value-type="float">
            <text:p>16.7363488674</text:p>
          </table:table-cell>
          <table:table-cell table:formula="of:=[.C140]/([.H140]-[.H139])" office:value-type="float" office:value="118134.002347112" calcext:value-type="float">
            <text:p>118134.002347112</text:p>
          </table:table-cell>
          <table:table-cell table:formula="of:=[.G140]-[.$B140]" office:value-type="float" office:value="10.5112276077271" calcext:value-type="float">
            <text:p>10.511227607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9566.26464" calcext:value-type="float">
            <text:p>1443139566.26464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452469825745" calcext:value-type="float">
            <text:p>6.2645246983</text:p>
          </table:table-cell>
          <table:table-cell table:formula="of:=[.C141]/([.D141]-[.D140])" office:value-type="float" office:value="109635.101833364" calcext:value-type="float">
            <text:p>109635.101833364</text:p>
          </table:table-cell>
          <table:table-cell/>
          <table:table-cell office:value-type="float" office:value="1443139576.77305" calcext:value-type="float">
            <text:p>1443139576.77305</text:p>
          </table:table-cell>
          <table:table-cell table:formula="of:=[.G141]-[.$B$2]" office:value-type="float" office:value="16.7729387283325" calcext:value-type="float">
            <text:p>16.7729387283</text:p>
          </table:table-cell>
          <table:table-cell table:formula="of:=[.C141]/([.H141]-[.H140])" office:value-type="float" office:value="118065.493878243" calcext:value-type="float">
            <text:p>118065.493878243</text:p>
          </table:table-cell>
          <table:table-cell table:formula="of:=[.G141]-[.$B141]" office:value-type="float" office:value="10.5084140300751" calcext:value-type="float">
            <text:p>10.50841403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9566.30404" calcext:value-type="float">
            <text:p>1443139566.30404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392694473267" calcext:value-type="float">
            <text:p>6.3039269447</text:p>
          </table:table-cell>
          <table:table-cell table:formula="of:=[.C142]/([.D142]-[.D141])" office:value-type="float" office:value="109638.418781956" calcext:value-type="float">
            <text:p>109638.418781956</text:p>
          </table:table-cell>
          <table:table-cell/>
          <table:table-cell office:value-type="float" office:value="1443139576.8096" calcext:value-type="float">
            <text:p>1443139576.8096</text:p>
          </table:table-cell>
          <table:table-cell table:formula="of:=[.G142]-[.$B$2]" office:value-type="float" office:value="16.8094880580902" calcext:value-type="float">
            <text:p>16.8094880581</text:p>
          </table:table-cell>
          <table:table-cell table:formula="of:=[.C142]/([.H142]-[.H141])" office:value-type="float" office:value="118196.421894468" calcext:value-type="float">
            <text:p>118196.421894468</text:p>
          </table:table-cell>
          <table:table-cell table:formula="of:=[.G142]-[.$B142]" office:value-type="float" office:value="10.5055611133575" calcext:value-type="float">
            <text:p>10.505561113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9566.34345" calcext:value-type="float">
            <text:p>1443139566.34345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333062171936" calcext:value-type="float">
            <text:p>6.3433306217</text:p>
          </table:table-cell>
          <table:table-cell table:formula="of:=[.C143]/([.D143]-[.D142])" office:value-type="float" office:value="109634.438467729" calcext:value-type="float">
            <text:p>109634.438467729</text:p>
          </table:table-cell>
          <table:table-cell/>
          <table:table-cell office:value-type="float" office:value="1443139576.84617" calcext:value-type="float">
            <text:p>1443139576.84617</text:p>
          </table:table-cell>
          <table:table-cell table:formula="of:=[.G143]-[.$B$2]" office:value-type="float" office:value="16.8460566997528" calcext:value-type="float">
            <text:p>16.8460566998</text:p>
          </table:table-cell>
          <table:table-cell table:formula="of:=[.C143]/([.H143]-[.H142])" office:value-type="float" office:value="118134.002347112" calcext:value-type="float">
            <text:p>118134.002347112</text:p>
          </table:table-cell>
          <table:table-cell table:formula="of:=[.G143]-[.$B143]" office:value-type="float" office:value="10.5027260780334" calcext:value-type="float">
            <text:p>10.50272607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9566.38285" calcext:value-type="float">
            <text:p>1443139566.38285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273406028748" calcext:value-type="float">
            <text:p>6.3827340603</text:p>
          </table:table-cell>
          <table:table-cell table:formula="of:=[.C144]/([.D144]-[.D143])" office:value-type="float" office:value="109635.101833364" calcext:value-type="float">
            <text:p>109635.101833364</text:p>
          </table:table-cell>
          <table:table-cell/>
          <table:table-cell office:value-type="float" office:value="1443139576.88274" calcext:value-type="float">
            <text:p>1443139576.88274</text:p>
          </table:table-cell>
          <table:table-cell table:formula="of:=[.G144]-[.$B$2]" office:value-type="float" office:value="16.882627248764" calcext:value-type="float">
            <text:p>16.8826272488</text:p>
          </table:table-cell>
          <table:table-cell table:formula="of:=[.C144]/([.H144]-[.H143])" office:value-type="float" office:value="118127.841030589" calcext:value-type="float">
            <text:p>118127.841030589</text:p>
          </table:table-cell>
          <table:table-cell table:formula="of:=[.G144]-[.$B144]" office:value-type="float" office:value="10.4998931884766" calcext:value-type="float">
            <text:p>10.499893188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9566.42225" calcext:value-type="float">
            <text:p>1443139566.42225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213869094849" calcext:value-type="float">
            <text:p>6.4221386909</text:p>
          </table:table-cell>
          <table:table-cell table:formula="of:=[.C145]/([.D145]-[.D144])" office:value-type="float" office:value="109631.785085464" calcext:value-type="float">
            <text:p>109631.785085464</text:p>
          </table:table-cell>
          <table:table-cell/>
          <table:table-cell office:value-type="float" office:value="1443139576.9193" calcext:value-type="float">
            <text:p>1443139576.9193</text:p>
          </table:table-cell>
          <table:table-cell table:formula="of:=[.G145]-[.$B$2]" office:value-type="float" office:value="16.9191794395447" calcext:value-type="float">
            <text:p>16.9191794395</text:p>
          </table:table-cell>
          <table:table-cell table:formula="of:=[.C145]/([.H145]-[.H144])" office:value-type="float" office:value="118187.170392209" calcext:value-type="float">
            <text:p>118187.170392209</text:p>
          </table:table-cell>
          <table:table-cell table:formula="of:=[.G145]-[.$B145]" office:value-type="float" office:value="10.4970407485962" calcext:value-type="float">
            <text:p>10.497040748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9566.46166" calcext:value-type="float">
            <text:p>1443139566.46166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153998374939" calcext:value-type="float">
            <text:p>6.4615399837</text:p>
          </table:table-cell>
          <table:table-cell table:formula="of:=[.C146]/([.D146]-[.D145])" office:value-type="float" office:value="109641.072485341" calcext:value-type="float">
            <text:p>109641.072485341</text:p>
          </table:table-cell>
          <table:table-cell/>
          <table:table-cell office:value-type="float" office:value="1443139576.95589" calcext:value-type="float">
            <text:p>1443139576.95589</text:p>
          </table:table-cell>
          <table:table-cell table:formula="of:=[.G146]-[.$B$2]" office:value-type="float" office:value="16.9557719230652" calcext:value-type="float">
            <text:p>16.9557719231</text:p>
          </table:table-cell>
          <table:table-cell table:formula="of:=[.C146]/([.H146]-[.H145])" office:value-type="float" office:value="118057.032056294" calcext:value-type="float">
            <text:p>118057.032056294</text:p>
          </table:table-cell>
          <table:table-cell table:formula="of:=[.G146]-[.$B146]" office:value-type="float" office:value="10.4942319393158" calcext:value-type="float">
            <text:p>10.494231939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9566.50104" calcext:value-type="float">
            <text:p>1443139566.50104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092053413391" calcext:value-type="float">
            <text:p>6.5009205341</text:p>
          </table:table-cell>
          <table:table-cell table:formula="of:=[.C147]/([.D147]-[.D146])" office:value-type="float" office:value="109698.822332813" calcext:value-type="float">
            <text:p>109698.822332813</text:p>
          </table:table-cell>
          <table:table-cell/>
          <table:table-cell office:value-type="float" office:value="1443139576.99243" calcext:value-type="float">
            <text:p>1443139576.99243</text:p>
          </table:table-cell>
          <table:table-cell table:formula="of:=[.G147]-[.$B$2]" office:value-type="float" office:value="16.9923117160797" calcext:value-type="float">
            <text:p>16.9923117161</text:p>
          </table:table-cell>
          <table:table-cell table:formula="of:=[.C147]/([.H147]-[.H146])" office:value-type="float" office:value="118227.270698621" calcext:value-type="float">
            <text:p>118227.270698621</text:p>
          </table:table-cell>
          <table:table-cell table:formula="of:=[.G147]-[.$B147]" office:value-type="float" office:value="10.4913911819458" calcext:value-type="float">
            <text:p>10.491391181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9566.54044" calcext:value-type="float">
            <text:p>1443139566.54044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032278060913" calcext:value-type="float">
            <text:p>6.5403227806</text:p>
          </table:table-cell>
          <table:table-cell table:formula="of:=[.C148]/([.D148]-[.D147])" office:value-type="float" office:value="109638.418781956" calcext:value-type="float">
            <text:p>109638.418781956</text:p>
          </table:table-cell>
          <table:table-cell/>
          <table:table-cell office:value-type="float" office:value="1443139580.00681" calcext:value-type="float">
            <text:p>1443139580.00681</text:p>
          </table:table-cell>
          <table:table-cell table:formula="of:=[.G148]-[.$B$2]" office:value-type="float" office:value="20.0066947937012" calcext:value-type="float">
            <text:p>20.0066947937</text:p>
          </table:table-cell>
          <table:table-cell table:formula="of:=[.C148]/([.H148]-[.H147])" office:value-type="float" office:value="1433.1290644747" calcext:value-type="float">
            <text:p>1433.1290644747</text:p>
          </table:table-cell>
          <table:table-cell table:formula="of:=[.G148]-[.$B148]" office:value-type="float" office:value="13.466372013092" calcext:value-type="float">
            <text:p>13.466372013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9566.57984" calcext:value-type="float">
            <text:p>1443139566.57984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7972383499146" calcext:value-type="float">
            <text:p>6.579723835</text:p>
          </table:table-cell>
          <table:table-cell table:formula="of:=[.C149]/([.D149]-[.D148])" office:value-type="float" office:value="109641.73593126" calcext:value-type="float">
            <text:p>109641.73593126</text:p>
          </table:table-cell>
          <table:table-cell/>
          <table:table-cell office:value-type="float" office:value="1443139580.02494" calcext:value-type="float">
            <text:p>1443139580.02494</text:p>
          </table:table-cell>
          <table:table-cell table:formula="of:=[.G149]-[.$B$2]" office:value-type="float" office:value="20.0248198509216" calcext:value-type="float">
            <text:p>20.0248198509</text:p>
          </table:table-cell>
          <table:table-cell table:formula="of:=[.C149]/([.H149]-[.H148])" office:value-type="float" office:value="238344.075136145" calcext:value-type="float">
            <text:p>238344.075136145</text:p>
          </table:table-cell>
          <table:table-cell table:formula="of:=[.G149]-[.$B149]" office:value-type="float" office:value="13.4450960159302" calcext:value-type="float">
            <text:p>13.445096015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9566.61924" calcext:value-type="float">
            <text:p>1443139566.61924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1912560462952" calcext:value-type="float">
            <text:p>6.6191256046</text:p>
          </table:table-cell>
          <table:table-cell table:formula="of:=[.C150]/([.D150]-[.D149])" office:value-type="float" office:value="109639.745617591" calcext:value-type="float">
            <text:p>109639.745617591</text:p>
          </table:table-cell>
          <table:table-cell/>
          <table:table-cell office:value-type="float" office:value="1443139580.10917" calcext:value-type="float">
            <text:p>1443139580.10917</text:p>
          </table:table-cell>
          <table:table-cell table:formula="of:=[.G150]-[.$B$2]" office:value-type="float" office:value="20.1090574264526" calcext:value-type="float">
            <text:p>20.1090574265</text:p>
          </table:table-cell>
          <table:table-cell table:formula="of:=[.C150]/([.H150]-[.H149])" office:value-type="float" office:value="51283.5272474088" calcext:value-type="float">
            <text:p>51283.5272474088</text:p>
          </table:table-cell>
          <table:table-cell table:formula="of:=[.G150]-[.$B150]" office:value-type="float" office:value="13.4899318218231" calcext:value-type="float">
            <text:p>13.489931821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9566.65865" calcext:value-type="float">
            <text:p>1443139566.65865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5852952003479" calcext:value-type="float">
            <text:p>6.65852952</text:p>
          </table:table-cell>
          <table:table-cell table:formula="of:=[.C151]/([.D151]-[.D150])" office:value-type="float" office:value="109633.775110122" calcext:value-type="float">
            <text:p>109633.775110122</text:p>
          </table:table-cell>
          <table:table-cell/>
          <table:table-cell office:value-type="float" office:value="1443139580.2092" calcext:value-type="float">
            <text:p>1443139580.2092</text:p>
          </table:table-cell>
          <table:table-cell table:formula="of:=[.G151]-[.$B$2]" office:value-type="float" office:value="20.2090833187103" calcext:value-type="float">
            <text:p>20.2090833187</text:p>
          </table:table-cell>
          <table:table-cell table:formula="of:=[.C151]/([.H151]-[.H150])" office:value-type="float" office:value="43188.817440095" calcext:value-type="float">
            <text:p>43188.817440095</text:p>
          </table:table-cell>
          <table:table-cell table:formula="of:=[.G151]-[.$B151]" office:value-type="float" office:value="13.5505537986755" calcext:value-type="float">
            <text:p>13.55055379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9566.69805" calcext:value-type="float">
            <text:p>1443139566.69805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69793343544006" calcext:value-type="float">
            <text:p>6.6979334354</text:p>
          </table:table-cell>
          <table:table-cell table:formula="of:=[.C152]/([.D152]-[.D151])" office:value-type="float" office:value="109633.775110122" calcext:value-type="float">
            <text:p>109633.775110122</text:p>
          </table:table-cell>
          <table:table-cell/>
          <table:table-cell office:value-type="float" office:value="1443139580.31738" calcext:value-type="float">
            <text:p>1443139580.31738</text:p>
          </table:table-cell>
          <table:table-cell table:formula="of:=[.G152]-[.$B$2]" office:value-type="float" office:value="20.3172609806061" calcext:value-type="float">
            <text:p>20.3172609806</text:p>
          </table:table-cell>
          <table:table-cell table:formula="of:=[.C152]/([.H152]-[.H151])" office:value-type="float" office:value="39934.30736341" calcext:value-type="float">
            <text:p>39934.30736341</text:p>
          </table:table-cell>
          <table:table-cell table:formula="of:=[.G152]-[.$B152]" office:value-type="float" office:value="13.619327545166" calcext:value-type="float">
            <text:p>13.619327545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9566.73745" calcext:value-type="float">
            <text:p>1443139566.73745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373354434967" calcext:value-type="float">
            <text:p>6.7373354435</text:p>
          </table:table-cell>
          <table:table-cell table:formula="of:=[.C153]/([.D153]-[.D152])" office:value-type="float" office:value="109639.08219576" calcext:value-type="float">
            <text:p>109639.08219576</text:p>
          </table:table-cell>
          <table:table-cell/>
          <table:table-cell office:value-type="float" office:value="1443139580.80452" calcext:value-type="float">
            <text:p>1443139580.80452</text:p>
          </table:table-cell>
          <table:table-cell table:formula="of:=[.G153]-[.$B$2]" office:value-type="float" office:value="20.8044064044952" calcext:value-type="float">
            <text:p>20.8044064045</text:p>
          </table:table-cell>
          <table:table-cell table:formula="of:=[.C153]/([.H153]-[.H152])" office:value-type="float" office:value="8867.98846535594" calcext:value-type="float">
            <text:p>8867.9884653559</text:p>
          </table:table-cell>
          <table:table-cell table:formula="of:=[.G153]-[.$B153]" office:value-type="float" office:value="14.0670709609985" calcext:value-type="float">
            <text:p>14.06707096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9566.77685" calcext:value-type="float">
            <text:p>1443139566.77685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7673840522766" calcext:value-type="float">
            <text:p>6.7767384052</text:p>
          </table:table-cell>
          <table:table-cell table:formula="of:=[.C154]/([.D154]-[.D153])" office:value-type="float" office:value="109636.428588717" calcext:value-type="float">
            <text:p>109636.428588717</text:p>
          </table:table-cell>
          <table:table-cell/>
          <table:table-cell office:value-type="float" office:value="1443139581.12931" calcext:value-type="float">
            <text:p>1443139581.12931</text:p>
          </table:table-cell>
          <table:table-cell table:formula="of:=[.G154]-[.$B$2]" office:value-type="float" office:value="21.1291925907135" calcext:value-type="float">
            <text:p>21.1291925907</text:p>
          </table:table-cell>
          <table:table-cell table:formula="of:=[.C154]/([.H154]-[.H153])" office:value-type="float" office:value="13301.0583063927" calcext:value-type="float">
            <text:p>13301.0583063927</text:p>
          </table:table-cell>
          <table:table-cell table:formula="of:=[.G154]-[.$B154]" office:value-type="float" office:value="14.3524541854858" calcext:value-type="float">
            <text:p>14.352454185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9566.81623" calcext:value-type="float">
            <text:p>1443139566.81623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161187171936" calcext:value-type="float">
            <text:p>6.8161187172</text:p>
          </table:table-cell>
          <table:table-cell table:formula="of:=[.C155]/([.D155]-[.D154])" office:value-type="float" office:value="109699.486477814" calcext:value-type="float">
            <text:p>109699.486477814</text:p>
          </table:table-cell>
          <table:table-cell/>
          <table:table-cell office:value-type="float" office:value="1443139582.10118" calcext:value-type="float">
            <text:p>1443139582.10118</text:p>
          </table:table-cell>
          <table:table-cell table:formula="of:=[.G155]-[.$B$2]" office:value-type="float" office:value="22.1010665893555" calcext:value-type="float">
            <text:p>22.1010665894</text:p>
          </table:table-cell>
          <table:table-cell table:formula="of:=[.C155]/([.H155]-[.H154])" office:value-type="float" office:value="4445.02065703628" calcext:value-type="float">
            <text:p>4445.0206570363</text:p>
          </table:table-cell>
          <table:table-cell table:formula="of:=[.G155]-[.$B155]" office:value-type="float" office:value="15.2849478721619" calcext:value-type="float">
            <text:p>15.284947872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9566.85564" calcext:value-type="float">
            <text:p>1443139566.85564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5552668571472" calcext:value-type="float">
            <text:p>6.8555266857</text:p>
          </table:table-cell>
          <table:table-cell table:formula="of:=[.C156]/([.D156]-[.D155])" office:value-type="float" office:value="109622.499258874" calcext:value-type="float">
            <text:p>109622.499258874</text:p>
          </table:table-cell>
          <table:table-cell/>
          <table:table-cell office:value-type="float" office:value="1443139585.03289" calcext:value-type="float">
            <text:p>1443139585.03289</text:p>
          </table:table-cell>
          <table:table-cell table:formula="of:=[.G156]-[.$B$2]" office:value-type="float" office:value="25.0327730178833" calcext:value-type="float">
            <text:p>25.0327730179</text:p>
          </table:table-cell>
          <table:table-cell table:formula="of:=[.C156]/([.H156]-[.H155])" office:value-type="float" office:value="1473.54453978167" calcext:value-type="float">
            <text:p>1473.5445397817</text:p>
          </table:table-cell>
          <table:table-cell table:formula="of:=[.G156]-[.$B156]" office:value-type="float" office:value="18.1772463321686" calcext:value-type="float">
            <text:p>18.177246332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9566.89505" calcext:value-type="float">
            <text:p>1443139566.89505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492964744568" calcext:value-type="float">
            <text:p>6.8949296474</text:p>
          </table:table-cell>
          <table:table-cell table:formula="of:=[.C157]/([.D157]-[.D156])" office:value-type="float" office:value="109636.428588717" calcext:value-type="float">
            <text:p>109636.428588717</text:p>
          </table:table-cell>
          <table:table-cell/>
          <table:table-cell office:value-type="float" office:value="1443139585.49354" calcext:value-type="float">
            <text:p>1443139585.49354</text:p>
          </table:table-cell>
          <table:table-cell table:formula="of:=[.G157]-[.$B$2]" office:value-type="float" office:value="25.4934258460999" calcext:value-type="float">
            <text:p>25.4934258461</text:p>
          </table:table-cell>
          <table:table-cell table:formula="of:=[.C157]/([.H157]-[.H156])" office:value-type="float" office:value="9377.99517420779" calcext:value-type="float">
            <text:p>9377.9951742078</text:p>
          </table:table-cell>
          <table:table-cell table:formula="of:=[.G157]-[.$B157]" office:value-type="float" office:value="18.5984961986542" calcext:value-type="float">
            <text:p>18.598496198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9566.93445" calcext:value-type="float">
            <text:p>1443139566.93445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433022499085" calcext:value-type="float">
            <text:p>6.934330225</text:p>
          </table:table-cell>
          <table:table-cell table:formula="of:=[.C158]/([.D158]-[.D157])" office:value-type="float" office:value="109643.062847184" calcext:value-type="float">
            <text:p>109643.062847184</text:p>
          </table:table-cell>
          <table:table-cell/>
          <table:table-cell office:value-type="float" office:value="1443139586.03006" calcext:value-type="float">
            <text:p>1443139586.03006</text:p>
          </table:table-cell>
          <table:table-cell table:formula="of:=[.G158]-[.$B$2]" office:value-type="float" office:value="26.0299408435822" calcext:value-type="float">
            <text:p>26.0299408436</text:p>
          </table:table-cell>
          <table:table-cell table:formula="of:=[.C158]/([.H158]-[.H157])" office:value-type="float" office:value="8051.96503410424" calcext:value-type="float">
            <text:p>8051.9650341042</text:p>
          </table:table-cell>
          <table:table-cell table:formula="of:=[.G158]-[.$B158]" office:value-type="float" office:value="19.0956106185913" calcext:value-type="float">
            <text:p>19.095610618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9566.97385" calcext:value-type="float">
            <text:p>1443139566.97385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373151779175" calcext:value-type="float">
            <text:p>6.9737315178</text:p>
          </table:table-cell>
          <table:table-cell table:formula="of:=[.C159]/([.D159]-[.D158])" office:value-type="float" office:value="109641.072485341" calcext:value-type="float">
            <text:p>109641.072485341</text:p>
          </table:table-cell>
          <table:table-cell/>
          <table:table-cell office:value-type="float" office:value="1443139586.23447" calcext:value-type="float">
            <text:p>1443139586.23447</text:p>
          </table:table-cell>
          <table:table-cell table:formula="of:=[.G159]-[.$B$2]" office:value-type="float" office:value="26.2343504428864" calcext:value-type="float">
            <text:p>26.2343504429</text:p>
          </table:table-cell>
          <table:table-cell table:formula="of:=[.C159]/([.H159]-[.H158])" office:value-type="float" office:value="21134.0368295084" calcext:value-type="float">
            <text:p>21134.0368295084</text:p>
          </table:table-cell>
          <table:table-cell table:formula="of:=[.G159]-[.$B159]" office:value-type="float" office:value="19.2606189250946" calcext:value-type="float">
            <text:p>19.260618925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9580.01818" calcext:value-type="float">
            <text:p>1443139580.01818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180602073669" calcext:value-type="float">
            <text:p>20.0180602074</text:p>
          </table:table-cell>
          <table:table-cell table:formula="of:=[.C160]/([.D160]-[.D159])" office:value-type="float" office:value="331.178407322139" calcext:value-type="float">
            <text:p>331.1784073221</text:p>
          </table:table-cell>
          <table:table-cell/>
          <table:table-cell office:value-type="float" office:value="1443139586.74674" calcext:value-type="float">
            <text:p>1443139586.74674</text:p>
          </table:table-cell>
          <table:table-cell table:formula="of:=[.G160]-[.$B$2]" office:value-type="float" office:value="26.74662733078" calcext:value-type="float">
            <text:p>26.7466273308</text:p>
          </table:table-cell>
          <table:table-cell table:formula="of:=[.C160]/([.H160]-[.H159])" office:value-type="float" office:value="8432.93949442556" calcext:value-type="float">
            <text:p>8432.9394944256</text:p>
          </table:table-cell>
          <table:table-cell table:formula="of:=[.G160]-[.$B160]" office:value-type="float" office:value="6.72856712341309" calcext:value-type="float">
            <text:p>6.728567123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9580.07232" calcext:value-type="float">
            <text:p>1443139580.07232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22010135651" calcext:value-type="float">
            <text:p>20.0722010136</text:p>
          </table:table-cell>
          <table:table-cell table:formula="of:=[.C161]/([.D161]-[.D160])" office:value-type="float" office:value="79791.9407441332" calcext:value-type="float">
            <text:p>79791.9407441332</text:p>
          </table:table-cell>
          <table:table-cell/>
          <table:table-cell office:value-type="float" office:value="1443139591.34945" calcext:value-type="float">
            <text:p>1443139591.34945</text:p>
          </table:table-cell>
          <table:table-cell table:formula="of:=[.G161]-[.$B$2]" office:value-type="float" office:value="31.3493304252624" calcext:value-type="float">
            <text:p>31.3493304253</text:p>
          </table:table-cell>
          <table:table-cell table:formula="of:=[.C161]/([.H161]-[.H160])" office:value-type="float" office:value="938.578898382275" calcext:value-type="float">
            <text:p>938.5788983823</text:p>
          </table:table-cell>
          <table:table-cell table:formula="of:=[.G161]-[.$B161]" office:value-type="float" office:value="11.2771294116974" calcext:value-type="float">
            <text:p>11.277129411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9580.12645" calcext:value-type="float">
            <text:p>1443139580.12645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263296604156" calcext:value-type="float">
            <text:p>20.1263296604</text:p>
          </table:table-cell>
          <table:table-cell table:formula="of:=[.C162]/([.D162]-[.D161])" office:value-type="float" office:value="79809.8650410515" calcext:value-type="float">
            <text:p>79809.8650410515</text:p>
          </table:table-cell>
          <table:table-cell/>
          <table:table-cell office:value-type="float" office:value="1443139591.39985" calcext:value-type="float">
            <text:p>1443139591.39985</text:p>
          </table:table-cell>
          <table:table-cell table:formula="of:=[.G162]-[.$B$2]" office:value-type="float" office:value="31.3997311592102" calcext:value-type="float">
            <text:p>31.3997311592</text:p>
          </table:table-cell>
          <table:table-cell table:formula="of:=[.C162]/([.H162]-[.H161])" office:value-type="float" office:value="85713.0375219966" calcext:value-type="float">
            <text:p>85713.0375219966</text:p>
          </table:table-cell>
          <table:table-cell table:formula="of:=[.G162]-[.$B162]" office:value-type="float" office:value="11.2734014987946" calcext:value-type="float">
            <text:p>11.273401498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9580.18058" calcext:value-type="float">
            <text:p>1443139580.18058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04597377777" calcext:value-type="float">
            <text:p>20.1804597378</text:p>
          </table:table-cell>
          <table:table-cell table:formula="of:=[.C163]/([.D163]-[.D162])" office:value-type="float" office:value="79807.7558822752" calcext:value-type="float">
            <text:p>79807.7558822752</text:p>
          </table:table-cell>
          <table:table-cell/>
          <table:table-cell office:value-type="float" office:value="1443139591.45028" calcext:value-type="float">
            <text:p>1443139591.45028</text:p>
          </table:table-cell>
          <table:table-cell table:formula="of:=[.G163]-[.$B$2]" office:value-type="float" office:value="31.4501678943634" calcext:value-type="float">
            <text:p>31.4501678944</text:p>
          </table:table-cell>
          <table:table-cell table:formula="of:=[.C163]/([.H163]-[.H162])" office:value-type="float" office:value="85651.8564668844" calcext:value-type="float">
            <text:p>85651.8564668844</text:p>
          </table:table-cell>
          <table:table-cell table:formula="of:=[.G163]-[.$B163]" office:value-type="float" office:value="11.2697081565857" calcext:value-type="float">
            <text:p>11.269708156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9580.2347" calcext:value-type="float">
            <text:p>1443139580.2347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345886230469" calcext:value-type="float">
            <text:p>20.234588623</text:p>
          </table:table-cell>
          <table:table-cell table:formula="of:=[.C164]/([.D164]-[.D163])" office:value-type="float" office:value="79809.513506847" calcext:value-type="float">
            <text:p>79809.513506847</text:p>
          </table:table-cell>
          <table:table-cell/>
          <table:table-cell office:value-type="float" office:value="1443139591.50073" calcext:value-type="float">
            <text:p>1443139591.50073</text:p>
          </table:table-cell>
          <table:table-cell table:formula="of:=[.G164]-[.$B$2]" office:value-type="float" office:value="31.5006158351898" calcext:value-type="float">
            <text:p>31.5006158352</text:p>
          </table:table-cell>
          <table:table-cell table:formula="of:=[.C164]/([.H164]-[.H163])" office:value-type="float" office:value="85632.8311766874" calcext:value-type="float">
            <text:p>85632.8311766874</text:p>
          </table:table-cell>
          <table:table-cell table:formula="of:=[.G164]-[.$B164]" office:value-type="float" office:value="11.2660272121429" calcext:value-type="float">
            <text:p>11.266027212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9580.28883" calcext:value-type="float">
            <text:p>1443139580.28883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887165546417" calcext:value-type="float">
            <text:p>20.2887165546</text:p>
          </table:table-cell>
          <table:table-cell table:formula="of:=[.C165]/([.D165]-[.D164])" office:value-type="float" office:value="79810.9196622458" calcext:value-type="float">
            <text:p>79810.9196622458</text:p>
          </table:table-cell>
          <table:table-cell/>
          <table:table-cell office:value-type="float" office:value="1443139591.55115" calcext:value-type="float">
            <text:p>1443139591.55115</text:p>
          </table:table-cell>
          <table:table-cell table:formula="of:=[.G165]-[.$B$2]" office:value-type="float" office:value="31.5510377883911" calcext:value-type="float">
            <text:p>31.5510377884</text:p>
          </table:table-cell>
          <table:table-cell table:formula="of:=[.C165]/([.H165]-[.H164])" office:value-type="float" office:value="85676.9665933754" calcext:value-type="float">
            <text:p>85676.9665933754</text:p>
          </table:table-cell>
          <table:table-cell table:formula="of:=[.G165]-[.$B165]" office:value-type="float" office:value="11.2623212337494" calcext:value-type="float">
            <text:p>11.262321233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9580.34296" calcext:value-type="float">
            <text:p>1443139580.34296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2845916748" calcext:value-type="float">
            <text:p>20.3428459167</text:p>
          </table:table-cell>
          <table:table-cell table:formula="of:=[.C166]/([.D166]-[.D165])" office:value-type="float" office:value="79808.8104477283" calcext:value-type="float">
            <text:p>79808.8104477283</text:p>
          </table:table-cell>
          <table:table-cell/>
          <table:table-cell office:value-type="float" office:value="1443139591.60159" calcext:value-type="float">
            <text:p>1443139591.60159</text:p>
          </table:table-cell>
          <table:table-cell table:formula="of:=[.G166]-[.$B$2]" office:value-type="float" office:value="31.601478099823" calcext:value-type="float">
            <text:p>31.6014780998</text:p>
          </table:table-cell>
          <table:table-cell table:formula="of:=[.C166]/([.H166]-[.H165])" office:value-type="float" office:value="85645.7836473469" calcext:value-type="float">
            <text:p>85645.7836473469</text:p>
          </table:table-cell>
          <table:table-cell table:formula="of:=[.G166]-[.$B166]" office:value-type="float" office:value="11.258632183075" calcext:value-type="float">
            <text:p>11.258632183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9580.39709" calcext:value-type="float">
            <text:p>1443139580.39709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3969762325287" calcext:value-type="float">
            <text:p>20.3969762325</text:p>
          </table:table-cell>
          <table:table-cell table:formula="of:=[.C167]/([.D167]-[.D166])" office:value-type="float" office:value="79807.4043666507" calcext:value-type="float">
            <text:p>79807.4043666507</text:p>
          </table:table-cell>
          <table:table-cell/>
          <table:table-cell office:value-type="float" office:value="1443139591.65203" calcext:value-type="float">
            <text:p>1443139591.65203</text:p>
          </table:table-cell>
          <table:table-cell table:formula="of:=[.G167]-[.$B$2]" office:value-type="float" office:value="31.6519160270691" calcext:value-type="float">
            <text:p>31.6519160271</text:p>
          </table:table-cell>
          <table:table-cell table:formula="of:=[.C167]/([.H167]-[.H166])" office:value-type="float" office:value="85649.8320980185" calcext:value-type="float">
            <text:p>85649.8320980185</text:p>
          </table:table-cell>
          <table:table-cell table:formula="of:=[.G167]-[.$B167]" office:value-type="float" office:value="11.2549397945404" calcext:value-type="float">
            <text:p>11.254939794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9580.45122" calcext:value-type="float">
            <text:p>1443139580.45122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1105594635" calcext:value-type="float">
            <text:p>20.4511055946</text:p>
          </table:table-cell>
          <table:table-cell table:formula="of:=[.C168]/([.D168]-[.D167])" office:value-type="float" office:value="79808.8104477283" calcext:value-type="float">
            <text:p>79808.8104477283</text:p>
          </table:table-cell>
          <table:table-cell/>
          <table:table-cell office:value-type="float" office:value="1443139591.70245" calcext:value-type="float">
            <text:p>1443139591.70245</text:p>
          </table:table-cell>
          <table:table-cell table:formula="of:=[.G168]-[.$B$2]" office:value-type="float" office:value="31.7023332118988" calcext:value-type="float">
            <text:p>31.7023332119</text:p>
          </table:table-cell>
          <table:table-cell table:formula="of:=[.C168]/([.H168]-[.H167])" office:value-type="float" office:value="85685.0697751401" calcext:value-type="float">
            <text:p>85685.0697751401</text:p>
          </table:table-cell>
          <table:table-cell table:formula="of:=[.G168]-[.$B168]" office:value-type="float" office:value="11.2512276172638" calcext:value-type="float">
            <text:p>11.251227617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9580.50535" calcext:value-type="float">
            <text:p>1443139580.50535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052325725555" calcext:value-type="float">
            <text:p>20.5052325726</text:p>
          </table:table-cell>
          <table:table-cell table:formula="of:=[.C169]/([.D169]-[.D168])" office:value-type="float" office:value="79812.3258671953" calcext:value-type="float">
            <text:p>79812.3258671953</text:p>
          </table:table-cell>
          <table:table-cell/>
          <table:table-cell office:value-type="float" office:value="1443139591.75292" calcext:value-type="float">
            <text:p>1443139591.75292</text:p>
          </table:table-cell>
          <table:table-cell table:formula="of:=[.G169]-[.$B$2]" office:value-type="float" office:value="31.7528009414673" calcext:value-type="float">
            <text:p>31.7528009415</text:p>
          </table:table-cell>
          <table:table-cell table:formula="of:=[.C169]/([.H169]-[.H168])" office:value-type="float" office:value="85599.2539576808" calcext:value-type="float">
            <text:p>85599.2539576808</text:p>
          </table:table-cell>
          <table:table-cell table:formula="of:=[.G169]-[.$B169]" office:value-type="float" office:value="11.2475683689117" calcext:value-type="float">
            <text:p>11.247568368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9580.55948" calcext:value-type="float">
            <text:p>1443139580.55948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593602657318" calcext:value-type="float">
            <text:p>20.5593602657</text:p>
          </table:table-cell>
          <table:table-cell table:formula="of:=[.C170]/([.D170]-[.D169])" office:value-type="float" office:value="79811.2712088377" calcext:value-type="float">
            <text:p>79811.2712088377</text:p>
          </table:table-cell>
          <table:table-cell/>
          <table:table-cell office:value-type="float" office:value="1443139591.80333" calcext:value-type="float">
            <text:p>1443139591.80333</text:p>
          </table:table-cell>
          <table:table-cell table:formula="of:=[.G170]-[.$B$2]" office:value-type="float" office:value="31.8032186031342" calcext:value-type="float">
            <text:p>31.8032186031</text:p>
          </table:table-cell>
          <table:table-cell table:formula="of:=[.C170]/([.H170]-[.H169])" office:value-type="float" office:value="85684.2593879896" calcext:value-type="float">
            <text:p>85684.2593879896</text:p>
          </table:table-cell>
          <table:table-cell table:formula="of:=[.G170]-[.$B170]" office:value-type="float" office:value="11.2438583374023" calcext:value-type="float">
            <text:p>11.243858337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9580.6136" calcext:value-type="float">
            <text:p>1443139580.6136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134831905365" calcext:value-type="float">
            <text:p>20.6134831905</text:p>
          </table:table-cell>
          <table:table-cell table:formula="of:=[.C171]/([.D171]-[.D170])" office:value-type="float" office:value="79818.3027910911" calcext:value-type="float">
            <text:p>79818.3027910911</text:p>
          </table:table-cell>
          <table:table-cell/>
          <table:table-cell office:value-type="float" office:value="1443139591.8538" calcext:value-type="float">
            <text:p>1443139591.8538</text:p>
          </table:table-cell>
          <table:table-cell table:formula="of:=[.G171]-[.$B$2]" office:value-type="float" office:value="31.8536834716797" calcext:value-type="float">
            <text:p>31.8536834717</text:p>
          </table:table-cell>
          <table:table-cell table:formula="of:=[.C171]/([.H171]-[.H170])" office:value-type="float" office:value="85604.1068669832" calcext:value-type="float">
            <text:p>85604.1068669832</text:p>
          </table:table-cell>
          <table:table-cell table:formula="of:=[.G171]-[.$B171]" office:value-type="float" office:value="11.2402002811432" calcext:value-type="float">
            <text:p>11.240200281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9580.66773" calcext:value-type="float">
            <text:p>1443139580.66773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676135063171" calcext:value-type="float">
            <text:p>20.6676135063</text:p>
          </table:table-cell>
          <table:table-cell table:formula="of:=[.C172]/([.D172]-[.D171])" office:value-type="float" office:value="79807.4043666507" calcext:value-type="float">
            <text:p>79807.4043666507</text:p>
          </table:table-cell>
          <table:table-cell/>
          <table:table-cell office:value-type="float" office:value="1443139591.90425" calcext:value-type="float">
            <text:p>1443139591.90425</text:p>
          </table:table-cell>
          <table:table-cell table:formula="of:=[.G172]-[.$B$2]" office:value-type="float" office:value="31.9041337966919" calcext:value-type="float">
            <text:p>31.9041337967</text:p>
          </table:table-cell>
          <table:table-cell table:formula="of:=[.C172]/([.H172]-[.H171])" office:value-type="float" office:value="85628.7843329994" calcext:value-type="float">
            <text:p>85628.7843329994</text:p>
          </table:table-cell>
          <table:table-cell table:formula="of:=[.G172]-[.$B172]" office:value-type="float" office:value="11.2365202903748" calcext:value-type="float">
            <text:p>11.236520290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9580.72186" calcext:value-type="float">
            <text:p>1443139580.72186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17407226562" calcext:value-type="float">
            <text:p>20.7217407227</text:p>
          </table:table-cell>
          <table:table-cell table:formula="of:=[.C173]/([.D173]-[.D172])" office:value-type="float" office:value="79811.9743113124" calcext:value-type="float">
            <text:p>79811.9743113124</text:p>
          </table:table-cell>
          <table:table-cell/>
          <table:table-cell office:value-type="float" office:value="1443139591.95469" calcext:value-type="float">
            <text:p>1443139591.95469</text:p>
          </table:table-cell>
          <table:table-cell table:formula="of:=[.G173]-[.$B$2]" office:value-type="float" office:value="31.954573392868" calcext:value-type="float">
            <text:p>31.9545733929</text:p>
          </table:table-cell>
          <table:table-cell table:formula="of:=[.C173]/([.H173]-[.H172])" office:value-type="float" office:value="85646.9981423622" calcext:value-type="float">
            <text:p>85646.9981423622</text:p>
          </table:table-cell>
          <table:table-cell table:formula="of:=[.G173]-[.$B173]" office:value-type="float" office:value="11.2328326702118" calcext:value-type="float">
            <text:p>11.232832670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9580.77598" calcext:value-type="float">
            <text:p>1443139580.77598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758684158325" calcext:value-type="float">
            <text:p>20.7758684158</text:p>
          </table:table-cell>
          <table:table-cell table:formula="of:=[.C174]/([.D174]-[.D173])" office:value-type="float" office:value="79811.2712088377" calcext:value-type="float">
            <text:p>79811.2712088377</text:p>
          </table:table-cell>
          <table:table-cell/>
          <table:table-cell office:value-type="float" office:value="1443139592.0052" calcext:value-type="float">
            <text:p>1443139592.0052</text:p>
          </table:table-cell>
          <table:table-cell table:formula="of:=[.G174]-[.$B$2]" office:value-type="float" office:value="32.0050871372223" calcext:value-type="float">
            <text:p>32.0050871372</text:p>
          </table:table-cell>
          <table:table-cell table:formula="of:=[.C174]/([.H174]-[.H173])" office:value-type="float" office:value="85521.2785198471" calcext:value-type="float">
            <text:p>85521.2785198471</text:p>
          </table:table-cell>
          <table:table-cell table:formula="of:=[.G174]-[.$B174]" office:value-type="float" office:value="11.2292187213898" calcext:value-type="float">
            <text:p>11.229218721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9580.83011" calcext:value-type="float">
            <text:p>1443139580.83011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299956321716" calcext:value-type="float">
            <text:p>20.8299956322</text:p>
          </table:table-cell>
          <table:table-cell table:formula="of:=[.C175]/([.D175]-[.D174])" office:value-type="float" office:value="79811.9743113124" calcext:value-type="float">
            <text:p>79811.9743113124</text:p>
          </table:table-cell>
          <table:table-cell/>
          <table:table-cell office:value-type="float" office:value="1443139592.021" calcext:value-type="float">
            <text:p>1443139592.021</text:p>
          </table:table-cell>
          <table:table-cell table:formula="of:=[.G175]-[.$B$2]" office:value-type="float" office:value="32.0208826065063" calcext:value-type="float">
            <text:p>32.0208826065</text:p>
          </table:table-cell>
          <table:table-cell table:formula="of:=[.C175]/([.H175]-[.H174])" office:value-type="float" office:value="273496.14768079" calcext:value-type="float">
            <text:p>273496.14768079</text:p>
          </table:table-cell>
          <table:table-cell table:formula="of:=[.G175]-[.$B175]" office:value-type="float" office:value="11.1908869743347" calcext:value-type="float">
            <text:p>11.190886974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9580.88425" calcext:value-type="float">
            <text:p>1443139580.88425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841383457184" calcext:value-type="float">
            <text:p>20.8841383457</text:p>
          </table:table-cell>
          <table:table-cell table:formula="of:=[.C176]/([.D176]-[.D175])" office:value-type="float" office:value="79789.1298202042" calcext:value-type="float">
            <text:p>79789.1298202042</text:p>
          </table:table-cell>
          <table:table-cell/>
          <table:table-cell office:value-type="float" office:value="1443139592.05741" calcext:value-type="float">
            <text:p>1443139592.05741</text:p>
          </table:table-cell>
          <table:table-cell table:formula="of:=[.G176]-[.$B$2]" office:value-type="float" office:value="32.0572898387909" calcext:value-type="float">
            <text:p>32.0572898388</text:p>
          </table:table-cell>
          <table:table-cell table:formula="of:=[.C176]/([.H176]-[.H175])" office:value-type="float" office:value="118657.742676961" calcext:value-type="float">
            <text:p>118657.742676961</text:p>
          </table:table-cell>
          <table:table-cell table:formula="of:=[.G176]-[.$B176]" office:value-type="float" office:value="11.1731514930725" calcext:value-type="float">
            <text:p>11.173151493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9580.93839" calcext:value-type="float">
            <text:p>1443139580.93839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382746219635" calcext:value-type="float">
            <text:p>20.938274622</text:p>
          </table:table-cell>
          <table:table-cell table:formula="of:=[.C177]/([.D177]-[.D176])" office:value-type="float" office:value="79798.6174822957" calcext:value-type="float">
            <text:p>79798.6174822957</text:p>
          </table:table-cell>
          <table:table-cell/>
          <table:table-cell office:value-type="float" office:value="1443139592.10406" calcext:value-type="float">
            <text:p>1443139592.10406</text:p>
          </table:table-cell>
          <table:table-cell table:formula="of:=[.G177]-[.$B$2]" office:value-type="float" office:value="32.1039433479309" calcext:value-type="float">
            <text:p>32.1039433479</text:p>
          </table:table-cell>
          <table:table-cell table:formula="of:=[.C177]/([.H177]-[.H176])" office:value-type="float" office:value="92597.5361689297" calcext:value-type="float">
            <text:p>92597.5361689297</text:p>
          </table:table-cell>
          <table:table-cell table:formula="of:=[.G177]-[.$B177]" office:value-type="float" office:value="11.1656687259674" calcext:value-type="float">
            <text:p>11.16566872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9580.99252" calcext:value-type="float">
            <text:p>1443139580.99252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24030303955" calcext:value-type="float">
            <text:p>20.9924030304</text:p>
          </table:table-cell>
          <table:table-cell table:formula="of:=[.C178]/([.D178]-[.D177])" office:value-type="float" office:value="79810.2165783527" calcext:value-type="float">
            <text:p>79810.2165783527</text:p>
          </table:table-cell>
          <table:table-cell/>
          <table:table-cell office:value-type="float" office:value="1443139592.15074" calcext:value-type="float">
            <text:p>1443139592.15074</text:p>
          </table:table-cell>
          <table:table-cell table:formula="of:=[.G178]-[.$B$2]" office:value-type="float" office:value="32.1506242752075" calcext:value-type="float">
            <text:p>32.1506242752</text:p>
          </table:table-cell>
          <table:table-cell table:formula="of:=[.C178]/([.H178]-[.H177])" office:value-type="float" office:value="92543.1488196778" calcext:value-type="float">
            <text:p>92543.1488196778</text:p>
          </table:table-cell>
          <table:table-cell table:formula="of:=[.G178]-[.$B178]" office:value-type="float" office:value="11.158221244812" calcext:value-type="float">
            <text:p>11.158221244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9581.04392" calcext:value-type="float">
            <text:p>1443139581.04392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438070297241" calcext:value-type="float">
            <text:p>21.0438070297</text:p>
          </table:table-cell>
          <table:table-cell table:formula="of:=[.C179]/([.D179]-[.D178])" office:value-type="float" office:value="84040.1536149608" calcext:value-type="float">
            <text:p>84040.1536149608</text:p>
          </table:table-cell>
          <table:table-cell/>
          <table:table-cell office:value-type="float" office:value="1443139592.19743" calcext:value-type="float">
            <text:p>1443139592.19743</text:p>
          </table:table-cell>
          <table:table-cell table:formula="of:=[.G179]-[.$B$2]" office:value-type="float" office:value="32.1973099708557" calcext:value-type="float">
            <text:p>32.1973099709</text:p>
          </table:table-cell>
          <table:table-cell table:formula="of:=[.C179]/([.H179]-[.H178])" office:value-type="float" office:value="92533.696671331" calcext:value-type="float">
            <text:p>92533.696671331</text:p>
          </table:table-cell>
          <table:table-cell table:formula="of:=[.G179]-[.$B179]" office:value-type="float" office:value="11.1535029411316" calcext:value-type="float">
            <text:p>11.153502941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9581.09488" calcext:value-type="float">
            <text:p>1443139581.09488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0947670936584" calcext:value-type="float">
            <text:p>21.0947670937</text:p>
          </table:table-cell>
          <table:table-cell table:formula="of:=[.C180]/([.D180]-[.D179])" office:value-type="float" office:value="84772.2641315231" calcext:value-type="float">
            <text:p>84772.2641315231</text:p>
          </table:table-cell>
          <table:table-cell/>
          <table:table-cell office:value-type="float" office:value="1443139592.24411" calcext:value-type="float">
            <text:p>1443139592.24411</text:p>
          </table:table-cell>
          <table:table-cell table:formula="of:=[.G180]-[.$B$2]" office:value-type="float" office:value="32.2439961433411" calcext:value-type="float">
            <text:p>32.2439961433</text:p>
          </table:table-cell>
          <table:table-cell table:formula="of:=[.C180]/([.H180]-[.H179])" office:value-type="float" office:value="92532.7515626915" calcext:value-type="float">
            <text:p>92532.7515626915</text:p>
          </table:table-cell>
          <table:table-cell table:formula="of:=[.G180]-[.$B180]" office:value-type="float" office:value="11.1492290496826" calcext:value-type="float">
            <text:p>11.149229049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9581.14584" calcext:value-type="float">
            <text:p>1443139581.14584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457257270813" calcext:value-type="float">
            <text:p>21.1457257271</text:p>
          </table:table-cell>
          <table:table-cell table:formula="of:=[.C181]/([.D181]-[.D180])" office:value-type="float" office:value="84774.6438597148" calcext:value-type="float">
            <text:p>84774.6438597148</text:p>
          </table:table-cell>
          <table:table-cell/>
          <table:table-cell office:value-type="float" office:value="1443139592.29079" calcext:value-type="float">
            <text:p>1443139592.29079</text:p>
          </table:table-cell>
          <table:table-cell table:formula="of:=[.G181]-[.$B$2]" office:value-type="float" office:value="32.2906727790833" calcext:value-type="float">
            <text:p>32.2906727791</text:p>
          </table:table-cell>
          <table:table-cell table:formula="of:=[.C181]/([.H181]-[.H180])" office:value-type="float" office:value="92551.6574043805" calcext:value-type="float">
            <text:p>92551.6574043805</text:p>
          </table:table-cell>
          <table:table-cell table:formula="of:=[.G181]-[.$B181]" office:value-type="float" office:value="11.144947052002" calcext:value-type="float">
            <text:p>11.14494705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9581.1968" calcext:value-type="float">
            <text:p>1443139581.1968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1966867446899" calcext:value-type="float">
            <text:p>21.1966867447</text:p>
          </table:table-cell>
          <table:table-cell table:formula="of:=[.C182]/([.D182]-[.D181])" office:value-type="float" office:value="84770.6777202848" calcext:value-type="float">
            <text:p>84770.6777202848</text:p>
          </table:table-cell>
          <table:table-cell/>
          <table:table-cell office:value-type="float" office:value="1443139592.33748" calcext:value-type="float">
            <text:p>1443139592.33748</text:p>
          </table:table-cell>
          <table:table-cell table:formula="of:=[.G182]-[.$B$2]" office:value-type="float" office:value="32.3373653888702" calcext:value-type="float">
            <text:p>32.3373653889</text:p>
          </table:table-cell>
          <table:table-cell table:formula="of:=[.C182]/([.H182]-[.H181])" office:value-type="float" office:value="92519.9944853786" calcext:value-type="float">
            <text:p>92519.9944853786</text:p>
          </table:table-cell>
          <table:table-cell table:formula="of:=[.G182]-[.$B182]" office:value-type="float" office:value="11.1406786441803" calcext:value-type="float">
            <text:p>11.140678644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9581.24776" calcext:value-type="float">
            <text:p>1443139581.24776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476472854614" calcext:value-type="float">
            <text:p>21.2476472855</text:p>
          </table:table-cell>
          <table:table-cell table:formula="of:=[.C183]/([.D183]-[.D182])" office:value-type="float" office:value="84771.4709184819" calcext:value-type="float">
            <text:p>84771.4709184819</text:p>
          </table:table-cell>
          <table:table-cell/>
          <table:table-cell office:value-type="float" office:value="1443139592.38416" calcext:value-type="float">
            <text:p>1443139592.38416</text:p>
          </table:table-cell>
          <table:table-cell table:formula="of:=[.G183]-[.$B$2]" office:value-type="float" office:value="32.3840475082397" calcext:value-type="float">
            <text:p>32.3840475082</text:p>
          </table:table-cell>
          <table:table-cell table:formula="of:=[.C183]/([.H183]-[.H182])" office:value-type="float" office:value="92540.7856015608" calcext:value-type="float">
            <text:p>92540.7856015608</text:p>
          </table:table-cell>
          <table:table-cell table:formula="of:=[.G183]-[.$B183]" office:value-type="float" office:value="11.1364002227783" calcext:value-type="float">
            <text:p>11.136400222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9581.29872" calcext:value-type="float">
            <text:p>1443139581.29872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29860663414" calcext:value-type="float">
            <text:p>21.2986066341</text:p>
          </table:table-cell>
          <table:table-cell table:formula="of:=[.C184]/([.D184]-[.D183])" office:value-type="float" office:value="84773.4539789182" calcext:value-type="float">
            <text:p>84773.4539789182</text:p>
          </table:table-cell>
          <table:table-cell/>
          <table:table-cell office:value-type="float" office:value="1443139592.43085" calcext:value-type="float">
            <text:p>1443139592.43085</text:p>
          </table:table-cell>
          <table:table-cell table:formula="of:=[.G184]-[.$B$2]" office:value-type="float" office:value="32.4307305812836" calcext:value-type="float">
            <text:p>32.4307305813</text:p>
          </table:table-cell>
          <table:table-cell table:formula="of:=[.C184]/([.H184]-[.H183])" office:value-type="float" office:value="92538.8951139666" calcext:value-type="float">
            <text:p>92538.8951139666</text:p>
          </table:table-cell>
          <table:table-cell table:formula="of:=[.G184]-[.$B184]" office:value-type="float" office:value="11.1321239471436" calcext:value-type="float">
            <text:p>11.132123947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9581.34968" calcext:value-type="float">
            <text:p>1443139581.34968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495671749115" calcext:value-type="float">
            <text:p>21.3495671749</text:p>
          </table:table-cell>
          <table:table-cell table:formula="of:=[.C185]/([.D185]-[.D184])" office:value-type="float" office:value="84771.4709184819" calcext:value-type="float">
            <text:p>84771.4709184819</text:p>
          </table:table-cell>
          <table:table-cell/>
          <table:table-cell office:value-type="float" office:value="1443139592.47753" calcext:value-type="float">
            <text:p>1443139592.47753</text:p>
          </table:table-cell>
          <table:table-cell table:formula="of:=[.G185]-[.$B$2]" office:value-type="float" office:value="32.4774186611176" calcext:value-type="float">
            <text:p>32.4774186611</text:p>
          </table:table-cell>
          <table:table-cell table:formula="of:=[.C185]/([.H185]-[.H184])" office:value-type="float" office:value="92528.9713211864" calcext:value-type="float">
            <text:p>92528.9713211864</text:p>
          </table:table-cell>
          <table:table-cell table:formula="of:=[.G185]-[.$B185]" office:value-type="float" office:value="11.1278514862061" calcext:value-type="float">
            <text:p>11.127851486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9581.40064" calcext:value-type="float">
            <text:p>1443139581.40064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05274772644" calcext:value-type="float">
            <text:p>21.4005274773</text:p>
          </table:table-cell>
          <table:table-cell table:formula="of:=[.C186]/([.D186]-[.D185])" office:value-type="float" office:value="84771.867523147" calcext:value-type="float">
            <text:p>84771.867523147</text:p>
          </table:table-cell>
          <table:table-cell/>
          <table:table-cell office:value-type="float" office:value="1443139592.52428" calcext:value-type="float">
            <text:p>1443139592.52428</text:p>
          </table:table-cell>
          <table:table-cell table:formula="of:=[.G186]-[.$B$2]" office:value-type="float" office:value="32.5241656303406" calcext:value-type="float">
            <text:p>32.5241656303</text:p>
          </table:table-cell>
          <table:table-cell table:formula="of:=[.C186]/([.H186]-[.H185])" office:value-type="float" office:value="92412.4081582692" calcext:value-type="float">
            <text:p>92412.4081582692</text:p>
          </table:table-cell>
          <table:table-cell table:formula="of:=[.G186]-[.$B186]" office:value-type="float" office:value="11.1236381530762" calcext:value-type="float">
            <text:p>11.123638153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9581.4516" calcext:value-type="float">
            <text:p>1443139581.4516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14875411987" calcext:value-type="float">
            <text:p>21.4514875412</text:p>
          </table:table-cell>
          <table:table-cell table:formula="of:=[.C187]/([.D187]-[.D186])" office:value-type="float" office:value="84772.2641315231" calcext:value-type="float">
            <text:p>84772.2641315231</text:p>
          </table:table-cell>
          <table:table-cell/>
          <table:table-cell office:value-type="float" office:value="1443139592.5709" calcext:value-type="float">
            <text:p>1443139592.5709</text:p>
          </table:table-cell>
          <table:table-cell table:formula="of:=[.G187]-[.$B$2]" office:value-type="float" office:value="32.5707881450653" calcext:value-type="float">
            <text:p>32.5707881451</text:p>
          </table:table-cell>
          <table:table-cell table:formula="of:=[.C187]/([.H187]-[.H186])" office:value-type="float" office:value="92659.0945491923" calcext:value-type="float">
            <text:p>92659.0945491923</text:p>
          </table:table-cell>
          <table:table-cell table:formula="of:=[.G187]-[.$B187]" office:value-type="float" office:value="11.1193006038666" calcext:value-type="float">
            <text:p>11.119300603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9581.50262" calcext:value-type="float">
            <text:p>1443139581.50262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25053024292" calcext:value-type="float">
            <text:p>21.5025053024</text:p>
          </table:table-cell>
          <table:table-cell table:formula="of:=[.C188]/([.D188]-[.D187])" office:value-type="float" office:value="84676.3930013459" calcext:value-type="float">
            <text:p>84676.3930013459</text:p>
          </table:table-cell>
          <table:table-cell/>
          <table:table-cell office:value-type="float" office:value="1443139592.61759" calcext:value-type="float">
            <text:p>1443139592.61759</text:p>
          </table:table-cell>
          <table:table-cell table:formula="of:=[.G188]-[.$B$2]" office:value-type="float" office:value="32.6174712181091" calcext:value-type="float">
            <text:p>32.6174712181</text:p>
          </table:table-cell>
          <table:table-cell table:formula="of:=[.C188]/([.H188]-[.H187])" office:value-type="float" office:value="92538.8951139666" calcext:value-type="float">
            <text:p>92538.8951139666</text:p>
          </table:table-cell>
          <table:table-cell table:formula="of:=[.G188]-[.$B188]" office:value-type="float" office:value="11.1149659156799" calcext:value-type="float">
            <text:p>11.114965915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9581.55358" calcext:value-type="float">
            <text:p>1443139581.55358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3463935852" calcext:value-type="float">
            <text:p>21.5534639359</text:p>
          </table:table-cell>
          <table:table-cell table:formula="of:=[.C189]/([.D189]-[.D188])" office:value-type="float" office:value="84774.6438597148" calcext:value-type="float">
            <text:p>84774.6438597148</text:p>
          </table:table-cell>
          <table:table-cell/>
          <table:table-cell office:value-type="float" office:value="1443139592.66428" calcext:value-type="float">
            <text:p>1443139592.66428</text:p>
          </table:table-cell>
          <table:table-cell table:formula="of:=[.G189]-[.$B$2]" office:value-type="float" office:value="32.6641614437103" calcext:value-type="float">
            <text:p>32.6641614437</text:p>
          </table:table-cell>
          <table:table-cell table:formula="of:=[.C189]/([.H189]-[.H188])" office:value-type="float" office:value="92524.7189186705" calcext:value-type="float">
            <text:p>92524.7189186705</text:p>
          </table:table-cell>
          <table:table-cell table:formula="of:=[.G189]-[.$B189]" office:value-type="float" office:value="11.1106975078583" calcext:value-type="float">
            <text:p>11.110697507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9581.60453" calcext:value-type="float">
            <text:p>1443139581.60453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044135093689" calcext:value-type="float">
            <text:p>21.6044135094</text:p>
          </table:table-cell>
          <table:table-cell table:formula="of:=[.C190]/([.D190]-[.D189])" office:value-type="float" office:value="84789.7185748112" calcext:value-type="float">
            <text:p>84789.7185748112</text:p>
          </table:table-cell>
          <table:table-cell/>
          <table:table-cell office:value-type="float" office:value="1443139592.71091" calcext:value-type="float">
            <text:p>1443139592.71091</text:p>
          </table:table-cell>
          <table:table-cell table:formula="of:=[.G190]-[.$B$2]" office:value-type="float" office:value="32.7107939720154" calcext:value-type="float">
            <text:p>32.710793972</text:p>
          </table:table-cell>
          <table:table-cell table:formula="of:=[.C190]/([.H190]-[.H189])" office:value-type="float" office:value="92639.1975090878" calcext:value-type="float">
            <text:p>92639.1975090878</text:p>
          </table:table-cell>
          <table:table-cell table:formula="of:=[.G190]-[.$B190]" office:value-type="float" office:value="11.1063804626465" calcext:value-type="float">
            <text:p>11.106380462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9581.65548" calcext:value-type="float">
            <text:p>1443139581.65548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553649902344" calcext:value-type="float">
            <text:p>21.6553649902</text:p>
          </table:table-cell>
          <table:table-cell table:formula="of:=[.C191]/([.D191]-[.D190])" office:value-type="float" office:value="84786.5445050677" calcext:value-type="float">
            <text:p>84786.5445050677</text:p>
          </table:table-cell>
          <table:table-cell/>
          <table:table-cell office:value-type="float" office:value="1443139592.75762" calcext:value-type="float">
            <text:p>1443139592.75762</text:p>
          </table:table-cell>
          <table:table-cell table:formula="of:=[.G191]-[.$B$2]" office:value-type="float" office:value="32.7575032711029" calcext:value-type="float">
            <text:p>32.7575032711</text:p>
          </table:table-cell>
          <table:table-cell table:formula="of:=[.C191]/([.H191]-[.H190])" office:value-type="float" office:value="92486.9369567104" calcext:value-type="float">
            <text:p>92486.9369567104</text:p>
          </table:table-cell>
          <table:table-cell table:formula="of:=[.G191]-[.$B191]" office:value-type="float" office:value="11.1021382808685" calcext:value-type="float">
            <text:p>11.102138280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9581.70643" calcext:value-type="float">
            <text:p>1443139581.70643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063138484955" calcext:value-type="float">
            <text:p>21.7063138485</text:p>
          </table:table-cell>
          <table:table-cell table:formula="of:=[.C192]/([.D192]-[.D191])" office:value-type="float" office:value="84790.9089122347" calcext:value-type="float">
            <text:p>84790.9089122347</text:p>
          </table:table-cell>
          <table:table-cell/>
          <table:table-cell office:value-type="float" office:value="1443139592.8043" calcext:value-type="float">
            <text:p>1443139592.8043</text:p>
          </table:table-cell>
          <table:table-cell table:formula="of:=[.G192]-[.$B$2]" office:value-type="float" office:value="32.8041853904724" calcext:value-type="float">
            <text:p>32.8041853905</text:p>
          </table:table-cell>
          <table:table-cell table:formula="of:=[.C192]/([.H192]-[.H191])" office:value-type="float" office:value="92540.7856015608" calcext:value-type="float">
            <text:p>92540.7856015608</text:p>
          </table:table-cell>
          <table:table-cell table:formula="of:=[.G192]-[.$B192]" office:value-type="float" office:value="11.0978715419769" calcext:value-type="float">
            <text:p>11.09787154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9581.75738" calcext:value-type="float">
            <text:p>1443139581.75738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572631835937" calcext:value-type="float">
            <text:p>21.7572631836</text:p>
          </table:table-cell>
          <table:table-cell table:formula="of:=[.C193]/([.D193]-[.D192])" office:value-type="float" office:value="84790.1153502389" calcext:value-type="float">
            <text:p>84790.1153502389</text:p>
          </table:table-cell>
          <table:table-cell/>
          <table:table-cell office:value-type="float" office:value="1443139592.85099" calcext:value-type="float">
            <text:p>1443139592.85099</text:p>
          </table:table-cell>
          <table:table-cell table:formula="of:=[.G193]-[.$B$2]" office:value-type="float" office:value="32.8508725166321" calcext:value-type="float">
            <text:p>32.8508725166</text:p>
          </table:table-cell>
          <table:table-cell table:formula="of:=[.C193]/([.H193]-[.H192])" office:value-type="float" office:value="92530.8614033296" calcext:value-type="float">
            <text:p>92530.8614033296</text:p>
          </table:table-cell>
          <table:table-cell table:formula="of:=[.G193]-[.$B193]" office:value-type="float" office:value="11.0936093330383" calcext:value-type="float">
            <text:p>11.09360933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9581.80833" calcext:value-type="float">
            <text:p>1443139581.80833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08212518692" calcext:value-type="float">
            <text:p>21.8082125187</text:p>
          </table:table-cell>
          <table:table-cell table:formula="of:=[.C194]/([.D194]-[.D193])" office:value-type="float" office:value="84790.1153502389" calcext:value-type="float">
            <text:p>84790.1153502389</text:p>
          </table:table-cell>
          <table:table-cell/>
          <table:table-cell office:value-type="float" office:value="1443139592.89766" calcext:value-type="float">
            <text:p>1443139592.89766</text:p>
          </table:table-cell>
          <table:table-cell table:formula="of:=[.G194]-[.$B$2]" office:value-type="float" office:value="32.8975427150726" calcext:value-type="float">
            <text:p>32.8975427151</text:p>
          </table:table-cell>
          <table:table-cell table:formula="of:=[.C194]/([.H194]-[.H193])" office:value-type="float" office:value="92564.4232154443" calcext:value-type="float">
            <text:p>92564.4232154443</text:p>
          </table:table-cell>
          <table:table-cell table:formula="of:=[.G194]-[.$B194]" office:value-type="float" office:value="11.0893301963806" calcext:value-type="float">
            <text:p>11.089330196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9581.85928" calcext:value-type="float">
            <text:p>1443139581.85928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591639995575" calcext:value-type="float">
            <text:p>21.8591639996</text:p>
          </table:table-cell>
          <table:table-cell table:formula="of:=[.C195]/([.D195]-[.D194])" office:value-type="float" office:value="84786.5445050677" calcext:value-type="float">
            <text:p>84786.5445050677</text:p>
          </table:table-cell>
          <table:table-cell/>
          <table:table-cell office:value-type="float" office:value="1443139592.94436" calcext:value-type="float">
            <text:p>1443139592.94436</text:p>
          </table:table-cell>
          <table:table-cell table:formula="of:=[.G195]-[.$B$2]" office:value-type="float" office:value="32.9442405700684" calcext:value-type="float">
            <text:p>32.9442405701</text:p>
          </table:table-cell>
          <table:table-cell table:formula="of:=[.C195]/([.H195]-[.H194])" office:value-type="float" office:value="92509.6024302453" calcext:value-type="float">
            <text:p>92509.6024302453</text:p>
          </table:table-cell>
          <table:table-cell table:formula="of:=[.G195]-[.$B195]" office:value-type="float" office:value="11.0850765705109" calcext:value-type="float">
            <text:p>11.085076570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9581.91023" calcext:value-type="float">
            <text:p>1443139581.91023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01133346558" calcext:value-type="float">
            <text:p>21.9101133347</text:p>
          </table:table-cell>
          <table:table-cell table:formula="of:=[.C196]/([.D196]-[.D195])" office:value-type="float" office:value="84790.1153502389" calcext:value-type="float">
            <text:p>84790.1153502389</text:p>
          </table:table-cell>
          <table:table-cell/>
          <table:table-cell office:value-type="float" office:value="1443139592.99097" calcext:value-type="float">
            <text:p>1443139592.99097</text:p>
          </table:table-cell>
          <table:table-cell table:formula="of:=[.G196]-[.$B$2]" office:value-type="float" office:value="32.990850687027" calcext:value-type="float">
            <text:p>32.990850687</text:p>
          </table:table-cell>
          <table:table-cell table:formula="of:=[.C196]/([.H196]-[.H195])" office:value-type="float" office:value="92683.7408246674" calcext:value-type="float">
            <text:p>92683.7408246674</text:p>
          </table:table-cell>
          <table:table-cell table:formula="of:=[.G196]-[.$B196]" office:value-type="float" office:value="11.0807373523712" calcext:value-type="float">
            <text:p>11.080737352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9581.96118" calcext:value-type="float">
            <text:p>1443139581.96118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1062669754" calcext:value-type="float">
            <text:p>21.9610626698</text:p>
          </table:table-cell>
          <table:table-cell table:formula="of:=[.C197]/([.D197]-[.D196])" office:value-type="float" office:value="84790.1153502389" calcext:value-type="float">
            <text:p>84790.1153502389</text:p>
          </table:table-cell>
          <table:table-cell/>
          <table:table-cell office:value-type="float" office:value="1443139593.03772" calcext:value-type="float">
            <text:p>1443139593.03772</text:p>
          </table:table-cell>
          <table:table-cell table:formula="of:=[.G197]-[.$B$2]" office:value-type="float" office:value="33.037606716156" calcext:value-type="float">
            <text:p>33.0376067162</text:p>
          </table:table-cell>
          <table:table-cell table:formula="of:=[.C197]/([.H197]-[.H196])" office:value-type="float" office:value="92394.5014252278" calcext:value-type="float">
            <text:p>92394.5014252278</text:p>
          </table:table-cell>
          <table:table-cell table:formula="of:=[.G197]-[.$B197]" office:value-type="float" office:value="11.076544046402" calcext:value-type="float">
            <text:p>11.076544046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9582.01009" calcext:value-type="float">
            <text:p>1443139582.01009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099761486053" calcext:value-type="float">
            <text:p>22.0099761486</text:p>
          </table:table-cell>
          <table:table-cell table:formula="of:=[.C198]/([.D198]-[.D197])" office:value-type="float" office:value="88319.2138741848" calcext:value-type="float">
            <text:p>88319.2138741848</text:p>
          </table:table-cell>
          <table:table-cell/>
          <table:table-cell office:value-type="float" office:value="1443139593.05214" calcext:value-type="float">
            <text:p>1443139593.05214</text:p>
          </table:table-cell>
          <table:table-cell table:formula="of:=[.G198]-[.$B$2]" office:value-type="float" office:value="33.0520255565643" calcext:value-type="float">
            <text:p>33.0520255566</text:p>
          </table:table-cell>
          <table:table-cell table:formula="of:=[.C198]/([.H198]-[.H197])" office:value-type="float" office:value="299608.004365296" calcext:value-type="float">
            <text:p>299608.004365296</text:p>
          </table:table-cell>
          <table:table-cell table:formula="of:=[.G198]-[.$B198]" office:value-type="float" office:value="11.042049407959" calcext:value-type="float">
            <text:p>11.04204940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9582.05241" calcext:value-type="float">
            <text:p>1443139582.05241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22983074188" calcext:value-type="float">
            <text:p>22.0522983074</text:p>
          </table:table-cell>
          <table:table-cell table:formula="of:=[.C199]/([.D199]-[.D198])" office:value-type="float" office:value="102074.188111226" calcext:value-type="float">
            <text:p>102074.188111226</text:p>
          </table:table-cell>
          <table:table-cell/>
          <table:table-cell office:value-type="float" office:value="1443139593.08693" calcext:value-type="float">
            <text:p>1443139593.08693</text:p>
          </table:table-cell>
          <table:table-cell table:formula="of:=[.G199]-[.$B$2]" office:value-type="float" office:value="33.0868113040924" calcext:value-type="float">
            <text:p>33.0868113041</text:p>
          </table:table-cell>
          <table:table-cell table:formula="of:=[.C199]/([.H199]-[.H198])" office:value-type="float" office:value="124188.793025455" calcext:value-type="float">
            <text:p>124188.793025455</text:p>
          </table:table-cell>
          <table:table-cell table:formula="of:=[.G199]-[.$B199]" office:value-type="float" office:value="11.0345129966736" calcext:value-type="float">
            <text:p>11.034512996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9582.09473" calcext:value-type="float">
            <text:p>1443139582.09473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0946140289307" calcext:value-type="float">
            <text:p>22.0946140289</text:p>
          </table:table-cell>
          <table:table-cell table:formula="of:=[.C200]/([.D200]-[.D199])" office:value-type="float" office:value="102089.716201369" calcext:value-type="float">
            <text:p>102089.716201369</text:p>
          </table:table-cell>
          <table:table-cell/>
          <table:table-cell office:value-type="float" office:value="1443139593.13081" calcext:value-type="float">
            <text:p>1443139593.13081</text:p>
          </table:table-cell>
          <table:table-cell table:formula="of:=[.G200]-[.$B$2]" office:value-type="float" office:value="33.1306936740875" calcext:value-type="float">
            <text:p>33.1306936741</text:p>
          </table:table-cell>
          <table:table-cell table:formula="of:=[.C200]/([.H200]-[.H199])" office:value-type="float" office:value="98445.0019559265" calcext:value-type="float">
            <text:p>98445.0019559265</text:p>
          </table:table-cell>
          <table:table-cell table:formula="of:=[.G200]-[.$B200]" office:value-type="float" office:value="11.0360796451569" calcext:value-type="float">
            <text:p>11.036079645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9582.13705" calcext:value-type="float">
            <text:p>1443139582.13705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369340419769" calcext:value-type="float">
            <text:p>22.136934042</text:p>
          </table:table-cell>
          <table:table-cell table:formula="of:=[.C201]/([.D201]-[.D200])" office:value-type="float" office:value="102079.36361639" calcext:value-type="float">
            <text:p>102079.36361639</text:p>
          </table:table-cell>
          <table:table-cell/>
          <table:table-cell office:value-type="float" office:value="1443139593.17469" calcext:value-type="float">
            <text:p>1443139593.17469</text:p>
          </table:table-cell>
          <table:table-cell table:formula="of:=[.G201]-[.$B$2]" office:value-type="float" office:value="33.1745774745941" calcext:value-type="float">
            <text:p>33.1745774746</text:p>
          </table:table-cell>
          <table:table-cell table:formula="of:=[.C201]/([.H201]-[.H200])" office:value-type="float" office:value="98441.7928741402" calcext:value-type="float">
            <text:p>98441.7928741402</text:p>
          </table:table-cell>
          <table:table-cell table:formula="of:=[.G201]-[.$B201]" office:value-type="float" office:value="11.0376434326172" calcext:value-type="float">
            <text:p>11.037643432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9582.17936" calcext:value-type="float">
            <text:p>1443139582.17936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79249048233" calcext:value-type="float">
            <text:p>22.1792490482</text:p>
          </table:table-cell>
          <table:table-cell table:formula="of:=[.C202]/([.D202]-[.D201])" office:value-type="float" office:value="102091.441836355" calcext:value-type="float">
            <text:p>102091.441836355</text:p>
          </table:table-cell>
          <table:table-cell/>
          <table:table-cell office:value-type="float" office:value="1443139593.21858" calcext:value-type="float">
            <text:p>1443139593.21858</text:p>
          </table:table-cell>
          <table:table-cell table:formula="of:=[.G202]-[.$B$2]" office:value-type="float" office:value="33.2184624671936" calcext:value-type="float">
            <text:p>33.2184624672</text:p>
          </table:table-cell>
          <table:table-cell table:formula="of:=[.C202]/([.H202]-[.H201])" office:value-type="float" office:value="98439.1187991329" calcext:value-type="float">
            <text:p>98439.1187991329</text:p>
          </table:table-cell>
          <table:table-cell table:formula="of:=[.G202]-[.$B202]" office:value-type="float" office:value="11.0392134189606" calcext:value-type="float">
            <text:p>11.03921341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9582.22168" calcext:value-type="float">
            <text:p>1443139582.22168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15638160706" calcext:value-type="float">
            <text:p>22.2215638161</text:p>
          </table:table-cell>
          <table:table-cell table:formula="of:=[.C203]/([.D203]-[.D202])" office:value-type="float" office:value="102092.017060981" calcext:value-type="float">
            <text:p>102092.017060981</text:p>
          </table:table-cell>
          <table:table-cell/>
          <table:table-cell office:value-type="float" office:value="1443139593.26246" calcext:value-type="float">
            <text:p>1443139593.26246</text:p>
          </table:table-cell>
          <table:table-cell table:formula="of:=[.G203]-[.$B$2]" office:value-type="float" office:value="33.262348651886" calcext:value-type="float">
            <text:p>33.2623486519</text:p>
          </table:table-cell>
          <table:table-cell table:formula="of:=[.C203]/([.H203]-[.H202])" office:value-type="float" office:value="98436.4448693989" calcext:value-type="float">
            <text:p>98436.4448693989</text:p>
          </table:table-cell>
          <table:table-cell table:formula="of:=[.G203]-[.$B203]" office:value-type="float" office:value="11.0407848358154" calcext:value-type="float">
            <text:p>11.040784835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9582.264" calcext:value-type="float">
            <text:p>1443139582.264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38800144196" calcext:value-type="float">
            <text:p>22.2638800144</text:p>
          </table:table-cell>
          <table:table-cell table:formula="of:=[.C204]/([.D204]-[.D203])" office:value-type="float" office:value="102088.565810454" calcext:value-type="float">
            <text:p>102088.565810454</text:p>
          </table:table-cell>
          <table:table-cell/>
          <table:table-cell office:value-type="float" office:value="1443139593.30639" calcext:value-type="float">
            <text:p>1443139593.30639</text:p>
          </table:table-cell>
          <table:table-cell table:formula="of:=[.G204]-[.$B$2]" office:value-type="float" office:value="33.3062694072723" calcext:value-type="float">
            <text:p>33.3062694073</text:p>
          </table:table-cell>
          <table:table-cell table:formula="of:=[.C204]/([.H204]-[.H203])" office:value-type="float" office:value="98358.9640478349" calcext:value-type="float">
            <text:p>98358.9640478349</text:p>
          </table:table-cell>
          <table:table-cell table:formula="of:=[.G204]-[.$B204]" office:value-type="float" office:value="11.0423893928528" calcext:value-type="float">
            <text:p>11.042389392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9582.30631" calcext:value-type="float">
            <text:p>1443139582.30631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061945438385" calcext:value-type="float">
            <text:p>22.3061945438</text:p>
          </table:table-cell>
          <table:table-cell table:formula="of:=[.C205]/([.D205]-[.D204])" office:value-type="float" office:value="102092.592292089" calcext:value-type="float">
            <text:p>102092.592292089</text:p>
          </table:table-cell>
          <table:table-cell/>
          <table:table-cell office:value-type="float" office:value="1443139593.35024" calcext:value-type="float">
            <text:p>1443139593.35024</text:p>
          </table:table-cell>
          <table:table-cell table:formula="of:=[.G205]-[.$B$2]" office:value-type="float" office:value="33.3501236438751" calcext:value-type="float">
            <text:p>33.3501236439</text:p>
          </table:table-cell>
          <table:table-cell table:formula="of:=[.C205]/([.H205]-[.H204])" office:value-type="float" office:value="98508.1564440192" calcext:value-type="float">
            <text:p>98508.1564440192</text:p>
          </table:table-cell>
          <table:table-cell table:formula="of:=[.G205]-[.$B205]" office:value-type="float" office:value="11.0439291000366" calcext:value-type="float">
            <text:p>11.043929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9582.34863" calcext:value-type="float">
            <text:p>1443139582.34863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485105037689" calcext:value-type="float">
            <text:p>22.3485105038</text:p>
          </table:table-cell>
          <table:table-cell table:formula="of:=[.C206]/([.D206]-[.D205])" office:value-type="float" office:value="102089.141002671" calcext:value-type="float">
            <text:p>102089.141002671</text:p>
          </table:table-cell>
          <table:table-cell/>
          <table:table-cell office:value-type="float" office:value="1443139593.3941" calcext:value-type="float">
            <text:p>1443139593.3941</text:p>
          </table:table-cell>
          <table:table-cell table:formula="of:=[.G206]-[.$B$2]" office:value-type="float" office:value="33.3939859867096" calcext:value-type="float">
            <text:p>33.3939859867</text:p>
          </table:table-cell>
          <table:table-cell table:formula="of:=[.C206]/([.H206]-[.H205])" office:value-type="float" office:value="98489.9510795121" calcext:value-type="float">
            <text:p>98489.9510795121</text:p>
          </table:table-cell>
          <table:table-cell table:formula="of:=[.G206]-[.$B206]" office:value-type="float" office:value="11.0454754829407" calcext:value-type="float">
            <text:p>11.045475482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9582.39094" calcext:value-type="float">
            <text:p>1443139582.39094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08252716064" calcext:value-type="float">
            <text:p>22.3908252716</text:p>
          </table:table-cell>
          <table:table-cell table:formula="of:=[.C207]/([.D207]-[.D206])" office:value-type="float" office:value="102092.017060981" calcext:value-type="float">
            <text:p>102092.017060981</text:p>
          </table:table-cell>
          <table:table-cell/>
          <table:table-cell office:value-type="float" office:value="1443139593.43802" calcext:value-type="float">
            <text:p>1443139593.43802</text:p>
          </table:table-cell>
          <table:table-cell table:formula="of:=[.G207]-[.$B$2]" office:value-type="float" office:value="33.4379081726074" calcext:value-type="float">
            <text:p>33.4379081726</text:p>
          </table:table-cell>
          <table:table-cell table:formula="of:=[.C207]/([.H207]-[.H206])" office:value-type="float" office:value="98355.7605727841" calcext:value-type="float">
            <text:p>98355.7605727841</text:p>
          </table:table-cell>
          <table:table-cell table:formula="of:=[.G207]-[.$B207]" office:value-type="float" office:value="11.047082901001" calcext:value-type="float">
            <text:p>11.04708290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9582.43326" calcext:value-type="float">
            <text:p>1443139582.43326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31398010254" calcext:value-type="float">
            <text:p>22.433139801</text:p>
          </table:table-cell>
          <table:table-cell table:formula="of:=[.C208]/([.D208]-[.D207])" office:value-type="float" office:value="102092.592292089" calcext:value-type="float">
            <text:p>102092.592292089</text:p>
          </table:table-cell>
          <table:table-cell/>
          <table:table-cell office:value-type="float" office:value="1443139593.48189" calcext:value-type="float">
            <text:p>1443139593.48189</text:p>
          </table:table-cell>
          <table:table-cell table:formula="of:=[.G208]-[.$B$2]" office:value-type="float" office:value="33.4817750453949" calcext:value-type="float">
            <text:p>33.4817750454</text:p>
          </table:table-cell>
          <table:table-cell table:formula="of:=[.C208]/([.H208]-[.H207])" office:value-type="float" office:value="98479.7804240425" calcext:value-type="float">
            <text:p>98479.7804240425</text:p>
          </table:table-cell>
          <table:table-cell table:formula="of:=[.G208]-[.$B208]" office:value-type="float" office:value="11.0486352443695" calcext:value-type="float">
            <text:p>11.048635244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9582.47558" calcext:value-type="float">
            <text:p>1443139582.47558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754660129547" calcext:value-type="float">
            <text:p>22.475466013</text:p>
          </table:table-cell>
          <table:table-cell table:formula="of:=[.C209]/([.D209]-[.D208])" office:value-type="float" office:value="102064.413588766" calcext:value-type="float">
            <text:p>102064.413588766</text:p>
          </table:table-cell>
          <table:table-cell/>
          <table:table-cell office:value-type="float" office:value="1443139593.52579" calcext:value-type="float">
            <text:p>1443139593.52579</text:p>
          </table:table-cell>
          <table:table-cell table:formula="of:=[.G209]-[.$B$2]" office:value-type="float" office:value="33.5256702899933" calcext:value-type="float">
            <text:p>33.52567029</text:p>
          </table:table-cell>
          <table:table-cell table:formula="of:=[.C209]/([.H209]-[.H208])" office:value-type="float" office:value="98416.1277497148" calcext:value-type="float">
            <text:p>98416.1277497148</text:p>
          </table:table-cell>
          <table:table-cell table:formula="of:=[.G209]-[.$B209]" office:value-type="float" office:value="11.0502042770386" calcext:value-type="float">
            <text:p>11.05020427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9582.5179" calcext:value-type="float">
            <text:p>1443139582.5179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177807807922" calcext:value-type="float">
            <text:p>22.5177807808</text:p>
          </table:table-cell>
          <table:table-cell table:formula="of:=[.C210]/([.D210]-[.D209])" office:value-type="float" office:value="102092.017060981" calcext:value-type="float">
            <text:p>102092.017060981</text:p>
          </table:table-cell>
          <table:table-cell/>
          <table:table-cell office:value-type="float" office:value="1443139593.56966" calcext:value-type="float">
            <text:p>1443139593.56966</text:p>
          </table:table-cell>
          <table:table-cell table:formula="of:=[.G210]-[.$B$2]" office:value-type="float" office:value="33.5695445537567" calcext:value-type="float">
            <text:p>33.5695445538</text:p>
          </table:table-cell>
          <table:table-cell table:formula="of:=[.C210]/([.H210]-[.H209])" office:value-type="float" office:value="98463.1907054591" calcext:value-type="float">
            <text:p>98463.1907054591</text:p>
          </table:table-cell>
          <table:table-cell table:formula="of:=[.G210]-[.$B210]" office:value-type="float" office:value="11.0517637729645" calcext:value-type="float">
            <text:p>11.05176377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9582.56021" calcext:value-type="float">
            <text:p>1443139582.56021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00974559784" calcext:value-type="float">
            <text:p>22.560097456</text:p>
          </table:table-cell>
          <table:table-cell table:formula="of:=[.C211]/([.D211]-[.D210])" office:value-type="float" office:value="102087.415445464" calcext:value-type="float">
            <text:p>102087.415445464</text:p>
          </table:table-cell>
          <table:table-cell/>
          <table:table-cell office:value-type="float" office:value="1443139593.61355" calcext:value-type="float">
            <text:p>1443139593.61355</text:p>
          </table:table-cell>
          <table:table-cell table:formula="of:=[.G211]-[.$B$2]" office:value-type="float" office:value="33.6134326457977" calcext:value-type="float">
            <text:p>33.6134326458</text:p>
          </table:table-cell>
          <table:table-cell table:formula="of:=[.C211]/([.H211]-[.H210])" office:value-type="float" office:value="98432.1668839635" calcext:value-type="float">
            <text:p>98432.1668839635</text:p>
          </table:table-cell>
          <table:table-cell table:formula="of:=[.G211]-[.$B211]" office:value-type="float" office:value="11.0533351898193" calcext:value-type="float">
            <text:p>11.053335189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9582.60255" calcext:value-type="float">
            <text:p>1443139582.60255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24370193481" calcext:value-type="float">
            <text:p>22.6024370193</text:p>
          </table:table-cell>
          <table:table-cell table:formula="of:=[.C212]/([.D212]-[.D211])" office:value-type="float" office:value="102032.228397669" calcext:value-type="float">
            <text:p>102032.228397669</text:p>
          </table:table-cell>
          <table:table-cell/>
          <table:table-cell office:value-type="float" office:value="1443139593.6574" calcext:value-type="float">
            <text:p>1443139593.6574</text:p>
          </table:table-cell>
          <table:table-cell table:formula="of:=[.G212]-[.$B$2]" office:value-type="float" office:value="33.6572797298431" calcext:value-type="float">
            <text:p>33.6572797298</text:p>
          </table:table-cell>
          <table:table-cell table:formula="of:=[.C212]/([.H212]-[.H211])" office:value-type="float" office:value="98524.2255910564" calcext:value-type="float">
            <text:p>98524.2255910564</text:p>
          </table:table-cell>
          <table:table-cell table:formula="of:=[.G212]-[.$B212]" office:value-type="float" office:value="11.054842710495" calcext:value-type="float">
            <text:p>11.054842710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9582.64487" calcext:value-type="float">
            <text:p>1443139582.64487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4475274086" calcext:value-type="float">
            <text:p>22.6447527409</text:p>
          </table:table-cell>
          <table:table-cell table:formula="of:=[.C213]/([.D213]-[.D212])" office:value-type="float" office:value="102089.716201369" calcext:value-type="float">
            <text:p>102089.716201369</text:p>
          </table:table-cell>
          <table:table-cell/>
          <table:table-cell office:value-type="float" office:value="1443139593.70129" calcext:value-type="float">
            <text:p>1443139593.70129</text:p>
          </table:table-cell>
          <table:table-cell table:formula="of:=[.G213]-[.$B$2]" office:value-type="float" office:value="33.7011783123016" calcext:value-type="float">
            <text:p>33.7011783123</text:p>
          </table:table-cell>
          <table:table-cell table:formula="of:=[.C213]/([.H213]-[.H212])" office:value-type="float" office:value="98408.6446090678" calcext:value-type="float">
            <text:p>98408.6446090678</text:p>
          </table:table-cell>
          <table:table-cell table:formula="of:=[.G213]-[.$B213]" office:value-type="float" office:value="11.0564255714417" calcext:value-type="float">
            <text:p>11.056425571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9582.68719" calcext:value-type="float">
            <text:p>1443139582.68719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87068939209" calcext:value-type="float">
            <text:p>22.6870689392</text:p>
          </table:table-cell>
          <table:table-cell table:formula="of:=[.C214]/([.D214]-[.D213])" office:value-type="float" office:value="102088.565810454" calcext:value-type="float">
            <text:p>102088.565810454</text:p>
          </table:table-cell>
          <table:table-cell/>
          <table:table-cell office:value-type="float" office:value="1443139593.74517" calcext:value-type="float">
            <text:p>1443139593.74517</text:p>
          </table:table-cell>
          <table:table-cell table:formula="of:=[.G214]-[.$B$2]" office:value-type="float" office:value="33.7450568675995" calcext:value-type="float">
            <text:p>33.7450568676</text:p>
          </table:table-cell>
          <table:table-cell table:formula="of:=[.C214]/([.H214]-[.H213])" office:value-type="float" office:value="98453.5605303195" calcext:value-type="float">
            <text:p>98453.5605303195</text:p>
          </table:table-cell>
          <table:table-cell table:formula="of:=[.G214]-[.$B214]" office:value-type="float" office:value="11.0579879283905" calcext:value-type="float">
            <text:p>11.057987928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9582.72958" calcext:value-type="float">
            <text:p>1443139582.72958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294673919678" calcext:value-type="float">
            <text:p>22.729467392</text:p>
          </table:table-cell>
          <table:table-cell table:formula="of:=[.C215]/([.D215]-[.D214])" office:value-type="float" office:value="101890.510594269" calcext:value-type="float">
            <text:p>101890.510594269</text:p>
          </table:table-cell>
          <table:table-cell/>
          <table:table-cell office:value-type="float" office:value="1443139593.78906" calcext:value-type="float">
            <text:p>1443139593.78906</text:p>
          </table:table-cell>
          <table:table-cell table:formula="of:=[.G215]-[.$B$2]" office:value-type="float" office:value="33.7889413833618" calcext:value-type="float">
            <text:p>33.7889413834</text:p>
          </table:table-cell>
          <table:table-cell table:formula="of:=[.C215]/([.H215]-[.H214])" office:value-type="float" office:value="98440.1884117024" calcext:value-type="float">
            <text:p>98440.1884117024</text:p>
          </table:table-cell>
          <table:table-cell table:formula="of:=[.G215]-[.$B215]" office:value-type="float" office:value="11.059473991394" calcext:value-type="float">
            <text:p>11.059473991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9582.77189" calcext:value-type="float">
            <text:p>1443139582.77189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17735767364" calcext:value-type="float">
            <text:p>22.7717735767</text:p>
          </table:table-cell>
          <table:table-cell table:formula="of:=[.C216]/([.D216]-[.D215])" office:value-type="float" office:value="102112.729465468" calcext:value-type="float">
            <text:p>102112.729465468</text:p>
          </table:table-cell>
          <table:table-cell/>
          <table:table-cell office:value-type="float" office:value="1443139593.83296" calcext:value-type="float">
            <text:p>1443139593.83296</text:p>
          </table:table-cell>
          <table:table-cell table:formula="of:=[.G216]-[.$B$2]" office:value-type="float" office:value="33.8328485488892" calcext:value-type="float">
            <text:p>33.8328485489</text:p>
          </table:table-cell>
          <table:table-cell table:formula="of:=[.C216]/([.H216]-[.H215])" office:value-type="float" office:value="98389.4074717637" calcext:value-type="float">
            <text:p>98389.4074717637</text:p>
          </table:table-cell>
          <table:table-cell table:formula="of:=[.G216]-[.$B216]" office:value-type="float" office:value="11.0610749721527" calcext:value-type="float">
            <text:p>11.061074972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9582.8142" calcext:value-type="float">
            <text:p>1443139582.8142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40869140625" calcext:value-type="float">
            <text:p>22.8140869141</text:p>
          </table:table-cell>
          <table:table-cell table:formula="of:=[.C217]/([.D217]-[.D216])" office:value-type="float" office:value="102095.468544865" calcext:value-type="float">
            <text:p>102095.468544865</text:p>
          </table:table-cell>
          <table:table-cell/>
          <table:table-cell office:value-type="float" office:value="1443139593.8768" calcext:value-type="float">
            <text:p>1443139593.8768</text:p>
          </table:table-cell>
          <table:table-cell table:formula="of:=[.G217]-[.$B$2]" office:value-type="float" office:value="33.8766877651215" calcext:value-type="float">
            <text:p>33.8766877651</text:p>
          </table:table-cell>
          <table:table-cell table:formula="of:=[.C217]/([.H217]-[.H216])" office:value-type="float" office:value="98541.9077090415" calcext:value-type="float">
            <text:p>98541.9077090415</text:p>
          </table:table-cell>
          <table:table-cell table:formula="of:=[.G217]-[.$B217]" office:value-type="float" office:value="11.062600851059" calcext:value-type="float">
            <text:p>11.062600851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9582.85652" calcext:value-type="float">
            <text:p>1443139582.85652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564026355743" calcext:value-type="float">
            <text:p>22.8564026356</text:p>
          </table:table-cell>
          <table:table-cell table:formula="of:=[.C218]/([.D218]-[.D217])" office:value-type="float" office:value="102089.716201369" calcext:value-type="float">
            <text:p>102089.716201369</text:p>
          </table:table-cell>
          <table:table-cell/>
          <table:table-cell office:value-type="float" office:value="1443139593.92069" calcext:value-type="float">
            <text:p>1443139593.92069</text:p>
          </table:table-cell>
          <table:table-cell table:formula="of:=[.G218]-[.$B$2]" office:value-type="float" office:value="33.9205751419067" calcext:value-type="float">
            <text:p>33.9205751419</text:p>
          </table:table-cell>
          <table:table-cell table:formula="of:=[.C218]/([.H218]-[.H217])" office:value-type="float" office:value="98433.7710849264" calcext:value-type="float">
            <text:p>98433.7710849264</text:p>
          </table:table-cell>
          <table:table-cell table:formula="of:=[.G218]-[.$B218]" office:value-type="float" office:value="11.0641725063324" calcext:value-type="float">
            <text:p>11.064172506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9582.89883" calcext:value-type="float">
            <text:p>1443139582.89883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8987190723419" calcext:value-type="float">
            <text:p>22.8987190723</text:p>
          </table:table-cell>
          <table:table-cell table:formula="of:=[.C219]/([.D219]-[.D218])" office:value-type="float" office:value="102087.990624718" calcext:value-type="float">
            <text:p>102087.990624718</text:p>
          </table:table-cell>
          <table:table-cell/>
          <table:table-cell office:value-type="float" office:value="1443139593.96457" calcext:value-type="float">
            <text:p>1443139593.96457</text:p>
          </table:table-cell>
          <table:table-cell table:formula="of:=[.G219]-[.$B$2]" office:value-type="float" office:value="33.9644544124603" calcext:value-type="float">
            <text:p>33.9644544125</text:p>
          </table:table-cell>
          <table:table-cell table:formula="of:=[.C219]/([.H219]-[.H218])" office:value-type="float" office:value="98451.9556842695" calcext:value-type="float">
            <text:p>98451.9556842695</text:p>
          </table:table-cell>
          <table:table-cell table:formula="of:=[.G219]-[.$B219]" office:value-type="float" office:value="11.0657353401184" calcext:value-type="float">
            <text:p>11.065735340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9582.94123" calcext:value-type="float">
            <text:p>1443139582.94123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11141872406" calcext:value-type="float">
            <text:p>22.9411141872</text:p>
          </table:table-cell>
          <table:table-cell table:formula="of:=[.C220]/([.D220]-[.D219])" office:value-type="float" office:value="101898.532656986" calcext:value-type="float">
            <text:p>101898.532656986</text:p>
          </table:table-cell>
          <table:table-cell/>
          <table:table-cell office:value-type="float" office:value="1443139594.00847" calcext:value-type="float">
            <text:p>1443139594.00847</text:p>
          </table:table-cell>
          <table:table-cell table:formula="of:=[.G220]-[.$B$2]" office:value-type="float" office:value="34.0083515644073" calcext:value-type="float">
            <text:p>34.0083515644</text:p>
          </table:table-cell>
          <table:table-cell table:formula="of:=[.C220]/([.H220]-[.H219])" office:value-type="float" office:value="98411.8515299971" calcext:value-type="float">
            <text:p>98411.8515299971</text:p>
          </table:table-cell>
          <table:table-cell table:formula="of:=[.G220]-[.$B220]" office:value-type="float" office:value="11.0672373771667" calcext:value-type="float">
            <text:p>11.067237377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9582.98356" calcext:value-type="float">
            <text:p>1443139582.98356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34461212158" calcext:value-type="float">
            <text:p>22.9834461212</text:p>
          </table:table-cell>
          <table:table-cell table:formula="of:=[.C221]/([.D221]-[.D220])" office:value-type="float" office:value="102050.617449438" calcext:value-type="float">
            <text:p>102050.617449438</text:p>
          </table:table-cell>
          <table:table-cell/>
          <table:table-cell office:value-type="float" office:value="1443139594.02282" calcext:value-type="float">
            <text:p>1443139594.02282</text:p>
          </table:table-cell>
          <table:table-cell table:formula="of:=[.G221]-[.$B$2]" office:value-type="float" office:value="34.0227036476135" calcext:value-type="float">
            <text:p>34.0227036476</text:p>
          </table:table-cell>
          <table:table-cell table:formula="of:=[.C221]/([.H221]-[.H220])" office:value-type="float" office:value="301001.599415253" calcext:value-type="float">
            <text:p>301001.599415253</text:p>
          </table:table-cell>
          <table:table-cell table:formula="of:=[.G221]-[.$B221]" office:value-type="float" office:value="11.0392575263977" calcext:value-type="float">
            <text:p>11.039257526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9583.0265" calcext:value-type="float">
            <text:p>1443139583.0265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263876914978" calcext:value-type="float">
            <text:p>23.0263876915</text:p>
          </table:table-cell>
          <table:table-cell table:formula="of:=[.C222]/([.D222]-[.D221])" office:value-type="float" office:value="100601.817111765" calcext:value-type="float">
            <text:p>100601.817111765</text:p>
          </table:table-cell>
          <table:table-cell/>
          <table:table-cell office:value-type="float" office:value="1443139594.06309" calcext:value-type="float">
            <text:p>1443139594.06309</text:p>
          </table:table-cell>
          <table:table-cell table:formula="of:=[.G222]-[.$B$2]" office:value-type="float" office:value="34.0629765987396" calcext:value-type="float">
            <text:p>34.0629765987</text:p>
          </table:table-cell>
          <table:table-cell table:formula="of:=[.C222]/([.H222]-[.H221])" office:value-type="float" office:value="107268.026782384" calcext:value-type="float">
            <text:p>107268.026782384</text:p>
          </table:table-cell>
          <table:table-cell table:formula="of:=[.G222]-[.$B222]" office:value-type="float" office:value="11.0365889072418" calcext:value-type="float">
            <text:p>11.036588907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9583.06984" calcext:value-type="float">
            <text:p>1443139583.06984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697283744812" calcext:value-type="float">
            <text:p>23.0697283745</text:p>
          </table:table-cell>
          <table:table-cell table:formula="of:=[.C223]/([.D223]-[.D222])" office:value-type="float" office:value="99675.4020155789" calcext:value-type="float">
            <text:p>99675.4020155789</text:p>
          </table:table-cell>
          <table:table-cell/>
          <table:table-cell office:value-type="float" office:value="1443139594.11185" calcext:value-type="float">
            <text:p>1443139594.11185</text:p>
          </table:table-cell>
          <table:table-cell table:formula="of:=[.G223]-[.$B$2]" office:value-type="float" office:value="34.1117370128632" calcext:value-type="float">
            <text:p>34.1117370129</text:p>
          </table:table-cell>
          <table:table-cell table:formula="of:=[.C223]/([.H223]-[.H222])" office:value-type="float" office:value="88596.4583700053" calcext:value-type="float">
            <text:p>88596.4583700053</text:p>
          </table:table-cell>
          <table:table-cell table:formula="of:=[.G223]-[.$B223]" office:value-type="float" office:value="11.042008638382" calcext:value-type="float">
            <text:p>11.042008638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9583.11318" calcext:value-type="float">
            <text:p>1443139583.11318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30659580231" calcext:value-type="float">
            <text:p>23.113065958</text:p>
          </table:table-cell>
          <table:table-cell table:formula="of:=[.C224]/([.D224]-[.D223])" office:value-type="float" office:value="99682.5306567054" calcext:value-type="float">
            <text:p>99682.5306567054</text:p>
          </table:table-cell>
          <table:table-cell/>
          <table:table-cell office:value-type="float" office:value="1443139594.16061" calcext:value-type="float">
            <text:p>1443139594.16061</text:p>
          </table:table-cell>
          <table:table-cell table:formula="of:=[.G224]-[.$B$2]" office:value-type="float" office:value="34.1604950428009" calcext:value-type="float">
            <text:p>34.1604950428</text:p>
          </table:table-cell>
          <table:table-cell table:formula="of:=[.C224]/([.H224]-[.H223])" office:value-type="float" office:value="88600.7905880512" calcext:value-type="float">
            <text:p>88600.7905880512</text:p>
          </table:table-cell>
          <table:table-cell table:formula="of:=[.G224]-[.$B224]" office:value-type="float" office:value="11.0474290847778" calcext:value-type="float">
            <text:p>11.047429084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9583.15652" calcext:value-type="float">
            <text:p>1443139583.15652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564035415649" calcext:value-type="float">
            <text:p>23.1564035416</text:p>
          </table:table-cell>
          <table:table-cell table:formula="of:=[.C225]/([.D225]-[.D224])" office:value-type="float" office:value="99682.5306567054" calcext:value-type="float">
            <text:p>99682.5306567054</text:p>
          </table:table-cell>
          <table:table-cell/>
          <table:table-cell office:value-type="float" office:value="1443139594.20937" calcext:value-type="float">
            <text:p>1443139594.20937</text:p>
          </table:table-cell>
          <table:table-cell table:formula="of:=[.G225]-[.$B$2]" office:value-type="float" office:value="34.2092490196228" calcext:value-type="float">
            <text:p>34.2092490196</text:p>
          </table:table-cell>
          <table:table-cell table:formula="of:=[.C225]/([.H225]-[.H224])" office:value-type="float" office:value="88608.1563311474" calcext:value-type="float">
            <text:p>88608.1563311474</text:p>
          </table:table-cell>
          <table:table-cell table:formula="of:=[.G225]-[.$B225]" office:value-type="float" office:value="11.0528454780579" calcext:value-type="float">
            <text:p>11.052845478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9583.19985" calcext:value-type="float">
            <text:p>1443139583.19985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1997299194336" calcext:value-type="float">
            <text:p>23.1997299194</text:p>
          </table:table-cell>
          <table:table-cell table:formula="of:=[.C226]/([.D226]-[.D225])" office:value-type="float" office:value="99708.3119455878" calcext:value-type="float">
            <text:p>99708.3119455878</text:p>
          </table:table-cell>
          <table:table-cell/>
          <table:table-cell office:value-type="float" office:value="1443139594.25813" calcext:value-type="float">
            <text:p>1443139594.25813</text:p>
          </table:table-cell>
          <table:table-cell table:formula="of:=[.G226]-[.$B$2]" office:value-type="float" office:value="34.2580163478851" calcext:value-type="float">
            <text:p>34.2580163479</text:p>
          </table:table-cell>
          <table:table-cell table:formula="of:=[.C226]/([.H226]-[.H225])" office:value-type="float" office:value="88583.8973331052" calcext:value-type="float">
            <text:p>88583.8973331052</text:p>
          </table:table-cell>
          <table:table-cell table:formula="of:=[.G226]-[.$B226]" office:value-type="float" office:value="11.0582864284515" calcext:value-type="float">
            <text:p>11.058286428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9583.24318" calcext:value-type="float">
            <text:p>1443139583.24318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3067741394" calcext:value-type="float">
            <text:p>23.2430677414</text:p>
          </table:table-cell>
          <table:table-cell table:formula="of:=[.C227]/([.D227]-[.D226])" office:value-type="float" office:value="99681.9822634949" calcext:value-type="float">
            <text:p>99681.9822634949</text:p>
          </table:table-cell>
          <table:table-cell/>
          <table:table-cell office:value-type="float" office:value="1443139594.30687" calcext:value-type="float">
            <text:p>1443139594.30687</text:p>
          </table:table-cell>
          <table:table-cell table:formula="of:=[.G227]-[.$B$2]" office:value-type="float" office:value="34.3067560195923" calcext:value-type="float">
            <text:p>34.3067560196</text:p>
          </table:table-cell>
          <table:table-cell table:formula="of:=[.C227]/([.H227]-[.H226])" office:value-type="float" office:value="88634.1628633902" calcext:value-type="float">
            <text:p>88634.1628633902</text:p>
          </table:table-cell>
          <table:table-cell table:formula="of:=[.G227]-[.$B227]" office:value-type="float" office:value="11.0636882781982" calcext:value-type="float">
            <text:p>11.063688278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9583.28652" calcext:value-type="float">
            <text:p>1443139583.28652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864003181457" calcext:value-type="float">
            <text:p>23.2864003181</text:p>
          </table:table-cell>
          <table:table-cell table:formula="of:=[.C228]/([.D228]-[.D227])" office:value-type="float" office:value="99694.0483081155" calcext:value-type="float">
            <text:p>99694.0483081155</text:p>
          </table:table-cell>
          <table:table-cell/>
          <table:table-cell office:value-type="float" office:value="1443139594.35564" calcext:value-type="float">
            <text:p>1443139594.35564</text:p>
          </table:table-cell>
          <table:table-cell table:formula="of:=[.G228]-[.$B$2]" office:value-type="float" office:value="34.3555233478546" calcext:value-type="float">
            <text:p>34.3555233479</text:p>
          </table:table-cell>
          <table:table-cell table:formula="of:=[.C228]/([.H228]-[.H227])" office:value-type="float" office:value="88583.8973331052" calcext:value-type="float">
            <text:p>88583.8973331052</text:p>
          </table:table-cell>
          <table:table-cell table:formula="of:=[.G228]-[.$B228]" office:value-type="float" office:value="11.0691230297089" calcext:value-type="float">
            <text:p>11.069123029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9583.32985" calcext:value-type="float">
            <text:p>1443139583.32985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297381401062" calcext:value-type="float">
            <text:p>23.3297381401</text:p>
          </table:table-cell>
          <table:table-cell table:formula="of:=[.C229]/([.D229]-[.D228])" office:value-type="float" office:value="99681.9822634949" calcext:value-type="float">
            <text:p>99681.9822634949</text:p>
          </table:table-cell>
          <table:table-cell/>
          <table:table-cell office:value-type="float" office:value="1443139594.40439" calcext:value-type="float">
            <text:p>1443139594.40439</text:p>
          </table:table-cell>
          <table:table-cell table:formula="of:=[.G229]-[.$B$2]" office:value-type="float" office:value="34.4042744636536" calcext:value-type="float">
            <text:p>34.4042744637</text:p>
          </table:table-cell>
          <table:table-cell table:formula="of:=[.C229]/([.H229]-[.H228])" office:value-type="float" office:value="88613.3564166141" calcext:value-type="float">
            <text:p>88613.3564166141</text:p>
          </table:table-cell>
          <table:table-cell table:formula="of:=[.G229]-[.$B229]" office:value-type="float" office:value="11.0745363235474" calcext:value-type="float">
            <text:p>11.074536323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9583.37319" calcext:value-type="float">
            <text:p>1443139583.37319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30733394623" calcext:value-type="float">
            <text:p>23.3730733395</text:p>
          </table:table-cell>
          <table:table-cell table:formula="of:=[.C230]/([.D230]-[.D229])" office:value-type="float" office:value="99688.0149206926" calcext:value-type="float">
            <text:p>99688.0149206926</text:p>
          </table:table-cell>
          <table:table-cell/>
          <table:table-cell office:value-type="float" office:value="1443139594.45315" calcext:value-type="float">
            <text:p>1443139594.45315</text:p>
          </table:table-cell>
          <table:table-cell table:formula="of:=[.G230]-[.$B$2]" office:value-type="float" office:value="34.4530348777771" calcext:value-type="float">
            <text:p>34.4530348778</text:p>
          </table:table-cell>
          <table:table-cell table:formula="of:=[.C230]/([.H230]-[.H229])" office:value-type="float" office:value="88596.4583700053" calcext:value-type="float">
            <text:p>88596.4583700053</text:p>
          </table:table-cell>
          <table:table-cell table:formula="of:=[.G230]-[.$B230]" office:value-type="float" office:value="11.0799615383148" calcext:value-type="float">
            <text:p>11.079961538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9583.41652" calcext:value-type="float">
            <text:p>1443139583.41652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164040088654" calcext:value-type="float">
            <text:p>23.4164040089</text:p>
          </table:table-cell>
          <table:table-cell table:formula="of:=[.C231]/([.D231]-[.D230])" office:value-type="float" office:value="99698.436684971" calcext:value-type="float">
            <text:p>99698.436684971</text:p>
          </table:table-cell>
          <table:table-cell/>
          <table:table-cell office:value-type="float" office:value="1443139594.50191" calcext:value-type="float">
            <text:p>1443139594.50191</text:p>
          </table:table-cell>
          <table:table-cell table:formula="of:=[.G231]-[.$B$2]" office:value-type="float" office:value="34.5017907619476" calcext:value-type="float">
            <text:p>34.5017907619</text:p>
          </table:table-cell>
          <table:table-cell table:formula="of:=[.C231]/([.H231]-[.H230])" office:value-type="float" office:value="88604.6899465518" calcext:value-type="float">
            <text:p>88604.6899465518</text:p>
          </table:table-cell>
          <table:table-cell table:formula="of:=[.G231]-[.$B231]" office:value-type="float" office:value="11.0853867530823" calcext:value-type="float">
            <text:p>11.08538675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9583.45987" calcext:value-type="float">
            <text:p>1443139583.45987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597563743591" calcext:value-type="float">
            <text:p>23.4597563744</text:p>
          </table:table-cell>
          <table:table-cell table:formula="of:=[.C232]/([.D232]-[.D231])" office:value-type="float" office:value="99648.5416838528" calcext:value-type="float">
            <text:p>99648.5416838528</text:p>
          </table:table-cell>
          <table:table-cell/>
          <table:table-cell office:value-type="float" office:value="1443139594.55067" calcext:value-type="float">
            <text:p>1443139594.55067</text:p>
          </table:table-cell>
          <table:table-cell table:formula="of:=[.G232]-[.$B$2]" office:value-type="float" office:value="34.5505533218384" calcext:value-type="float">
            <text:p>34.5505533218</text:p>
          </table:table-cell>
          <table:table-cell table:formula="of:=[.C232]/([.H232]-[.H231])" office:value-type="float" office:value="88592.5597359736" calcext:value-type="float">
            <text:p>88592.5597359736</text:p>
          </table:table-cell>
          <table:table-cell table:formula="of:=[.G232]-[.$B232]" office:value-type="float" office:value="11.0907969474793" calcext:value-type="float">
            <text:p>11.090796947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9583.50318" calcext:value-type="float">
            <text:p>1443139583.50318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30658245087" calcext:value-type="float">
            <text:p>23.5030658245</text:p>
          </table:table-cell>
          <table:table-cell table:formula="of:=[.C233]/([.D233]-[.D232])" office:value-type="float" office:value="99747.2834470116" calcext:value-type="float">
            <text:p>99747.2834470116</text:p>
          </table:table-cell>
          <table:table-cell/>
          <table:table-cell office:value-type="float" office:value="1443139594.59942" calcext:value-type="float">
            <text:p>1443139594.59942</text:p>
          </table:table-cell>
          <table:table-cell table:formula="of:=[.G233]-[.$B$2]" office:value-type="float" office:value="34.5993077754974" calcext:value-type="float">
            <text:p>34.5993077755</text:p>
          </table:table-cell>
          <table:table-cell table:formula="of:=[.C233]/([.H233]-[.H232])" office:value-type="float" office:value="88607.2897095716" calcext:value-type="float">
            <text:p>88607.2897095716</text:p>
          </table:table-cell>
          <table:table-cell table:formula="of:=[.G233]-[.$B233]" office:value-type="float" office:value="11.0962419509888" calcext:value-type="float">
            <text:p>11.0962419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9583.54649" calcext:value-type="float">
            <text:p>1443139583.54649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463781356812" calcext:value-type="float">
            <text:p>23.5463781357</text:p>
          </table:table-cell>
          <table:table-cell table:formula="of:=[.C234]/([.D234]-[.D233])" office:value-type="float" office:value="99740.6945751796" calcext:value-type="float">
            <text:p>99740.6945751796</text:p>
          </table:table-cell>
          <table:table-cell/>
          <table:table-cell office:value-type="float" office:value="1443139594.64818" calcext:value-type="float">
            <text:p>1443139594.64818</text:p>
          </table:table-cell>
          <table:table-cell table:formula="of:=[.G234]-[.$B$2]" office:value-type="float" office:value="34.6480679512024" calcext:value-type="float">
            <text:p>34.6480679512</text:p>
          </table:table-cell>
          <table:table-cell table:formula="of:=[.C234]/([.H234]-[.H233])" office:value-type="float" office:value="88596.8915727453" calcext:value-type="float">
            <text:p>88596.8915727453</text:p>
          </table:table-cell>
          <table:table-cell table:formula="of:=[.G234]-[.$B234]" office:value-type="float" office:value="11.1016898155212" calcext:value-type="float">
            <text:p>11.10168981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9583.58982" calcext:value-type="float">
            <text:p>1443139583.58982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89704990387" calcext:value-type="float">
            <text:p>23.5897049904</text:p>
          </table:table-cell>
          <table:table-cell table:formula="of:=[.C235]/([.D235]-[.D234])" office:value-type="float" office:value="99707.2145978011" calcext:value-type="float">
            <text:p>99707.2145978011</text:p>
          </table:table-cell>
          <table:table-cell/>
          <table:table-cell office:value-type="float" office:value="1443139594.69696" calcext:value-type="float">
            <text:p>1443139594.69696</text:p>
          </table:table-cell>
          <table:table-cell table:formula="of:=[.G235]-[.$B$2]" office:value-type="float" office:value="34.6968421936035" calcext:value-type="float">
            <text:p>34.6968421936</text:p>
          </table:table-cell>
          <table:table-cell table:formula="of:=[.C235]/([.H235]-[.H234])" office:value-type="float" office:value="88571.3398574599" calcext:value-type="float">
            <text:p>88571.3398574599</text:p>
          </table:table-cell>
          <table:table-cell table:formula="of:=[.G235]-[.$B235]" office:value-type="float" office:value="11.1071372032166" calcext:value-type="float">
            <text:p>11.107137203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9583.63313" calcext:value-type="float">
            <text:p>1443139583.63313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30103874207" calcext:value-type="float">
            <text:p>23.6330103874</text:p>
          </table:table-cell>
          <table:table-cell table:formula="of:=[.C236]/([.D236]-[.D235])" office:value-type="float" office:value="99756.6191724108" calcext:value-type="float">
            <text:p>99756.6191724108</text:p>
          </table:table-cell>
          <table:table-cell/>
          <table:table-cell office:value-type="float" office:value="1443139594.7457" calcext:value-type="float">
            <text:p>1443139594.7457</text:p>
          </table:table-cell>
          <table:table-cell table:formula="of:=[.G236]-[.$B$2]" office:value-type="float" office:value="34.7455868721008" calcext:value-type="float">
            <text:p>34.7455868721</text:p>
          </table:table-cell>
          <table:table-cell table:formula="of:=[.C236]/([.H236]-[.H235])" office:value-type="float" office:value="88625.0588407924" calcext:value-type="float">
            <text:p>88625.0588407924</text:p>
          </table:table-cell>
          <table:table-cell table:formula="of:=[.G236]-[.$B236]" office:value-type="float" office:value="11.1125764846802" calcext:value-type="float">
            <text:p>11.112576484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9583.67646" calcext:value-type="float">
            <text:p>1443139583.67646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763391494751" calcext:value-type="float">
            <text:p>23.6763391495</text:p>
          </table:table-cell>
          <table:table-cell table:formula="of:=[.C237]/([.D237]-[.D236])" office:value-type="float" office:value="99702.8254481825" calcext:value-type="float">
            <text:p>99702.8254481825</text:p>
          </table:table-cell>
          <table:table-cell/>
          <table:table-cell office:value-type="float" office:value="1443139594.79446" calcext:value-type="float">
            <text:p>1443139594.79446</text:p>
          </table:table-cell>
          <table:table-cell table:formula="of:=[.G237]-[.$B$2]" office:value-type="float" office:value="34.7943468093872" calcext:value-type="float">
            <text:p>34.7943468094</text:p>
          </table:table-cell>
          <table:table-cell table:formula="of:=[.C237]/([.H237]-[.H236])" office:value-type="float" office:value="88597.3247797217" calcext:value-type="float">
            <text:p>88597.3247797217</text:p>
          </table:table-cell>
          <table:table-cell table:formula="of:=[.G237]-[.$B237]" office:value-type="float" office:value="11.1180076599121" calcext:value-type="float">
            <text:p>11.118007659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9583.71979" calcext:value-type="float">
            <text:p>1443139583.71979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196691036224" calcext:value-type="float">
            <text:p>23.7196691036</text:p>
          </table:table-cell>
          <table:table-cell table:formula="of:=[.C238]/([.D238]-[.D237])" office:value-type="float" office:value="99700.0824258965" calcext:value-type="float">
            <text:p>99700.0824258965</text:p>
          </table:table-cell>
          <table:table-cell/>
          <table:table-cell office:value-type="float" office:value="1443139594.84322" calcext:value-type="float">
            <text:p>1443139594.84322</text:p>
          </table:table-cell>
          <table:table-cell table:formula="of:=[.G238]-[.$B$2]" office:value-type="float" office:value="34.8431077003479" calcext:value-type="float">
            <text:p>34.8431077003</text:p>
          </table:table-cell>
          <table:table-cell table:formula="of:=[.C238]/([.H238]-[.H237])" office:value-type="float" office:value="88595.5919772343" calcext:value-type="float">
            <text:p>88595.5919772343</text:p>
          </table:table-cell>
          <table:table-cell table:formula="of:=[.G238]-[.$B238]" office:value-type="float" office:value="11.1234385967255" calcext:value-type="float">
            <text:p>11.123438596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9583.76312" calcext:value-type="float">
            <text:p>1443139583.76312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29990577698" calcext:value-type="float">
            <text:p>23.7629990578</text:p>
          </table:table-cell>
          <table:table-cell table:formula="of:=[.C239]/([.D239]-[.D238])" office:value-type="float" office:value="99700.0824258965" calcext:value-type="float">
            <text:p>99700.0824258965</text:p>
          </table:table-cell>
          <table:table-cell/>
          <table:table-cell office:value-type="float" office:value="1443139594.89198" calcext:value-type="float">
            <text:p>1443139594.89198</text:p>
          </table:table-cell>
          <table:table-cell table:formula="of:=[.G239]-[.$B$2]" office:value-type="float" office:value="34.8918616771698" calcext:value-type="float">
            <text:p>34.8918616772</text:p>
          </table:table-cell>
          <table:table-cell table:formula="of:=[.C239]/([.H239]-[.H238])" office:value-type="float" office:value="88608.1563311474" calcext:value-type="float">
            <text:p>88608.1563311474</text:p>
          </table:table-cell>
          <table:table-cell table:formula="of:=[.G239]-[.$B239]" office:value-type="float" office:value="11.1288626194" calcext:value-type="float">
            <text:p>11.128862619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9583.80645" calcext:value-type="float">
            <text:p>1443139583.80645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063292503357" calcext:value-type="float">
            <text:p>23.8063292503</text:p>
          </table:table-cell>
          <table:table-cell table:formula="of:=[.C240]/([.D240]-[.D239])" office:value-type="float" office:value="99699.533839551" calcext:value-type="float">
            <text:p>99699.533839551</text:p>
          </table:table-cell>
          <table:table-cell/>
          <table:table-cell office:value-type="float" office:value="1443139594.94074" calcext:value-type="float">
            <text:p>1443139594.94074</text:p>
          </table:table-cell>
          <table:table-cell table:formula="of:=[.G240]-[.$B$2]" office:value-type="float" office:value="34.9406223297119" calcext:value-type="float">
            <text:p>34.9406223297</text:p>
          </table:table-cell>
          <table:table-cell table:formula="of:=[.C240]/([.H240]-[.H239])" office:value-type="float" office:value="88596.0251715016" calcext:value-type="float">
            <text:p>88596.0251715016</text:p>
          </table:table-cell>
          <table:table-cell table:formula="of:=[.G240]-[.$B240]" office:value-type="float" office:value="11.1342930793762" calcext:value-type="float">
            <text:p>11.134293079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9583.84977" calcext:value-type="float">
            <text:p>1443139583.84977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496577739716" calcext:value-type="float">
            <text:p>23.849657774</text:p>
          </table:table-cell>
          <table:table-cell table:formula="of:=[.C241]/([.D241]-[.D240])" office:value-type="float" office:value="99703.3740707522" calcext:value-type="float">
            <text:p>99703.3740707522</text:p>
          </table:table-cell>
          <table:table-cell/>
          <table:table-cell office:value-type="float" office:value="1443139594.9895" calcext:value-type="float">
            <text:p>1443139594.9895</text:p>
          </table:table-cell>
          <table:table-cell table:formula="of:=[.G241]-[.$B$2]" office:value-type="float" office:value="34.9893817901611" calcext:value-type="float">
            <text:p>34.9893817902</text:p>
          </table:table-cell>
          <table:table-cell table:formula="of:=[.C241]/([.H241]-[.H240])" office:value-type="float" office:value="88598.191206384" calcext:value-type="float">
            <text:p>88598.191206384</text:p>
          </table:table-cell>
          <table:table-cell table:formula="of:=[.G241]-[.$B241]" office:value-type="float" office:value="11.1397240161896" calcext:value-type="float">
            <text:p>11.139724016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9583.89311" calcext:value-type="float">
            <text:p>1443139583.89311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29989337921" calcext:value-type="float">
            <text:p>23.8929989338</text:p>
          </table:table-cell>
          <table:table-cell table:formula="of:=[.C242]/([.D242]-[.D241])" office:value-type="float" office:value="99674.3053920544" calcext:value-type="float">
            <text:p>99674.3053920544</text:p>
          </table:table-cell>
          <table:table-cell/>
          <table:table-cell office:value-type="float" office:value="1443139595.03833" calcext:value-type="float">
            <text:p>1443139595.03833</text:p>
          </table:table-cell>
          <table:table-cell table:formula="of:=[.G242]-[.$B$2]" office:value-type="float" office:value="35.0382189750671" calcext:value-type="float">
            <text:p>35.0382189751</text:p>
          </table:table-cell>
          <table:table-cell table:formula="of:=[.C242]/([.H242]-[.H241])" office:value-type="float" office:value="88457.1870453724" calcext:value-type="float">
            <text:p>88457.1870453724</text:p>
          </table:table-cell>
          <table:table-cell table:formula="of:=[.G242]-[.$B242]" office:value-type="float" office:value="11.145220041275" calcext:value-type="float">
            <text:p>11.145220041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9583.93643" calcext:value-type="float">
            <text:p>1443139583.93643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363145828247" calcext:value-type="float">
            <text:p>23.9363145828</text:p>
          </table:table-cell>
          <table:table-cell table:formula="of:=[.C243]/([.D243]-[.D242])" office:value-type="float" office:value="99733.0086581278" calcext:value-type="float">
            <text:p>99733.0086581278</text:p>
          </table:table-cell>
          <table:table-cell/>
          <table:table-cell office:value-type="float" office:value="1443139595.05148" calcext:value-type="float">
            <text:p>1443139595.05148</text:p>
          </table:table-cell>
          <table:table-cell table:formula="of:=[.G243]-[.$B$2]" office:value-type="float" office:value="35.0513646602631" calcext:value-type="float">
            <text:p>35.0513646603</text:p>
          </table:table-cell>
          <table:table-cell table:formula="of:=[.C243]/([.H243]-[.H242])" office:value-type="float" office:value="328624.939332934" calcext:value-type="float">
            <text:p>328624.939332934</text:p>
          </table:table-cell>
          <table:table-cell table:formula="of:=[.G243]-[.$B243]" office:value-type="float" office:value="11.1150500774384" calcext:value-type="float">
            <text:p>11.115050077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9583.97974" calcext:value-type="float">
            <text:p>1443139583.97974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796254634857" calcext:value-type="float">
            <text:p>23.9796254635</text:p>
          </table:table-cell>
          <table:table-cell table:formula="of:=[.C244]/([.D244]-[.D243])" office:value-type="float" office:value="99743.988902284" calcext:value-type="float">
            <text:p>99743.988902284</text:p>
          </table:table-cell>
          <table:table-cell/>
          <table:table-cell office:value-type="float" office:value="1443139595.08304" calcext:value-type="float">
            <text:p>1443139595.08304</text:p>
          </table:table-cell>
          <table:table-cell table:formula="of:=[.G244]-[.$B$2]" office:value-type="float" office:value="35.0829267501831" calcext:value-type="float">
            <text:p>35.0829267502</text:p>
          </table:table-cell>
          <table:table-cell table:formula="of:=[.C244]/([.H244]-[.H243])" office:value-type="float" office:value="136873.06547012" calcext:value-type="float">
            <text:p>136873.06547012</text:p>
          </table:table-cell>
          <table:table-cell table:formula="of:=[.G244]-[.$B244]" office:value-type="float" office:value="11.1033012866974" calcext:value-type="float">
            <text:p>11.10330128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9584.02297" calcext:value-type="float">
            <text:p>1443139584.02297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28497982025" calcext:value-type="float">
            <text:p>24.0228497982</text:p>
          </table:table-cell>
          <table:table-cell table:formula="of:=[.C245]/([.D245]-[.D244])" office:value-type="float" office:value="99943.701350278" calcext:value-type="float">
            <text:p>99943.701350278</text:p>
          </table:table-cell>
          <table:table-cell/>
          <table:table-cell office:value-type="float" office:value="1443139595.12293" calcext:value-type="float">
            <text:p>1443139595.12293</text:p>
          </table:table-cell>
          <table:table-cell table:formula="of:=[.G245]-[.$B$2]" office:value-type="float" office:value="35.122816324234" calcext:value-type="float">
            <text:p>35.1228163242</text:p>
          </table:table-cell>
          <table:table-cell table:formula="of:=[.C245]/([.H245]-[.H244])" office:value-type="float" office:value="108298.975428698" calcext:value-type="float">
            <text:p>108298.975428698</text:p>
          </table:table-cell>
          <table:table-cell table:formula="of:=[.G245]-[.$B245]" office:value-type="float" office:value="11.0999665260315" calcext:value-type="float">
            <text:p>11.09996652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9584.06609" calcext:value-type="float">
            <text:p>1443139584.06609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659744739532" calcext:value-type="float">
            <text:p>24.065974474</text:p>
          </table:table-cell>
          <table:table-cell table:formula="of:=[.C246]/([.D246]-[.D245])" office:value-type="float" office:value="100174.666239123" calcext:value-type="float">
            <text:p>100174.666239123</text:p>
          </table:table-cell>
          <table:table-cell/>
          <table:table-cell office:value-type="float" office:value="1443139595.16283" calcext:value-type="float">
            <text:p>1443139595.16283</text:p>
          </table:table-cell>
          <table:table-cell table:formula="of:=[.G246]-[.$B$2]" office:value-type="float" office:value="35.1627118587494" calcext:value-type="float">
            <text:p>35.1627118587</text:p>
          </table:table-cell>
          <table:table-cell table:formula="of:=[.C246]/([.H246]-[.H245])" office:value-type="float" office:value="108282.795367349" calcext:value-type="float">
            <text:p>108282.795367349</text:p>
          </table:table-cell>
          <table:table-cell table:formula="of:=[.G246]-[.$B246]" office:value-type="float" office:value="11.0967373847961" calcext:value-type="float">
            <text:p>11.096737384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9584.10918" calcext:value-type="float">
            <text:p>1443139584.10918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090631484985" calcext:value-type="float">
            <text:p>24.1090631485</text:p>
          </table:table-cell>
          <table:table-cell table:formula="of:=[.C247]/([.D247]-[.D246])" office:value-type="float" office:value="100258.363609201" calcext:value-type="float">
            <text:p>100258.363609201</text:p>
          </table:table-cell>
          <table:table-cell/>
          <table:table-cell office:value-type="float" office:value="1443139595.20269" calcext:value-type="float">
            <text:p>1443139595.20269</text:p>
          </table:table-cell>
          <table:table-cell table:formula="of:=[.G247]-[.$B$2]" office:value-type="float" office:value="35.2025783061981" calcext:value-type="float">
            <text:p>35.2025783062</text:p>
          </table:table-cell>
          <table:table-cell table:formula="of:=[.C247]/([.H247]-[.H246])" office:value-type="float" office:value="108361.799870823" calcext:value-type="float">
            <text:p>108361.799870823</text:p>
          </table:table-cell>
          <table:table-cell table:formula="of:=[.G247]-[.$B247]" office:value-type="float" office:value="11.0935151576996" calcext:value-type="float">
            <text:p>11.093515157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9584.15227" calcext:value-type="float">
            <text:p>1443139584.15227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21518230438" calcext:value-type="float">
            <text:p>24.152151823</text:p>
          </table:table-cell>
          <table:table-cell table:formula="of:=[.C248]/([.D248]-[.D247])" office:value-type="float" office:value="100258.363609201" calcext:value-type="float">
            <text:p>100258.363609201</text:p>
          </table:table-cell>
          <table:table-cell/>
          <table:table-cell office:value-type="float" office:value="1443139595.24261" calcext:value-type="float">
            <text:p>1443139595.24261</text:p>
          </table:table-cell>
          <table:table-cell table:formula="of:=[.G248]-[.$B$2]" office:value-type="float" office:value="35.2424976825714" calcext:value-type="float">
            <text:p>35.2424976826</text:p>
          </table:table-cell>
          <table:table-cell table:formula="of:=[.C248]/([.H248]-[.H247])" office:value-type="float" office:value="108218.123439684" calcext:value-type="float">
            <text:p>108218.123439684</text:p>
          </table:table-cell>
          <table:table-cell table:formula="of:=[.G248]-[.$B248]" office:value-type="float" office:value="11.0903458595276" calcext:value-type="float">
            <text:p>11.090345859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9584.19536" calcext:value-type="float">
            <text:p>1443139584.19536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1952426433563" calcext:value-type="float">
            <text:p>24.1952426434</text:p>
          </table:table-cell>
          <table:table-cell table:formula="of:=[.C249]/([.D249]-[.D248])" office:value-type="float" office:value="100253.371104816" calcext:value-type="float">
            <text:p>100253.371104816</text:p>
          </table:table-cell>
          <table:table-cell/>
          <table:table-cell office:value-type="float" office:value="1443139595.28251" calcext:value-type="float">
            <text:p>1443139595.28251</text:p>
          </table:table-cell>
          <table:table-cell table:formula="of:=[.G249]-[.$B$2]" office:value-type="float" office:value="35.282395362854" calcext:value-type="float">
            <text:p>35.2823953629</text:p>
          </table:table-cell>
          <table:table-cell table:formula="of:=[.C249]/([.H249]-[.H248])" office:value-type="float" office:value="108276.971728725" calcext:value-type="float">
            <text:p>108276.971728725</text:p>
          </table:table-cell>
          <table:table-cell table:formula="of:=[.G249]-[.$B249]" office:value-type="float" office:value="11.0871527194977" calcext:value-type="float">
            <text:p>11.087152719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9584.23844" calcext:value-type="float">
            <text:p>1443139584.23844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383246421814" calcext:value-type="float">
            <text:p>24.2383246422</text:p>
          </table:table-cell>
          <table:table-cell table:formula="of:=[.C250]/([.D250]-[.D249])" office:value-type="float" office:value="100273.899025451" calcext:value-type="float">
            <text:p>100273.899025451</text:p>
          </table:table-cell>
          <table:table-cell/>
          <table:table-cell office:value-type="float" office:value="1443139595.3224" calcext:value-type="float">
            <text:p>1443139595.3224</text:p>
          </table:table-cell>
          <table:table-cell table:formula="of:=[.G250]-[.$B$2]" office:value-type="float" office:value="35.322286605835" calcext:value-type="float">
            <text:p>35.3222866058</text:p>
          </table:table-cell>
          <table:table-cell table:formula="of:=[.C250]/([.H250]-[.H249])" office:value-type="float" office:value="108294.444524134" calcext:value-type="float">
            <text:p>108294.444524134</text:p>
          </table:table-cell>
          <table:table-cell table:formula="of:=[.G250]-[.$B250]" office:value-type="float" office:value="11.0839619636536" calcext:value-type="float">
            <text:p>11.083961963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9584.28153" calcext:value-type="float">
            <text:p>1443139584.28153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14126014709" calcext:value-type="float">
            <text:p>24.2814126015</text:p>
          </table:table-cell>
          <table:table-cell table:formula="of:=[.C251]/([.D251]-[.D250])" office:value-type="float" office:value="100260.027887829" calcext:value-type="float">
            <text:p>100260.027887829</text:p>
          </table:table-cell>
          <table:table-cell/>
          <table:table-cell office:value-type="float" office:value="1443139595.3623" calcext:value-type="float">
            <text:p>1443139595.3623</text:p>
          </table:table-cell>
          <table:table-cell table:formula="of:=[.G251]-[.$B$2]" office:value-type="float" office:value="35.3621816635132" calcext:value-type="float">
            <text:p>35.3621816635</text:p>
          </table:table-cell>
          <table:table-cell table:formula="of:=[.C251]/([.H251]-[.H250])" office:value-type="float" office:value="108284.089594339" calcext:value-type="float">
            <text:p>108284.089594339</text:p>
          </table:table-cell>
          <table:table-cell table:formula="of:=[.G251]-[.$B251]" office:value-type="float" office:value="11.0807690620422" calcext:value-type="float">
            <text:p>11.0807690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9584.32462" calcext:value-type="float">
            <text:p>1443139584.32462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244998455048" calcext:value-type="float">
            <text:p>24.3244998455</text:p>
          </table:table-cell>
          <table:table-cell table:formula="of:=[.C252]/([.D252]-[.D251])" office:value-type="float" office:value="100261.692221712" calcext:value-type="float">
            <text:p>100261.692221712</text:p>
          </table:table-cell>
          <table:table-cell/>
          <table:table-cell office:value-type="float" office:value="1443139595.40219" calcext:value-type="float">
            <text:p>1443139595.40219</text:p>
          </table:table-cell>
          <table:table-cell table:formula="of:=[.G252]-[.$B$2]" office:value-type="float" office:value="35.4020698070526" calcext:value-type="float">
            <text:p>35.4020698071</text:p>
          </table:table-cell>
          <table:table-cell table:formula="of:=[.C252]/([.H252]-[.H251])" office:value-type="float" office:value="108302.859362952" calcext:value-type="float">
            <text:p>108302.859362952</text:p>
          </table:table-cell>
          <table:table-cell table:formula="of:=[.G252]-[.$B252]" office:value-type="float" office:value="11.0775699615479" calcext:value-type="float">
            <text:p>11.077569961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9584.36771" calcext:value-type="float">
            <text:p>1443139584.36771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675906658173" calcext:value-type="float">
            <text:p>24.3675906658</text:p>
          </table:table-cell>
          <table:table-cell table:formula="of:=[.C253]/([.D253]-[.D252])" office:value-type="float" office:value="100253.371104816" calcext:value-type="float">
            <text:p>100253.371104816</text:p>
          </table:table-cell>
          <table:table-cell/>
          <table:table-cell office:value-type="float" office:value="1443139595.44208" calcext:value-type="float">
            <text:p>1443139595.44208</text:p>
          </table:table-cell>
          <table:table-cell table:formula="of:=[.G253]-[.$B$2]" office:value-type="float" office:value="35.4419634342194" calcext:value-type="float">
            <text:p>35.4419634342</text:p>
          </table:table-cell>
          <table:table-cell table:formula="of:=[.C253]/([.H253]-[.H252])" office:value-type="float" office:value="108287.972460945" calcext:value-type="float">
            <text:p>108287.972460945</text:p>
          </table:table-cell>
          <table:table-cell table:formula="of:=[.G253]-[.$B253]" office:value-type="float" office:value="11.0743727684021" calcext:value-type="float">
            <text:p>11.074372768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9584.41079" calcext:value-type="float">
            <text:p>1443139584.41079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06786251068" calcext:value-type="float">
            <text:p>24.4106786251</text:p>
          </table:table-cell>
          <table:table-cell table:formula="of:=[.C254]/([.D254]-[.D253])" office:value-type="float" office:value="100260.027887829" calcext:value-type="float">
            <text:p>100260.027887829</text:p>
          </table:table-cell>
          <table:table-cell/>
          <table:table-cell office:value-type="float" office:value="1443139595.48198" calcext:value-type="float">
            <text:p>1443139595.48198</text:p>
          </table:table-cell>
          <table:table-cell table:formula="of:=[.G254]-[.$B$2]" office:value-type="float" office:value="35.4818601608276" calcext:value-type="float">
            <text:p>35.4818601608</text:p>
          </table:table-cell>
          <table:table-cell table:formula="of:=[.C254]/([.H254]-[.H253])" office:value-type="float" office:value="108279.559935221" calcext:value-type="float">
            <text:p>108279.559935221</text:p>
          </table:table-cell>
          <table:table-cell table:formula="of:=[.G254]-[.$B254]" office:value-type="float" office:value="11.0711815357208" calcext:value-type="float">
            <text:p>11.071181535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9584.45388" calcext:value-type="float">
            <text:p>1443139584.45388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537663459778" calcext:value-type="float">
            <text:p>24.453766346</text:p>
          </table:table-cell>
          <table:table-cell table:formula="of:=[.C255]/([.D255]-[.D254])" office:value-type="float" office:value="100260.58265965" calcext:value-type="float">
            <text:p>100260.58265965</text:p>
          </table:table-cell>
          <table:table-cell/>
          <table:table-cell office:value-type="float" office:value="1443139595.52187" calcext:value-type="float">
            <text:p>1443139595.52187</text:p>
          </table:table-cell>
          <table:table-cell table:formula="of:=[.G255]-[.$B$2]" office:value-type="float" office:value="35.521755695343" calcext:value-type="float">
            <text:p>35.5217556953</text:p>
          </table:table-cell>
          <table:table-cell table:formula="of:=[.C255]/([.H255]-[.H254])" office:value-type="float" office:value="108282.795367349" calcext:value-type="float">
            <text:p>108282.795367349</text:p>
          </table:table-cell>
          <table:table-cell table:formula="of:=[.G255]-[.$B255]" office:value-type="float" office:value="11.0679893493652" calcext:value-type="float">
            <text:p>11.067989349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9584.49697" calcext:value-type="float">
            <text:p>1443139584.49697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4968528747559" calcext:value-type="float">
            <text:p>24.4968528748</text:p>
          </table:table-cell>
          <table:table-cell table:formula="of:=[.C256]/([.D256]-[.D255])" office:value-type="float" office:value="100263.356610852" calcext:value-type="float">
            <text:p>100263.356610852</text:p>
          </table:table-cell>
          <table:table-cell/>
          <table:table-cell office:value-type="float" office:value="1443139595.56179" calcext:value-type="float">
            <text:p>1443139595.56179</text:p>
          </table:table-cell>
          <table:table-cell table:formula="of:=[.G256]-[.$B$2]" office:value-type="float" office:value="35.5616703033447" calcext:value-type="float">
            <text:p>35.5616703033</text:p>
          </table:table-cell>
          <table:table-cell table:formula="of:=[.C256]/([.H256]-[.H255])" office:value-type="float" office:value="108231.051644426" calcext:value-type="float">
            <text:p>108231.051644426</text:p>
          </table:table-cell>
          <table:table-cell table:formula="of:=[.G256]-[.$B256]" office:value-type="float" office:value="11.0648174285889" calcext:value-type="float">
            <text:p>11.064817428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9584.54005" calcext:value-type="float">
            <text:p>1443139584.54005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399389266968" calcext:value-type="float">
            <text:p>24.5399389267</text:p>
          </table:table-cell>
          <table:table-cell table:formula="of:=[.C257]/([.D257]-[.D256])" office:value-type="float" office:value="100264.466234312" calcext:value-type="float">
            <text:p>100264.466234312</text:p>
          </table:table-cell>
          <table:table-cell/>
          <table:table-cell office:value-type="float" office:value="1443139595.6017" calcext:value-type="float">
            <text:p>1443139595.6017</text:p>
          </table:table-cell>
          <table:table-cell table:formula="of:=[.G257]-[.$B$2]" office:value-type="float" office:value="35.6015820503235" calcext:value-type="float">
            <text:p>35.6015820503</text:p>
          </table:table-cell>
          <table:table-cell table:formula="of:=[.C257]/([.H257]-[.H256])" office:value-type="float" office:value="108238.810050059" calcext:value-type="float">
            <text:p>108238.810050059</text:p>
          </table:table-cell>
          <table:table-cell table:formula="of:=[.G257]-[.$B257]" office:value-type="float" office:value="11.0616431236267" calcext:value-type="float">
            <text:p>11.061643123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9584.58315" calcext:value-type="float">
            <text:p>1443139584.58315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830330848694" calcext:value-type="float">
            <text:p>24.5830330849</text:p>
          </table:table-cell>
          <table:table-cell table:formula="of:=[.C258]/([.D258]-[.D257])" office:value-type="float" office:value="100245.605975104" calcext:value-type="float">
            <text:p>100245.605975104</text:p>
          </table:table-cell>
          <table:table-cell/>
          <table:table-cell office:value-type="float" office:value="1443139595.64156" calcext:value-type="float">
            <text:p>1443139595.64156</text:p>
          </table:table-cell>
          <table:table-cell table:formula="of:=[.G258]-[.$B$2]" office:value-type="float" office:value="35.6414396762848" calcext:value-type="float">
            <text:p>35.6414396763</text:p>
          </table:table-cell>
          <table:table-cell table:formula="of:=[.C258]/([.H258]-[.H257])" office:value-type="float" office:value="108385.783041723" calcext:value-type="float">
            <text:p>108385.783041723</text:p>
          </table:table-cell>
          <table:table-cell table:formula="of:=[.G258]-[.$B258]" office:value-type="float" office:value="11.0584065914154" calcext:value-type="float">
            <text:p>11.058406591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9584.62624" calcext:value-type="float">
            <text:p>1443139584.62624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261196136475" calcext:value-type="float">
            <text:p>24.6261196136</text:p>
          </table:table-cell>
          <table:table-cell table:formula="of:=[.C259]/([.D259]-[.D258])" office:value-type="float" office:value="100263.356610852" calcext:value-type="float">
            <text:p>100263.356610852</text:p>
          </table:table-cell>
          <table:table-cell/>
          <table:table-cell office:value-type="float" office:value="1443139595.68139" calcext:value-type="float">
            <text:p>1443139595.68139</text:p>
          </table:table-cell>
          <table:table-cell table:formula="of:=[.G259]-[.$B$2]" office:value-type="float" office:value="35.681272983551" calcext:value-type="float">
            <text:p>35.6812729836</text:p>
          </table:table-cell>
          <table:table-cell table:formula="of:=[.C259]/([.H259]-[.H258])" office:value-type="float" office:value="108451.953816595" calcext:value-type="float">
            <text:p>108451.953816595</text:p>
          </table:table-cell>
          <table:table-cell table:formula="of:=[.G259]-[.$B259]" office:value-type="float" office:value="11.0551533699036" calcext:value-type="float">
            <text:p>11.055153369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9584.66936" calcext:value-type="float">
            <text:p>1443139584.66936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692404747009" calcext:value-type="float">
            <text:p>24.6692404747</text:p>
          </table:table-cell>
          <table:table-cell table:formula="of:=[.C260]/([.D260]-[.D259])" office:value-type="float" office:value="100183.528214882" calcext:value-type="float">
            <text:p>100183.528214882</text:p>
          </table:table-cell>
          <table:table-cell/>
          <table:table-cell office:value-type="float" office:value="1443139595.72128" calcext:value-type="float">
            <text:p>1443139595.72128</text:p>
          </table:table-cell>
          <table:table-cell table:formula="of:=[.G260]-[.$B$2]" office:value-type="float" office:value="35.7211678028107" calcext:value-type="float">
            <text:p>35.7211678028</text:p>
          </table:table-cell>
          <table:table-cell table:formula="of:=[.C260]/([.H260]-[.H259])" office:value-type="float" office:value="108284.736719436" calcext:value-type="float">
            <text:p>108284.736719436</text:p>
          </table:table-cell>
          <table:table-cell table:formula="of:=[.G260]-[.$B260]" office:value-type="float" office:value="11.0519273281097" calcext:value-type="float">
            <text:p>11.051927328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9584.71249" calcext:value-type="float">
            <text:p>1443139584.71249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23765945435" calcext:value-type="float">
            <text:p>24.7123765945</text:p>
          </table:table-cell>
          <table:table-cell table:formula="of:=[.C261]/([.D261]-[.D260])" office:value-type="float" office:value="100148.089716238" calcext:value-type="float">
            <text:p>100148.089716238</text:p>
          </table:table-cell>
          <table:table-cell/>
          <table:table-cell office:value-type="float" office:value="1443139595.76117" calcext:value-type="float">
            <text:p>1443139595.76117</text:p>
          </table:table-cell>
          <table:table-cell table:formula="of:=[.G261]-[.$B$2]" office:value-type="float" office:value="35.7610583305359" calcext:value-type="float">
            <text:p>35.7610583305</text:p>
          </table:table-cell>
          <table:table-cell table:formula="of:=[.C261]/([.H261]-[.H260])" office:value-type="float" office:value="108296.386293952" calcext:value-type="float">
            <text:p>108296.386293952</text:p>
          </table:table-cell>
          <table:table-cell table:formula="of:=[.G261]-[.$B261]" office:value-type="float" office:value="11.0486817359924" calcext:value-type="float">
            <text:p>11.04868173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9584.75561" calcext:value-type="float">
            <text:p>1443139584.75561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554957866669" calcext:value-type="float">
            <text:p>24.7554957867</text:p>
          </table:table-cell>
          <table:table-cell table:formula="of:=[.C262]/([.D262]-[.D261])" office:value-type="float" office:value="100187.405822344" calcext:value-type="float">
            <text:p>100187.405822344</text:p>
          </table:table-cell>
          <table:table-cell/>
          <table:table-cell office:value-type="float" office:value="1443139595.80109" calcext:value-type="float">
            <text:p>1443139595.80109</text:p>
          </table:table-cell>
          <table:table-cell table:formula="of:=[.G262]-[.$B$2]" office:value-type="float" office:value="35.8009736537933" calcext:value-type="float">
            <text:p>35.8009736538</text:p>
          </table:table-cell>
          <table:table-cell table:formula="of:=[.C262]/([.H262]-[.H261])" office:value-type="float" office:value="108229.1122168" calcext:value-type="float">
            <text:p>108229.1122168</text:p>
          </table:table-cell>
          <table:table-cell table:formula="of:=[.G262]-[.$B262]" office:value-type="float" office:value="11.0454778671265" calcext:value-type="float">
            <text:p>11.045477867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9584.79872" calcext:value-type="float">
            <text:p>1443139584.79872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7986087799072" calcext:value-type="float">
            <text:p>24.7986087799</text:p>
          </table:table-cell>
          <table:table-cell table:formula="of:=[.C263]/([.D263]-[.D262])" office:value-type="float" office:value="100201.810992706" calcext:value-type="float">
            <text:p>100201.810992706</text:p>
          </table:table-cell>
          <table:table-cell/>
          <table:table-cell office:value-type="float" office:value="1443139595.84097" calcext:value-type="float">
            <text:p>1443139595.84097</text:p>
          </table:table-cell>
          <table:table-cell table:formula="of:=[.G263]-[.$B$2]" office:value-type="float" office:value="35.8408493995667" calcext:value-type="float">
            <text:p>35.8408493996</text:p>
          </table:table-cell>
          <table:table-cell table:formula="of:=[.C263]/([.H263]-[.H262])" office:value-type="float" office:value="108336.531799511" calcext:value-type="float">
            <text:p>108336.531799511</text:p>
          </table:table-cell>
          <table:table-cell table:formula="of:=[.G263]-[.$B263]" office:value-type="float" office:value="11.0422406196594" calcext:value-type="float">
            <text:p>11.042240619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9584.84184" calcext:value-type="float">
            <text:p>1443139584.84184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1721534729" calcext:value-type="float">
            <text:p>24.8417215347</text:p>
          </table:table-cell>
          <table:table-cell table:formula="of:=[.C264]/([.D264]-[.D263])" office:value-type="float" office:value="100202.365120446" calcext:value-type="float">
            <text:p>100202.365120446</text:p>
          </table:table-cell>
          <table:table-cell/>
          <table:table-cell office:value-type="float" office:value="1443139595.8809" calcext:value-type="float">
            <text:p>1443139595.8809</text:p>
          </table:table-cell>
          <table:table-cell table:formula="of:=[.G264]-[.$B$2]" office:value-type="float" office:value="35.8807854652405" calcext:value-type="float">
            <text:p>35.8807854652</text:p>
          </table:table-cell>
          <table:table-cell table:formula="of:=[.C264]/([.H264]-[.H263])" office:value-type="float" office:value="108172.899035247" calcext:value-type="float">
            <text:p>108172.899035247</text:p>
          </table:table-cell>
          <table:table-cell table:formula="of:=[.G264]-[.$B264]" office:value-type="float" office:value="11.0390639305115" calcext:value-type="float">
            <text:p>11.039063930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9584.88495" calcext:value-type="float">
            <text:p>1443139584.88495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848338127136" calcext:value-type="float">
            <text:p>24.8848338127</text:p>
          </table:table-cell>
          <table:table-cell table:formula="of:=[.C265]/([.D265]-[.D264])" office:value-type="float" office:value="100203.473394313" calcext:value-type="float">
            <text:p>100203.473394313</text:p>
          </table:table-cell>
          <table:table-cell/>
          <table:table-cell office:value-type="float" office:value="1443139595.92071" calcext:value-type="float">
            <text:p>1443139595.92071</text:p>
          </table:table-cell>
          <table:table-cell table:formula="of:=[.G265]-[.$B$2]" office:value-type="float" office:value="35.9205946922302" calcext:value-type="float">
            <text:p>35.9205946922</text:p>
          </table:table-cell>
          <table:table-cell table:formula="of:=[.C265]/([.H265]-[.H264])" office:value-type="float" office:value="108517.555518291" calcext:value-type="float">
            <text:p>108517.555518291</text:p>
          </table:table-cell>
          <table:table-cell table:formula="of:=[.G265]-[.$B265]" office:value-type="float" office:value="11.0357608795166" calcext:value-type="float">
            <text:p>11.035760879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9584.92806" calcext:value-type="float">
            <text:p>1443139584.92806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279463291168" calcext:value-type="float">
            <text:p>24.9279463291</text:p>
          </table:table-cell>
          <table:table-cell table:formula="of:=[.C266]/([.D266]-[.D265])" office:value-type="float" office:value="100202.919254315" calcext:value-type="float">
            <text:p>100202.919254315</text:p>
          </table:table-cell>
          <table:table-cell/>
          <table:table-cell office:value-type="float" office:value="1443139595.96066" calcext:value-type="float">
            <text:p>1443139595.96066</text:p>
          </table:table-cell>
          <table:table-cell table:formula="of:=[.G266]-[.$B$2]" office:value-type="float" office:value="35.9605417251587" calcext:value-type="float">
            <text:p>35.9605417252</text:p>
          </table:table-cell>
          <table:table-cell table:formula="of:=[.C266]/([.H266]-[.H265])" office:value-type="float" office:value="108143.200716204" calcext:value-type="float">
            <text:p>108143.200716204</text:p>
          </table:table-cell>
          <table:table-cell table:formula="of:=[.G266]-[.$B266]" office:value-type="float" office:value="11.0325953960419" calcext:value-type="float">
            <text:p>11.03259539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9584.97117" calcext:value-type="float">
            <text:p>1443139584.97117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10576534271" calcext:value-type="float">
            <text:p>24.9710576534</text:p>
          </table:table-cell>
          <table:table-cell table:formula="of:=[.C267]/([.D267]-[.D266])" office:value-type="float" office:value="100205.690015595" calcext:value-type="float">
            <text:p>100205.690015595</text:p>
          </table:table-cell>
          <table:table-cell/>
          <table:table-cell office:value-type="float" office:value="1443139595.99708" calcext:value-type="float">
            <text:p>1443139595.99708</text:p>
          </table:table-cell>
          <table:table-cell table:formula="of:=[.G267]-[.$B$2]" office:value-type="float" office:value="35.9969663619995" calcext:value-type="float">
            <text:p>35.996966362</text:p>
          </table:table-cell>
          <table:table-cell table:formula="of:=[.C267]/([.H267]-[.H266])" office:value-type="float" office:value="118601.045190344" calcext:value-type="float">
            <text:p>118601.045190344</text:p>
          </table:table-cell>
          <table:table-cell table:formula="of:=[.G267]-[.$B267]" office:value-type="float" office:value="11.0259087085724" calcext:value-type="float">
            <text:p>11.025908708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9585.01368" calcext:value-type="float">
            <text:p>1443139585.01368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135600566864" calcext:value-type="float">
            <text:p>25.0135600567</text:p>
          </table:table-cell>
          <table:table-cell table:formula="of:=[.C268]/([.D268]-[.D267])" office:value-type="float" office:value="101641.311284134" calcext:value-type="float">
            <text:p>101641.311284134</text:p>
          </table:table-cell>
          <table:table-cell/>
          <table:table-cell office:value-type="float" office:value="1443139596.00945" calcext:value-type="float">
            <text:p>1443139596.00945</text:p>
          </table:table-cell>
          <table:table-cell table:formula="of:=[.G268]-[.$B$2]" office:value-type="float" office:value="36.0093324184418" calcext:value-type="float">
            <text:p>36.0093324184</text:p>
          </table:table-cell>
          <table:table-cell table:formula="of:=[.C268]/([.H268]-[.H267])" office:value-type="float" office:value="349343.383654347" calcext:value-type="float">
            <text:p>349343.383654347</text:p>
          </table:table-cell>
          <table:table-cell table:formula="of:=[.G268]-[.$B268]" office:value-type="float" office:value="10.9957723617554" calcext:value-type="float">
            <text:p>10.995772361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9585.05496" calcext:value-type="float">
            <text:p>1443139585.05496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548396110535" calcext:value-type="float">
            <text:p>25.0548396111</text:p>
          </table:table-cell>
          <table:table-cell table:formula="of:=[.C269]/([.D269]-[.D268])" office:value-type="float" office:value="104652.292551072" calcext:value-type="float">
            <text:p>104652.292551072</text:p>
          </table:table-cell>
          <table:table-cell/>
          <table:table-cell office:value-type="float" office:value="1443139596.03804" calcext:value-type="float">
            <text:p>1443139596.03804</text:p>
          </table:table-cell>
          <table:table-cell table:formula="of:=[.G269]-[.$B$2]" office:value-type="float" office:value="36.0379259586334" calcext:value-type="float">
            <text:p>36.0379259586</text:p>
          </table:table-cell>
          <table:table-cell table:formula="of:=[.C269]/([.H269]-[.H268])" office:value-type="float" office:value="151083.075794213" calcext:value-type="float">
            <text:p>151083.075794213</text:p>
          </table:table-cell>
          <table:table-cell table:formula="of:=[.G269]-[.$B269]" office:value-type="float" office:value="10.98308634758" calcext:value-type="float">
            <text:p>10.983086347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9585.09624" calcext:value-type="float">
            <text:p>1443139585.09624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0961210727692" calcext:value-type="float">
            <text:p>25.0961210728</text:p>
          </table:table-cell>
          <table:table-cell table:formula="of:=[.C270]/([.D270]-[.D269])" office:value-type="float" office:value="104647.45724731" calcext:value-type="float">
            <text:p>104647.45724731</text:p>
          </table:table-cell>
          <table:table-cell/>
          <table:table-cell office:value-type="float" office:value="1443139596.07466" calcext:value-type="float">
            <text:p>1443139596.07466</text:p>
          </table:table-cell>
          <table:table-cell table:formula="of:=[.G270]-[.$B$2]" office:value-type="float" office:value="36.0745470523834" calcext:value-type="float">
            <text:p>36.0745470524</text:p>
          </table:table-cell>
          <table:table-cell table:formula="of:=[.C270]/([.H270]-[.H269])" office:value-type="float" office:value="117964.8" calcext:value-type="float">
            <text:p>117964.8</text:p>
          </table:table-cell>
          <table:table-cell table:formula="of:=[.G270]-[.$B270]" office:value-type="float" office:value="10.9784259796143" calcext:value-type="float">
            <text:p>10.978425979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9585.13752" calcext:value-type="float">
            <text:p>1443139585.13752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374018192291" calcext:value-type="float">
            <text:p>25.1374018192</text:p>
          </table:table-cell>
          <table:table-cell table:formula="of:=[.C271]/([.D271]-[.D270])" office:value-type="float" office:value="104649.270433859" calcext:value-type="float">
            <text:p>104649.270433859</text:p>
          </table:table-cell>
          <table:table-cell/>
          <table:table-cell office:value-type="float" office:value="1443139596.11123" calcext:value-type="float">
            <text:p>1443139596.11123</text:p>
          </table:table-cell>
          <table:table-cell table:formula="of:=[.G271]-[.$B$2]" office:value-type="float" office:value="36.1111176013947" calcext:value-type="float">
            <text:p>36.1111176014</text:p>
          </table:table-cell>
          <table:table-cell table:formula="of:=[.C271]/([.H271]-[.H270])" office:value-type="float" office:value="118127.841030589" calcext:value-type="float">
            <text:p>118127.841030589</text:p>
          </table:table-cell>
          <table:table-cell table:formula="of:=[.G271]-[.$B271]" office:value-type="float" office:value="10.9737157821655" calcext:value-type="float">
            <text:p>10.973715782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9585.1788" calcext:value-type="float">
            <text:p>1443139585.1788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786873340607" calcext:value-type="float">
            <text:p>25.1786873341</text:p>
          </table:table-cell>
          <table:table-cell table:formula="of:=[.C272]/([.D272]-[.D271])" office:value-type="float" office:value="104637.18371024" calcext:value-type="float">
            <text:p>104637.18371024</text:p>
          </table:table-cell>
          <table:table-cell/>
          <table:table-cell office:value-type="float" office:value="1443139596.1478" calcext:value-type="float">
            <text:p>1443139596.1478</text:p>
          </table:table-cell>
          <table:table-cell table:formula="of:=[.G272]-[.$B$2]" office:value-type="float" office:value="36.1476826667786" calcext:value-type="float">
            <text:p>36.1476826668</text:p>
          </table:table-cell>
          <table:table-cell table:formula="of:=[.C272]/([.H272]-[.H271])" office:value-type="float" office:value="118145.556548104" calcext:value-type="float">
            <text:p>118145.556548104</text:p>
          </table:table-cell>
          <table:table-cell table:formula="of:=[.G272]-[.$B272]" office:value-type="float" office:value="10.9689953327179" calcext:value-type="float">
            <text:p>10.968995332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9585.22008" calcext:value-type="float">
            <text:p>1443139585.22008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199666500092" calcext:value-type="float">
            <text:p>25.21996665</text:p>
          </table:table-cell>
          <table:table-cell table:formula="of:=[.C273]/([.D273]-[.D272])" office:value-type="float" office:value="104652.89699546" calcext:value-type="float">
            <text:p>104652.89699546</text:p>
          </table:table-cell>
          <table:table-cell/>
          <table:table-cell office:value-type="float" office:value="1443139596.18437" calcext:value-type="float">
            <text:p>1443139596.18437</text:p>
          </table:table-cell>
          <table:table-cell table:formula="of:=[.G273]-[.$B$2]" office:value-type="float" office:value="36.1842565536499" calcext:value-type="float">
            <text:p>36.1842565536</text:p>
          </table:table-cell>
          <table:table-cell table:formula="of:=[.C273]/([.H273]-[.H272])" office:value-type="float" office:value="118117.060273008" calcext:value-type="float">
            <text:p>118117.060273008</text:p>
          </table:table-cell>
          <table:table-cell table:formula="of:=[.G273]-[.$B273]" office:value-type="float" office:value="10.9642899036407" calcext:value-type="float">
            <text:p>10.964289903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9585.26136" calcext:value-type="float">
            <text:p>1443139585.26136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12404823303" calcext:value-type="float">
            <text:p>25.2612404823</text:p>
          </table:table-cell>
          <table:table-cell table:formula="of:=[.C274]/([.D274]-[.D273])" office:value-type="float" office:value="104666.801143748" calcext:value-type="float">
            <text:p>104666.801143748</text:p>
          </table:table-cell>
          <table:table-cell/>
          <table:table-cell office:value-type="float" office:value="1443139596.22095" calcext:value-type="float">
            <text:p>1443139596.22095</text:p>
          </table:table-cell>
          <table:table-cell table:formula="of:=[.G274]-[.$B$2]" office:value-type="float" office:value="36.2208385467529" calcext:value-type="float">
            <text:p>36.2208385468</text:p>
          </table:table-cell>
          <table:table-cell table:formula="of:=[.C274]/([.H274]-[.H273])" office:value-type="float" office:value="118090.886623739" calcext:value-type="float">
            <text:p>118090.886623739</text:p>
          </table:table-cell>
          <table:table-cell table:formula="of:=[.G274]-[.$B274]" office:value-type="float" office:value="10.9595980644226" calcext:value-type="float">
            <text:p>10.959598064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9585.30263" calcext:value-type="float">
            <text:p>1443139585.30263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25162220001" calcext:value-type="float">
            <text:p>25.302516222</text:p>
          </table:table-cell>
          <table:table-cell table:formula="of:=[.C275]/([.D275]-[.D274])" office:value-type="float" office:value="104661.964499229" calcext:value-type="float">
            <text:p>104661.964499229</text:p>
          </table:table-cell>
          <table:table-cell/>
          <table:table-cell office:value-type="float" office:value="1443139596.25751" calcext:value-type="float">
            <text:p>1443139596.25751</text:p>
          </table:table-cell>
          <table:table-cell table:formula="of:=[.G275]-[.$B$2]" office:value-type="float" office:value="36.2573974132538" calcext:value-type="float">
            <text:p>36.2573974133</text:p>
          </table:table-cell>
          <table:table-cell table:formula="of:=[.C275]/([.H275]-[.H274])" office:value-type="float" office:value="118165.589184748" calcext:value-type="float">
            <text:p>118165.589184748</text:p>
          </table:table-cell>
          <table:table-cell table:formula="of:=[.G275]-[.$B275]" office:value-type="float" office:value="10.9548811912537" calcext:value-type="float">
            <text:p>10.954881191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9585.3439" calcext:value-type="float">
            <text:p>1443139585.3439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437883853912" calcext:value-type="float">
            <text:p>25.3437883854</text:p>
          </table:table-cell>
          <table:table-cell table:formula="of:=[.C276]/([.D276]-[.D275])" office:value-type="float" office:value="104671.033574416" calcext:value-type="float">
            <text:p>104671.033574416</text:p>
          </table:table-cell>
          <table:table-cell/>
          <table:table-cell office:value-type="float" office:value="1443139596.29404" calcext:value-type="float">
            <text:p>1443139596.29404</text:p>
          </table:table-cell>
          <table:table-cell table:formula="of:=[.G276]-[.$B$2]" office:value-type="float" office:value="36.2939267158508" calcext:value-type="float">
            <text:p>36.2939267159</text:p>
          </table:table-cell>
          <table:table-cell table:formula="of:=[.C276]/([.H276]-[.H275])" office:value-type="float" office:value="118261.222987305" calcext:value-type="float">
            <text:p>118261.222987305</text:p>
          </table:table-cell>
          <table:table-cell table:formula="of:=[.G276]-[.$B276]" office:value-type="float" office:value="10.9501383304596" calcext:value-type="float">
            <text:p>10.950138330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9585.38518" calcext:value-type="float">
            <text:p>1443139585.38518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850598335266" calcext:value-type="float">
            <text:p>25.3850598335</text:p>
          </table:table-cell>
          <table:table-cell table:formula="of:=[.C277]/([.D277]-[.D276])" office:value-type="float" office:value="104672.84757806" calcext:value-type="float">
            <text:p>104672.84757806</text:p>
          </table:table-cell>
          <table:table-cell/>
          <table:table-cell office:value-type="float" office:value="1443139596.33059" calcext:value-type="float">
            <text:p>1443139596.33059</text:p>
          </table:table-cell>
          <table:table-cell table:formula="of:=[.G277]-[.$B$2]" office:value-type="float" office:value="36.3304741382599" calcext:value-type="float">
            <text:p>36.3304741383</text:p>
          </table:table-cell>
          <table:table-cell table:formula="of:=[.C277]/([.H277]-[.H276])" office:value-type="float" office:value="118202.590367341" calcext:value-type="float">
            <text:p>118202.590367341</text:p>
          </table:table-cell>
          <table:table-cell table:formula="of:=[.G277]-[.$B277]" office:value-type="float" office:value="10.9454143047333" calcext:value-type="float">
            <text:p>10.945414304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9585.42645" calcext:value-type="float">
            <text:p>1443139585.42645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26335811615" calcext:value-type="float">
            <text:p>25.4263358116</text:p>
          </table:table-cell>
          <table:table-cell table:formula="of:=[.C278]/([.D278]-[.D277])" office:value-type="float" office:value="104661.359950094" calcext:value-type="float">
            <text:p>104661.359950094</text:p>
          </table:table-cell>
          <table:table-cell/>
          <table:table-cell office:value-type="float" office:value="1443139596.36718" calcext:value-type="float">
            <text:p>1443139596.36718</text:p>
          </table:table-cell>
          <table:table-cell table:formula="of:=[.G278]-[.$B$2]" office:value-type="float" office:value="36.3670666217804" calcext:value-type="float">
            <text:p>36.3670666218</text:p>
          </table:table-cell>
          <table:table-cell table:formula="of:=[.C278]/([.H278]-[.H277])" office:value-type="float" office:value="118057.032056294" calcext:value-type="float">
            <text:p>118057.032056294</text:p>
          </table:table-cell>
          <table:table-cell table:formula="of:=[.G278]-[.$B278]" office:value-type="float" office:value="10.9407308101654" calcext:value-type="float">
            <text:p>10.940730810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9585.46773" calcext:value-type="float">
            <text:p>1443139585.46773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676122665405" calcext:value-type="float">
            <text:p>25.4676122665</text:p>
          </table:table-cell>
          <table:table-cell table:formula="of:=[.C279]/([.D279]-[.D278])" office:value-type="float" office:value="104660.150872775" calcext:value-type="float">
            <text:p>104660.150872775</text:p>
          </table:table-cell>
          <table:table-cell/>
          <table:table-cell office:value-type="float" office:value="1443139596.40375" calcext:value-type="float">
            <text:p>1443139596.40375</text:p>
          </table:table-cell>
          <table:table-cell table:formula="of:=[.G279]-[.$B$2]" office:value-type="float" office:value="36.4036357402802" calcext:value-type="float">
            <text:p>36.4036357403</text:p>
          </table:table-cell>
          <table:table-cell table:formula="of:=[.C279]/([.H279]-[.H278])" office:value-type="float" office:value="118132.461957726" calcext:value-type="float">
            <text:p>118132.461957726</text:p>
          </table:table-cell>
          <table:table-cell table:formula="of:=[.G279]-[.$B279]" office:value-type="float" office:value="10.9360234737396" calcext:value-type="float">
            <text:p>10.936023473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9585.50901" calcext:value-type="float">
            <text:p>1443139585.50901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088906288147" calcext:value-type="float">
            <text:p>25.5088906288</text:p>
          </table:table-cell>
          <table:table-cell table:formula="of:=[.C280]/([.D280]-[.D279])" office:value-type="float" office:value="104655.314842839" calcext:value-type="float">
            <text:p>104655.314842839</text:p>
          </table:table-cell>
          <table:table-cell/>
          <table:table-cell office:value-type="float" office:value="1443139596.44032" calcext:value-type="float">
            <text:p>1443139596.44032</text:p>
          </table:table-cell>
          <table:table-cell table:formula="of:=[.G280]-[.$B$2]" office:value-type="float" office:value="36.4402034282684" calcext:value-type="float">
            <text:p>36.4402034283</text:p>
          </table:table-cell>
          <table:table-cell table:formula="of:=[.C280]/([.H280]-[.H279])" office:value-type="float" office:value="118137.083246401" calcext:value-type="float">
            <text:p>118137.083246401</text:p>
          </table:table-cell>
          <table:table-cell table:formula="of:=[.G280]-[.$B280]" office:value-type="float" office:value="10.9313127994537" calcext:value-type="float">
            <text:p>10.931312799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9585.55028" calcext:value-type="float">
            <text:p>1443139585.55028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01623153687" calcext:value-type="float">
            <text:p>25.5501623154</text:p>
          </table:table-cell>
          <table:table-cell table:formula="of:=[.C281]/([.D281]-[.D280])" office:value-type="float" office:value="104672.242903192" calcext:value-type="float">
            <text:p>104672.242903192</text:p>
          </table:table-cell>
          <table:table-cell/>
          <table:table-cell office:value-type="float" office:value="1443139596.47692" calcext:value-type="float">
            <text:p>1443139596.47692</text:p>
          </table:table-cell>
          <table:table-cell table:formula="of:=[.G281]-[.$B$2]" office:value-type="float" office:value="36.4768054485321" calcext:value-type="float">
            <text:p>36.4768054485</text:p>
          </table:table-cell>
          <table:table-cell table:formula="of:=[.C281]/([.H281]-[.H280])" office:value-type="float" office:value="118026.272016675" calcext:value-type="float">
            <text:p>118026.272016675</text:p>
          </table:table-cell>
          <table:table-cell table:formula="of:=[.G281]-[.$B281]" office:value-type="float" office:value="10.9266431331635" calcext:value-type="float">
            <text:p>10.926643133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39585.59155" calcext:value-type="float">
            <text:p>1443139585.59155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14354324341" calcext:value-type="float">
            <text:p>25.5914354324</text:p>
          </table:table-cell>
          <table:table-cell table:formula="of:=[.C282]/([.D282]-[.D281])" office:value-type="float" office:value="104668.615000693" calcext:value-type="float">
            <text:p>104668.615000693</text:p>
          </table:table-cell>
          <table:table-cell/>
          <table:table-cell office:value-type="float" office:value="1443139596.51346" calcext:value-type="float">
            <text:p>1443139596.51346</text:p>
          </table:table-cell>
          <table:table-cell table:formula="of:=[.G282]-[.$B$2]" office:value-type="float" office:value="36.5133442878723" calcext:value-type="float">
            <text:p>36.5133442879</text:p>
          </table:table-cell>
          <table:table-cell table:formula="of:=[.C282]/([.H282]-[.H281])" office:value-type="float" office:value="118230.356464716" calcext:value-type="float">
            <text:p>118230.356464716</text:p>
          </table:table-cell>
          <table:table-cell table:formula="of:=[.G282]-[.$B282]" office:value-type="float" office:value="10.9219088554382" calcext:value-type="float">
            <text:p>10.921908855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39585.63282" calcext:value-type="float">
            <text:p>1443139585.63282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27073574066" calcext:value-type="float">
            <text:p>25.6327073574</text:p>
          </table:table-cell>
          <table:table-cell table:formula="of:=[.C283]/([.D283]-[.D282])" office:value-type="float" office:value="104671.638235311" calcext:value-type="float">
            <text:p>104671.638235311</text:p>
          </table:table-cell>
          <table:table-cell/>
          <table:table-cell office:value-type="float" office:value="1443139596.54997" calcext:value-type="float">
            <text:p>1443139596.54997</text:p>
          </table:table-cell>
          <table:table-cell table:formula="of:=[.G283]-[.$B$2]" office:value-type="float" office:value="36.549854516983" calcext:value-type="float">
            <text:p>36.549854517</text:p>
          </table:table-cell>
          <table:table-cell table:formula="of:=[.C283]/([.H283]-[.H282])" office:value-type="float" office:value="118323.004407875" calcext:value-type="float">
            <text:p>118323.004407875</text:p>
          </table:table-cell>
          <table:table-cell table:formula="of:=[.G283]-[.$B283]" office:value-type="float" office:value="10.9171471595764" calcext:value-type="float">
            <text:p>10.917147159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39585.67409" calcext:value-type="float">
            <text:p>1443139585.67409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739780902863" calcext:value-type="float">
            <text:p>25.6739780903</text:p>
          </table:table-cell>
          <table:table-cell table:formula="of:=[.C284]/([.D284]-[.D283])" office:value-type="float" office:value="104674.66164458" calcext:value-type="float">
            <text:p>104674.66164458</text:p>
          </table:table-cell>
          <table:table-cell/>
          <table:table-cell office:value-type="float" office:value="1443139596.5866" calcext:value-type="float">
            <text:p>1443139596.5866</text:p>
          </table:table-cell>
          <table:table-cell table:formula="of:=[.G284]-[.$B$2]" office:value-type="float" office:value="36.5864861011505" calcext:value-type="float">
            <text:p>36.5864861012</text:p>
          </table:table-cell>
          <table:table-cell table:formula="of:=[.C284]/([.H284]-[.H283])" office:value-type="float" office:value="117931.017677228" calcext:value-type="float">
            <text:p>117931.017677228</text:p>
          </table:table-cell>
          <table:table-cell table:formula="of:=[.G284]-[.$B284]" office:value-type="float" office:value="10.9125080108643" calcext:value-type="float">
            <text:p>10.912508010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39585.71537" calcext:value-type="float">
            <text:p>1443139585.71537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152512073517" calcext:value-type="float">
            <text:p>25.7152512074</text:p>
          </table:table-cell>
          <table:table-cell table:formula="of:=[.C285]/([.D285]-[.D284])" office:value-type="float" office:value="104668.615000693" calcext:value-type="float">
            <text:p>104668.615000693</text:p>
          </table:table-cell>
          <table:table-cell/>
          <table:table-cell office:value-type="float" office:value="1443139596.62317" calcext:value-type="float">
            <text:p>1443139596.62317</text:p>
          </table:table-cell>
          <table:table-cell table:formula="of:=[.G285]-[.$B$2]" office:value-type="float" office:value="36.6230554580688" calcext:value-type="float">
            <text:p>36.6230554581</text:p>
          </table:table-cell>
          <table:table-cell table:formula="of:=[.C285]/([.H285]-[.H284])" office:value-type="float" office:value="118131.691778098" calcext:value-type="float">
            <text:p>118131.691778098</text:p>
          </table:table-cell>
          <table:table-cell table:formula="of:=[.G285]-[.$B285]" office:value-type="float" office:value="10.9078042507172" calcext:value-type="float">
            <text:p>10.907804250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39585.75664" calcext:value-type="float">
            <text:p>1443139585.75664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565240859985" calcext:value-type="float">
            <text:p>25.756524086</text:p>
          </table:table-cell>
          <table:table-cell table:formula="of:=[.C286]/([.D286]-[.D285])" office:value-type="float" office:value="104669.219633645" calcext:value-type="float">
            <text:p>104669.219633645</text:p>
          </table:table-cell>
          <table:table-cell/>
          <table:table-cell office:value-type="float" office:value="1443139596.65974" calcext:value-type="float">
            <text:p>1443139596.65974</text:p>
          </table:table-cell>
          <table:table-cell table:formula="of:=[.G286]-[.$B$2]" office:value-type="float" office:value="36.6596260070801" calcext:value-type="float">
            <text:p>36.6596260071</text:p>
          </table:table-cell>
          <table:table-cell table:formula="of:=[.C286]/([.H286]-[.H285])" office:value-type="float" office:value="118127.841030589" calcext:value-type="float">
            <text:p>118127.841030589</text:p>
          </table:table-cell>
          <table:table-cell table:formula="of:=[.G286]-[.$B286]" office:value-type="float" office:value="10.9031019210815" calcext:value-type="float">
            <text:p>10.903101921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39585.79791" calcext:value-type="float">
            <text:p>1443139585.79791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7977957725525" calcext:value-type="float">
            <text:p>25.7977957726</text:p>
          </table:table-cell>
          <table:table-cell table:formula="of:=[.C287]/([.D287]-[.D286])" office:value-type="float" office:value="104672.242903192" calcext:value-type="float">
            <text:p>104672.242903192</text:p>
          </table:table-cell>
          <table:table-cell/>
          <table:table-cell office:value-type="float" office:value="1443139596.69631" calcext:value-type="float">
            <text:p>1443139596.69631</text:p>
          </table:table-cell>
          <table:table-cell table:formula="of:=[.G287]-[.$B$2]" office:value-type="float" office:value="36.6961960792541" calcext:value-type="float">
            <text:p>36.6961960793</text:p>
          </table:table-cell>
          <table:table-cell table:formula="of:=[.C287]/([.H287]-[.H286])" office:value-type="float" office:value="118129.381299467" calcext:value-type="float">
            <text:p>118129.381299467</text:p>
          </table:table-cell>
          <table:table-cell table:formula="of:=[.G287]-[.$B287]" office:value-type="float" office:value="10.8984003067017" calcext:value-type="float">
            <text:p>10.898400306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39585.83918" calcext:value-type="float">
            <text:p>1443139585.83918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390684127808" calcext:value-type="float">
            <text:p>25.8390684128</text:p>
          </table:table-cell>
          <table:table-cell table:formula="of:=[.C288]/([.D288]-[.D287])" office:value-type="float" office:value="104669.824273583" calcext:value-type="float">
            <text:p>104669.824273583</text:p>
          </table:table-cell>
          <table:table-cell/>
          <table:table-cell office:value-type="float" office:value="1443139596.7329" calcext:value-type="float">
            <text:p>1443139596.7329</text:p>
          </table:table-cell>
          <table:table-cell table:formula="of:=[.G288]-[.$B$2]" office:value-type="float" office:value="36.7327868938446" calcext:value-type="float">
            <text:p>36.7327868938</text:p>
          </table:table-cell>
          <table:table-cell table:formula="of:=[.C288]/([.H288]-[.H287])" office:value-type="float" office:value="118062.416711734" calcext:value-type="float">
            <text:p>118062.416711734</text:p>
          </table:table-cell>
          <table:table-cell table:formula="of:=[.G288]-[.$B288]" office:value-type="float" office:value="10.8937184810638" calcext:value-type="float">
            <text:p>10.893718481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39585.88046" calcext:value-type="float">
            <text:p>1443139585.88046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03412914276" calcext:value-type="float">
            <text:p>25.8803412914</text:p>
          </table:table-cell>
          <table:table-cell table:formula="of:=[.C289]/([.D289]-[.D288])" office:value-type="float" office:value="104669.219633645" calcext:value-type="float">
            <text:p>104669.219633645</text:p>
          </table:table-cell>
          <table:table-cell/>
          <table:table-cell office:value-type="float" office:value="1443139596.76945" calcext:value-type="float">
            <text:p>1443139596.76945</text:p>
          </table:table-cell>
          <table:table-cell table:formula="of:=[.G289]-[.$B$2]" office:value-type="float" office:value="36.7693328857422" calcext:value-type="float">
            <text:p>36.7693328857</text:p>
          </table:table-cell>
          <table:table-cell table:formula="of:=[.C289]/([.H289]-[.H288])" office:value-type="float" office:value="118207.217144535" calcext:value-type="float">
            <text:p>118207.217144535</text:p>
          </table:table-cell>
          <table:table-cell table:formula="of:=[.G289]-[.$B289]" office:value-type="float" office:value="10.8889915943146" calcext:value-type="float">
            <text:p>10.888991594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39585.92173" calcext:value-type="float">
            <text:p>1443139585.92173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16134548187" calcext:value-type="float">
            <text:p>25.9216134548</text:p>
          </table:table-cell>
          <table:table-cell table:formula="of:=[.C290]/([.D290]-[.D289])" office:value-type="float" office:value="104671.033574416" calcext:value-type="float">
            <text:p>104671.033574416</text:p>
          </table:table-cell>
          <table:table-cell/>
          <table:table-cell office:value-type="float" office:value="1443139596.80604" calcext:value-type="float">
            <text:p>1443139596.80604</text:p>
          </table:table-cell>
          <table:table-cell table:formula="of:=[.G290]-[.$B$2]" office:value-type="float" office:value="36.8059232234955" calcext:value-type="float">
            <text:p>36.8059232235</text:p>
          </table:table-cell>
          <table:table-cell table:formula="of:=[.C290]/([.H290]-[.H289])" office:value-type="float" office:value="118063.955274938" calcext:value-type="float">
            <text:p>118063.955274938</text:p>
          </table:table-cell>
          <table:table-cell table:formula="of:=[.G290]-[.$B290]" office:value-type="float" office:value="10.8843097686768" calcext:value-type="float">
            <text:p>10.884309768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39585.963" calcext:value-type="float">
            <text:p>1443139585.963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628856182098" calcext:value-type="float">
            <text:p>25.9628856182</text:p>
          </table:table-cell>
          <table:table-cell table:formula="of:=[.C291]/([.D291]-[.D290])" office:value-type="float" office:value="104671.033574416" calcext:value-type="float">
            <text:p>104671.033574416</text:p>
          </table:table-cell>
          <table:table-cell/>
          <table:table-cell office:value-type="float" office:value="1443139596.8426" calcext:value-type="float">
            <text:p>1443139596.8426</text:p>
          </table:table-cell>
          <table:table-cell table:formula="of:=[.G291]-[.$B$2]" office:value-type="float" office:value="36.842479467392" calcext:value-type="float">
            <text:p>36.8424794674</text:p>
          </table:table-cell>
          <table:table-cell table:formula="of:=[.C291]/([.H291]-[.H290])" office:value-type="float" office:value="118174.066576229" calcext:value-type="float">
            <text:p>118174.066576229</text:p>
          </table:table-cell>
          <table:table-cell table:formula="of:=[.G291]-[.$B291]" office:value-type="float" office:value="10.8795938491821" calcext:value-type="float">
            <text:p>10.879593849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39586.00408" calcext:value-type="float">
            <text:p>1443139586.00408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039672851562" calcext:value-type="float">
            <text:p>26.0039672852</text:p>
          </table:table-cell>
          <table:table-cell table:formula="of:=[.C292]/([.D292]-[.D291])" office:value-type="float" office:value="105156.39508093" calcext:value-type="float">
            <text:p>105156.39508093</text:p>
          </table:table-cell>
          <table:table-cell/>
          <table:table-cell office:value-type="float" office:value="1443139596.87916" calcext:value-type="float">
            <text:p>1443139596.87916</text:p>
          </table:table-cell>
          <table:table-cell table:formula="of:=[.G292]-[.$B$2]" office:value-type="float" office:value="36.8790457248688" calcext:value-type="float">
            <text:p>36.8790457249</text:p>
          </table:table-cell>
          <table:table-cell table:formula="of:=[.C292]/([.H292]-[.H291])" office:value-type="float" office:value="118141.704896655" calcext:value-type="float">
            <text:p>118141.704896655</text:p>
          </table:table-cell>
          <table:table-cell table:formula="of:=[.G292]-[.$B292]" office:value-type="float" office:value="10.8750784397125" calcext:value-type="float">
            <text:p>10.875078439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39586.0435" calcext:value-type="float">
            <text:p>1443139586.0435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433883666992" calcext:value-type="float">
            <text:p>26.0433883667</text:p>
          </table:table-cell>
          <table:table-cell table:formula="of:=[.C293]/([.D293]-[.D292])" office:value-type="float" office:value="109586.03444939" calcext:value-type="float">
            <text:p>109586.03444939</text:p>
          </table:table-cell>
          <table:table-cell/>
          <table:table-cell office:value-type="float" office:value="1443139596.91573" calcext:value-type="float">
            <text:p>1443139596.91573</text:p>
          </table:table-cell>
          <table:table-cell table:formula="of:=[.G293]-[.$B$2]" office:value-type="float" office:value="36.9156150817871" calcext:value-type="float">
            <text:p>36.9156150818</text:p>
          </table:table-cell>
          <table:table-cell table:formula="of:=[.C293]/([.H293]-[.H292])" office:value-type="float" office:value="118131.691778098" calcext:value-type="float">
            <text:p>118131.691778098</text:p>
          </table:table-cell>
          <table:table-cell table:formula="of:=[.G293]-[.$B293]" office:value-type="float" office:value="10.8722267150879" calcext:value-type="float">
            <text:p>10.872226715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39586.0829" calcext:value-type="float">
            <text:p>1443139586.0829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27794075012" calcext:value-type="float">
            <text:p>26.0827794075</text:p>
          </table:table-cell>
          <table:table-cell table:formula="of:=[.C294]/([.D294]-[.D293])" office:value-type="float" office:value="109669.607911971" calcext:value-type="float">
            <text:p>109669.607911971</text:p>
          </table:table-cell>
          <table:table-cell/>
          <table:table-cell office:value-type="float" office:value="1443139596.95229" calcext:value-type="float">
            <text:p>1443139596.95229</text:p>
          </table:table-cell>
          <table:table-cell table:formula="of:=[.G294]-[.$B$2]" office:value-type="float" office:value="36.9521720409393" calcext:value-type="float">
            <text:p>36.9521720409</text:p>
          </table:table-cell>
          <table:table-cell table:formula="of:=[.C294]/([.H294]-[.H293])" office:value-type="float" office:value="118171.754439741" calcext:value-type="float">
            <text:p>118171.754439741</text:p>
          </table:table-cell>
          <table:table-cell table:formula="of:=[.G294]-[.$B294]" office:value-type="float" office:value="10.8693926334381" calcext:value-type="float">
            <text:p>10.869392633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39586.1223" calcext:value-type="float">
            <text:p>1443139586.1223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21880912781" calcext:value-type="float">
            <text:p>26.1221880913</text:p>
          </table:table-cell>
          <table:table-cell table:formula="of:=[.C295]/([.D295]-[.D294])" office:value-type="float" office:value="109620.50964354" calcext:value-type="float">
            <text:p>109620.50964354</text:p>
          </table:table-cell>
          <table:table-cell/>
          <table:table-cell office:value-type="float" office:value="1443139596.9889" calcext:value-type="float">
            <text:p>1443139596.9889</text:p>
          </table:table-cell>
          <table:table-cell table:formula="of:=[.G295]-[.$B$2]" office:value-type="float" office:value="36.9887812137604" calcext:value-type="float">
            <text:p>36.9887812138</text:p>
          </table:table-cell>
          <table:table-cell table:formula="of:=[.C295]/([.H295]-[.H294])" office:value-type="float" office:value="118003.21250407" calcext:value-type="float">
            <text:p>118003.21250407</text:p>
          </table:table-cell>
          <table:table-cell table:formula="of:=[.G295]-[.$B295]" office:value-type="float" office:value="10.8665931224823" calcext:value-type="float">
            <text:p>10.866593122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39586.16171" calcext:value-type="float">
            <text:p>1443139586.16171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15967750549" calcext:value-type="float">
            <text:p>26.1615967751</text:p>
          </table:table-cell>
          <table:table-cell table:formula="of:=[.C296]/([.D296]-[.D295])" office:value-type="float" office:value="109620.50964354" calcext:value-type="float">
            <text:p>109620.50964354</text:p>
          </table:table-cell>
          <table:table-cell/>
          <table:table-cell office:value-type="float" office:value="1443139600.00151" calcext:value-type="float">
            <text:p>1443139600.00151</text:p>
          </table:table-cell>
          <table:table-cell table:formula="of:=[.G296]-[.$B$2]" office:value-type="float" office:value="40.0013899803162" calcext:value-type="float">
            <text:p>40.0013899803</text:p>
          </table:table-cell>
          <table:table-cell table:formula="of:=[.C296]/([.H296]-[.H295])" office:value-type="float" office:value="1433.97312255016" calcext:value-type="float">
            <text:p>1433.9731225502</text:p>
          </table:table-cell>
          <table:table-cell table:formula="of:=[.G296]-[.$B296]" office:value-type="float" office:value="13.8397932052612" calcext:value-type="float">
            <text:p>13.839793205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39586.20112" calcext:value-type="float">
            <text:p>1443139586.20112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09997367859" calcext:value-type="float">
            <text:p>26.2009997368</text:p>
          </table:table-cell>
          <table:table-cell table:formula="of:=[.C297]/([.D297]-[.D296])" office:value-type="float" office:value="109636.428588717" calcext:value-type="float">
            <text:p>109636.428588717</text:p>
          </table:table-cell>
          <table:table-cell/>
          <table:table-cell office:value-type="float" office:value="1443139600.01964" calcext:value-type="float">
            <text:p>1443139600.01964</text:p>
          </table:table-cell>
          <table:table-cell table:formula="of:=[.G297]-[.$B$2]" office:value-type="float" office:value="40.019522190094" calcext:value-type="float">
            <text:p>40.0195221901</text:p>
          </table:table-cell>
          <table:table-cell table:formula="of:=[.C297]/([.H297]-[.H296])" office:value-type="float" office:value="238250.056277284" calcext:value-type="float">
            <text:p>238250.056277284</text:p>
          </table:table-cell>
          <table:table-cell table:formula="of:=[.G297]-[.$B297]" office:value-type="float" office:value="13.8185224533081" calcext:value-type="float">
            <text:p>13.818522453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39586.24052" calcext:value-type="float">
            <text:p>1443139586.24052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04081821442" calcext:value-type="float">
            <text:p>26.2404081821</text:p>
          </table:table-cell>
          <table:table-cell table:formula="of:=[.C298]/([.D298]-[.D297])" office:value-type="float" office:value="109621.172840627" calcext:value-type="float">
            <text:p>109621.172840627</text:p>
          </table:table-cell>
          <table:table-cell/>
          <table:table-cell office:value-type="float" office:value="1443139600.10096" calcext:value-type="float">
            <text:p>1443139600.10096</text:p>
          </table:table-cell>
          <table:table-cell table:formula="of:=[.G298]-[.$B$2]" office:value-type="float" office:value="40.1008415222168" calcext:value-type="float">
            <text:p>40.1008415222</text:p>
          </table:table-cell>
          <table:table-cell table:formula="of:=[.C298]/([.H298]-[.H297])" office:value-type="float" office:value="53123.8991667595" calcext:value-type="float">
            <text:p>53123.8991667595</text:p>
          </table:table-cell>
          <table:table-cell table:formula="of:=[.G298]-[.$B298]" office:value-type="float" office:value="13.8604333400726" calcext:value-type="float">
            <text:p>13.860433340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39586.27993" calcext:value-type="float">
            <text:p>1443139586.27993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798163890839" calcext:value-type="float">
            <text:p>26.2798163891</text:p>
          </table:table-cell>
          <table:table-cell table:formula="of:=[.C299]/([.D299]-[.D298])" office:value-type="float" office:value="109621.836045738" calcext:value-type="float">
            <text:p>109621.836045738</text:p>
          </table:table-cell>
          <table:table-cell/>
          <table:table-cell office:value-type="float" office:value="1443139600.23027" calcext:value-type="float">
            <text:p>1443139600.23027</text:p>
          </table:table-cell>
          <table:table-cell table:formula="of:=[.G299]-[.$B$2]" office:value-type="float" office:value="40.2301585674286" calcext:value-type="float">
            <text:p>40.2301585674</text:p>
          </table:table-cell>
          <table:table-cell table:formula="of:=[.C299]/([.H299]-[.H298])" office:value-type="float" office:value="33406.2690105919" calcext:value-type="float">
            <text:p>33406.2690105919</text:p>
          </table:table-cell>
          <table:table-cell table:formula="of:=[.G299]-[.$B299]" office:value-type="float" office:value="13.9503421783447" calcext:value-type="float">
            <text:p>13.95034217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39586.31934" calcext:value-type="float">
            <text:p>1443139586.31934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192255496979" calcext:value-type="float">
            <text:p>26.3192255497</text:p>
          </table:table-cell>
          <table:table-cell table:formula="of:=[.C300]/([.D300]-[.D299])" office:value-type="float" office:value="109619.18327344" calcext:value-type="float">
            <text:p>109619.18327344</text:p>
          </table:table-cell>
          <table:table-cell/>
          <table:table-cell office:value-type="float" office:value="1443139600.50084" calcext:value-type="float">
            <text:p>1443139600.50084</text:p>
          </table:table-cell>
          <table:table-cell table:formula="of:=[.G300]-[.$B$2]" office:value-type="float" office:value="40.5007247924805" calcext:value-type="float">
            <text:p>40.5007247925</text:p>
          </table:table-cell>
          <table:table-cell table:formula="of:=[.C300]/([.H300]-[.H299])" office:value-type="float" office:value="15966.5161428469" calcext:value-type="float">
            <text:p>15966.5161428469</text:p>
          </table:table-cell>
          <table:table-cell table:formula="of:=[.G300]-[.$B300]" office:value-type="float" office:value="14.1814992427826" calcext:value-type="float">
            <text:p>14.181499242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39586.35874" calcext:value-type="float">
            <text:p>1443139586.35874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586275577545" calcext:value-type="float">
            <text:p>26.3586275578</text:p>
          </table:table-cell>
          <table:table-cell table:formula="of:=[.C301]/([.D301]-[.D300])" office:value-type="float" office:value="109639.08219576" calcext:value-type="float">
            <text:p>109639.08219576</text:p>
          </table:table-cell>
          <table:table-cell/>
          <table:table-cell office:value-type="float" office:value="1443139600.9881" calcext:value-type="float">
            <text:p>1443139600.9881</text:p>
          </table:table-cell>
          <table:table-cell table:formula="of:=[.G301]-[.$B$2]" office:value-type="float" office:value="40.987979888916" calcext:value-type="float">
            <text:p>40.9879798889</text:p>
          </table:table-cell>
          <table:table-cell table:formula="of:=[.C301]/([.H301]-[.H300])" office:value-type="float" office:value="8865.99243723137" calcext:value-type="float">
            <text:p>8865.9924372314</text:p>
          </table:table-cell>
          <table:table-cell table:formula="of:=[.G301]-[.$B301]" office:value-type="float" office:value="14.6293523311615" calcext:value-type="float">
            <text:p>14.62935233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39586.39815" calcext:value-type="float">
            <text:p>1443139586.39815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3980388641357" calcext:value-type="float">
            <text:p>26.3980388641</text:p>
          </table:table-cell>
          <table:table-cell table:formula="of:=[.C302]/([.D302]-[.D301])" office:value-type="float" office:value="109613.215005172" calcext:value-type="float">
            <text:p>109613.215005172</text:p>
          </table:table-cell>
          <table:table-cell/>
          <table:table-cell office:value-type="float" office:value="1443139601.0422" calcext:value-type="float">
            <text:p>1443139601.0422</text:p>
          </table:table-cell>
          <table:table-cell table:formula="of:=[.G302]-[.$B$2]" office:value-type="float" office:value="41.0420815944672" calcext:value-type="float">
            <text:p>41.0420815945</text:p>
          </table:table-cell>
          <table:table-cell table:formula="of:=[.C302]/([.H302]-[.H301])" office:value-type="float" office:value="79849.6083624553" calcext:value-type="float">
            <text:p>79849.6083624553</text:p>
          </table:table-cell>
          <table:table-cell table:formula="of:=[.G302]-[.$B302]" office:value-type="float" office:value="14.6440427303314" calcext:value-type="float">
            <text:p>14.644042730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39586.43756" calcext:value-type="float">
            <text:p>1443139586.43756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374392032623" calcext:value-type="float">
            <text:p>26.4374392033</text:p>
          </table:table-cell>
          <table:table-cell table:formula="of:=[.C303]/([.D303]-[.D302])" office:value-type="float" office:value="109643.726317191" calcext:value-type="float">
            <text:p>109643.726317191</text:p>
          </table:table-cell>
          <table:table-cell/>
          <table:table-cell office:value-type="float" office:value="1443139602.01907" calcext:value-type="float">
            <text:p>1443139602.01907</text:p>
          </table:table-cell>
          <table:table-cell table:formula="of:=[.G303]-[.$B$2]" office:value-type="float" office:value="42.0189547538757" calcext:value-type="float">
            <text:p>42.0189547539</text:p>
          </table:table-cell>
          <table:table-cell table:formula="of:=[.C303]/([.H303]-[.H302])" office:value-type="float" office:value="4422.27320752212" calcext:value-type="float">
            <text:p>4422.2732075221</text:p>
          </table:table-cell>
          <table:table-cell table:formula="of:=[.G303]-[.$B303]" office:value-type="float" office:value="15.5815155506134" calcext:value-type="float">
            <text:p>15.581515550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39586.47697" calcext:value-type="float">
            <text:p>1443139586.47697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768500328064" calcext:value-type="float">
            <text:p>26.4768500328</text:p>
          </table:table-cell>
          <table:table-cell table:formula="of:=[.C304]/([.D304]-[.D303])" office:value-type="float" office:value="109614.541230846" calcext:value-type="float">
            <text:p>109614.541230846</text:p>
          </table:table-cell>
          <table:table-cell/>
          <table:table-cell office:value-type="float" office:value="1443139602.12104" calcext:value-type="float">
            <text:p>1443139602.12104</text:p>
          </table:table-cell>
          <table:table-cell table:formula="of:=[.G304]-[.$B$2]" office:value-type="float" office:value="42.1209285259247" calcext:value-type="float">
            <text:p>42.1209285259</text:p>
          </table:table-cell>
          <table:table-cell table:formula="of:=[.C304]/([.H304]-[.H303])" office:value-type="float" office:value="42363.8344762444" calcext:value-type="float">
            <text:p>42363.8344762444</text:p>
          </table:table-cell>
          <table:table-cell table:formula="of:=[.G304]-[.$B304]" office:value-type="float" office:value="15.6440784931183" calcext:value-type="float">
            <text:p>15.644078493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39586.51638" calcext:value-type="float">
            <text:p>1443139586.51638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162599086761" calcext:value-type="float">
            <text:p>26.5162599087</text:p>
          </table:table-cell>
          <table:table-cell table:formula="of:=[.C305]/([.D305]-[.D304])" office:value-type="float" office:value="109617.193778471" calcext:value-type="float">
            <text:p>109617.193778471</text:p>
          </table:table-cell>
          <table:table-cell/>
          <table:table-cell office:value-type="float" office:value="1443139604.01413" calcext:value-type="float">
            <text:p>1443139604.01413</text:p>
          </table:table-cell>
          <table:table-cell table:formula="of:=[.G305]-[.$B$2]" office:value-type="float" office:value="44.0140171051025" calcext:value-type="float">
            <text:p>44.0140171051</text:p>
          </table:table-cell>
          <table:table-cell table:formula="of:=[.C305]/([.H305]-[.H304])" office:value-type="float" office:value="2281.98513662584" calcext:value-type="float">
            <text:p>2281.9851366259</text:p>
          </table:table-cell>
          <table:table-cell table:formula="of:=[.G305]-[.$B305]" office:value-type="float" office:value="17.4977571964264" calcext:value-type="float">
            <text:p>17.497757196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39586.55579" calcext:value-type="float">
            <text:p>1443139586.55579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556704998016" calcext:value-type="float">
            <text:p>26.5556704998</text:p>
          </table:table-cell>
          <table:table-cell table:formula="of:=[.C306]/([.D306]-[.D305])" office:value-type="float" office:value="109615.204355717" calcext:value-type="float">
            <text:p>109615.204355717</text:p>
          </table:table-cell>
          <table:table-cell/>
          <table:table-cell office:value-type="float" office:value="1443139605.09295" calcext:value-type="float">
            <text:p>1443139605.09295</text:p>
          </table:table-cell>
          <table:table-cell table:formula="of:=[.G306]-[.$B$2]" office:value-type="float" office:value="45.0928299427032" calcext:value-type="float">
            <text:p>45.0928299427</text:p>
          </table:table-cell>
          <table:table-cell table:formula="of:=[.C306]/([.H306]-[.H305])" office:value-type="float" office:value="4004.40173627126" calcext:value-type="float">
            <text:p>4004.4017362713</text:p>
          </table:table-cell>
          <table:table-cell table:formula="of:=[.G306]-[.$B306]" office:value-type="float" office:value="18.5371594429016" calcext:value-type="float">
            <text:p>18.537159442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39586.5952" calcext:value-type="float">
            <text:p>1443139586.5952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5950798988342" calcext:value-type="float">
            <text:p>26.5950798988</text:p>
          </table:table-cell>
          <table:table-cell table:formula="of:=[.C307]/([.D307]-[.D306])" office:value-type="float" office:value="109618.520100427" calcext:value-type="float">
            <text:p>109618.520100427</text:p>
          </table:table-cell>
          <table:table-cell/>
          <table:table-cell office:value-type="float" office:value="1443139606.00521" calcext:value-type="float">
            <text:p>1443139606.00521</text:p>
          </table:table-cell>
          <table:table-cell table:formula="of:=[.G307]-[.$B$2]" office:value-type="float" office:value="46.0050904750824" calcext:value-type="float">
            <text:p>46.0050904751</text:p>
          </table:table-cell>
          <table:table-cell table:formula="of:=[.C307]/([.H307]-[.H306])" office:value-type="float" office:value="4735.48931107823" calcext:value-type="float">
            <text:p>4735.4893110782</text:p>
          </table:table-cell>
          <table:table-cell table:formula="of:=[.G307]-[.$B307]" office:value-type="float" office:value="19.4100105762482" calcext:value-type="float">
            <text:p>19.410010576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39586.63461" calcext:value-type="float">
            <text:p>1443139586.63461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344933509827" calcext:value-type="float">
            <text:p>26.634493351</text:p>
          </table:table-cell>
          <table:table-cell table:formula="of:=[.C308]/([.D308]-[.D307])" office:value-type="float" office:value="109607.24738676" calcext:value-type="float">
            <text:p>109607.24738676</text:p>
          </table:table-cell>
          <table:table-cell/>
          <table:table-cell office:value-type="float" office:value="1443139606.04643" calcext:value-type="float">
            <text:p>1443139606.04643</text:p>
          </table:table-cell>
          <table:table-cell table:formula="of:=[.G308]-[.$B$2]" office:value-type="float" office:value="46.0463120937347" calcext:value-type="float">
            <text:p>46.0463120937</text:p>
          </table:table-cell>
          <table:table-cell table:formula="of:=[.C308]/([.H308]-[.H307])" office:value-type="float" office:value="104799.378123265" calcext:value-type="float">
            <text:p>104799.378123265</text:p>
          </table:table-cell>
          <table:table-cell table:formula="of:=[.G308]-[.$B308]" office:value-type="float" office:value="19.4118187427521" calcext:value-type="float">
            <text:p>19.411818742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39586.67401" calcext:value-type="float">
            <text:p>1443139586.67401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73894405365" calcext:value-type="float">
            <text:p>26.6738944054</text:p>
          </table:table-cell>
          <table:table-cell table:formula="of:=[.C309]/([.D309]-[.D308])" office:value-type="float" office:value="109641.73593126" calcext:value-type="float">
            <text:p>109641.73593126</text:p>
          </table:table-cell>
          <table:table-cell/>
          <table:table-cell office:value-type="float" office:value="1443139606.48646" calcext:value-type="float">
            <text:p>1443139606.48646</text:p>
          </table:table-cell>
          <table:table-cell table:formula="of:=[.G309]-[.$B$2]" office:value-type="float" office:value="46.4863421916962" calcext:value-type="float">
            <text:p>46.4863421917</text:p>
          </table:table-cell>
          <table:table-cell table:formula="of:=[.C309]/([.H309]-[.H308])" office:value-type="float" office:value="9817.5102567159" calcext:value-type="float">
            <text:p>9817.5102567159</text:p>
          </table:table-cell>
          <table:table-cell table:formula="of:=[.G309]-[.$B309]" office:value-type="float" office:value="19.8124477863312" calcext:value-type="float">
            <text:p>19.812447786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39586.71341" calcext:value-type="float">
            <text:p>1443139586.71341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132968902588" calcext:value-type="float">
            <text:p>26.7132968903</text:p>
          </table:table-cell>
          <table:table-cell table:formula="of:=[.C310]/([.D310]-[.D309])" office:value-type="float" office:value="109637.755376181" calcext:value-type="float">
            <text:p>109637.755376181</text:p>
          </table:table-cell>
          <table:table-cell/>
          <table:table-cell office:value-type="float" office:value="1443139606.99875" calcext:value-type="float">
            <text:p>1443139606.99875</text:p>
          </table:table-cell>
          <table:table-cell table:formula="of:=[.G310]-[.$B$2]" office:value-type="float" office:value="46.9986333847046" calcext:value-type="float">
            <text:p>46.9986333847</text:p>
          </table:table-cell>
          <table:table-cell table:formula="of:=[.C310]/([.H310]-[.H309])" office:value-type="float" office:value="8432.70401474376" calcext:value-type="float">
            <text:p>8432.7040147438</text:p>
          </table:table-cell>
          <table:table-cell table:formula="of:=[.G310]-[.$B310]" office:value-type="float" office:value="20.2853364944458" calcext:value-type="float">
            <text:p>20.285336494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39586.75282" calcext:value-type="float">
            <text:p>1443139586.75282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26996135712" calcext:value-type="float">
            <text:p>26.7526996136</text:p>
          </table:table-cell>
          <table:table-cell table:formula="of:=[.C311]/([.D311]-[.D310])" office:value-type="float" office:value="109637.091978435" calcext:value-type="float">
            <text:p>109637.091978435</text:p>
          </table:table-cell>
          <table:table-cell/>
          <table:table-cell office:value-type="float" office:value="1443139611.39984" calcext:value-type="float">
            <text:p>1443139611.39984</text:p>
          </table:table-cell>
          <table:table-cell table:formula="of:=[.G311]-[.$B$2]" office:value-type="float" office:value="51.3997266292572" calcext:value-type="float">
            <text:p>51.3997266293</text:p>
          </table:table-cell>
          <table:table-cell table:formula="of:=[.C311]/([.H311]-[.H310])" office:value-type="float" office:value="981.574295283795" calcext:value-type="float">
            <text:p>981.5742952838</text:p>
          </table:table-cell>
          <table:table-cell table:formula="of:=[.G311]-[.$B311]" office:value-type="float" office:value="24.647027015686" calcext:value-type="float">
            <text:p>24.647027015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39586.79222" calcext:value-type="float">
            <text:p>1443139586.79222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21030521393" calcext:value-type="float">
            <text:p>26.7921030521</text:p>
          </table:table-cell>
          <table:table-cell table:formula="of:=[.C312]/([.D312]-[.D311])" office:value-type="float" office:value="109635.101833364" calcext:value-type="float">
            <text:p>109635.101833364</text:p>
          </table:table-cell>
          <table:table-cell/>
          <table:table-cell office:value-type="float" office:value="1443139611.45026" calcext:value-type="float">
            <text:p>1443139611.45026</text:p>
          </table:table-cell>
          <table:table-cell table:formula="of:=[.G312]-[.$B$2]" office:value-type="float" office:value="51.4501411914825" calcext:value-type="float">
            <text:p>51.4501411915</text:p>
          </table:table-cell>
          <table:table-cell table:formula="of:=[.C312]/([.H312]-[.H311])" office:value-type="float" office:value="85689.527178488" calcext:value-type="float">
            <text:p>85689.527178488</text:p>
          </table:table-cell>
          <table:table-cell table:formula="of:=[.G312]-[.$B312]" office:value-type="float" office:value="24.6580381393433" calcext:value-type="float">
            <text:p>24.658038139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39586.83162" calcext:value-type="float">
            <text:p>1443139586.83162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15045833588" calcext:value-type="float">
            <text:p>26.8315045834</text:p>
          </table:table-cell>
          <table:table-cell table:formula="of:=[.C313]/([.D313]-[.D312])" office:value-type="float" office:value="109640.409047452" calcext:value-type="float">
            <text:p>109640.409047452</text:p>
          </table:table-cell>
          <table:table-cell/>
          <table:table-cell office:value-type="float" office:value="1443139611.50069" calcext:value-type="float">
            <text:p>1443139611.50069</text:p>
          </table:table-cell>
          <table:table-cell table:formula="of:=[.G313]-[.$B$2]" office:value-type="float" office:value="51.5005786418915" calcext:value-type="float">
            <text:p>51.5005786419</text:p>
          </table:table-cell>
          <table:table-cell table:formula="of:=[.C313]/([.H313]-[.H312])" office:value-type="float" office:value="85650.6418340818" calcext:value-type="float">
            <text:p>85650.6418340818</text:p>
          </table:table-cell>
          <table:table-cell table:formula="of:=[.G313]-[.$B313]" office:value-type="float" office:value="24.6690740585327" calcext:value-type="float">
            <text:p>24.669074058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39586.87102" calcext:value-type="float">
            <text:p>1443139586.87102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09073066711" calcext:value-type="float">
            <text:p>26.8709073067</text:p>
          </table:table-cell>
          <table:table-cell table:formula="of:=[.C314]/([.D314]-[.D313])" office:value-type="float" office:value="109637.091978435" calcext:value-type="float">
            <text:p>109637.091978435</text:p>
          </table:table-cell>
          <table:table-cell/>
          <table:table-cell office:value-type="float" office:value="1443139611.55114" calcext:value-type="float">
            <text:p>1443139611.55114</text:p>
          </table:table-cell>
          <table:table-cell table:formula="of:=[.G314]-[.$B$2]" office:value-type="float" office:value="51.5510225296021" calcext:value-type="float">
            <text:p>51.5510225296</text:p>
          </table:table-cell>
          <table:table-cell table:formula="of:=[.C314]/([.H314]-[.H313])" office:value-type="float" office:value="85639.7116888887" calcext:value-type="float">
            <text:p>85639.7116888887</text:p>
          </table:table-cell>
          <table:table-cell table:formula="of:=[.G314]-[.$B314]" office:value-type="float" office:value="24.6801152229309" calcext:value-type="float">
            <text:p>24.680115222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39586.91043" calcext:value-type="float">
            <text:p>1443139586.91043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03116989136" calcext:value-type="float">
            <text:p>26.9103116989</text:p>
          </table:table-cell>
          <table:table-cell table:formula="of:=[.C315]/([.D315]-[.D314])" office:value-type="float" office:value="109632.448418989" calcext:value-type="float">
            <text:p>109632.448418989</text:p>
          </table:table-cell>
          <table:table-cell/>
          <table:table-cell office:value-type="float" office:value="1443139611.60158" calcext:value-type="float">
            <text:p>1443139611.60158</text:p>
          </table:table-cell>
          <table:table-cell table:formula="of:=[.G315]-[.$B$2]" office:value-type="float" office:value="51.6014614105225" calcext:value-type="float">
            <text:p>51.6014614105</text:p>
          </table:table-cell>
          <table:table-cell table:formula="of:=[.C315]/([.H315]-[.H314])" office:value-type="float" office:value="85648.2126718221" calcext:value-type="float">
            <text:p>85648.2126718221</text:p>
          </table:table-cell>
          <table:table-cell table:formula="of:=[.G315]-[.$B315]" office:value-type="float" office:value="24.6911497116089" calcext:value-type="float">
            <text:p>24.691149711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39586.94981" calcext:value-type="float">
            <text:p>1443139586.94981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496970176697" calcext:value-type="float">
            <text:p>26.9496970177</text:p>
          </table:table-cell>
          <table:table-cell table:formula="of:=[.C316]/([.D316]-[.D315])" office:value-type="float" office:value="109685.541121348" calcext:value-type="float">
            <text:p>109685.541121348</text:p>
          </table:table-cell>
          <table:table-cell/>
          <table:table-cell office:value-type="float" office:value="1443139611.65202" calcext:value-type="float">
            <text:p>1443139611.65202</text:p>
          </table:table-cell>
          <table:table-cell table:formula="of:=[.G316]-[.$B$2]" office:value-type="float" office:value="51.6519019603729" calcext:value-type="float">
            <text:p>51.6519019604</text:p>
          </table:table-cell>
          <table:table-cell table:formula="of:=[.C316]/([.H316]-[.H315])" office:value-type="float" office:value="85645.3788233292" calcext:value-type="float">
            <text:p>85645.3788233292</text:p>
          </table:table-cell>
          <table:table-cell table:formula="of:=[.G316]-[.$B316]" office:value-type="float" office:value="24.7022049427032" calcext:value-type="float">
            <text:p>24.702204942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39586.98919" calcext:value-type="float">
            <text:p>1443139586.98919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890778064728" calcext:value-type="float">
            <text:p>26.9890778065</text:p>
          </table:table-cell>
          <table:table-cell table:formula="of:=[.C317]/([.D317]-[.D316])" office:value-type="float" office:value="109698.158195853" calcext:value-type="float">
            <text:p>109698.158195853</text:p>
          </table:table-cell>
          <table:table-cell/>
          <table:table-cell office:value-type="float" office:value="1443139611.70246" calcext:value-type="float">
            <text:p>1443139611.70246</text:p>
          </table:table-cell>
          <table:table-cell table:formula="of:=[.G317]-[.$B$2]" office:value-type="float" office:value="51.7023453712463" calcext:value-type="float">
            <text:p>51.7023453712</text:p>
          </table:table-cell>
          <table:table-cell table:formula="of:=[.C317]/([.H317]-[.H316])" office:value-type="float" office:value="85640.5212336051" calcext:value-type="float">
            <text:p>85640.5212336051</text:p>
          </table:table-cell>
          <table:table-cell table:formula="of:=[.G317]-[.$B317]" office:value-type="float" office:value="24.7132675647736" calcext:value-type="float">
            <text:p>24.713267564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39600.03928" calcext:value-type="float">
            <text:p>1443139600.03928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391674041748" calcext:value-type="float">
            <text:p>40.0391674042</text:p>
          </table:table-cell>
          <table:table-cell table:formula="of:=[.C318]/([.D318]-[.D317])" office:value-type="float" office:value="331.032209982735" calcext:value-type="float">
            <text:p>331.0322099827</text:p>
          </table:table-cell>
          <table:table-cell/>
          <table:table-cell office:value-type="float" office:value="1443139611.75294" calcext:value-type="float">
            <text:p>1443139611.75294</text:p>
          </table:table-cell>
          <table:table-cell table:formula="of:=[.G318]-[.$B$2]" office:value-type="float" office:value="51.7528257369995" calcext:value-type="float">
            <text:p>51.752825737</text:p>
          </table:table-cell>
          <table:table-cell table:formula="of:=[.C318]/([.H318]-[.H317])" office:value-type="float" office:value="85577.8268549568" calcext:value-type="float">
            <text:p>85577.8268549568</text:p>
          </table:table-cell>
          <table:table-cell table:formula="of:=[.G318]-[.$B318]" office:value-type="float" office:value="11.7136583328247" calcext:value-type="float">
            <text:p>11.713658332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39600.09341" calcext:value-type="float">
            <text:p>1443139600.09341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093297958374" calcext:value-type="float">
            <text:p>40.0932979584</text:p>
          </table:table-cell>
          <table:table-cell table:formula="of:=[.C319]/([.D319]-[.D318])" office:value-type="float" office:value="79807.0528541226" calcext:value-type="float">
            <text:p>79807.0528541226</text:p>
          </table:table-cell>
          <table:table-cell/>
          <table:table-cell office:value-type="float" office:value="1443139611.80334" calcext:value-type="float">
            <text:p>1443139611.80334</text:p>
          </table:table-cell>
          <table:table-cell table:formula="of:=[.G319]-[.$B$2]" office:value-type="float" office:value="51.8032286167145" calcext:value-type="float">
            <text:p>51.8032286167</text:p>
          </table:table-cell>
          <table:table-cell table:formula="of:=[.C319]/([.H319]-[.H318])" office:value-type="float" office:value="85709.388519666" calcext:value-type="float">
            <text:p>85709.388519666</text:p>
          </table:table-cell>
          <table:table-cell table:formula="of:=[.G319]-[.$B319]" office:value-type="float" office:value="11.7099306583405" calcext:value-type="float">
            <text:p>11.709930658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39600.14754" calcext:value-type="float">
            <text:p>1443139600.14754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474266052246" calcext:value-type="float">
            <text:p>40.1474266052</text:p>
          </table:table-cell>
          <table:table-cell table:formula="of:=[.C320]/([.D320]-[.D319])" office:value-type="float" office:value="79809.8650410515" calcext:value-type="float">
            <text:p>79809.8650410515</text:p>
          </table:table-cell>
          <table:table-cell/>
          <table:table-cell office:value-type="float" office:value="1443139611.85379" calcext:value-type="float">
            <text:p>1443139611.85379</text:p>
          </table:table-cell>
          <table:table-cell table:formula="of:=[.G320]-[.$B$2]" office:value-type="float" office:value="51.8536713123322" calcext:value-type="float">
            <text:p>51.8536713123</text:p>
          </table:table-cell>
          <table:table-cell table:formula="of:=[.C320]/([.H320]-[.H319])" office:value-type="float" office:value="85641.7355793772" calcext:value-type="float">
            <text:p>85641.7355793772</text:p>
          </table:table-cell>
          <table:table-cell table:formula="of:=[.G320]-[.$B320]" office:value-type="float" office:value="11.7062447071075" calcext:value-type="float">
            <text:p>11.706244707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39600.20167" calcext:value-type="float">
            <text:p>1443139600.20167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015492916107" calcext:value-type="float">
            <text:p>40.2015492916</text:p>
          </table:table-cell>
          <table:table-cell table:formula="of:=[.C321]/([.D321]-[.D320])" office:value-type="float" office:value="79818.6544027277" calcext:value-type="float">
            <text:p>79818.6544027277</text:p>
          </table:table-cell>
          <table:table-cell/>
          <table:table-cell office:value-type="float" office:value="1443139611.90423" calcext:value-type="float">
            <text:p>1443139611.90423</text:p>
          </table:table-cell>
          <table:table-cell table:formula="of:=[.G321]-[.$B$2]" office:value-type="float" office:value="51.9041180610657" calcext:value-type="float">
            <text:p>51.9041180611</text:p>
          </table:table-cell>
          <table:table-cell table:formula="of:=[.C321]/([.H321]-[.H320])" office:value-type="float" office:value="85634.8547419762" calcext:value-type="float">
            <text:p>85634.8547419762</text:p>
          </table:table-cell>
          <table:table-cell table:formula="of:=[.G321]-[.$B321]" office:value-type="float" office:value="11.702568769455" calcext:value-type="float">
            <text:p>11.702568769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39600.2558" calcext:value-type="float">
            <text:p>1443139600.2558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556796073914" calcext:value-type="float">
            <text:p>40.2556796074</text:p>
          </table:table-cell>
          <table:table-cell table:formula="of:=[.C322]/([.D322]-[.D321])" office:value-type="float" office:value="79807.4043666507" calcext:value-type="float">
            <text:p>79807.4043666507</text:p>
          </table:table-cell>
          <table:table-cell/>
          <table:table-cell office:value-type="float" office:value="1443139611.95467" calcext:value-type="float">
            <text:p>1443139611.95467</text:p>
          </table:table-cell>
          <table:table-cell table:formula="of:=[.G322]-[.$B$2]" office:value-type="float" office:value="51.9545569419861" calcext:value-type="float">
            <text:p>51.954556942</text:p>
          </table:table-cell>
          <table:table-cell table:formula="of:=[.C322]/([.H322]-[.H321])" office:value-type="float" office:value="85648.2126718221" calcext:value-type="float">
            <text:p>85648.2126718221</text:p>
          </table:table-cell>
          <table:table-cell table:formula="of:=[.G322]-[.$B322]" office:value-type="float" office:value="11.6988773345947" calcext:value-type="float">
            <text:p>11.698877334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39600.30992" calcext:value-type="float">
            <text:p>1443139600.30992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098080158234" calcext:value-type="float">
            <text:p>40.3098080158</text:p>
          </table:table-cell>
          <table:table-cell table:formula="of:=[.C323]/([.D323]-[.D322])" office:value-type="float" office:value="79810.2165783527" calcext:value-type="float">
            <text:p>79810.2165783527</text:p>
          </table:table-cell>
          <table:table-cell/>
          <table:table-cell office:value-type="float" office:value="1443139612.00517" calcext:value-type="float">
            <text:p>1443139612.00517</text:p>
          </table:table-cell>
          <table:table-cell table:formula="of:=[.G323]-[.$B$2]" office:value-type="float" office:value="52.0050587654114" calcext:value-type="float">
            <text:p>52.0050587654</text:p>
          </table:table-cell>
          <table:table-cell table:formula="of:=[.C323]/([.H323]-[.H322])" office:value-type="float" office:value="85541.465772826" calcext:value-type="float">
            <text:p>85541.465772826</text:p>
          </table:table-cell>
          <table:table-cell table:formula="of:=[.G323]-[.$B323]" office:value-type="float" office:value="11.695250749588" calcext:value-type="float">
            <text:p>11.695250749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39600.36405" calcext:value-type="float">
            <text:p>1443139600.36405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639376163483" calcext:value-type="float">
            <text:p>40.3639376163</text:p>
          </table:table-cell>
          <table:table-cell table:formula="of:=[.C324]/([.D324]-[.D323])" office:value-type="float" office:value="79808.458922814" calcext:value-type="float">
            <text:p>79808.458922814</text:p>
          </table:table-cell>
          <table:table-cell/>
          <table:table-cell office:value-type="float" office:value="1443139612.02098" calcext:value-type="float">
            <text:p>1443139612.02098</text:p>
          </table:table-cell>
          <table:table-cell table:formula="of:=[.G324]-[.$B$2]" office:value-type="float" office:value="52.0208642482758" calcext:value-type="float">
            <text:p>52.0208642483</text:p>
          </table:table-cell>
          <table:table-cell table:formula="of:=[.C324]/([.H324]-[.H323])" office:value-type="float" office:value="273322.873908256" calcext:value-type="float">
            <text:p>273322.873908256</text:p>
          </table:table-cell>
          <table:table-cell table:formula="of:=[.G324]-[.$B324]" office:value-type="float" office:value="11.6569266319275" calcext:value-type="float">
            <text:p>11.656926631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39600.41818" calcext:value-type="float">
            <text:p>1443139600.41818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180686473846" calcext:value-type="float">
            <text:p>40.4180686474</text:p>
          </table:table-cell>
          <table:table-cell table:formula="of:=[.C325]/([.D325]-[.D324])" office:value-type="float" office:value="79806.3498383559" calcext:value-type="float">
            <text:p>79806.3498383559</text:p>
          </table:table-cell>
          <table:table-cell/>
          <table:table-cell office:value-type="float" office:value="1443139612.05745" calcext:value-type="float">
            <text:p>1443139612.05745</text:p>
          </table:table-cell>
          <table:table-cell table:formula="of:=[.G325]-[.$B$2]" office:value-type="float" office:value="52.0573344230652" calcext:value-type="float">
            <text:p>52.0573344231</text:p>
          </table:table-cell>
          <table:table-cell table:formula="of:=[.C325]/([.H325]-[.H324])" office:value-type="float" office:value="118452.955735551" calcext:value-type="float">
            <text:p>118452.955735551</text:p>
          </table:table-cell>
          <table:table-cell table:formula="of:=[.G325]-[.$B325]" office:value-type="float" office:value="11.6392657756805" calcext:value-type="float">
            <text:p>11.639265775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39600.47232" calcext:value-type="float">
            <text:p>1443139600.47232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721989631653" calcext:value-type="float">
            <text:p>40.4721989632</text:p>
          </table:table-cell>
          <table:table-cell table:formula="of:=[.C326]/([.D326]-[.D325])" office:value-type="float" office:value="79807.4043666507" calcext:value-type="float">
            <text:p>79807.4043666507</text:p>
          </table:table-cell>
          <table:table-cell/>
          <table:table-cell office:value-type="float" office:value="1443139612.10413" calcext:value-type="float">
            <text:p>1443139612.10413</text:p>
          </table:table-cell>
          <table:table-cell table:formula="of:=[.G326]-[.$B$2]" office:value-type="float" office:value="52.1040139198303" calcext:value-type="float">
            <text:p>52.1040139198</text:p>
          </table:table-cell>
          <table:table-cell table:formula="of:=[.C326]/([.H326]-[.H325])" office:value-type="float" office:value="92545.9848407461" calcext:value-type="float">
            <text:p>92545.9848407461</text:p>
          </table:table-cell>
          <table:table-cell table:formula="of:=[.G326]-[.$B326]" office:value-type="float" office:value="11.631814956665" calcext:value-type="float">
            <text:p>11.631814956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39600.52645" calcext:value-type="float">
            <text:p>1443139600.52645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263319015503" calcext:value-type="float">
            <text:p>40.5263319016</text:p>
          </table:table-cell>
          <table:table-cell table:formula="of:=[.C327]/([.D327]-[.D326])" office:value-type="float" office:value="79803.5378991412" calcext:value-type="float">
            <text:p>79803.5378991412</text:p>
          </table:table-cell>
          <table:table-cell/>
          <table:table-cell office:value-type="float" office:value="1443139612.15081" calcext:value-type="float">
            <text:p>1443139612.15081</text:p>
          </table:table-cell>
          <table:table-cell table:formula="of:=[.G327]-[.$B$2]" office:value-type="float" office:value="52.1506972312927" calcext:value-type="float">
            <text:p>52.1506972313</text:p>
          </table:table-cell>
          <table:table-cell table:formula="of:=[.C327]/([.H327]-[.H326])" office:value-type="float" office:value="92538.4225041368" calcext:value-type="float">
            <text:p>92538.4225041368</text:p>
          </table:table-cell>
          <table:table-cell table:formula="of:=[.G327]-[.$B327]" office:value-type="float" office:value="11.6243653297424" calcext:value-type="float">
            <text:p>11.624365329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39600.58058" calcext:value-type="float">
            <text:p>1443139600.58058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804603099823" calcext:value-type="float">
            <text:p>40.58046031</text:p>
          </table:table-cell>
          <table:table-cell table:formula="of:=[.C328]/([.D328]-[.D327])" office:value-type="float" office:value="79810.2165783527" calcext:value-type="float">
            <text:p>79810.2165783527</text:p>
          </table:table-cell>
          <table:table-cell/>
          <table:table-cell office:value-type="float" office:value="1443139612.1975" calcext:value-type="float">
            <text:p>1443139612.1975</text:p>
          </table:table-cell>
          <table:table-cell table:formula="of:=[.G328]-[.$B$2]" office:value-type="float" office:value="52.1973848342896" calcext:value-type="float">
            <text:p>52.1973848343</text:p>
          </table:table-cell>
          <table:table-cell table:formula="of:=[.C328]/([.H328]-[.H327])" office:value-type="float" office:value="92529.9163526059" calcext:value-type="float">
            <text:p>92529.9163526059</text:p>
          </table:table-cell>
          <table:table-cell table:formula="of:=[.G328]-[.$B328]" office:value-type="float" office:value="11.6169245243073" calcext:value-type="float">
            <text:p>11.616924524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39600.63472" calcext:value-type="float">
            <text:p>1443139600.63472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346011161804" calcext:value-type="float">
            <text:p>40.6346011162</text:p>
          </table:table-cell>
          <table:table-cell table:formula="of:=[.C329]/([.D329]-[.D328])" office:value-type="float" office:value="79791.9407441332" calcext:value-type="float">
            <text:p>79791.9407441332</text:p>
          </table:table-cell>
          <table:table-cell/>
          <table:table-cell office:value-type="float" office:value="1443139612.24416" calcext:value-type="float">
            <text:p>1443139612.24416</text:p>
          </table:table-cell>
          <table:table-cell table:formula="of:=[.G329]-[.$B$2]" office:value-type="float" office:value="52.2440483570099" calcext:value-type="float">
            <text:p>52.244048357</text:p>
          </table:table-cell>
          <table:table-cell table:formula="of:=[.C329]/([.H329]-[.H328])" office:value-type="float" office:value="92577.6655545394" calcext:value-type="float">
            <text:p>92577.6655545394</text:p>
          </table:table-cell>
          <table:table-cell table:formula="of:=[.G329]-[.$B329]" office:value-type="float" office:value="11.6094472408295" calcext:value-type="float">
            <text:p>11.609447240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39600.68884" calcext:value-type="float">
            <text:p>1443139600.68884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887288093567" calcext:value-type="float">
            <text:p>40.6887288094</text:p>
          </table:table-cell>
          <table:table-cell table:formula="of:=[.C330]/([.D330]-[.D329])" office:value-type="float" office:value="79811.2712088377" calcext:value-type="float">
            <text:p>79811.2712088377</text:p>
          </table:table-cell>
          <table:table-cell/>
          <table:table-cell office:value-type="float" office:value="1443139612.29086" calcext:value-type="float">
            <text:p>1443139612.29086</text:p>
          </table:table-cell>
          <table:table-cell table:formula="of:=[.G330]-[.$B$2]" office:value-type="float" office:value="52.2907409667969" calcext:value-type="float">
            <text:p>52.2907409668</text:p>
          </table:table-cell>
          <table:table-cell table:formula="of:=[.C330]/([.H330]-[.H329])" office:value-type="float" office:value="92519.9944853786" calcext:value-type="float">
            <text:p>92519.9944853786</text:p>
          </table:table-cell>
          <table:table-cell table:formula="of:=[.G330]-[.$B330]" office:value-type="float" office:value="11.6020121574402" calcext:value-type="float">
            <text:p>11.6020121574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39600.74297" calcext:value-type="float">
            <text:p>1443139600.74297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428567409515" calcext:value-type="float">
            <text:p>40.742856741</text:p>
          </table:table-cell>
          <table:table-cell table:formula="of:=[.C331]/([.D331]-[.D330])" office:value-type="float" office:value="79810.9196622458" calcext:value-type="float">
            <text:p>79810.9196622458</text:p>
          </table:table-cell>
          <table:table-cell/>
          <table:table-cell office:value-type="float" office:value="1443139612.33753" calcext:value-type="float">
            <text:p>1443139612.33753</text:p>
          </table:table-cell>
          <table:table-cell table:formula="of:=[.G331]-[.$B$2]" office:value-type="float" office:value="52.3374176025391" calcext:value-type="float">
            <text:p>52.3374176025</text:p>
          </table:table-cell>
          <table:table-cell table:formula="of:=[.C331]/([.H331]-[.H330])" office:value-type="float" office:value="92551.6574043805" calcext:value-type="float">
            <text:p>92551.6574043805</text:p>
          </table:table-cell>
          <table:table-cell table:formula="of:=[.G331]-[.$B331]" office:value-type="float" office:value="11.5945608615875" calcext:value-type="float">
            <text:p>11.594560861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39600.7971" calcext:value-type="float">
            <text:p>1443139600.7971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7969851493835" calcext:value-type="float">
            <text:p>40.7969851494</text:p>
          </table:table-cell>
          <table:table-cell table:formula="of:=[.C332]/([.D332]-[.D331])" office:value-type="float" office:value="79810.2165783527" calcext:value-type="float">
            <text:p>79810.2165783527</text:p>
          </table:table-cell>
          <table:table-cell/>
          <table:table-cell office:value-type="float" office:value="1443139612.3842" calcext:value-type="float">
            <text:p>1443139612.3842</text:p>
          </table:table-cell>
          <table:table-cell table:formula="of:=[.G332]-[.$B$2]" office:value-type="float" office:value="52.3840835094452" calcext:value-type="float">
            <text:p>52.3840835094</text:p>
          </table:table-cell>
          <table:table-cell table:formula="of:=[.C332]/([.H332]-[.H331])" office:value-type="float" office:value="92572.9357127895" calcext:value-type="float">
            <text:p>92572.9357127895</text:p>
          </table:table-cell>
          <table:table-cell table:formula="of:=[.G332]-[.$B332]" office:value-type="float" office:value="11.5870983600616" calcext:value-type="float">
            <text:p>11.587098360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39600.85123" calcext:value-type="float">
            <text:p>1443139600.85123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511137962341" calcext:value-type="float">
            <text:p>40.8511137962</text:p>
          </table:table-cell>
          <table:table-cell table:formula="of:=[.C333]/([.D333]-[.D332])" office:value-type="float" office:value="79809.8650410515" calcext:value-type="float">
            <text:p>79809.8650410515</text:p>
          </table:table-cell>
          <table:table-cell/>
          <table:table-cell office:value-type="float" office:value="1443139612.43088" calcext:value-type="float">
            <text:p>1443139612.43088</text:p>
          </table:table-cell>
          <table:table-cell table:formula="of:=[.G333]-[.$B$2]" office:value-type="float" office:value="52.430762052536" calcext:value-type="float">
            <text:p>52.4307620525</text:p>
          </table:table-cell>
          <table:table-cell table:formula="of:=[.C333]/([.H333]-[.H332])" office:value-type="float" office:value="92547.875618028" calcext:value-type="float">
            <text:p>92547.875618028</text:p>
          </table:table-cell>
          <table:table-cell table:formula="of:=[.G333]-[.$B333]" office:value-type="float" office:value="11.5796482563019" calcext:value-type="float">
            <text:p>11.579648256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39600.90536" calcext:value-type="float">
            <text:p>1443139600.90536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052410125732" calcext:value-type="float">
            <text:p>40.9052410126</text:p>
          </table:table-cell>
          <table:table-cell table:formula="of:=[.C334]/([.D334]-[.D333])" office:value-type="float" office:value="79811.9743113124" calcext:value-type="float">
            <text:p>79811.9743113124</text:p>
          </table:table-cell>
          <table:table-cell/>
          <table:table-cell office:value-type="float" office:value="1443139612.47756" calcext:value-type="float">
            <text:p>1443139612.47756</text:p>
          </table:table-cell>
          <table:table-cell table:formula="of:=[.G334]-[.$B$2]" office:value-type="float" office:value="52.4774475097656" calcext:value-type="float">
            <text:p>52.4774475098</text:p>
          </table:table-cell>
          <table:table-cell table:formula="of:=[.C334]/([.H334]-[.H333])" office:value-type="float" office:value="92534.1692328906" calcext:value-type="float">
            <text:p>92534.1692328906</text:p>
          </table:table-cell>
          <table:table-cell table:formula="of:=[.G334]-[.$B334]" office:value-type="float" office:value="11.5722064971924" calcext:value-type="float">
            <text:p>11.572206497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39600.95948" calcext:value-type="float">
            <text:p>1443139600.95948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593684673309" calcext:value-type="float">
            <text:p>40.9593684673</text:p>
          </table:table-cell>
          <table:table-cell table:formula="of:=[.C335]/([.D335]-[.D334])" office:value-type="float" office:value="79811.6227585265" calcext:value-type="float">
            <text:p>79811.6227585265</text:p>
          </table:table-cell>
          <table:table-cell/>
          <table:table-cell office:value-type="float" office:value="1443139612.52424" calcext:value-type="float">
            <text:p>1443139612.52424</text:p>
          </table:table-cell>
          <table:table-cell table:formula="of:=[.G335]-[.$B$2]" office:value-type="float" office:value="52.5241255760193" calcext:value-type="float">
            <text:p>52.524125576</text:p>
          </table:table-cell>
          <table:table-cell table:formula="of:=[.C335]/([.H335]-[.H334])" office:value-type="float" office:value="92548.8210356417" calcext:value-type="float">
            <text:p>92548.8210356417</text:p>
          </table:table-cell>
          <table:table-cell table:formula="of:=[.G335]-[.$B335]" office:value-type="float" office:value="11.5647571086884" calcext:value-type="float">
            <text:p>11.564757108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39601.01281" calcext:value-type="float">
            <text:p>1443139601.01281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126974582672" calcext:value-type="float">
            <text:p>41.0126974583</text:p>
          </table:table-cell>
          <table:table-cell table:formula="of:=[.C336]/([.D336]-[.D335])" office:value-type="float" office:value="81006.5955525353" calcext:value-type="float">
            <text:p>81006.5955525353</text:p>
          </table:table-cell>
          <table:table-cell/>
          <table:table-cell office:value-type="float" office:value="1443139612.57094" calcext:value-type="float">
            <text:p>1443139612.57094</text:p>
          </table:table-cell>
          <table:table-cell table:formula="of:=[.G336]-[.$B$2]" office:value-type="float" office:value="52.5708222389221" calcext:value-type="float">
            <text:p>52.5708222389</text:p>
          </table:table-cell>
          <table:table-cell table:formula="of:=[.C336]/([.H336]-[.H335])" office:value-type="float" office:value="92511.9640559583" calcext:value-type="float">
            <text:p>92511.9640559583</text:p>
          </table:table-cell>
          <table:table-cell table:formula="of:=[.G336]-[.$B336]" office:value-type="float" office:value="11.5581247806549" calcext:value-type="float">
            <text:p>11.558124780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39601.06378" calcext:value-type="float">
            <text:p>1443139601.06378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636661052704" calcext:value-type="float">
            <text:p>41.0636661053</text:p>
          </table:table-cell>
          <table:table-cell table:formula="of:=[.C337]/([.D337]-[.D336])" office:value-type="float" office:value="84757.9885675795" calcext:value-type="float">
            <text:p>84757.9885675795</text:p>
          </table:table-cell>
          <table:table-cell/>
          <table:table-cell office:value-type="float" office:value="1443139612.61761" calcext:value-type="float">
            <text:p>1443139612.61761</text:p>
          </table:table-cell>
          <table:table-cell table:formula="of:=[.G337]-[.$B$2]" office:value-type="float" office:value="52.6174972057343" calcext:value-type="float">
            <text:p>52.6174972057</text:p>
          </table:table-cell>
          <table:table-cell table:formula="of:=[.C337]/([.H337]-[.H336])" office:value-type="float" office:value="92554.9667209824" calcext:value-type="float">
            <text:p>92554.9667209824</text:p>
          </table:table-cell>
          <table:table-cell table:formula="of:=[.G337]-[.$B337]" office:value-type="float" office:value="11.5538311004639" calcext:value-type="float">
            <text:p>11.553831100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39601.11474" calcext:value-type="float">
            <text:p>1443139601.11474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14625453949" calcext:value-type="float">
            <text:p>41.1146254539</text:p>
          </table:table-cell>
          <table:table-cell table:formula="of:=[.C338]/([.D338]-[.D337])" office:value-type="float" office:value="84773.4539789182" calcext:value-type="float">
            <text:p>84773.4539789182</text:p>
          </table:table-cell>
          <table:table-cell/>
          <table:table-cell office:value-type="float" office:value="1443139612.6643" calcext:value-type="float">
            <text:p>1443139612.6643</text:p>
          </table:table-cell>
          <table:table-cell table:formula="of:=[.G338]-[.$B$2]" office:value-type="float" office:value="52.6641826629639" calcext:value-type="float">
            <text:p>52.664182663</text:p>
          </table:table-cell>
          <table:table-cell table:formula="of:=[.C338]/([.H338]-[.H337])" office:value-type="float" office:value="92534.1692328906" calcext:value-type="float">
            <text:p>92534.1692328906</text:p>
          </table:table-cell>
          <table:table-cell table:formula="of:=[.G338]-[.$B338]" office:value-type="float" office:value="11.5495572090149" calcext:value-type="float">
            <text:p>11.549557209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39601.16571" calcext:value-type="float">
            <text:p>1443139601.16571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655912399292" calcext:value-type="float">
            <text:p>41.1655912399</text:p>
          </table:table-cell>
          <table:table-cell table:formula="of:=[.C339]/([.D339]-[.D338])" office:value-type="float" office:value="84762.7465546439" calcext:value-type="float">
            <text:p>84762.7465546439</text:p>
          </table:table-cell>
          <table:table-cell/>
          <table:table-cell office:value-type="float" office:value="1443139612.71098" calcext:value-type="float">
            <text:p>1443139612.71098</text:p>
          </table:table-cell>
          <table:table-cell table:formula="of:=[.G339]-[.$B$2]" office:value-type="float" office:value="52.7108645439148" calcext:value-type="float">
            <text:p>52.7108645439</text:p>
          </table:table-cell>
          <table:table-cell table:formula="of:=[.C339]/([.H339]-[.H338])" office:value-type="float" office:value="92541.2582355285" calcext:value-type="float">
            <text:p>92541.2582355285</text:p>
          </table:table-cell>
          <table:table-cell table:formula="of:=[.G339]-[.$B339]" office:value-type="float" office:value="11.5452733039856" calcext:value-type="float">
            <text:p>11.54527330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39601.21667" calcext:value-type="float">
            <text:p>1443139601.21667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16552734375" calcext:value-type="float">
            <text:p>41.2165527344</text:p>
          </table:table-cell>
          <table:table-cell table:formula="of:=[.C340]/([.D340]-[.D339])" office:value-type="float" office:value="84769.8845369313" calcext:value-type="float">
            <text:p>84769.8845369313</text:p>
          </table:table-cell>
          <table:table-cell/>
          <table:table-cell office:value-type="float" office:value="1443139612.75767" calcext:value-type="float">
            <text:p>1443139612.75767</text:p>
          </table:table-cell>
          <table:table-cell table:formula="of:=[.G340]-[.$B$2]" office:value-type="float" office:value="52.7575500011444" calcext:value-type="float">
            <text:p>52.7575500011</text:p>
          </table:table-cell>
          <table:table-cell table:formula="of:=[.C340]/([.H340]-[.H339])" office:value-type="float" office:value="92534.1692328906" calcext:value-type="float">
            <text:p>92534.1692328906</text:p>
          </table:table-cell>
          <table:table-cell table:formula="of:=[.G340]-[.$B340]" office:value-type="float" office:value="11.5409972667694" calcext:value-type="float">
            <text:p>11.540997266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39601.26763" calcext:value-type="float">
            <text:p>1443139601.26763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675106525421" calcext:value-type="float">
            <text:p>41.2675106525</text:p>
          </table:table-cell>
          <table:table-cell table:formula="of:=[.C341]/([.D341]-[.D340])" office:value-type="float" office:value="84775.8337739142" calcext:value-type="float">
            <text:p>84775.8337739142</text:p>
          </table:table-cell>
          <table:table-cell/>
          <table:table-cell office:value-type="float" office:value="1443139612.80435" calcext:value-type="float">
            <text:p>1443139612.80435</text:p>
          </table:table-cell>
          <table:table-cell table:formula="of:=[.G341]-[.$B$2]" office:value-type="float" office:value="52.8042364120483" calcext:value-type="float">
            <text:p>52.804236412</text:p>
          </table:table-cell>
          <table:table-cell table:formula="of:=[.C341]/([.H341]-[.H340])" office:value-type="float" office:value="92532.2790156115" calcext:value-type="float">
            <text:p>92532.2790156115</text:p>
          </table:table-cell>
          <table:table-cell table:formula="of:=[.G341]-[.$B341]" office:value-type="float" office:value="11.5367257595062" calcext:value-type="float">
            <text:p>11.536725759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39601.31863" calcext:value-type="float">
            <text:p>1443139601.31863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185102939606" calcext:value-type="float">
            <text:p>41.318510294</text:p>
          </table:table-cell>
          <table:table-cell table:formula="of:=[.C342]/([.D342]-[.D341])" office:value-type="float" office:value="84706.4779250893" calcext:value-type="float">
            <text:p>84706.4779250893</text:p>
          </table:table-cell>
          <table:table-cell/>
          <table:table-cell office:value-type="float" office:value="1443139612.85104" calcext:value-type="float">
            <text:p>1443139612.85104</text:p>
          </table:table-cell>
          <table:table-cell table:formula="of:=[.G342]-[.$B$2]" office:value-type="float" office:value="52.8509230613709" calcext:value-type="float">
            <text:p>52.8509230614</text:p>
          </table:table-cell>
          <table:table-cell table:formula="of:=[.C342]/([.H342]-[.H341])" office:value-type="float" office:value="92531.8064733579" calcext:value-type="float">
            <text:p>92531.8064733579</text:p>
          </table:table-cell>
          <table:table-cell table:formula="of:=[.G342]-[.$B342]" office:value-type="float" office:value="11.5324127674103" calcext:value-type="float">
            <text:p>11.532412767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39601.36959" calcext:value-type="float">
            <text:p>1443139601.36959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694696426392" calcext:value-type="float">
            <text:p>41.3694696426</text:p>
          </table:table-cell>
          <table:table-cell table:formula="of:=[.C343]/([.D343]-[.D342])" office:value-type="float" office:value="84773.4539789182" calcext:value-type="float">
            <text:p>84773.4539789182</text:p>
          </table:table-cell>
          <table:table-cell/>
          <table:table-cell office:value-type="float" office:value="1443139612.89772" calcext:value-type="float">
            <text:p>1443139612.89772</text:p>
          </table:table-cell>
          <table:table-cell table:formula="of:=[.G343]-[.$B$2]" office:value-type="float" office:value="52.8976068496704" calcext:value-type="float">
            <text:p>52.8976068497</text:p>
          </table:table-cell>
          <table:table-cell table:formula="of:=[.C343]/([.H343]-[.H342])" office:value-type="float" office:value="92537.4772989592" calcext:value-type="float">
            <text:p>92537.4772989592</text:p>
          </table:table-cell>
          <table:table-cell table:formula="of:=[.G343]-[.$B343]" office:value-type="float" office:value="11.5281372070313" calcext:value-type="float">
            <text:p>11.52813720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39601.42055" calcext:value-type="float">
            <text:p>1443139601.42055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20431137085" calcext:value-type="float">
            <text:p>41.4204311371</text:p>
          </table:table-cell>
          <table:table-cell table:formula="of:=[.C344]/([.D344]-[.D343])" office:value-type="float" office:value="84769.8845369313" calcext:value-type="float">
            <text:p>84769.8845369313</text:p>
          </table:table-cell>
          <table:table-cell/>
          <table:table-cell office:value-type="float" office:value="1443139612.9444" calcext:value-type="float">
            <text:p>1443139612.9444</text:p>
          </table:table-cell>
          <table:table-cell table:formula="of:=[.G344]-[.$B$2]" office:value-type="float" office:value="52.9442884922028" calcext:value-type="float">
            <text:p>52.9442884922</text:p>
          </table:table-cell>
          <table:table-cell table:formula="of:=[.C344]/([.H344]-[.H343])" office:value-type="float" office:value="92541.7308743239" calcext:value-type="float">
            <text:p>92541.7308743239</text:p>
          </table:table-cell>
          <table:table-cell table:formula="of:=[.G344]-[.$B344]" office:value-type="float" office:value="11.5238573551178" calcext:value-type="float">
            <text:p>11.523857355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39601.47151" calcext:value-type="float">
            <text:p>1443139601.47151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71391916275" calcext:value-type="float">
            <text:p>41.4713919163</text:p>
          </table:table-cell>
          <table:table-cell table:formula="of:=[.C345]/([.D345]-[.D344])" office:value-type="float" office:value="84771.0743175279" calcext:value-type="float">
            <text:p>84771.0743175279</text:p>
          </table:table-cell>
          <table:table-cell/>
          <table:table-cell office:value-type="float" office:value="1443139612.99106" calcext:value-type="float">
            <text:p>1443139612.99106</text:p>
          </table:table-cell>
          <table:table-cell table:formula="of:=[.G345]-[.$B$2]" office:value-type="float" office:value="52.9909472465515" calcext:value-type="float">
            <text:p>52.9909472466</text:p>
          </table:table-cell>
          <table:table-cell table:formula="of:=[.C345]/([.H345]-[.H344])" office:value-type="float" office:value="92587.126688162" calcext:value-type="float">
            <text:p>92587.126688162</text:p>
          </table:table-cell>
          <table:table-cell table:formula="of:=[.G345]-[.$B345]" office:value-type="float" office:value="11.5195553302765" calcext:value-type="float">
            <text:p>11.519555330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39601.52247" calcext:value-type="float">
            <text:p>1443139601.52247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22351026535" calcext:value-type="float">
            <text:p>41.5223510265</text:p>
          </table:table-cell>
          <table:table-cell table:formula="of:=[.C346]/([.D346]-[.D345])" office:value-type="float" office:value="84773.8506021391" calcext:value-type="float">
            <text:p>84773.8506021391</text:p>
          </table:table-cell>
          <table:table-cell/>
          <table:table-cell office:value-type="float" office:value="1443139613.0378" calcext:value-type="float">
            <text:p>1443139613.0378</text:p>
          </table:table-cell>
          <table:table-cell table:formula="of:=[.G346]-[.$B$2]" office:value-type="float" office:value="53.0376815795898" calcext:value-type="float">
            <text:p>53.0376815796</text:p>
          </table:table-cell>
          <table:table-cell table:formula="of:=[.C346]/([.H346]-[.H345])" office:value-type="float" office:value="92437.3949331184" calcext:value-type="float">
            <text:p>92437.3949331184</text:p>
          </table:table-cell>
          <table:table-cell table:formula="of:=[.G346]-[.$B346]" office:value-type="float" office:value="11.5153305530548" calcext:value-type="float">
            <text:p>11.5153305531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39601.57343" calcext:value-type="float">
            <text:p>1443139601.57343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733113288879" calcext:value-type="float">
            <text:p>41.5733113289</text:p>
          </table:table-cell>
          <table:table-cell table:formula="of:=[.C347]/([.D347]-[.D346])" office:value-type="float" office:value="84771.867523147" calcext:value-type="float">
            <text:p>84771.867523147</text:p>
          </table:table-cell>
          <table:table-cell/>
          <table:table-cell office:value-type="float" office:value="1443139613.05222" calcext:value-type="float">
            <text:p>1443139613.05222</text:p>
          </table:table-cell>
          <table:table-cell table:formula="of:=[.G347]-[.$B$2]" office:value-type="float" office:value="53.0521004199982" calcext:value-type="float">
            <text:p>53.05210042</text:p>
          </table:table-cell>
          <table:table-cell table:formula="of:=[.C347]/([.H347]-[.H346])" office:value-type="float" office:value="299608.004365296" calcext:value-type="float">
            <text:p>299608.004365296</text:p>
          </table:table-cell>
          <table:table-cell table:formula="of:=[.G347]-[.$B347]" office:value-type="float" office:value="11.4787890911102" calcext:value-type="float">
            <text:p>11.478789091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39601.62438" calcext:value-type="float">
            <text:p>1443139601.62438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242620944977" calcext:value-type="float">
            <text:p>41.6242620945</text:p>
          </table:table-cell>
          <table:table-cell table:formula="of:=[.C348]/([.D348]-[.D347])" office:value-type="float" office:value="84787.7347533727" calcext:value-type="float">
            <text:p>84787.7347533727</text:p>
          </table:table-cell>
          <table:table-cell/>
          <table:table-cell office:value-type="float" office:value="1443139613.08694" calcext:value-type="float">
            <text:p>1443139613.08694</text:p>
          </table:table-cell>
          <table:table-cell table:formula="of:=[.G348]-[.$B$2]" office:value-type="float" office:value="53.0868268013001" calcext:value-type="float">
            <text:p>53.0868268013</text:p>
          </table:table-cell>
          <table:table-cell table:formula="of:=[.C348]/([.H348]-[.H347])" office:value-type="float" office:value="124401.099050483" calcext:value-type="float">
            <text:p>124401.099050483</text:p>
          </table:table-cell>
          <table:table-cell table:formula="of:=[.G348]-[.$B348]" office:value-type="float" office:value="11.4625647068024" calcext:value-type="float">
            <text:p>11.462564706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39601.67533" calcext:value-type="float">
            <text:p>1443139601.67533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752147674561" calcext:value-type="float">
            <text:p>41.6752147675</text:p>
          </table:table-cell>
          <table:table-cell table:formula="of:=[.C349]/([.D349]-[.D348])" office:value-type="float" office:value="84784.5608321518" calcext:value-type="float">
            <text:p>84784.5608321518</text:p>
          </table:table-cell>
          <table:table-cell/>
          <table:table-cell office:value-type="float" office:value="1443139613.13083" calcext:value-type="float">
            <text:p>1443139613.13083</text:p>
          </table:table-cell>
          <table:table-cell table:formula="of:=[.G349]-[.$B$2]" office:value-type="float" office:value="53.1307108402252" calcext:value-type="float">
            <text:p>53.1307108402</text:p>
          </table:table-cell>
          <table:table-cell table:formula="of:=[.C349]/([.H349]-[.H348])" office:value-type="float" office:value="98441.2580475163" calcext:value-type="float">
            <text:p>98441.2580475163</text:p>
          </table:table-cell>
          <table:table-cell table:formula="of:=[.G349]-[.$B349]" office:value-type="float" office:value="11.4554960727692" calcext:value-type="float">
            <text:p>11.4554960728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39601.72628" calcext:value-type="float">
            <text:p>1443139601.72628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261645793915" calcext:value-type="float">
            <text:p>41.7261645794</text:p>
          </table:table-cell>
          <table:table-cell table:formula="of:=[.C350]/([.D350]-[.D349])" office:value-type="float" office:value="84789.3218030969" calcext:value-type="float">
            <text:p>84789.3218030969</text:p>
          </table:table-cell>
          <table:table-cell/>
          <table:table-cell office:value-type="float" office:value="1443139613.17471" calcext:value-type="float">
            <text:p>1443139613.17471</text:p>
          </table:table-cell>
          <table:table-cell table:formula="of:=[.G350]-[.$B$2]" office:value-type="float" office:value="53.1745972633362" calcext:value-type="float">
            <text:p>53.1745972633</text:p>
          </table:table-cell>
          <table:table-cell table:formula="of:=[.C350]/([.H350]-[.H349])" office:value-type="float" office:value="98435.9101008839" calcext:value-type="float">
            <text:p>98435.9101008839</text:p>
          </table:table-cell>
          <table:table-cell table:formula="of:=[.G350]-[.$B350]" office:value-type="float" office:value="11.4484326839447" calcext:value-type="float">
            <text:p>11.448432683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39601.77722" calcext:value-type="float">
            <text:p>1443139601.77722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771017551422" calcext:value-type="float">
            <text:p>41.7771017551</text:p>
          </table:table-cell>
          <table:table-cell table:formula="of:=[.C351]/([.D351]-[.D350])" office:value-type="float" office:value="84810.355822248" calcext:value-type="float">
            <text:p>84810.355822248</text:p>
          </table:table-cell>
          <table:table-cell/>
          <table:table-cell office:value-type="float" office:value="1443139613.2186" calcext:value-type="float">
            <text:p>1443139613.2186</text:p>
          </table:table-cell>
          <table:table-cell table:formula="of:=[.G351]-[.$B$2]" office:value-type="float" office:value="53.2184808254242" calcext:value-type="float">
            <text:p>53.2184808254</text:p>
          </table:table-cell>
          <table:table-cell table:formula="of:=[.C351]/([.H351]-[.H350])" office:value-type="float" office:value="98442.3277065755" calcext:value-type="float">
            <text:p>98442.3277065755</text:p>
          </table:table-cell>
          <table:table-cell table:formula="of:=[.G351]-[.$B351]" office:value-type="float" office:value="11.441379070282" calcext:value-type="float">
            <text:p>11.441379070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39601.82817" calcext:value-type="float">
            <text:p>1443139601.82817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28052520752" calcext:value-type="float">
            <text:p>41.8280525208</text:p>
          </table:table-cell>
          <table:table-cell table:formula="of:=[.C352]/([.D352]-[.D351])" office:value-type="float" office:value="84787.7347533727" calcext:value-type="float">
            <text:p>84787.7347533727</text:p>
          </table:table-cell>
          <table:table-cell/>
          <table:table-cell office:value-type="float" office:value="1443139613.26248" calcext:value-type="float">
            <text:p>1443139613.26248</text:p>
          </table:table-cell>
          <table:table-cell table:formula="of:=[.G352]-[.$B$2]" office:value-type="float" office:value="53.2623655796051" calcext:value-type="float">
            <text:p>53.2623655796</text:p>
          </table:table-cell>
          <table:table-cell table:formula="of:=[.C352]/([.H352]-[.H351])" office:value-type="float" office:value="98439.6536025121" calcext:value-type="float">
            <text:p>98439.6536025121</text:p>
          </table:table-cell>
          <table:table-cell table:formula="of:=[.G352]-[.$B352]" office:value-type="float" office:value="11.4343130588532" calcext:value-type="float">
            <text:p>11.434313058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39601.87912" calcext:value-type="float">
            <text:p>1443139601.87912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790032863617" calcext:value-type="float">
            <text:p>41.8790032864</text:p>
          </table:table-cell>
          <table:table-cell table:formula="of:=[.C353]/([.D353]-[.D352])" office:value-type="float" office:value="84787.7347533727" calcext:value-type="float">
            <text:p>84787.7347533727</text:p>
          </table:table-cell>
          <table:table-cell/>
          <table:table-cell office:value-type="float" office:value="1443139613.30637" calcext:value-type="float">
            <text:p>1443139613.30637</text:p>
          </table:table-cell>
          <table:table-cell table:formula="of:=[.G353]-[.$B$2]" office:value-type="float" office:value="53.3062527179718" calcext:value-type="float">
            <text:p>53.306252718</text:p>
          </table:table-cell>
          <table:table-cell table:formula="of:=[.C353]/([.H353]-[.H352])" office:value-type="float" office:value="98434.3058302006" calcext:value-type="float">
            <text:p>98434.3058302006</text:p>
          </table:table-cell>
          <table:table-cell table:formula="of:=[.G353]-[.$B353]" office:value-type="float" office:value="11.4272494316101" calcext:value-type="float">
            <text:p>11.427249431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39601.93006" calcext:value-type="float">
            <text:p>1443139601.93006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299409389496" calcext:value-type="float">
            <text:p>41.9299409389</text:p>
          </table:table-cell>
          <table:table-cell table:formula="of:=[.C354]/([.D354]-[.D353])" office:value-type="float" office:value="84809.5618962031" calcext:value-type="float">
            <text:p>84809.5618962031</text:p>
          </table:table-cell>
          <table:table-cell/>
          <table:table-cell office:value-type="float" office:value="1443139613.35028" calcext:value-type="float">
            <text:p>1443139613.35028</text:p>
          </table:table-cell>
          <table:table-cell table:formula="of:=[.G354]-[.$B$2]" office:value-type="float" office:value="53.3501598834991" calcext:value-type="float">
            <text:p>53.3501598835</text:p>
          </table:table-cell>
          <table:table-cell table:formula="of:=[.C354]/([.H354]-[.H353])" office:value-type="float" office:value="98389.4074717637" calcext:value-type="float">
            <text:p>98389.4074717637</text:p>
          </table:table-cell>
          <table:table-cell table:formula="of:=[.G354]-[.$B354]" office:value-type="float" office:value="11.4202189445496" calcext:value-type="float">
            <text:p>11.420218944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39601.98101" calcext:value-type="float">
            <text:p>1443139601.98101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808943271637" calcext:value-type="float">
            <text:p>41.9808943272</text:p>
          </table:table-cell>
          <table:table-cell table:formula="of:=[.C355]/([.D355]-[.D354])" office:value-type="float" office:value="84783.3706729554" calcext:value-type="float">
            <text:p>84783.3706729554</text:p>
          </table:table-cell>
          <table:table-cell/>
          <table:table-cell office:value-type="float" office:value="1443139613.39416" calcext:value-type="float">
            <text:p>1443139613.39416</text:p>
          </table:table-cell>
          <table:table-cell table:formula="of:=[.G355]-[.$B$2]" office:value-type="float" office:value="53.3940410614014" calcext:value-type="float">
            <text:p>53.3940410614</text:p>
          </table:table-cell>
          <table:table-cell table:formula="of:=[.C355]/([.H355]-[.H354])" office:value-type="float" office:value="98447.6763505768" calcext:value-type="float">
            <text:p>98447.6763505768</text:p>
          </table:table-cell>
          <table:table-cell table:formula="of:=[.G355]-[.$B355]" office:value-type="float" office:value="11.4131467342377" calcext:value-type="float">
            <text:p>11.413146734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39602.0266" calcext:value-type="float">
            <text:p>1443139602.0266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264880657196" calcext:value-type="float">
            <text:p>42.0264880657</text:p>
          </table:table-cell>
          <table:table-cell table:formula="of:=[.C356]/([.D356]-[.D355])" office:value-type="float" office:value="94749.8524320989" calcext:value-type="float">
            <text:p>94749.8524320989</text:p>
          </table:table-cell>
          <table:table-cell/>
          <table:table-cell office:value-type="float" office:value="1443139613.43804" calcext:value-type="float">
            <text:p>1443139613.43804</text:p>
          </table:table-cell>
          <table:table-cell table:formula="of:=[.G356]-[.$B$2]" office:value-type="float" office:value="53.4379286766052" calcext:value-type="float">
            <text:p>53.4379286766</text:p>
          </table:table-cell>
          <table:table-cell table:formula="of:=[.C356]/([.H356]-[.H355])" office:value-type="float" office:value="98433.2363454623" calcext:value-type="float">
            <text:p>98433.2363454623</text:p>
          </table:table-cell>
          <table:table-cell table:formula="of:=[.G356]-[.$B356]" office:value-type="float" office:value="11.4114406108856" calcext:value-type="float">
            <text:p>11.411440610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39602.06891" calcext:value-type="float">
            <text:p>1443139602.06891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68793296814" calcext:value-type="float">
            <text:p>42.0687932968</text:p>
          </table:table-cell>
          <table:table-cell table:formula="of:=[.C357]/([.D357]-[.D356])" office:value-type="float" office:value="102115.031362537" calcext:value-type="float">
            <text:p>102115.031362537</text:p>
          </table:table-cell>
          <table:table-cell/>
          <table:table-cell office:value-type="float" office:value="1443139613.48193" calcext:value-type="float">
            <text:p>1443139613.48193</text:p>
          </table:table-cell>
          <table:table-cell table:formula="of:=[.G357]-[.$B$2]" office:value-type="float" office:value="53.4818112850189" calcext:value-type="float">
            <text:p>53.481811285</text:p>
          </table:table-cell>
          <table:table-cell table:formula="of:=[.C357]/([.H357]-[.H356])" office:value-type="float" office:value="98444.4670944327" calcext:value-type="float">
            <text:p>98444.4670944327</text:p>
          </table:table-cell>
          <table:table-cell table:formula="of:=[.G357]-[.$B357]" office:value-type="float" office:value="11.413017988205" calcext:value-type="float">
            <text:p>11.413017988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39602.11123" calcext:value-type="float">
            <text:p>1443139602.11123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11114025116" calcext:value-type="float">
            <text:p>42.1111114025</text:p>
          </table:table-cell>
          <table:table-cell table:formula="of:=[.C358]/([.D358]-[.D357])" office:value-type="float" office:value="102083.964506042" calcext:value-type="float">
            <text:p>102083.964506042</text:p>
          </table:table-cell>
          <table:table-cell/>
          <table:table-cell office:value-type="float" office:value="1443139613.52581" calcext:value-type="float">
            <text:p>1443139613.52581</text:p>
          </table:table-cell>
          <table:table-cell table:formula="of:=[.G358]-[.$B$2]" office:value-type="float" office:value="53.5256905555725" calcext:value-type="float">
            <text:p>53.5256905556</text:p>
          </table:table-cell>
          <table:table-cell table:formula="of:=[.C358]/([.H358]-[.H357])" office:value-type="float" office:value="98451.9556842695" calcext:value-type="float">
            <text:p>98451.9556842695</text:p>
          </table:table-cell>
          <table:table-cell table:formula="of:=[.G358]-[.$B358]" office:value-type="float" office:value="11.4145791530609" calcext:value-type="float">
            <text:p>11.4145791531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39602.15355" calcext:value-type="float">
            <text:p>1443139602.15355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534292697907" calcext:value-type="float">
            <text:p>42.1534292698</text:p>
          </table:table-cell>
          <table:table-cell table:formula="of:=[.C359]/([.D359]-[.D358])" office:value-type="float" office:value="102084.539646411" calcext:value-type="float">
            <text:p>102084.539646411</text:p>
          </table:table-cell>
          <table:table-cell/>
          <table:table-cell office:value-type="float" office:value="1443139613.56969" calcext:value-type="float">
            <text:p>1443139613.56969</text:p>
          </table:table-cell>
          <table:table-cell table:formula="of:=[.G359]-[.$B$2]" office:value-type="float" office:value="53.5695745944977" calcext:value-type="float">
            <text:p>53.5695745945</text:p>
          </table:table-cell>
          <table:table-cell table:formula="of:=[.C359]/([.H359]-[.H358])" office:value-type="float" office:value="98441.2580475163" calcext:value-type="float">
            <text:p>98441.2580475163</text:p>
          </table:table-cell>
          <table:table-cell table:formula="of:=[.G359]-[.$B359]" office:value-type="float" office:value="11.416145324707" calcext:value-type="float">
            <text:p>11.416145324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39602.19587" calcext:value-type="float">
            <text:p>1443139602.19587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1957504749298" calcext:value-type="float">
            <text:p>42.1957504749</text:p>
          </table:table-cell>
          <table:table-cell table:formula="of:=[.C360]/([.D360]-[.D359])" office:value-type="float" office:value="102076.488270951" calcext:value-type="float">
            <text:p>102076.488270951</text:p>
          </table:table-cell>
          <table:table-cell/>
          <table:table-cell office:value-type="float" office:value="1443139613.61358" calcext:value-type="float">
            <text:p>1443139613.61358</text:p>
          </table:table-cell>
          <table:table-cell table:formula="of:=[.G360]-[.$B$2]" office:value-type="float" office:value="53.6134605407715" calcext:value-type="float">
            <text:p>53.6134605408</text:p>
          </table:table-cell>
          <table:table-cell table:formula="of:=[.C360]/([.H360]-[.H359])" office:value-type="float" office:value="98436.9796437244" calcext:value-type="float">
            <text:p>98436.9796437244</text:p>
          </table:table-cell>
          <table:table-cell table:formula="of:=[.G360]-[.$B360]" office:value-type="float" office:value="11.4177100658417" calcext:value-type="float">
            <text:p>11.4177100658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39602.23818" calcext:value-type="float">
            <text:p>1443139602.23818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380690574646" calcext:value-type="float">
            <text:p>42.2380690575</text:p>
          </table:table-cell>
          <table:table-cell table:formula="of:=[.C361]/([.D361]-[.D360])" office:value-type="float" office:value="102082.814244748" calcext:value-type="float">
            <text:p>102082.814244748</text:p>
          </table:table-cell>
          <table:table-cell/>
          <table:table-cell office:value-type="float" office:value="1443139613.65744" calcext:value-type="float">
            <text:p>1443139613.65744</text:p>
          </table:table-cell>
          <table:table-cell table:formula="of:=[.G361]-[.$B$2]" office:value-type="float" office:value="53.6573286056519" calcext:value-type="float">
            <text:p>53.6573286057</text:p>
          </table:table-cell>
          <table:table-cell table:formula="of:=[.C361]/([.H361]-[.H360])" office:value-type="float" office:value="98477.1042848758" calcext:value-type="float">
            <text:p>98477.1042848758</text:p>
          </table:table-cell>
          <table:table-cell table:formula="of:=[.G361]-[.$B361]" office:value-type="float" office:value="11.4192595481873" calcext:value-type="float">
            <text:p>11.419259548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39602.2805" calcext:value-type="float">
            <text:p>1443139602.2805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03871631622" calcext:value-type="float">
            <text:p>42.2803871632</text:p>
          </table:table-cell>
          <table:table-cell table:formula="of:=[.C362]/([.D362]-[.D361])" office:value-type="float" office:value="102083.964506042" calcext:value-type="float">
            <text:p>102083.964506042</text:p>
          </table:table-cell>
          <table:table-cell/>
          <table:table-cell office:value-type="float" office:value="1443139613.70135" calcext:value-type="float">
            <text:p>1443139613.70135</text:p>
          </table:table-cell>
          <table:table-cell table:formula="of:=[.G362]-[.$B$2]" office:value-type="float" office:value="53.7012348175049" calcext:value-type="float">
            <text:p>53.7012348175</text:p>
          </table:table-cell>
          <table:table-cell table:formula="of:=[.C362]/([.H362]-[.H361])" office:value-type="float" office:value="98391.5445600469" calcext:value-type="float">
            <text:p>98391.5445600469</text:p>
          </table:table-cell>
          <table:table-cell table:formula="of:=[.G362]-[.$B362]" office:value-type="float" office:value="11.4208476543427" calcext:value-type="float">
            <text:p>11.420847654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39602.32282" calcext:value-type="float">
            <text:p>1443139602.32282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227069377899" calcext:value-type="float">
            <text:p>42.3227069378</text:p>
          </table:table-cell>
          <table:table-cell table:formula="of:=[.C363]/([.D363]-[.D362])" office:value-type="float" office:value="102079.938704916" calcext:value-type="float">
            <text:p>102079.938704916</text:p>
          </table:table-cell>
          <table:table-cell/>
          <table:table-cell office:value-type="float" office:value="1443139613.74523" calcext:value-type="float">
            <text:p>1443139613.74523</text:p>
          </table:table-cell>
          <table:table-cell table:formula="of:=[.G363]-[.$B$2]" office:value-type="float" office:value="53.7451148033142" calcext:value-type="float">
            <text:p>53.7451148033</text:p>
          </table:table-cell>
          <table:table-cell table:formula="of:=[.C363]/([.H363]-[.H362])" office:value-type="float" office:value="98450.3508905382" calcext:value-type="float">
            <text:p>98450.3508905382</text:p>
          </table:table-cell>
          <table:table-cell table:formula="of:=[.G363]-[.$B363]" office:value-type="float" office:value="11.4224078655243" calcext:value-type="float">
            <text:p>11.422407865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39602.36514" calcext:value-type="float">
            <text:p>1443139602.36514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650243282318" calcext:value-type="float">
            <text:p>42.3650243282</text:p>
          </table:table-cell>
          <table:table-cell table:formula="of:=[.C364]/([.D364]-[.D363])" office:value-type="float" office:value="102085.689946589" calcext:value-type="float">
            <text:p>102085.689946589</text:p>
          </table:table-cell>
          <table:table-cell/>
          <table:table-cell office:value-type="float" office:value="1443139613.78912" calcext:value-type="float">
            <text:p>1443139613.78912</text:p>
          </table:table-cell>
          <table:table-cell table:formula="of:=[.G364]-[.$B$2]" office:value-type="float" office:value="53.7890074253082" calcext:value-type="float">
            <text:p>53.7890074253</text:p>
          </table:table-cell>
          <table:table-cell table:formula="of:=[.C364]/([.H364]-[.H363])" office:value-type="float" office:value="98422.0081586538" calcext:value-type="float">
            <text:p>98422.0081586538</text:p>
          </table:table-cell>
          <table:table-cell table:formula="of:=[.G364]-[.$B364]" office:value-type="float" office:value="11.4239830970764" calcext:value-type="float">
            <text:p>11.423983097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39602.40746" calcext:value-type="float">
            <text:p>1443139602.40746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073421955109" calcext:value-type="float">
            <text:p>42.4073421955</text:p>
          </table:table-cell>
          <table:table-cell table:formula="of:=[.C365]/([.D365]-[.D364])" office:value-type="float" office:value="102084.539646411" calcext:value-type="float">
            <text:p>102084.539646411</text:p>
          </table:table-cell>
          <table:table-cell/>
          <table:table-cell office:value-type="float" office:value="1443139613.83298" calcext:value-type="float">
            <text:p>1443139613.83298</text:p>
          </table:table-cell>
          <table:table-cell table:formula="of:=[.G365]-[.$B$2]" office:value-type="float" office:value="53.8328638076782" calcext:value-type="float">
            <text:p>53.8328638077</text:p>
          </table:table-cell>
          <table:table-cell table:formula="of:=[.C365]/([.H365]-[.H364])" office:value-type="float" office:value="98503.3367219906" calcext:value-type="float">
            <text:p>98503.3367219906</text:p>
          </table:table-cell>
          <table:table-cell table:formula="of:=[.G365]-[.$B365]" office:value-type="float" office:value="11.4255216121674" calcext:value-type="float">
            <text:p>11.425521612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39602.44978" calcext:value-type="float">
            <text:p>1443139602.44978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496610164642" calcext:value-type="float">
            <text:p>42.4496610165</text:p>
          </table:table-cell>
          <table:table-cell table:formula="of:=[.C366]/([.D366]-[.D365])" office:value-type="float" office:value="102082.239123821" calcext:value-type="float">
            <text:p>102082.239123821</text:p>
          </table:table-cell>
          <table:table-cell/>
          <table:table-cell office:value-type="float" office:value="1443139613.87689" calcext:value-type="float">
            <text:p>1443139613.87689</text:p>
          </table:table-cell>
          <table:table-cell table:formula="of:=[.G366]-[.$B$2]" office:value-type="float" office:value="53.8767697811127" calcext:value-type="float">
            <text:p>53.8767697811</text:p>
          </table:table-cell>
          <table:table-cell table:formula="of:=[.C366]/([.H366]-[.H365])" office:value-type="float" office:value="98392.0788466238" calcext:value-type="float">
            <text:p>98392.0788466238</text:p>
          </table:table-cell>
          <table:table-cell table:formula="of:=[.G366]-[.$B366]" office:value-type="float" office:value="11.4271087646484" calcext:value-type="float">
            <text:p>11.427108764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39602.4921" calcext:value-type="float">
            <text:p>1443139602.4921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4919807910919" calcext:value-type="float">
            <text:p>42.4919807911</text:p>
          </table:table-cell>
          <table:table-cell table:formula="of:=[.C367]/([.D367]-[.D366])" office:value-type="float" office:value="102079.938704916" calcext:value-type="float">
            <text:p>102079.938704916</text:p>
          </table:table-cell>
          <table:table-cell/>
          <table:table-cell office:value-type="float" office:value="1443139613.9208" calcext:value-type="float">
            <text:p>1443139613.9208</text:p>
          </table:table-cell>
          <table:table-cell table:formula="of:=[.G367]-[.$B$2]" office:value-type="float" office:value="53.9206852912903" calcext:value-type="float">
            <text:p>53.9206852913</text:p>
          </table:table-cell>
          <table:table-cell table:formula="of:=[.C367]/([.H367]-[.H366])" office:value-type="float" office:value="98370.7119085751" calcext:value-type="float">
            <text:p>98370.7119085751</text:p>
          </table:table-cell>
          <table:table-cell table:formula="of:=[.G367]-[.$B367]" office:value-type="float" office:value="11.4287045001984" calcext:value-type="float">
            <text:p>11.428704500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39602.53441" calcext:value-type="float">
            <text:p>1443139602.53441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342988967896" calcext:value-type="float">
            <text:p>42.5342988968</text:p>
          </table:table-cell>
          <table:table-cell table:formula="of:=[.C368]/([.D368]-[.D367])" office:value-type="float" office:value="102083.964506042" calcext:value-type="float">
            <text:p>102083.964506042</text:p>
          </table:table-cell>
          <table:table-cell/>
          <table:table-cell office:value-type="float" office:value="1443139613.96463" calcext:value-type="float">
            <text:p>1443139613.96463</text:p>
          </table:table-cell>
          <table:table-cell table:formula="of:=[.G368]-[.$B$2]" office:value-type="float" office:value="53.9645102024078" calcext:value-type="float">
            <text:p>53.9645102024</text:p>
          </table:table-cell>
          <table:table-cell table:formula="of:=[.C368]/([.H368]-[.H367])" office:value-type="float" office:value="98574.0732802002" calcext:value-type="float">
            <text:p>98574.0732802002</text:p>
          </table:table-cell>
          <table:table-cell table:formula="of:=[.G368]-[.$B368]" office:value-type="float" office:value="11.4302113056183" calcext:value-type="float">
            <text:p>11.430211305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39602.57673" calcext:value-type="float">
            <text:p>1443139602.57673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766172409058" calcext:value-type="float">
            <text:p>42.5766172409</text:p>
          </table:table-cell>
          <table:table-cell table:formula="of:=[.C369]/([.D369]-[.D368])" office:value-type="float" office:value="102083.389372155" calcext:value-type="float">
            <text:p>102083.389372155</text:p>
          </table:table-cell>
          <table:table-cell/>
          <table:table-cell office:value-type="float" office:value="1443139614.00868" calcext:value-type="float">
            <text:p>1443139614.00868</text:p>
          </table:table-cell>
          <table:table-cell table:formula="of:=[.G369]-[.$B$2]" office:value-type="float" office:value="54.0085647106171" calcext:value-type="float">
            <text:p>54.0085647106</text:p>
          </table:table-cell>
          <table:table-cell table:formula="of:=[.C369]/([.H369]-[.H368])" office:value-type="float" office:value="98060.3387849203" calcext:value-type="float">
            <text:p>98060.3387849203</text:p>
          </table:table-cell>
          <table:table-cell table:formula="of:=[.G369]-[.$B369]" office:value-type="float" office:value="11.4319474697113" calcext:value-type="float">
            <text:p>11.431947469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39602.61905" calcext:value-type="float">
            <text:p>1443139602.61905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189363002777" calcext:value-type="float">
            <text:p>42.6189363003</text:p>
          </table:table-cell>
          <table:table-cell table:formula="of:=[.C370]/([.D370]-[.D369])" office:value-type="float" office:value="102081.664009375" calcext:value-type="float">
            <text:p>102081.664009375</text:p>
          </table:table-cell>
          <table:table-cell/>
          <table:table-cell office:value-type="float" office:value="1443139614.02303" calcext:value-type="float">
            <text:p>1443139614.02303</text:p>
          </table:table-cell>
          <table:table-cell table:formula="of:=[.G370]-[.$B$2]" office:value-type="float" office:value="54.0229172706604" calcext:value-type="float">
            <text:p>54.0229172707</text:p>
          </table:table-cell>
          <table:table-cell table:formula="of:=[.C370]/([.H370]-[.H369])" office:value-type="float" office:value="300991.599196" calcext:value-type="float">
            <text:p>300991.599196</text:p>
          </table:table-cell>
          <table:table-cell table:formula="of:=[.G370]-[.$B370]" office:value-type="float" office:value="11.4039809703827" calcext:value-type="float">
            <text:p>11.403980970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39602.66137" calcext:value-type="float">
            <text:p>1443139602.66137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12532138824" calcext:value-type="float">
            <text:p>42.6612532139</text:p>
          </table:table-cell>
          <table:table-cell table:formula="of:=[.C371]/([.D371]-[.D370])" office:value-type="float" office:value="102086.840272691" calcext:value-type="float">
            <text:p>102086.840272691</text:p>
          </table:table-cell>
          <table:table-cell/>
          <table:table-cell office:value-type="float" office:value="1443139614.06316" calcext:value-type="float">
            <text:p>1443139614.06316</text:p>
          </table:table-cell>
          <table:table-cell table:formula="of:=[.G371]-[.$B$2]" office:value-type="float" office:value="54.0630393028259" calcext:value-type="float">
            <text:p>54.0630393028</text:p>
          </table:table-cell>
          <table:table-cell table:formula="of:=[.C371]/([.H371]-[.H370])" office:value-type="float" office:value="107671.515295572" calcext:value-type="float">
            <text:p>107671.515295572</text:p>
          </table:table-cell>
          <table:table-cell table:formula="of:=[.G371]-[.$B371]" office:value-type="float" office:value="11.4017860889435" calcext:value-type="float">
            <text:p>11.401786088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39602.7037" calcext:value-type="float">
            <text:p>1443139602.7037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035796642303" calcext:value-type="float">
            <text:p>42.7035796642</text:p>
          </table:table-cell>
          <table:table-cell table:formula="of:=[.C372]/([.D372]-[.D371])" office:value-type="float" office:value="102063.838675154" calcext:value-type="float">
            <text:p>102063.838675154</text:p>
          </table:table-cell>
          <table:table-cell/>
          <table:table-cell office:value-type="float" office:value="1443139614.11195" calcext:value-type="float">
            <text:p>1443139614.11195</text:p>
          </table:table-cell>
          <table:table-cell table:formula="of:=[.G372]-[.$B$2]" office:value-type="float" office:value="54.1118295192719" calcext:value-type="float">
            <text:p>54.1118295193</text:p>
          </table:table-cell>
          <table:table-cell table:formula="of:=[.C372]/([.H372]-[.H371])" office:value-type="float" office:value="88542.341368543" calcext:value-type="float">
            <text:p>88542.341368543</text:p>
          </table:table-cell>
          <table:table-cell table:formula="of:=[.G372]-[.$B372]" office:value-type="float" office:value="11.4082498550415" calcext:value-type="float">
            <text:p>11.40824985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39602.74601" calcext:value-type="float">
            <text:p>1443139602.74601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458968162537" calcext:value-type="float">
            <text:p>42.7458968163</text:p>
          </table:table-cell>
          <table:table-cell table:formula="of:=[.C373]/([.D373]-[.D372])" office:value-type="float" office:value="102086.2651064" calcext:value-type="float">
            <text:p>102086.2651064</text:p>
          </table:table-cell>
          <table:table-cell/>
          <table:table-cell office:value-type="float" office:value="1443139614.16071" calcext:value-type="float">
            <text:p>1443139614.16071</text:p>
          </table:table-cell>
          <table:table-cell table:formula="of:=[.G373]-[.$B$2]" office:value-type="float" office:value="54.1605904102326" calcext:value-type="float">
            <text:p>54.1605904102</text:p>
          </table:table-cell>
          <table:table-cell table:formula="of:=[.C373]/([.H373]-[.H372])" office:value-type="float" office:value="88595.5919772343" calcext:value-type="float">
            <text:p>88595.5919772343</text:p>
          </table:table-cell>
          <table:table-cell table:formula="of:=[.G373]-[.$B373]" office:value-type="float" office:value="11.4146935939789" calcext:value-type="float">
            <text:p>11.41469359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39602.78833" calcext:value-type="float">
            <text:p>1443139602.78833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882113456726" calcext:value-type="float">
            <text:p>42.7882113457</text:p>
          </table:table-cell>
          <table:table-cell table:formula="of:=[.C374]/([.D374]-[.D373])" office:value-type="float" office:value="102092.592292089" calcext:value-type="float">
            <text:p>102092.592292089</text:p>
          </table:table-cell>
          <table:table-cell/>
          <table:table-cell office:value-type="float" office:value="1443139614.20946" calcext:value-type="float">
            <text:p>1443139614.20946</text:p>
          </table:table-cell>
          <table:table-cell table:formula="of:=[.G374]-[.$B$2]" office:value-type="float" office:value="54.2093431949616" calcext:value-type="float">
            <text:p>54.209343195</text:p>
          </table:table-cell>
          <table:table-cell table:formula="of:=[.C374]/([.H374]-[.H373])" office:value-type="float" office:value="88610.3229592535" calcext:value-type="float">
            <text:p>88610.3229592535</text:p>
          </table:table-cell>
          <table:table-cell table:formula="of:=[.G374]-[.$B374]" office:value-type="float" office:value="11.4211318492889" calcext:value-type="float">
            <text:p>11.421131849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39602.83065" calcext:value-type="float">
            <text:p>1443139602.83065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05292129517" calcext:value-type="float">
            <text:p>42.830529213</text:p>
          </table:table-cell>
          <table:table-cell table:formula="of:=[.C375]/([.D375]-[.D374])" office:value-type="float" office:value="102084.539646411" calcext:value-type="float">
            <text:p>102084.539646411</text:p>
          </table:table-cell>
          <table:table-cell/>
          <table:table-cell office:value-type="float" office:value="1443139614.25825" calcext:value-type="float">
            <text:p>1443139614.25825</text:p>
          </table:table-cell>
          <table:table-cell table:formula="of:=[.G375]-[.$B$2]" office:value-type="float" office:value="54.258131980896" calcext:value-type="float">
            <text:p>54.2581319809</text:p>
          </table:table-cell>
          <table:table-cell table:formula="of:=[.C375]/([.H375]-[.H374])" office:value-type="float" office:value="88544.9374740391" calcext:value-type="float">
            <text:p>88544.9374740391</text:p>
          </table:table-cell>
          <table:table-cell table:formula="of:=[.G375]-[.$B375]" office:value-type="float" office:value="11.4276027679443" calcext:value-type="float">
            <text:p>11.4276027679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39602.87296" calcext:value-type="float">
            <text:p>1443139602.87296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728456497192" calcext:value-type="float">
            <text:p>42.8728456497</text:p>
          </table:table-cell>
          <table:table-cell table:formula="of:=[.C376]/([.D376]-[.D375])" office:value-type="float" office:value="102087.990624718" calcext:value-type="float">
            <text:p>102087.990624718</text:p>
          </table:table-cell>
          <table:table-cell/>
          <table:table-cell office:value-type="float" office:value="1443139614.30698" calcext:value-type="float">
            <text:p>1443139614.30698</text:p>
          </table:table-cell>
          <table:table-cell table:formula="of:=[.G376]-[.$B$2]" office:value-type="float" office:value="54.3068664073944" calcext:value-type="float">
            <text:p>54.3068664074</text:p>
          </table:table-cell>
          <table:table-cell table:formula="of:=[.C376]/([.H376]-[.H375])" office:value-type="float" office:value="88643.7024172362" calcext:value-type="float">
            <text:p>88643.7024172362</text:p>
          </table:table-cell>
          <table:table-cell table:formula="of:=[.G376]-[.$B376]" office:value-type="float" office:value="11.4340207576752" calcext:value-type="float">
            <text:p>11.434020757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39602.91528" calcext:value-type="float">
            <text:p>1443139602.91528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151628017426" calcext:value-type="float">
            <text:p>42.9151628017</text:p>
          </table:table-cell>
          <table:table-cell table:formula="of:=[.C377]/([.D377]-[.D376])" office:value-type="float" office:value="102086.2651064" calcext:value-type="float">
            <text:p>102086.2651064</text:p>
          </table:table-cell>
          <table:table-cell/>
          <table:table-cell office:value-type="float" office:value="1443139614.35574" calcext:value-type="float">
            <text:p>1443139614.35574</text:p>
          </table:table-cell>
          <table:table-cell table:formula="of:=[.G377]-[.$B$2]" office:value-type="float" office:value="54.3556227684021" calcext:value-type="float">
            <text:p>54.3556227684</text:p>
          </table:table-cell>
          <table:table-cell table:formula="of:=[.C377]/([.H377]-[.H376])" office:value-type="float" office:value="88603.8233927794" calcext:value-type="float">
            <text:p>88603.8233927794</text:p>
          </table:table-cell>
          <table:table-cell table:formula="of:=[.G377]-[.$B377]" office:value-type="float" office:value="11.4404599666595" calcext:value-type="float">
            <text:p>11.440459966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39602.9576" calcext:value-type="float">
            <text:p>1443139602.9576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57480430603" calcext:value-type="float">
            <text:p>42.9574804306</text:p>
          </table:table-cell>
          <table:table-cell table:formula="of:=[.C378]/([.D378]-[.D377])" office:value-type="float" office:value="102085.114793259" calcext:value-type="float">
            <text:p>102085.114793259</text:p>
          </table:table-cell>
          <table:table-cell/>
          <table:table-cell office:value-type="float" office:value="1443139614.4045" calcext:value-type="float">
            <text:p>1443139614.4045</text:p>
          </table:table-cell>
          <table:table-cell table:formula="of:=[.G378]-[.$B$2]" office:value-type="float" office:value="54.4043803215027" calcext:value-type="float">
            <text:p>54.4043803215</text:p>
          </table:table-cell>
          <table:table-cell table:formula="of:=[.C378]/([.H378]-[.H377])" office:value-type="float" office:value="88601.6570825021" calcext:value-type="float">
            <text:p>88601.6570825021</text:p>
          </table:table-cell>
          <table:table-cell table:formula="of:=[.G378]-[.$B378]" office:value-type="float" office:value="11.4468998908997" calcext:value-type="float">
            <text:p>11.446899890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39602.99991" calcext:value-type="float">
            <text:p>1443139602.99991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2.999794960022" calcext:value-type="float">
            <text:p>42.99979496</text:p>
          </table:table-cell>
          <table:table-cell table:formula="of:=[.C379]/([.D379]-[.D378])" office:value-type="float" office:value="102092.592292089" calcext:value-type="float">
            <text:p>102092.592292089</text:p>
          </table:table-cell>
          <table:table-cell/>
          <table:table-cell office:value-type="float" office:value="1443139614.45326" calcext:value-type="float">
            <text:p>1443139614.45326</text:p>
          </table:table-cell>
          <table:table-cell table:formula="of:=[.G379]-[.$B$2]" office:value-type="float" office:value="54.4531443119049" calcext:value-type="float">
            <text:p>54.4531443119</text:p>
          </table:table-cell>
          <table:table-cell table:formula="of:=[.C379]/([.H379]-[.H378])" office:value-type="float" office:value="88589.9608372325" calcext:value-type="float">
            <text:p>88589.9608372325</text:p>
          </table:table-cell>
          <table:table-cell table:formula="of:=[.G379]-[.$B379]" office:value-type="float" office:value="11.4533493518829" calcext:value-type="float">
            <text:p>11.453349351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39603.04325" calcext:value-type="float">
            <text:p>1443139603.04325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43131351471" calcext:value-type="float">
            <text:p>43.0431313515</text:p>
          </table:table-cell>
          <table:table-cell table:formula="of:=[.C380]/([.D380]-[.D379])" office:value-type="float" office:value="99685.2727132687" calcext:value-type="float">
            <text:p>99685.2727132687</text:p>
          </table:table-cell>
          <table:table-cell/>
          <table:table-cell office:value-type="float" office:value="1443139614.50202" calcext:value-type="float">
            <text:p>1443139614.50202</text:p>
          </table:table-cell>
          <table:table-cell table:formula="of:=[.G380]-[.$B$2]" office:value-type="float" office:value="54.5019016265869" calcext:value-type="float">
            <text:p>54.5019016266</text:p>
          </table:table-cell>
          <table:table-cell table:formula="of:=[.C380]/([.H380]-[.H379])" office:value-type="float" office:value="88602.0903360831" calcext:value-type="float">
            <text:p>88602.0903360831</text:p>
          </table:table-cell>
          <table:table-cell table:formula="of:=[.G380]-[.$B380]" office:value-type="float" office:value="11.458770275116" calcext:value-type="float">
            <text:p>11.458770275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39603.08662" calcext:value-type="float">
            <text:p>1443139603.08662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865058898926" calcext:value-type="float">
            <text:p>43.0865058899</text:p>
          </table:table-cell>
          <table:table-cell table:formula="of:=[.C381]/([.D381]-[.D380])" office:value-type="float" office:value="99597.6016622143" calcext:value-type="float">
            <text:p>99597.6016622143</text:p>
          </table:table-cell>
          <table:table-cell/>
          <table:table-cell office:value-type="float" office:value="1443139614.55078" calcext:value-type="float">
            <text:p>1443139614.55078</text:p>
          </table:table-cell>
          <table:table-cell table:formula="of:=[.G381]-[.$B$2]" office:value-type="float" office:value="54.5506627559662" calcext:value-type="float">
            <text:p>54.550662756</text:p>
          </table:table-cell>
          <table:table-cell table:formula="of:=[.C381]/([.H381]-[.H380])" office:value-type="float" office:value="88595.1587872031" calcext:value-type="float">
            <text:p>88595.1587872031</text:p>
          </table:table-cell>
          <table:table-cell table:formula="of:=[.G381]-[.$B381]" office:value-type="float" office:value="11.4641568660736" calcext:value-type="float">
            <text:p>11.464156866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39603.12995" calcext:value-type="float">
            <text:p>1443139603.12995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298332214355" calcext:value-type="float">
            <text:p>43.1298332214</text:p>
          </table:table-cell>
          <table:table-cell table:formula="of:=[.C382]/([.D382]-[.D381])" office:value-type="float" office:value="99706.117274168" calcext:value-type="float">
            <text:p>99706.117274168</text:p>
          </table:table-cell>
          <table:table-cell/>
          <table:table-cell office:value-type="float" office:value="1443139614.59954" calcext:value-type="float">
            <text:p>1443139614.59954</text:p>
          </table:table-cell>
          <table:table-cell table:formula="of:=[.G382]-[.$B$2]" office:value-type="float" office:value="54.5994210243225" calcext:value-type="float">
            <text:p>54.5994210243</text:p>
          </table:table-cell>
          <table:table-cell table:formula="of:=[.C382]/([.H382]-[.H381])" office:value-type="float" office:value="88600.3573471813" calcext:value-type="float">
            <text:p>88600.3573471813</text:p>
          </table:table-cell>
          <table:table-cell table:formula="of:=[.G382]-[.$B382]" office:value-type="float" office:value="11.469587802887" calcext:value-type="float">
            <text:p>11.469587802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39603.17328" calcext:value-type="float">
            <text:p>1443139603.17328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731605529785" calcext:value-type="float">
            <text:p>43.173160553</text:p>
          </table:table-cell>
          <table:table-cell table:formula="of:=[.C383]/([.D383]-[.D382])" office:value-type="float" office:value="99706.117274168" calcext:value-type="float">
            <text:p>99706.117274168</text:p>
          </table:table-cell>
          <table:table-cell/>
          <table:table-cell office:value-type="float" office:value="1443139614.6483" calcext:value-type="float">
            <text:p>1443139614.6483</text:p>
          </table:table-cell>
          <table:table-cell table:formula="of:=[.G383]-[.$B$2]" office:value-type="float" office:value="54.6481823921204" calcext:value-type="float">
            <text:p>54.6481823921</text:p>
          </table:table-cell>
          <table:table-cell table:formula="of:=[.C383]/([.H383]-[.H382])" office:value-type="float" office:value="88594.7256014082" calcext:value-type="float">
            <text:p>88594.7256014082</text:p>
          </table:table-cell>
          <table:table-cell table:formula="of:=[.G383]-[.$B383]" office:value-type="float" office:value="11.4750218391418" calcext:value-type="float">
            <text:p>11.475021839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39603.2166" calcext:value-type="float">
            <text:p>1443139603.2166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164888381958" calcext:value-type="float">
            <text:p>43.2164888382</text:p>
          </table:table-cell>
          <table:table-cell table:formula="of:=[.C384]/([.D384]-[.D383])" office:value-type="float" office:value="99703.9226993595" calcext:value-type="float">
            <text:p>99703.9226993595</text:p>
          </table:table-cell>
          <table:table-cell/>
          <table:table-cell office:value-type="float" office:value="1443139614.69707" calcext:value-type="float">
            <text:p>1443139614.69707</text:p>
          </table:table-cell>
          <table:table-cell table:formula="of:=[.G384]-[.$B$2]" office:value-type="float" office:value="54.6969494819641" calcext:value-type="float">
            <text:p>54.696949482</text:p>
          </table:table-cell>
          <table:table-cell table:formula="of:=[.C384]/([.H384]-[.H383])" office:value-type="float" office:value="88584.3304130163" calcext:value-type="float">
            <text:p>88584.3304130163</text:p>
          </table:table-cell>
          <table:table-cell table:formula="of:=[.G384]-[.$B384]" office:value-type="float" office:value="11.4804606437683" calcext:value-type="float">
            <text:p>11.480460643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39603.25993" calcext:value-type="float">
            <text:p>1443139603.25993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598164081574" calcext:value-type="float">
            <text:p>43.2598164082</text:p>
          </table:table-cell>
          <table:table-cell table:formula="of:=[.C385]/([.D385]-[.D384])" office:value-type="float" office:value="99705.5686214088" calcext:value-type="float">
            <text:p>99705.5686214088</text:p>
          </table:table-cell>
          <table:table-cell/>
          <table:table-cell office:value-type="float" office:value="1443139614.7458" calcext:value-type="float">
            <text:p>1443139614.7458</text:p>
          </table:table-cell>
          <table:table-cell table:formula="of:=[.G385]-[.$B$2]" office:value-type="float" office:value="54.7456817626953" calcext:value-type="float">
            <text:p>54.7456817627</text:p>
          </table:table-cell>
          <table:table-cell table:formula="of:=[.C385]/([.H385]-[.H384])" office:value-type="float" office:value="88647.6055538704" calcext:value-type="float">
            <text:p>88647.6055538704</text:p>
          </table:table-cell>
          <table:table-cell table:formula="of:=[.G385]-[.$B385]" office:value-type="float" office:value="11.485865354538" calcext:value-type="float">
            <text:p>11.485865354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39603.30326" calcext:value-type="float">
            <text:p>1443139603.30326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031442165375" calcext:value-type="float">
            <text:p>43.3031442165</text:p>
          </table:table-cell>
          <table:table-cell table:formula="of:=[.C386]/([.D386]-[.D385])" office:value-type="float" office:value="99705.0199746877" calcext:value-type="float">
            <text:p>99705.0199746877</text:p>
          </table:table-cell>
          <table:table-cell/>
          <table:table-cell office:value-type="float" office:value="1443139614.79456" calcext:value-type="float">
            <text:p>1443139614.79456</text:p>
          </table:table-cell>
          <table:table-cell table:formula="of:=[.G386]-[.$B$2]" office:value-type="float" office:value="54.794442653656" calcext:value-type="float">
            <text:p>54.7944426537</text:p>
          </table:table-cell>
          <table:table-cell table:formula="of:=[.C386]/([.H386]-[.H385])" office:value-type="float" office:value="88595.5919772343" calcext:value-type="float">
            <text:p>88595.5919772343</text:p>
          </table:table-cell>
          <table:table-cell table:formula="of:=[.G386]-[.$B386]" office:value-type="float" office:value="11.4912984371185" calcext:value-type="float">
            <text:p>11.491298437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39603.34661" calcext:value-type="float">
            <text:p>1443139603.34661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46492767334" calcext:value-type="float">
            <text:p>43.3464927673</text:p>
          </table:table-cell>
          <table:table-cell table:formula="of:=[.C387]/([.D387]-[.D386])" office:value-type="float" office:value="99657.3108125203" calcext:value-type="float">
            <text:p>99657.3108125203</text:p>
          </table:table-cell>
          <table:table-cell/>
          <table:table-cell office:value-type="float" office:value="1443139614.84331" calcext:value-type="float">
            <text:p>1443139614.84331</text:p>
          </table:table-cell>
          <table:table-cell table:formula="of:=[.G387]-[.$B$2]" office:value-type="float" office:value="54.8431966304779" calcext:value-type="float">
            <text:p>54.8431966305</text:p>
          </table:table-cell>
          <table:table-cell table:formula="of:=[.C387]/([.H387]-[.H386])" office:value-type="float" office:value="88608.1563311474" calcext:value-type="float">
            <text:p>88608.1563311474</text:p>
          </table:table-cell>
          <table:table-cell table:formula="of:=[.G387]-[.$B387]" office:value-type="float" office:value="11.4967038631439" calcext:value-type="float">
            <text:p>11.4967038631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39603.38994" calcext:value-type="float">
            <text:p>1443139603.38994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898210525513" calcext:value-type="float">
            <text:p>43.3898210526</text:p>
          </table:table-cell>
          <table:table-cell table:formula="of:=[.C388]/([.D388]-[.D387])" office:value-type="float" office:value="99703.9226993595" calcext:value-type="float">
            <text:p>99703.9226993595</text:p>
          </table:table-cell>
          <table:table-cell/>
          <table:table-cell office:value-type="float" office:value="1443139614.89207" calcext:value-type="float">
            <text:p>1443139614.89207</text:p>
          </table:table-cell>
          <table:table-cell table:formula="of:=[.G388]-[.$B$2]" office:value-type="float" office:value="54.8919579982758" calcext:value-type="float">
            <text:p>54.8919579983</text:p>
          </table:table-cell>
          <table:table-cell table:formula="of:=[.C388]/([.H388]-[.H387])" office:value-type="float" office:value="88594.7256014082" calcext:value-type="float">
            <text:p>88594.7256014082</text:p>
          </table:table-cell>
          <table:table-cell table:formula="of:=[.G388]-[.$B388]" office:value-type="float" office:value="11.5021369457245" calcext:value-type="float">
            <text:p>11.502136945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39603.43326" calcext:value-type="float">
            <text:p>1443139603.43326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331486225128" calcext:value-type="float">
            <text:p>43.4331486225</text:p>
          </table:table-cell>
          <table:table-cell table:formula="of:=[.C389]/([.D389]-[.D388])" office:value-type="float" office:value="99705.5686214088" calcext:value-type="float">
            <text:p>99705.5686214088</text:p>
          </table:table-cell>
          <table:table-cell/>
          <table:table-cell office:value-type="float" office:value="1443139614.94083" calcext:value-type="float">
            <text:p>1443139614.94083</text:p>
          </table:table-cell>
          <table:table-cell table:formula="of:=[.G389]-[.$B$2]" office:value-type="float" office:value="54.9407141208649" calcext:value-type="float">
            <text:p>54.9407141209</text:p>
          </table:table-cell>
          <table:table-cell table:formula="of:=[.C389]/([.H389]-[.H388])" office:value-type="float" office:value="88604.2566675469" calcext:value-type="float">
            <text:p>88604.2566675469</text:p>
          </table:table-cell>
          <table:table-cell table:formula="of:=[.G389]-[.$B389]" office:value-type="float" office:value="11.5075654983521" calcext:value-type="float">
            <text:p>11.507565498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39603.47659" calcext:value-type="float">
            <text:p>1443139603.47659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764766693115" calcext:value-type="float">
            <text:p>43.4764766693</text:p>
          </table:table-cell>
          <table:table-cell table:formula="of:=[.C390]/([.D390]-[.D389])" office:value-type="float" office:value="99704.4713340047" calcext:value-type="float">
            <text:p>99704.4713340047</text:p>
          </table:table-cell>
          <table:table-cell/>
          <table:table-cell office:value-type="float" office:value="1443139614.98959" calcext:value-type="float">
            <text:p>1443139614.98959</text:p>
          </table:table-cell>
          <table:table-cell table:formula="of:=[.G390]-[.$B$2]" office:value-type="float" office:value="54.9894714355469" calcext:value-type="float">
            <text:p>54.9894714355</text:p>
          </table:table-cell>
          <table:table-cell table:formula="of:=[.C390]/([.H390]-[.H389])" office:value-type="float" office:value="88602.0903360831" calcext:value-type="float">
            <text:p>88602.0903360831</text:p>
          </table:table-cell>
          <table:table-cell table:formula="of:=[.G390]-[.$B390]" office:value-type="float" office:value="11.5129947662354" calcext:value-type="float">
            <text:p>11.512994766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39603.51992" calcext:value-type="float">
            <text:p>1443139603.51992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198051929474" calcext:value-type="float">
            <text:p>43.5198051929</text:p>
          </table:table-cell>
          <table:table-cell table:formula="of:=[.C391]/([.D391]-[.D390])" office:value-type="float" office:value="99703.3740707522" calcext:value-type="float">
            <text:p>99703.3740707522</text:p>
          </table:table-cell>
          <table:table-cell/>
          <table:table-cell office:value-type="float" office:value="1443139615.03838" calcext:value-type="float">
            <text:p>1443139615.03838</text:p>
          </table:table-cell>
          <table:table-cell table:formula="of:=[.G391]-[.$B$2]" office:value-type="float" office:value="55.0382661819458" calcext:value-type="float">
            <text:p>55.0382661819</text:p>
          </table:table-cell>
          <table:table-cell table:formula="of:=[.C391]/([.H391]-[.H390])" office:value-type="float" office:value="88534.1213720317" calcext:value-type="float">
            <text:p>88534.1213720317</text:p>
          </table:table-cell>
          <table:table-cell table:formula="of:=[.G391]-[.$B391]" office:value-type="float" office:value="11.5184609889984" calcext:value-type="float">
            <text:p>11.518460989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39603.56325" calcext:value-type="float">
            <text:p>1443139603.56325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631349086762" calcext:value-type="float">
            <text:p>43.5631349087</text:p>
          </table:table-cell>
          <table:table-cell table:formula="of:=[.C392]/([.D392]-[.D391])" office:value-type="float" office:value="99700.6310182791" calcext:value-type="float">
            <text:p>99700.6310182791</text:p>
          </table:table-cell>
          <table:table-cell/>
          <table:table-cell office:value-type="float" office:value="1443139615.05153" calcext:value-type="float">
            <text:p>1443139615.05153</text:p>
          </table:table-cell>
          <table:table-cell table:formula="of:=[.G392]-[.$B$2]" office:value-type="float" office:value="55.0514130592346" calcext:value-type="float">
            <text:p>55.0514130592</text:p>
          </table:table-cell>
          <table:table-cell table:formula="of:=[.C392]/([.H392]-[.H391])" office:value-type="float" office:value="328595.141271626" calcext:value-type="float">
            <text:p>328595.141271626</text:p>
          </table:table-cell>
          <table:table-cell table:formula="of:=[.G392]-[.$B392]" office:value-type="float" office:value="11.4882781505585" calcext:value-type="float">
            <text:p>11.488278150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39603.60661" calcext:value-type="float">
            <text:p>1443139603.60661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064908504486" calcext:value-type="float">
            <text:p>43.6064908504</text:p>
          </table:table-cell>
          <table:table-cell table:formula="of:=[.C393]/([.D393]-[.D392])" office:value-type="float" office:value="99640.3220271876" calcext:value-type="float">
            <text:p>99640.3220271876</text:p>
          </table:table-cell>
          <table:table-cell/>
          <table:table-cell office:value-type="float" office:value="1443139615.08305" calcext:value-type="float">
            <text:p>1443139615.08305</text:p>
          </table:table-cell>
          <table:table-cell table:formula="of:=[.G393]-[.$B$2]" office:value-type="float" office:value="55.0829329490662" calcext:value-type="float">
            <text:p>55.0829329491</text:p>
          </table:table-cell>
          <table:table-cell table:formula="of:=[.C393]/([.H393]-[.H392])" office:value-type="float" office:value="137056.316601616" calcext:value-type="float">
            <text:p>137056.316601616</text:p>
          </table:table-cell>
          <table:table-cell table:formula="of:=[.G393]-[.$B393]" office:value-type="float" office:value="11.4764420986176" calcext:value-type="float">
            <text:p>11.476442098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39603.64994" calcext:value-type="float">
            <text:p>1443139603.64994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498196125031" calcext:value-type="float">
            <text:p>43.6498196125</text:p>
          </table:table-cell>
          <table:table-cell table:formula="of:=[.C394]/([.D394]-[.D393])" office:value-type="float" office:value="99702.8254481825" calcext:value-type="float">
            <text:p>99702.8254481825</text:p>
          </table:table-cell>
          <table:table-cell/>
          <table:table-cell office:value-type="float" office:value="1443139615.12294" calcext:value-type="float">
            <text:p>1443139615.12294</text:p>
          </table:table-cell>
          <table:table-cell table:formula="of:=[.G394]-[.$B$2]" office:value-type="float" office:value="55.122828245163" calcext:value-type="float">
            <text:p>55.1228282452</text:p>
          </table:table-cell>
          <table:table-cell table:formula="of:=[.C394]/([.H394]-[.H393])" office:value-type="float" office:value="108283.442476977" calcext:value-type="float">
            <text:p>108283.442476977</text:p>
          </table:table-cell>
          <table:table-cell table:formula="of:=[.G394]-[.$B394]" office:value-type="float" office:value="11.4730086326599" calcext:value-type="float">
            <text:p>11.473008632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39603.69326" calcext:value-type="float">
            <text:p>1443139603.69326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6931476593018" calcext:value-type="float">
            <text:p>43.6931476593</text:p>
          </table:table-cell>
          <table:table-cell table:formula="of:=[.C395]/([.D395]-[.D394])" office:value-type="float" office:value="99704.4713340047" calcext:value-type="float">
            <text:p>99704.4713340047</text:p>
          </table:table-cell>
          <table:table-cell/>
          <table:table-cell office:value-type="float" office:value="1443139615.16284" calcext:value-type="float">
            <text:p>1443139615.16284</text:p>
          </table:table-cell>
          <table:table-cell table:formula="of:=[.G395]-[.$B$2]" office:value-type="float" office:value="55.1627261638641" calcext:value-type="float">
            <text:p>55.1627261639</text:p>
          </table:table-cell>
          <table:table-cell table:formula="of:=[.C395]/([.H395]-[.H394])" office:value-type="float" office:value="108276.324696434" calcext:value-type="float">
            <text:p>108276.324696434</text:p>
          </table:table-cell>
          <table:table-cell table:formula="of:=[.G395]-[.$B395]" office:value-type="float" office:value="11.4695785045624" calcext:value-type="float">
            <text:p>11.469578504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39603.73659" calcext:value-type="float">
            <text:p>1443139603.73659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36475944519" calcext:value-type="float">
            <text:p>43.7364759445</text:p>
          </table:table-cell>
          <table:table-cell table:formula="of:=[.C396]/([.D396]-[.D395])" office:value-type="float" office:value="99703.9226993595" calcext:value-type="float">
            <text:p>99703.9226993595</text:p>
          </table:table-cell>
          <table:table-cell/>
          <table:table-cell office:value-type="float" office:value="1443139615.20273" calcext:value-type="float">
            <text:p>1443139615.20273</text:p>
          </table:table-cell>
          <table:table-cell table:formula="of:=[.G396]-[.$B$2]" office:value-type="float" office:value="55.202614068985" calcext:value-type="float">
            <text:p>55.202614069</text:p>
          </table:table-cell>
          <table:table-cell table:formula="of:=[.C396]/([.H396]-[.H395])" office:value-type="float" office:value="108303.506712412" calcext:value-type="float">
            <text:p>108303.506712412</text:p>
          </table:table-cell>
          <table:table-cell table:formula="of:=[.G396]-[.$B396]" office:value-type="float" office:value="11.4661381244659" calcext:value-type="float">
            <text:p>11.466138124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39603.77992" calcext:value-type="float">
            <text:p>1443139603.77992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798049449921" calcext:value-type="float">
            <text:p>43.779804945</text:p>
          </table:table-cell>
          <table:table-cell table:formula="of:=[.C397]/([.D397]-[.D396])" office:value-type="float" office:value="99702.2768316505" calcext:value-type="float">
            <text:p>99702.2768316505</text:p>
          </table:table-cell>
          <table:table-cell/>
          <table:table-cell office:value-type="float" office:value="1443139615.24262" calcext:value-type="float">
            <text:p>1443139615.24262</text:p>
          </table:table-cell>
          <table:table-cell table:formula="of:=[.G397]-[.$B$2]" office:value-type="float" office:value="55.2425050735474" calcext:value-type="float">
            <text:p>55.2425050735</text:p>
          </table:table-cell>
          <table:table-cell table:formula="of:=[.C397]/([.H397]-[.H396])" office:value-type="float" office:value="108295.091773003" calcext:value-type="float">
            <text:p>108295.091773003</text:p>
          </table:table-cell>
          <table:table-cell table:formula="of:=[.G397]-[.$B397]" office:value-type="float" office:value="11.4627001285553" calcext:value-type="float">
            <text:p>11.462700128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39603.82325" calcext:value-type="float">
            <text:p>1443139603.82325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231329917908" calcext:value-type="float">
            <text:p>43.8231329918</text:p>
          </table:table-cell>
          <table:table-cell table:formula="of:=[.C398]/([.D398]-[.D397])" office:value-type="float" office:value="99704.4713340047" calcext:value-type="float">
            <text:p>99704.4713340047</text:p>
          </table:table-cell>
          <table:table-cell/>
          <table:table-cell office:value-type="float" office:value="1443139615.28251" calcext:value-type="float">
            <text:p>1443139615.28251</text:p>
          </table:table-cell>
          <table:table-cell table:formula="of:=[.G398]-[.$B$2]" office:value-type="float" office:value="55.2823972702026" calcext:value-type="float">
            <text:p>55.2823972702</text:p>
          </table:table-cell>
          <table:table-cell table:formula="of:=[.C398]/([.H398]-[.H397])" office:value-type="float" office:value="108291.855606024" calcext:value-type="float">
            <text:p>108291.855606024</text:p>
          </table:table-cell>
          <table:table-cell table:formula="of:=[.G398]-[.$B398]" office:value-type="float" office:value="11.4592642784119" calcext:value-type="float">
            <text:p>11.459264278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39603.86661" calcext:value-type="float">
            <text:p>1443139603.86661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664956092835" calcext:value-type="float">
            <text:p>43.8664956093</text:p>
          </table:table-cell>
          <table:table-cell table:formula="of:=[.C399]/([.D399]-[.D398])" office:value-type="float" office:value="99624.98229563" calcext:value-type="float">
            <text:p>99624.98229563</text:p>
          </table:table-cell>
          <table:table-cell/>
          <table:table-cell office:value-type="float" office:value="1443139615.32239" calcext:value-type="float">
            <text:p>1443139615.32239</text:p>
          </table:table-cell>
          <table:table-cell table:formula="of:=[.G399]-[.$B$2]" office:value-type="float" office:value="55.3222706317902" calcext:value-type="float">
            <text:p>55.3222706318</text:p>
          </table:table-cell>
          <table:table-cell table:formula="of:=[.C399]/([.H399]-[.H398])" office:value-type="float" office:value="108343.009668682" calcext:value-type="float">
            <text:p>108343.009668682</text:p>
          </table:table-cell>
          <table:table-cell table:formula="of:=[.G399]-[.$B399]" office:value-type="float" office:value="11.4557750225067" calcext:value-type="float">
            <text:p>11.455775022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39603.90995" calcext:value-type="float">
            <text:p>1443139603.90995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09832239151" calcext:value-type="float">
            <text:p>43.9098322392</text:p>
          </table:table-cell>
          <table:table-cell table:formula="of:=[.C400]/([.D400]-[.D399])" office:value-type="float" office:value="99684.7242898876" calcext:value-type="float">
            <text:p>99684.7242898876</text:p>
          </table:table-cell>
          <table:table-cell/>
          <table:table-cell office:value-type="float" office:value="1443139615.3623" calcext:value-type="float">
            <text:p>1443139615.3623</text:p>
          </table:table-cell>
          <table:table-cell table:formula="of:=[.G400]-[.$B$2]" office:value-type="float" office:value="55.3621873855591" calcext:value-type="float">
            <text:p>55.3621873856</text:p>
          </table:table-cell>
          <table:table-cell table:formula="of:=[.C400]/([.H400]-[.H399])" office:value-type="float" office:value="108225.233570059" calcext:value-type="float">
            <text:p>108225.233570059</text:p>
          </table:table-cell>
          <table:table-cell table:formula="of:=[.G400]-[.$B400]" office:value-type="float" office:value="11.4523551464081" calcext:value-type="float">
            <text:p>11.452355146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39603.95328" calcext:value-type="float">
            <text:p>1443139603.95328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531610012054" calcext:value-type="float">
            <text:p>43.9531610012</text:p>
          </table:table-cell>
          <table:table-cell table:formula="of:=[.C401]/([.D401]-[.D400])" office:value-type="float" office:value="99702.8254481825" calcext:value-type="float">
            <text:p>99702.8254481825</text:p>
          </table:table-cell>
          <table:table-cell/>
          <table:table-cell office:value-type="float" office:value="1443139615.40219" calcext:value-type="float">
            <text:p>1443139615.40219</text:p>
          </table:table-cell>
          <table:table-cell table:formula="of:=[.G401]-[.$B$2]" office:value-type="float" office:value="55.4020776748657" calcext:value-type="float">
            <text:p>55.4020776749</text:p>
          </table:table-cell>
          <table:table-cell table:formula="of:=[.C401]/([.H401]-[.H400])" office:value-type="float" office:value="108297.033566032" calcext:value-type="float">
            <text:p>108297.033566032</text:p>
          </table:table-cell>
          <table:table-cell table:formula="of:=[.G401]-[.$B401]" office:value-type="float" office:value="11.4489166736603" calcext:value-type="float">
            <text:p>11.448916673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39603.9966" calcext:value-type="float">
            <text:p>1443139603.9966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3.9964869022369" calcext:value-type="float">
            <text:p>43.9964869022</text:p>
          </table:table-cell>
          <table:table-cell table:formula="of:=[.C402]/([.D402]-[.D401])" office:value-type="float" office:value="99709.409317529" calcext:value-type="float">
            <text:p>99709.409317529</text:p>
          </table:table-cell>
          <table:table-cell/>
          <table:table-cell office:value-type="float" office:value="1443139615.44208" calcext:value-type="float">
            <text:p>1443139615.44208</text:p>
          </table:table-cell>
          <table:table-cell table:formula="of:=[.G402]-[.$B$2]" office:value-type="float" office:value="55.4419672489166" calcext:value-type="float">
            <text:p>55.4419672489</text:p>
          </table:table-cell>
          <table:table-cell table:formula="of:=[.C402]/([.H402]-[.H401])" office:value-type="float" office:value="108298.975428698" calcext:value-type="float">
            <text:p>108298.975428698</text:p>
          </table:table-cell>
          <table:table-cell table:formula="of:=[.G402]-[.$B402]" office:value-type="float" office:value="11.4454803466797" calcext:value-type="float">
            <text:p>11.4454803467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39604.03975" calcext:value-type="float">
            <text:p>1443139604.03975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39630651474" calcext:value-type="float">
            <text:p>44.0396306515</text:p>
          </table:table-cell>
          <table:table-cell table:formula="of:=[.C403]/([.D403]-[.D402])" office:value-type="float" office:value="100130.379867152" calcext:value-type="float">
            <text:p>100130.379867152</text:p>
          </table:table-cell>
          <table:table-cell/>
          <table:table-cell office:value-type="float" office:value="1443139615.48197" calcext:value-type="float">
            <text:p>1443139615.48197</text:p>
          </table:table-cell>
          <table:table-cell table:formula="of:=[.G403]-[.$B$2]" office:value-type="float" office:value="55.4818561077118" calcext:value-type="float">
            <text:p>55.4818561077</text:p>
          </table:table-cell>
          <table:table-cell table:formula="of:=[.C403]/([.H403]-[.H402])" office:value-type="float" office:value="108300.917361003" calcext:value-type="float">
            <text:p>108300.917361003</text:p>
          </table:table-cell>
          <table:table-cell table:formula="of:=[.G403]-[.$B403]" office:value-type="float" office:value="11.4422254562378" calcext:value-type="float">
            <text:p>11.442225456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39604.08286" calcext:value-type="float">
            <text:p>1443139604.08286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827462673187" calcext:value-type="float">
            <text:p>44.0827462673</text:p>
          </table:table-cell>
          <table:table-cell table:formula="of:=[.C404]/([.D404]-[.D403])" office:value-type="float" office:value="100195.715992037" calcext:value-type="float">
            <text:p>100195.715992037</text:p>
          </table:table-cell>
          <table:table-cell/>
          <table:table-cell office:value-type="float" office:value="1443139615.52187" calcext:value-type="float">
            <text:p>1443139615.52187</text:p>
          </table:table-cell>
          <table:table-cell table:formula="of:=[.G404]-[.$B$2]" office:value-type="float" office:value="55.5217571258545" calcext:value-type="float">
            <text:p>55.5217571259</text:p>
          </table:table-cell>
          <table:table-cell table:formula="of:=[.C404]/([.H404]-[.H403])" office:value-type="float" office:value="108267.913980294" calcext:value-type="float">
            <text:p>108267.913980294</text:p>
          </table:table-cell>
          <table:table-cell table:formula="of:=[.G404]-[.$B404]" office:value-type="float" office:value="11.4390108585358" calcext:value-type="float">
            <text:p>11.439010858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39604.12598" calcext:value-type="float">
            <text:p>1443139604.12598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258597373962" calcext:value-type="float">
            <text:p>44.1258597374</text:p>
          </table:table-cell>
          <table:table-cell table:formula="of:=[.C405]/([.D405]-[.D404])" office:value-type="float" office:value="100200.702755612" calcext:value-type="float">
            <text:p>100200.702755612</text:p>
          </table:table-cell>
          <table:table-cell/>
          <table:table-cell office:value-type="float" office:value="1443139615.56177" calcext:value-type="float">
            <text:p>1443139615.56177</text:p>
          </table:table-cell>
          <table:table-cell table:formula="of:=[.G405]-[.$B$2]" office:value-type="float" office:value="55.5616555213928" calcext:value-type="float">
            <text:p>55.5616555214</text:p>
          </table:table-cell>
          <table:table-cell table:formula="of:=[.C405]/([.H405]-[.H404])" office:value-type="float" office:value="108275.03065505" calcext:value-type="float">
            <text:p>108275.03065505</text:p>
          </table:table-cell>
          <table:table-cell table:formula="of:=[.G405]-[.$B405]" office:value-type="float" office:value="11.4357957839966" calcext:value-type="float">
            <text:p>11.43579578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39604.16909" calcext:value-type="float">
            <text:p>1443139604.16909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689720153809" calcext:value-type="float">
            <text:p>44.1689720154</text:p>
          </table:table-cell>
          <table:table-cell table:formula="of:=[.C406]/([.D406]-[.D405])" office:value-type="float" office:value="100203.473394313" calcext:value-type="float">
            <text:p>100203.473394313</text:p>
          </table:table-cell>
          <table:table-cell/>
          <table:table-cell office:value-type="float" office:value="1443139615.60166" calcext:value-type="float">
            <text:p>1443139615.60166</text:p>
          </table:table-cell>
          <table:table-cell table:formula="of:=[.G406]-[.$B$2]" office:value-type="float" office:value="55.601544380188" calcext:value-type="float">
            <text:p>55.6015443802</text:p>
          </table:table-cell>
          <table:table-cell table:formula="of:=[.C406]/([.H406]-[.H405])" office:value-type="float" office:value="108300.917361003" calcext:value-type="float">
            <text:p>108300.917361003</text:p>
          </table:table-cell>
          <table:table-cell table:formula="of:=[.G406]-[.$B406]" office:value-type="float" office:value="11.4325723648071" calcext:value-type="float">
            <text:p>11.4325723648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39604.2122" calcext:value-type="float">
            <text:p>1443139604.2122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120831012726" calcext:value-type="float">
            <text:p>44.2120831013</text:p>
          </table:table-cell>
          <table:table-cell table:formula="of:=[.C407]/([.D407]-[.D406])" office:value-type="float" office:value="100206.244186239" calcext:value-type="float">
            <text:p>100206.244186239</text:p>
          </table:table-cell>
          <table:table-cell/>
          <table:table-cell office:value-type="float" office:value="1443139615.64156" calcext:value-type="float">
            <text:p>1443139615.64156</text:p>
          </table:table-cell>
          <table:table-cell table:formula="of:=[.G407]-[.$B$2]" office:value-type="float" office:value="55.6414422988892" calcext:value-type="float">
            <text:p>55.6414422989</text:p>
          </table:table-cell>
          <table:table-cell table:formula="of:=[.C407]/([.H407]-[.H406])" office:value-type="float" office:value="108276.324696434" calcext:value-type="float">
            <text:p>108276.324696434</text:p>
          </table:table-cell>
          <table:table-cell table:formula="of:=[.G407]-[.$B407]" office:value-type="float" office:value="11.4293591976166" calcext:value-type="float">
            <text:p>11.429359197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39604.25531" calcext:value-type="float">
            <text:p>1443139604.25531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551968097687" calcext:value-type="float">
            <text:p>44.2551968098</text:p>
          </table:table-cell>
          <table:table-cell table:formula="of:=[.C408]/([.D408]-[.D407])" office:value-type="float" office:value="100200.148646257" calcext:value-type="float">
            <text:p>100200.148646257</text:p>
          </table:table-cell>
          <table:table-cell/>
          <table:table-cell office:value-type="float" office:value="1443139615.68142" calcext:value-type="float">
            <text:p>1443139615.68142</text:p>
          </table:table-cell>
          <table:table-cell table:formula="of:=[.G408]-[.$B$2]" office:value-type="float" office:value="55.6813025474548" calcext:value-type="float">
            <text:p>55.6813025475</text:p>
          </table:table-cell>
          <table:table-cell table:formula="of:=[.C408]/([.H408]-[.H407])" office:value-type="float" office:value="108378.651800988" calcext:value-type="float">
            <text:p>108378.651800988</text:p>
          </table:table-cell>
          <table:table-cell table:formula="of:=[.G408]-[.$B408]" office:value-type="float" office:value="11.4261057376862" calcext:value-type="float">
            <text:p>11.426105737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39604.29843" calcext:value-type="float">
            <text:p>1443139604.29843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2983107566834" calcext:value-type="float">
            <text:p>44.2983107567</text:p>
          </table:table-cell>
          <table:table-cell table:formula="of:=[.C409]/([.D409]-[.D408])" office:value-type="float" office:value="100199.594543031" calcext:value-type="float">
            <text:p>100199.594543031</text:p>
          </table:table-cell>
          <table:table-cell/>
          <table:table-cell office:value-type="float" office:value="1443139615.72131" calcext:value-type="float">
            <text:p>1443139615.72131</text:p>
          </table:table-cell>
          <table:table-cell table:formula="of:=[.G409]-[.$B$2]" office:value-type="float" office:value="55.7211937904358" calcext:value-type="float">
            <text:p>55.7211937904</text:p>
          </table:table-cell>
          <table:table-cell table:formula="of:=[.C409]/([.H409]-[.H408])" office:value-type="float" office:value="108294.444524134" calcext:value-type="float">
            <text:p>108294.444524134</text:p>
          </table:table-cell>
          <table:table-cell table:formula="of:=[.G409]-[.$B409]" office:value-type="float" office:value="11.4228830337524" calcext:value-type="float">
            <text:p>11.4228830338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39604.34154" calcext:value-type="float">
            <text:p>1443139604.34154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414242267609" calcext:value-type="float">
            <text:p>44.3414242268</text:p>
          </table:table-cell>
          <table:table-cell table:formula="of:=[.C410]/([.D410]-[.D409])" office:value-type="float" office:value="100200.702755612" calcext:value-type="float">
            <text:p>100200.702755612</text:p>
          </table:table-cell>
          <table:table-cell/>
          <table:table-cell office:value-type="float" office:value="1443139615.7612" calcext:value-type="float">
            <text:p>1443139615.7612</text:p>
          </table:table-cell>
          <table:table-cell table:formula="of:=[.G410]-[.$B$2]" office:value-type="float" office:value="55.7610850334167" calcext:value-type="float">
            <text:p>55.7610850334</text:p>
          </table:table-cell>
          <table:table-cell table:formula="of:=[.C410]/([.H410]-[.H409])" office:value-type="float" office:value="108294.444524134" calcext:value-type="float">
            <text:p>108294.444524134</text:p>
          </table:table-cell>
          <table:table-cell table:formula="of:=[.G410]-[.$B410]" office:value-type="float" office:value="11.4196608066559" calcext:value-type="float">
            <text:p>11.419660806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39604.38465" calcext:value-type="float">
            <text:p>1443139604.38465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845353126526" calcext:value-type="float">
            <text:p>44.3845353127</text:p>
          </table:table-cell>
          <table:table-cell table:formula="of:=[.C411]/([.D411]-[.D410])" office:value-type="float" office:value="100206.244186239" calcext:value-type="float">
            <text:p>100206.244186239</text:p>
          </table:table-cell>
          <table:table-cell/>
          <table:table-cell office:value-type="float" office:value="1443139615.80112" calcext:value-type="float">
            <text:p>1443139615.80112</text:p>
          </table:table-cell>
          <table:table-cell table:formula="of:=[.G411]-[.$B$2]" office:value-type="float" office:value="55.8010008335114" calcext:value-type="float">
            <text:p>55.8010008335</text:p>
          </table:table-cell>
          <table:table-cell table:formula="of:=[.C411]/([.H411]-[.H410])" office:value-type="float" office:value="108227.819303663" calcext:value-type="float">
            <text:p>108227.819303663</text:p>
          </table:table-cell>
          <table:table-cell table:formula="of:=[.G411]-[.$B411]" office:value-type="float" office:value="11.4164655208588" calcext:value-type="float">
            <text:p>11.416465520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39604.42777" calcext:value-type="float">
            <text:p>1443139604.42777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276523590088" calcext:value-type="float">
            <text:p>44.427652359</text:p>
          </table:table-cell>
          <table:table-cell table:formula="of:=[.C412]/([.D412]-[.D411])" office:value-type="float" office:value="100192.391758734" calcext:value-type="float">
            <text:p>100192.391758734</text:p>
          </table:table-cell>
          <table:table-cell/>
          <table:table-cell office:value-type="float" office:value="1443139615.84104" calcext:value-type="float">
            <text:p>1443139615.84104</text:p>
          </table:table-cell>
          <table:table-cell table:formula="of:=[.G412]-[.$B$2]" office:value-type="float" office:value="55.8409192562103" calcext:value-type="float">
            <text:p>55.8409192562</text:p>
          </table:table-cell>
          <table:table-cell table:formula="of:=[.C412]/([.H412]-[.H411])" office:value-type="float" office:value="108220.708833542" calcext:value-type="float">
            <text:p>108220.708833542</text:p>
          </table:table-cell>
          <table:table-cell table:formula="of:=[.G412]-[.$B412]" office:value-type="float" office:value="11.4132668972015" calcext:value-type="float">
            <text:p>11.413266897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39604.47088" calcext:value-type="float">
            <text:p>1443139604.47088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07653522491" calcext:value-type="float">
            <text:p>44.4707653522</text:p>
          </table:table-cell>
          <table:table-cell table:formula="of:=[.C413]/([.D413]-[.D412])" office:value-type="float" office:value="100201.810992706" calcext:value-type="float">
            <text:p>100201.810992706</text:p>
          </table:table-cell>
          <table:table-cell/>
          <table:table-cell office:value-type="float" office:value="1443139615.88093" calcext:value-type="float">
            <text:p>1443139615.88093</text:p>
          </table:table-cell>
          <table:table-cell table:formula="of:=[.G413]-[.$B$2]" office:value-type="float" office:value="55.8808121681213" calcext:value-type="float">
            <text:p>55.8808121681</text:p>
          </table:table-cell>
          <table:table-cell table:formula="of:=[.C413]/([.H413]-[.H412])" office:value-type="float" office:value="108289.913998673" calcext:value-type="float">
            <text:p>108289.913998673</text:p>
          </table:table-cell>
          <table:table-cell table:formula="of:=[.G413]-[.$B413]" office:value-type="float" office:value="11.4100468158722" calcext:value-type="float">
            <text:p>11.4100468159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39604.51399" calcext:value-type="float">
            <text:p>1443139604.51399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138778686524" calcext:value-type="float">
            <text:p>44.5138778687</text:p>
          </table:table-cell>
          <table:table-cell table:formula="of:=[.C414]/([.D414]-[.D413])" office:value-type="float" office:value="100202.919254315" calcext:value-type="float">
            <text:p>100202.919254315</text:p>
          </table:table-cell>
          <table:table-cell/>
          <table:table-cell office:value-type="float" office:value="1443139615.9208" calcext:value-type="float">
            <text:p>1443139615.9208</text:p>
          </table:table-cell>
          <table:table-cell table:formula="of:=[.G414]-[.$B$2]" office:value-type="float" office:value="55.9206800460815" calcext:value-type="float">
            <text:p>55.9206800461</text:p>
          </table:table-cell>
          <table:table-cell table:formula="of:=[.C414]/([.H414]-[.H413])" office:value-type="float" office:value="108357.91170807" calcext:value-type="float">
            <text:p>108357.91170807</text:p>
          </table:table-cell>
          <table:table-cell table:formula="of:=[.G414]-[.$B414]" office:value-type="float" office:value="11.4068021774292" calcext:value-type="float">
            <text:p>11.4068021774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39604.55711" calcext:value-type="float">
            <text:p>1443139604.55711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56990146637" calcext:value-type="float">
            <text:p>44.5569901466</text:p>
          </table:table-cell>
          <table:table-cell table:formula="of:=[.C415]/([.D415]-[.D414])" office:value-type="float" office:value="100203.473394313" calcext:value-type="float">
            <text:p>100203.473394313</text:p>
          </table:table-cell>
          <table:table-cell/>
          <table:table-cell office:value-type="float" office:value="1443139615.96068" calcext:value-type="float">
            <text:p>1443139615.96068</text:p>
          </table:table-cell>
          <table:table-cell table:formula="of:=[.G415]-[.$B$2]" office:value-type="float" office:value="55.960568189621" calcext:value-type="float">
            <text:p>55.9605681896</text:p>
          </table:table-cell>
          <table:table-cell table:formula="of:=[.C415]/([.H415]-[.H414])" office:value-type="float" office:value="108302.859362952" calcext:value-type="float">
            <text:p>108302.859362952</text:p>
          </table:table-cell>
          <table:table-cell table:formula="of:=[.G415]-[.$B415]" office:value-type="float" office:value="11.403578042984" calcext:value-type="float">
            <text:p>11.40357804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39604.60022" calcext:value-type="float">
            <text:p>1443139604.60022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01048088074" calcext:value-type="float">
            <text:p>44.6001048088</text:p>
          </table:table-cell>
          <table:table-cell table:formula="of:=[.C416]/([.D416]-[.D415])" office:value-type="float" office:value="100197.932270123" calcext:value-type="float">
            <text:p>100197.932270123</text:p>
          </table:table-cell>
          <table:table-cell/>
          <table:table-cell office:value-type="float" office:value="1443139615.9971" calcext:value-type="float">
            <text:p>1443139615.9971</text:p>
          </table:table-cell>
          <table:table-cell table:formula="of:=[.G416]-[.$B$2]" office:value-type="float" office:value="55.9969816207886" calcext:value-type="float">
            <text:p>55.9969816208</text:p>
          </table:table-cell>
          <table:table-cell table:formula="of:=[.C416]/([.H416]-[.H415])" office:value-type="float" office:value="118637.542837313" calcext:value-type="float">
            <text:p>118637.542837313</text:p>
          </table:table-cell>
          <table:table-cell table:formula="of:=[.G416]-[.$B416]" office:value-type="float" office:value="11.3968768119812" calcext:value-type="float">
            <text:p>11.39687681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39604.64333" calcext:value-type="float">
            <text:p>1443139604.64333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432173252106" calcext:value-type="float">
            <text:p>44.6432173252</text:p>
          </table:table-cell>
          <table:table-cell table:formula="of:=[.C417]/([.D417]-[.D416])" office:value-type="float" office:value="100202.919254315" calcext:value-type="float">
            <text:p>100202.919254315</text:p>
          </table:table-cell>
          <table:table-cell/>
          <table:table-cell office:value-type="float" office:value="1443139616.00947" calcext:value-type="float">
            <text:p>1443139616.00947</text:p>
          </table:table-cell>
          <table:table-cell table:formula="of:=[.G417]-[.$B$2]" office:value-type="float" office:value="56.0093510150909" calcext:value-type="float">
            <text:p>56.0093510151</text:p>
          </table:table-cell>
          <table:table-cell table:formula="of:=[.C417]/([.H417]-[.H416])" office:value-type="float" office:value="349249.11393381" calcext:value-type="float">
            <text:p>349249.11393381</text:p>
          </table:table-cell>
          <table:table-cell table:formula="of:=[.G417]-[.$B417]" office:value-type="float" office:value="11.3661336898804" calcext:value-type="float">
            <text:p>11.366133689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39604.68645" calcext:value-type="float">
            <text:p>1443139604.68645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863300800324" calcext:value-type="float">
            <text:p>44.68633008</text:p>
          </table:table-cell>
          <table:table-cell table:formula="of:=[.C418]/([.D418]-[.D417])" office:value-type="float" office:value="100202.365120446" calcext:value-type="float">
            <text:p>100202.365120446</text:p>
          </table:table-cell>
          <table:table-cell/>
          <table:table-cell office:value-type="float" office:value="1443139616.03807" calcext:value-type="float">
            <text:p>1443139616.03807</text:p>
          </table:table-cell>
          <table:table-cell table:formula="of:=[.G418]-[.$B$2]" office:value-type="float" office:value="56.037956237793" calcext:value-type="float">
            <text:p>56.0379562378</text:p>
          </table:table-cell>
          <table:table-cell table:formula="of:=[.C418]/([.H418]-[.H417])" office:value-type="float" office:value="151021.37274023" calcext:value-type="float">
            <text:p>151021.37274023</text:p>
          </table:table-cell>
          <table:table-cell table:formula="of:=[.G418]-[.$B418]" office:value-type="float" office:value="11.3516261577606" calcext:value-type="float">
            <text:p>11.351626157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39604.72956" calcext:value-type="float">
            <text:p>1443139604.72956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294435501099" calcext:value-type="float">
            <text:p>44.7294435501</text:p>
          </table:table-cell>
          <table:table-cell table:formula="of:=[.C419]/([.D419]-[.D418])" office:value-type="float" office:value="100200.702755612" calcext:value-type="float">
            <text:p>100200.702755612</text:p>
          </table:table-cell>
          <table:table-cell/>
          <table:table-cell office:value-type="float" office:value="1443139616.07464" calcext:value-type="float">
            <text:p>1443139616.07464</text:p>
          </table:table-cell>
          <table:table-cell table:formula="of:=[.G419]-[.$B$2]" office:value-type="float" office:value="56.074524641037" calcext:value-type="float">
            <text:p>56.074524641</text:p>
          </table:table-cell>
          <table:table-cell table:formula="of:=[.C419]/([.H419]-[.H418])" office:value-type="float" office:value="118134.772556869" calcext:value-type="float">
            <text:p>118134.772556869</text:p>
          </table:table-cell>
          <table:table-cell table:formula="of:=[.G419]-[.$B419]" office:value-type="float" office:value="11.3450810909271" calcext:value-type="float">
            <text:p>11.345081090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39604.77271" calcext:value-type="float">
            <text:p>1443139604.77271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725989818573" calcext:value-type="float">
            <text:p>44.7725989819</text:p>
          </table:table-cell>
          <table:table-cell table:formula="of:=[.C420]/([.D420]-[.D419])" office:value-type="float" office:value="100103.273796041" calcext:value-type="float">
            <text:p>100103.273796041</text:p>
          </table:table-cell>
          <table:table-cell/>
          <table:table-cell office:value-type="float" office:value="1443139616.11121" calcext:value-type="float">
            <text:p>1443139616.11121</text:p>
          </table:table-cell>
          <table:table-cell table:formula="of:=[.G420]-[.$B$2]" office:value-type="float" office:value="56.1110970973969" calcext:value-type="float">
            <text:p>56.1110970974</text:p>
          </table:table-cell>
          <table:table-cell table:formula="of:=[.C420]/([.H420]-[.H419])" office:value-type="float" office:value="118121.680356724" calcext:value-type="float">
            <text:p>118121.680356724</text:p>
          </table:table-cell>
          <table:table-cell table:formula="of:=[.G420]-[.$B420]" office:value-type="float" office:value="11.3384981155396" calcext:value-type="float">
            <text:p>11.338498115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39604.81583" calcext:value-type="float">
            <text:p>1443139604.81583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157157897949" calcext:value-type="float">
            <text:p>44.8157157898</text:p>
          </table:table-cell>
          <table:table-cell table:formula="of:=[.C421]/([.D421]-[.D420])" office:value-type="float" office:value="100192.9457823" calcext:value-type="float">
            <text:p>100192.9457823</text:p>
          </table:table-cell>
          <table:table-cell/>
          <table:table-cell office:value-type="float" office:value="1443139616.14778" calcext:value-type="float">
            <text:p>1443139616.14778</text:p>
          </table:table-cell>
          <table:table-cell table:formula="of:=[.G421]-[.$B$2]" office:value-type="float" office:value="56.1476650238037" calcext:value-type="float">
            <text:p>56.1476650238</text:p>
          </table:table-cell>
          <table:table-cell table:formula="of:=[.C421]/([.H421]-[.H420])" office:value-type="float" office:value="118136.313006513" calcext:value-type="float">
            <text:p>118136.313006513</text:p>
          </table:table-cell>
          <table:table-cell table:formula="of:=[.G421]-[.$B421]" office:value-type="float" office:value="11.3319492340088" calcext:value-type="float">
            <text:p>11.33194923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39604.85895" calcext:value-type="float">
            <text:p>1443139604.85895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588299751282" calcext:value-type="float">
            <text:p>44.8588299751</text:p>
          </table:table-cell>
          <table:table-cell table:formula="of:=[.C422]/([.D422]-[.D421])" office:value-type="float" office:value="100199.040445934" calcext:value-type="float">
            <text:p>100199.040445934</text:p>
          </table:table-cell>
          <table:table-cell/>
          <table:table-cell office:value-type="float" office:value="1443139616.18435" calcext:value-type="float">
            <text:p>1443139616.18435</text:p>
          </table:table-cell>
          <table:table-cell table:formula="of:=[.G422]-[.$B$2]" office:value-type="float" office:value="56.1842310428619" calcext:value-type="float">
            <text:p>56.1842310429</text:p>
          </table:table-cell>
          <table:table-cell table:formula="of:=[.C422]/([.H422]-[.H421])" office:value-type="float" office:value="118142.475206854" calcext:value-type="float">
            <text:p>118142.475206854</text:p>
          </table:table-cell>
          <table:table-cell table:formula="of:=[.G422]-[.$B422]" office:value-type="float" office:value="11.3254010677338" calcext:value-type="float">
            <text:p>11.325401067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39604.90207" calcext:value-type="float">
            <text:p>1443139604.90207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019494056702" calcext:value-type="float">
            <text:p>44.9019494057</text:p>
          </table:table-cell>
          <table:table-cell table:formula="of:=[.C423]/([.D423]-[.D422])" office:value-type="float" office:value="100186.851860043" calcext:value-type="float">
            <text:p>100186.851860043</text:p>
          </table:table-cell>
          <table:table-cell/>
          <table:table-cell office:value-type="float" office:value="1443139616.22094" calcext:value-type="float">
            <text:p>1443139616.22094</text:p>
          </table:table-cell>
          <table:table-cell table:formula="of:=[.G423]-[.$B$2]" office:value-type="float" office:value="56.2208254337311" calcext:value-type="float">
            <text:p>56.2208254337</text:p>
          </table:table-cell>
          <table:table-cell table:formula="of:=[.C423]/([.H423]-[.H422])" office:value-type="float" office:value="118050.878765767" calcext:value-type="float">
            <text:p>118050.878765767</text:p>
          </table:table-cell>
          <table:table-cell table:formula="of:=[.G423]-[.$B423]" office:value-type="float" office:value="11.3188760280609" calcext:value-type="float">
            <text:p>11.318876028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39604.94519" calcext:value-type="float">
            <text:p>1443139604.94519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450745582581" calcext:value-type="float">
            <text:p>44.9450745583</text:p>
          </table:table-cell>
          <table:table-cell table:formula="of:=[.C424]/([.D424]-[.D423])" office:value-type="float" office:value="100173.558602388" calcext:value-type="float">
            <text:p>100173.558602388</text:p>
          </table:table-cell>
          <table:table-cell/>
          <table:table-cell office:value-type="float" office:value="1443139616.25749" calcext:value-type="float">
            <text:p>1443139616.25749</text:p>
          </table:table-cell>
          <table:table-cell table:formula="of:=[.G424]-[.$B$2]" office:value-type="float" office:value="56.25736951828" calcext:value-type="float">
            <text:p>56.2573695183</text:p>
          </table:table-cell>
          <table:table-cell table:formula="of:=[.C424]/([.H424]-[.H423])" office:value-type="float" office:value="118213.38674426" calcext:value-type="float">
            <text:p>118213.38674426</text:p>
          </table:table-cell>
          <table:table-cell table:formula="of:=[.G424]-[.$B424]" office:value-type="float" office:value="11.312294960022" calcext:value-type="float">
            <text:p>11.3122949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39604.98831" calcext:value-type="float">
            <text:p>1443139604.98831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881908893585" calcext:value-type="float">
            <text:p>44.9881908894</text:p>
          </table:table-cell>
          <table:table-cell table:formula="of:=[.C425]/([.D425]-[.D424])" office:value-type="float" office:value="100194.053847813" calcext:value-type="float">
            <text:p>100194.053847813</text:p>
          </table:table-cell>
          <table:table-cell/>
          <table:table-cell office:value-type="float" office:value="1443139616.29406" calcext:value-type="float">
            <text:p>1443139616.29406</text:p>
          </table:table-cell>
          <table:table-cell table:formula="of:=[.G425]-[.$B$2]" office:value-type="float" office:value="56.2939457893372" calcext:value-type="float">
            <text:p>56.2939457893</text:p>
          </table:table-cell>
          <table:table-cell table:formula="of:=[.C425]/([.H425]-[.H424])" office:value-type="float" office:value="118109.360936563" calcext:value-type="float">
            <text:p>118109.360936563</text:p>
          </table:table-cell>
          <table:table-cell table:formula="of:=[.G425]-[.$B425]" office:value-type="float" office:value="11.3057548999786" calcext:value-type="float">
            <text:p>11.305754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39605.03007" calcext:value-type="float">
            <text:p>1443139605.03007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299572944641" calcext:value-type="float">
            <text:p>45.0299572945</text:p>
          </table:table-cell>
          <table:table-cell table:formula="of:=[.C426]/([.D426]-[.D425])" office:value-type="float" office:value="103432.411505814" calcext:value-type="float">
            <text:p>103432.411505814</text:p>
          </table:table-cell>
          <table:table-cell/>
          <table:table-cell office:value-type="float" office:value="1443139616.33064" calcext:value-type="float">
            <text:p>1443139616.33064</text:p>
          </table:table-cell>
          <table:table-cell table:formula="of:=[.G426]-[.$B$2]" office:value-type="float" office:value="56.3305213451386" calcext:value-type="float">
            <text:p>56.3305213451</text:p>
          </table:table-cell>
          <table:table-cell table:formula="of:=[.C426]/([.H426]-[.H425])" office:value-type="float" office:value="118111.670632101" calcext:value-type="float">
            <text:p>118111.670632101</text:p>
          </table:table-cell>
          <table:table-cell table:formula="of:=[.G426]-[.$B426]" office:value-type="float" office:value="11.3005640506744" calcext:value-type="float">
            <text:p>11.300564050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39605.07135" calcext:value-type="float">
            <text:p>1443139605.07135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712299346924" calcext:value-type="float">
            <text:p>45.0712299347</text:p>
          </table:table-cell>
          <table:table-cell table:formula="of:=[.C427]/([.D427]-[.D426])" office:value-type="float" office:value="104669.824273583" calcext:value-type="float">
            <text:p>104669.824273583</text:p>
          </table:table-cell>
          <table:table-cell/>
          <table:table-cell office:value-type="float" office:value="1443139616.36711" calcext:value-type="float">
            <text:p>1443139616.36711</text:p>
          </table:table-cell>
          <table:table-cell table:formula="of:=[.G427]-[.$B$2]" office:value-type="float" office:value="56.366991519928" calcext:value-type="float">
            <text:p>56.3669915199</text:p>
          </table:table-cell>
          <table:table-cell table:formula="of:=[.C427]/([.H427]-[.H426])" office:value-type="float" office:value="118452.955735551" calcext:value-type="float">
            <text:p>118452.955735551</text:p>
          </table:table-cell>
          <table:table-cell table:formula="of:=[.G427]-[.$B427]" office:value-type="float" office:value="11.2957615852356" calcext:value-type="float">
            <text:p>11.295761585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39605.11266" calcext:value-type="float">
            <text:p>1443139605.11266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12548828125" calcext:value-type="float">
            <text:p>45.1125488281</text:p>
          </table:table-cell>
          <table:table-cell table:formula="of:=[.C428]/([.D428]-[.D427])" office:value-type="float" office:value="104552.654756959" calcext:value-type="float">
            <text:p>104552.654756959</text:p>
          </table:table-cell>
          <table:table-cell/>
          <table:table-cell office:value-type="float" office:value="1443139616.4038" calcext:value-type="float">
            <text:p>1443139616.4038</text:p>
          </table:table-cell>
          <table:table-cell table:formula="of:=[.G428]-[.$B$2]" office:value-type="float" office:value="56.4036843776703" calcext:value-type="float">
            <text:p>56.4036843777</text:p>
          </table:table-cell>
          <table:table-cell table:formula="of:=[.C428]/([.H428]-[.H427])" office:value-type="float" office:value="117734.084119012" calcext:value-type="float">
            <text:p>117734.084119012</text:p>
          </table:table-cell>
          <table:table-cell table:formula="of:=[.G428]-[.$B428]" office:value-type="float" office:value="11.2911355495453" calcext:value-type="float">
            <text:p>11.291135549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39605.15394" calcext:value-type="float">
            <text:p>1443139605.15394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538262367249" calcext:value-type="float">
            <text:p>45.1538262367</text:p>
          </table:table-cell>
          <table:table-cell table:formula="of:=[.C429]/([.D429]-[.D428])" office:value-type="float" office:value="104657.732801941" calcext:value-type="float">
            <text:p>104657.732801941</text:p>
          </table:table-cell>
          <table:table-cell/>
          <table:table-cell office:value-type="float" office:value="1443139616.44037" calcext:value-type="float">
            <text:p>1443139616.44037</text:p>
          </table:table-cell>
          <table:table-cell table:formula="of:=[.G429]-[.$B$2]" office:value-type="float" office:value="56.4402573108673" calcext:value-type="float">
            <text:p>56.4402573109</text:p>
          </table:table-cell>
          <table:table-cell table:formula="of:=[.C429]/([.H429]-[.H428])" office:value-type="float" office:value="118120.140288661" calcext:value-type="float">
            <text:p>118120.140288661</text:p>
          </table:table-cell>
          <table:table-cell table:formula="of:=[.G429]-[.$B429]" office:value-type="float" office:value="11.2864310741425" calcext:value-type="float">
            <text:p>11.286431074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39605.19522" calcext:value-type="float">
            <text:p>1443139605.19522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1951007843018" calcext:value-type="float">
            <text:p>45.1951007843</text:p>
          </table:table-cell>
          <table:table-cell table:formula="of:=[.C430]/([.D430]-[.D429])" office:value-type="float" office:value="104664.987349669" calcext:value-type="float">
            <text:p>104664.987349669</text:p>
          </table:table-cell>
          <table:table-cell/>
          <table:table-cell office:value-type="float" office:value="1443139616.47695" calcext:value-type="float">
            <text:p>1443139616.47695</text:p>
          </table:table-cell>
          <table:table-cell table:formula="of:=[.G430]-[.$B$2]" office:value-type="float" office:value="56.4768357276917" calcext:value-type="float">
            <text:p>56.4768357277</text:p>
          </table:table-cell>
          <table:table-cell table:formula="of:=[.C430]/([.H430]-[.H429])" office:value-type="float" office:value="118102.432391915" calcext:value-type="float">
            <text:p>118102.432391915</text:p>
          </table:table-cell>
          <table:table-cell table:formula="of:=[.G430]-[.$B430]" office:value-type="float" office:value="11.2817349433899" calcext:value-type="float">
            <text:p>11.281734943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39605.23649" calcext:value-type="float">
            <text:p>1443139605.23649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363724708557" calcext:value-type="float">
            <text:p>45.2363724709</text:p>
          </table:table-cell>
          <table:table-cell table:formula="of:=[.C431]/([.D431]-[.D430])" office:value-type="float" office:value="104672.242903192" calcext:value-type="float">
            <text:p>104672.242903192</text:p>
          </table:table-cell>
          <table:table-cell/>
          <table:table-cell office:value-type="float" office:value="1443139616.5135" calcext:value-type="float">
            <text:p>1443139616.5135</text:p>
          </table:table-cell>
          <table:table-cell table:formula="of:=[.G431]-[.$B$2]" office:value-type="float" office:value="56.5133810043335" calcext:value-type="float">
            <text:p>56.5133810043</text:p>
          </table:table-cell>
          <table:table-cell table:formula="of:=[.C431]/([.H431]-[.H430])" office:value-type="float" office:value="118209.530668963" calcext:value-type="float">
            <text:p>118209.530668963</text:p>
          </table:table-cell>
          <table:table-cell table:formula="of:=[.G431]-[.$B431]" office:value-type="float" office:value="11.2770085334778" calcext:value-type="float">
            <text:p>11.277008533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39605.27776" calcext:value-type="float">
            <text:p>1443139605.27776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776484489441" calcext:value-type="float">
            <text:p>45.2776484489</text:p>
          </table:table-cell>
          <table:table-cell table:formula="of:=[.C432]/([.D432]-[.D431])" office:value-type="float" office:value="104661.359950094" calcext:value-type="float">
            <text:p>104661.359950094</text:p>
          </table:table-cell>
          <table:table-cell/>
          <table:table-cell office:value-type="float" office:value="1443139616.55007" calcext:value-type="float">
            <text:p>1443139616.55007</text:p>
          </table:table-cell>
          <table:table-cell table:formula="of:=[.G432]-[.$B$2]" office:value-type="float" office:value="56.5499563217163" calcext:value-type="float">
            <text:p>56.5499563217</text:p>
          </table:table-cell>
          <table:table-cell table:formula="of:=[.C432]/([.H432]-[.H431])" office:value-type="float" office:value="118112.440550688" calcext:value-type="float">
            <text:p>118112.440550688</text:p>
          </table:table-cell>
          <table:table-cell table:formula="of:=[.G432]-[.$B432]" office:value-type="float" office:value="11.2723078727722" calcext:value-type="float">
            <text:p>11.272307872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39605.31904" calcext:value-type="float">
            <text:p>1443139605.31904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189201354981" calcext:value-type="float">
            <text:p>45.3189201355</text:p>
          </table:table-cell>
          <table:table-cell table:formula="of:=[.C433]/([.D433]-[.D432])" office:value-type="float" office:value="104672.242903192" calcext:value-type="float">
            <text:p>104672.242903192</text:p>
          </table:table-cell>
          <table:table-cell/>
          <table:table-cell office:value-type="float" office:value="1443139616.58664" calcext:value-type="float">
            <text:p>1443139616.58664</text:p>
          </table:table-cell>
          <table:table-cell table:formula="of:=[.G433]-[.$B$2]" office:value-type="float" office:value="56.5865209102631" calcext:value-type="float">
            <text:p>56.5865209103</text:p>
          </table:table-cell>
          <table:table-cell table:formula="of:=[.C433]/([.H433]-[.H432])" office:value-type="float" office:value="118147.097279005" calcext:value-type="float">
            <text:p>118147.097279005</text:p>
          </table:table-cell>
          <table:table-cell table:formula="of:=[.G433]-[.$B433]" office:value-type="float" office:value="11.267600774765" calcext:value-type="float">
            <text:p>11.267600774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39605.36031" calcext:value-type="float">
            <text:p>1443139605.36031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0191822052" calcext:value-type="float">
            <text:p>45.3601918221</text:p>
          </table:table-cell>
          <table:table-cell table:formula="of:=[.C434]/([.D434]-[.D433])" office:value-type="float" office:value="104672.242903192" calcext:value-type="float">
            <text:p>104672.242903192</text:p>
          </table:table-cell>
          <table:table-cell/>
          <table:table-cell office:value-type="float" office:value="1443139616.6232" calcext:value-type="float">
            <text:p>1443139616.6232</text:p>
          </table:table-cell>
          <table:table-cell table:formula="of:=[.G434]-[.$B$2]" office:value-type="float" office:value="56.6230878829956" calcext:value-type="float">
            <text:p>56.623087883</text:p>
          </table:table-cell>
          <table:table-cell table:formula="of:=[.C434]/([.H434]-[.H433])" office:value-type="float" office:value="118139.394026328" calcext:value-type="float">
            <text:p>118139.394026328</text:p>
          </table:table-cell>
          <table:table-cell table:formula="of:=[.G434]-[.$B434]" office:value-type="float" office:value="11.2628960609436" calcext:value-type="float">
            <text:p>11.262896060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39605.40158" calcext:value-type="float">
            <text:p>1443139605.40158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014620780945" calcext:value-type="float">
            <text:p>45.4014620781</text:p>
          </table:table-cell>
          <table:table-cell table:formula="of:=[.C435]/([.D435]-[.D434])" office:value-type="float" office:value="104675.871057192" calcext:value-type="float">
            <text:p>104675.871057192</text:p>
          </table:table-cell>
          <table:table-cell/>
          <table:table-cell office:value-type="float" office:value="1443139616.65974" calcext:value-type="float">
            <text:p>1443139616.65974</text:p>
          </table:table-cell>
          <table:table-cell table:formula="of:=[.G435]-[.$B$2]" office:value-type="float" office:value="56.6596250534058" calcext:value-type="float">
            <text:p>56.6596250534</text:p>
          </table:table-cell>
          <table:table-cell table:formula="of:=[.C435]/([.H435]-[.H434])" office:value-type="float" office:value="118235.756942994" calcext:value-type="float">
            <text:p>118235.756942994</text:p>
          </table:table-cell>
          <table:table-cell table:formula="of:=[.G435]-[.$B435]" office:value-type="float" office:value="11.2581629753113" calcext:value-type="float">
            <text:p>11.258162975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39605.44285" calcext:value-type="float">
            <text:p>1443139605.44285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427335262299" calcext:value-type="float">
            <text:p>45.4427335262</text:p>
          </table:table-cell>
          <table:table-cell table:formula="of:=[.C436]/([.D436]-[.D435])" office:value-type="float" office:value="104672.84757806" calcext:value-type="float">
            <text:p>104672.84757806</text:p>
          </table:table-cell>
          <table:table-cell/>
          <table:table-cell office:value-type="float" office:value="1443139616.69631" calcext:value-type="float">
            <text:p>1443139616.69631</text:p>
          </table:table-cell>
          <table:table-cell table:formula="of:=[.G436]-[.$B$2]" office:value-type="float" office:value="56.696197271347" calcext:value-type="float">
            <text:p>56.6961972713</text:p>
          </table:table-cell>
          <table:table-cell table:formula="of:=[.C436]/([.H436]-[.H435])" office:value-type="float" office:value="118122.450405815" calcext:value-type="float">
            <text:p>118122.450405815</text:p>
          </table:table-cell>
          <table:table-cell table:formula="of:=[.G436]-[.$B436]" office:value-type="float" office:value="11.2534637451172" calcext:value-type="float">
            <text:p>11.2534637451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39605.48412" calcext:value-type="float">
            <text:p>1443139605.48412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840054512024" calcext:value-type="float">
            <text:p>45.4840054512</text:p>
          </table:table-cell>
          <table:table-cell table:formula="of:=[.C437]/([.D437]-[.D436])" office:value-type="float" office:value="104671.638235311" calcext:value-type="float">
            <text:p>104671.638235311</text:p>
          </table:table-cell>
          <table:table-cell/>
          <table:table-cell office:value-type="float" office:value="1443139616.73291" calcext:value-type="float">
            <text:p>1443139616.73291</text:p>
          </table:table-cell>
          <table:table-cell table:formula="of:=[.G437]-[.$B$2]" office:value-type="float" office:value="56.7327909469605" calcext:value-type="float">
            <text:p>56.732790947</text:p>
          </table:table-cell>
          <table:table-cell table:formula="of:=[.C437]/([.H437]-[.H436])" office:value-type="float" office:value="118053.186174545" calcext:value-type="float">
            <text:p>118053.186174545</text:p>
          </table:table-cell>
          <table:table-cell table:formula="of:=[.G437]-[.$B437]" office:value-type="float" office:value="11.2487854957581" calcext:value-type="float">
            <text:p>11.2487854958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39605.52539" calcext:value-type="float">
            <text:p>1443139605.52539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252759456635" calcext:value-type="float">
            <text:p>45.5252759457</text:p>
          </table:table-cell>
          <table:table-cell table:formula="of:=[.C438]/([.D438]-[.D437])" office:value-type="float" office:value="104675.266347393" calcext:value-type="float">
            <text:p>104675.266347393</text:p>
          </table:table-cell>
          <table:table-cell/>
          <table:table-cell office:value-type="float" office:value="1443139616.76945" calcext:value-type="float">
            <text:p>1443139616.76945</text:p>
          </table:table-cell>
          <table:table-cell table:formula="of:=[.G438]-[.$B$2]" office:value-type="float" office:value="56.7693331241608" calcext:value-type="float">
            <text:p>56.7693331242</text:p>
          </table:table-cell>
          <table:table-cell table:formula="of:=[.C438]/([.H438]-[.H437])" office:value-type="float" office:value="118219.556988041" calcext:value-type="float">
            <text:p>118219.556988041</text:p>
          </table:table-cell>
          <table:table-cell table:formula="of:=[.G438]-[.$B438]" office:value-type="float" office:value="11.2440571784973" calcext:value-type="float">
            <text:p>11.244057178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39605.56666" calcext:value-type="float">
            <text:p>1443139605.56666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66547870636" calcext:value-type="float">
            <text:p>45.5665478706</text:p>
          </table:table-cell>
          <table:table-cell table:formula="of:=[.C439]/([.D439]-[.D438])" office:value-type="float" office:value="104671.638235311" calcext:value-type="float">
            <text:p>104671.638235311</text:p>
          </table:table-cell>
          <table:table-cell/>
          <table:table-cell office:value-type="float" office:value="1443139616.80602" calcext:value-type="float">
            <text:p>1443139616.80602</text:p>
          </table:table-cell>
          <table:table-cell table:formula="of:=[.G439]-[.$B$2]" office:value-type="float" office:value="56.8059053421021" calcext:value-type="float">
            <text:p>56.8059053421</text:p>
          </table:table-cell>
          <table:table-cell table:formula="of:=[.C439]/([.H439]-[.H438])" office:value-type="float" office:value="118122.450405815" calcext:value-type="float">
            <text:p>118122.450405815</text:p>
          </table:table-cell>
          <table:table-cell table:formula="of:=[.G439]-[.$B439]" office:value-type="float" office:value="11.2393574714661" calcext:value-type="float">
            <text:p>11.2393574715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39605.60793" calcext:value-type="float">
            <text:p>1443139605.60793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078186035156" calcext:value-type="float">
            <text:p>45.6078186035</text:p>
          </table:table-cell>
          <table:table-cell table:formula="of:=[.C440]/([.D440]-[.D439])" office:value-type="float" office:value="104674.66164458" calcext:value-type="float">
            <text:p>104674.66164458</text:p>
          </table:table-cell>
          <table:table-cell/>
          <table:table-cell office:value-type="float" office:value="1443139616.84259" calcext:value-type="float">
            <text:p>1443139616.84259</text:p>
          </table:table-cell>
          <table:table-cell table:formula="of:=[.G440]-[.$B$2]" office:value-type="float" office:value="56.8424744606018" calcext:value-type="float">
            <text:p>56.8424744606</text:p>
          </table:table-cell>
          <table:table-cell table:formula="of:=[.C440]/([.H440]-[.H439])" office:value-type="float" office:value="118132.461957726" calcext:value-type="float">
            <text:p>118132.461957726</text:p>
          </table:table-cell>
          <table:table-cell table:formula="of:=[.G440]-[.$B440]" office:value-type="float" office:value="11.2346558570862" calcext:value-type="float">
            <text:p>11.234655857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39605.6492" calcext:value-type="float">
            <text:p>1443139605.649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490888595581" calcext:value-type="float">
            <text:p>45.6490888596</text:p>
          </table:table-cell>
          <table:table-cell table:formula="of:=[.C441]/([.D441]-[.D440])" office:value-type="float" office:value="104675.871057192" calcext:value-type="float">
            <text:p>104675.871057192</text:p>
          </table:table-cell>
          <table:table-cell/>
          <table:table-cell office:value-type="float" office:value="1443139616.87916" calcext:value-type="float">
            <text:p>1443139616.87916</text:p>
          </table:table-cell>
          <table:table-cell table:formula="of:=[.G441]-[.$B$2]" office:value-type="float" office:value="56.8790438175201" calcext:value-type="float">
            <text:p>56.8790438175</text:p>
          </table:table-cell>
          <table:table-cell table:formula="of:=[.C441]/([.H441]-[.H440])" office:value-type="float" office:value="118131.691778098" calcext:value-type="float">
            <text:p>118131.691778098</text:p>
          </table:table-cell>
          <table:table-cell table:formula="of:=[.G441]-[.$B441]" office:value-type="float" office:value="11.229954957962" calcext:value-type="float">
            <text:p>11.22995495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39605.69048" calcext:value-type="float">
            <text:p>1443139605.69048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03610229492" calcext:value-type="float">
            <text:p>45.6903610229</text:p>
          </table:table-cell>
          <table:table-cell table:formula="of:=[.C442]/([.D442]-[.D441])" office:value-type="float" office:value="104671.033574416" calcext:value-type="float">
            <text:p>104671.033574416</text:p>
          </table:table-cell>
          <table:table-cell/>
          <table:table-cell office:value-type="float" office:value="1443139616.91573" calcext:value-type="float">
            <text:p>1443139616.91573</text:p>
          </table:table-cell>
          <table:table-cell table:formula="of:=[.G442]-[.$B$2]" office:value-type="float" office:value="56.9156138896942" calcext:value-type="float">
            <text:p>56.9156138897</text:p>
          </table:table-cell>
          <table:table-cell table:formula="of:=[.C442]/([.H442]-[.H441])" office:value-type="float" office:value="118129.381299467" calcext:value-type="float">
            <text:p>118129.381299467</text:p>
          </table:table-cell>
          <table:table-cell table:formula="of:=[.G442]-[.$B442]" office:value-type="float" office:value="11.225252866745" calcext:value-type="float">
            <text:p>11.225252866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39605.73175" calcext:value-type="float">
            <text:p>1443139605.73175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316346168518" calcext:value-type="float">
            <text:p>45.7316346169</text:p>
          </table:table-cell>
          <table:table-cell table:formula="of:=[.C443]/([.D443]-[.D442])" office:value-type="float" office:value="104667.405755745" calcext:value-type="float">
            <text:p>104667.405755745</text:p>
          </table:table-cell>
          <table:table-cell/>
          <table:table-cell office:value-type="float" office:value="1443139616.95233" calcext:value-type="float">
            <text:p>1443139616.95233</text:p>
          </table:table-cell>
          <table:table-cell table:formula="of:=[.G443]-[.$B$2]" office:value-type="float" office:value="56.9522135257721" calcext:value-type="float">
            <text:p>56.9522135258</text:p>
          </table:table-cell>
          <table:table-cell table:formula="of:=[.C443]/([.H443]-[.H442])" office:value-type="float" office:value="118033.960523744" calcext:value-type="float">
            <text:p>118033.960523744</text:p>
          </table:table-cell>
          <table:table-cell table:formula="of:=[.G443]-[.$B443]" office:value-type="float" office:value="11.2205789089203" calcext:value-type="float">
            <text:p>11.220578908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39605.77302" calcext:value-type="float">
            <text:p>1443139605.77302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729060649872" calcext:value-type="float">
            <text:p>45.772906065</text:p>
          </table:table-cell>
          <table:table-cell table:formula="of:=[.C444]/([.D444]-[.D443])" office:value-type="float" office:value="104672.84757806" calcext:value-type="float">
            <text:p>104672.84757806</text:p>
          </table:table-cell>
          <table:table-cell/>
          <table:table-cell office:value-type="float" office:value="1443139616.98891" calcext:value-type="float">
            <text:p>1443139616.98891</text:p>
          </table:table-cell>
          <table:table-cell table:formula="of:=[.G444]-[.$B$2]" office:value-type="float" office:value="56.9887909889221" calcext:value-type="float">
            <text:p>56.9887909889</text:p>
          </table:table-cell>
          <table:table-cell table:formula="of:=[.C444]/([.H444]-[.H443])" office:value-type="float" office:value="118105.511644733" calcext:value-type="float">
            <text:p>118105.511644733</text:p>
          </table:table-cell>
          <table:table-cell table:formula="of:=[.G444]-[.$B444]" office:value-type="float" office:value="11.2158849239349" calcext:value-type="float">
            <text:p>11.2158849239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39605.8143" calcext:value-type="float">
            <text:p>1443139605.8143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14178943634" calcext:value-type="float">
            <text:p>45.8141789436</text:p>
          </table:table-cell>
          <table:table-cell table:formula="of:=[.C445]/([.D445]-[.D444])" office:value-type="float" office:value="104669.219633645" calcext:value-type="float">
            <text:p>104669.219633645</text:p>
          </table:table-cell>
          <table:table-cell/>
          <table:table-cell office:value-type="float" office:value="1443139620.00153" calcext:value-type="float">
            <text:p>1443139620.00153</text:p>
          </table:table-cell>
          <table:table-cell table:formula="of:=[.G445]-[.$B$2]" office:value-type="float" office:value="60.001410484314" calcext:value-type="float">
            <text:p>60.0014104843</text:p>
          </table:table-cell>
          <table:table-cell table:formula="of:=[.C445]/([.H445]-[.H444])" office:value-type="float" office:value="1433.96801574442" calcext:value-type="float">
            <text:p>1433.9680157444</text:p>
          </table:table-cell>
          <table:table-cell table:formula="of:=[.G445]-[.$B445]" office:value-type="float" office:value="14.1872315406799" calcext:value-type="float">
            <text:p>14.187231540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39605.85557" calcext:value-type="float">
            <text:p>1443139605.85557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554520606995" calcext:value-type="float">
            <text:p>45.8554520607</text:p>
          </table:table-cell>
          <table:table-cell table:formula="of:=[.C446]/([.D446]-[.D445])" office:value-type="float" office:value="104668.615000693" calcext:value-type="float">
            <text:p>104668.615000693</text:p>
          </table:table-cell>
          <table:table-cell/>
          <table:table-cell office:value-type="float" office:value="1443139620.01964" calcext:value-type="float">
            <text:p>1443139620.01964</text:p>
          </table:table-cell>
          <table:table-cell table:formula="of:=[.G446]-[.$B$2]" office:value-type="float" office:value="60.0195205211639" calcext:value-type="float">
            <text:p>60.0195205212</text:p>
          </table:table-cell>
          <table:table-cell table:formula="of:=[.C446]/([.H446]-[.H445])" office:value-type="float" office:value="238541.756473887" calcext:value-type="float">
            <text:p>238541.756473887</text:p>
          </table:table-cell>
          <table:table-cell table:formula="of:=[.G446]-[.$B446]" office:value-type="float" office:value="14.1640684604645" calcext:value-type="float">
            <text:p>14.164068460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39605.89684" calcext:value-type="float">
            <text:p>1443139605.89684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8967237472534" calcext:value-type="float">
            <text:p>45.8967237473</text:p>
          </table:table-cell>
          <table:table-cell table:formula="of:=[.C447]/([.D447]-[.D446])" office:value-type="float" office:value="104672.242903192" calcext:value-type="float">
            <text:p>104672.242903192</text:p>
          </table:table-cell>
          <table:table-cell/>
          <table:table-cell office:value-type="float" office:value="1443139620.09763" calcext:value-type="float">
            <text:p>1443139620.09763</text:p>
          </table:table-cell>
          <table:table-cell table:formula="of:=[.G447]-[.$B$2]" office:value-type="float" office:value="60.0975160598755" calcext:value-type="float">
            <text:p>60.0975160599</text:p>
          </table:table-cell>
          <table:table-cell table:formula="of:=[.C447]/([.H447]-[.H446])" office:value-type="float" office:value="55387.7833445926" calcext:value-type="float">
            <text:p>55387.7833445926</text:p>
          </table:table-cell>
          <table:table-cell table:formula="of:=[.G447]-[.$B447]" office:value-type="float" office:value="14.2007923126221" calcext:value-type="float">
            <text:p>14.200792312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39605.93811" calcext:value-type="float">
            <text:p>1443139605.93811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379949569702" calcext:value-type="float">
            <text:p>45.937994957</text:p>
          </table:table-cell>
          <table:table-cell table:formula="of:=[.C448]/([.D448]-[.D447])" office:value-type="float" office:value="104673.452259913" calcext:value-type="float">
            <text:p>104673.452259913</text:p>
          </table:table-cell>
          <table:table-cell/>
          <table:table-cell office:value-type="float" office:value="1443139620.19766" calcext:value-type="float">
            <text:p>1443139620.19766</text:p>
          </table:table-cell>
          <table:table-cell table:formula="of:=[.G448]-[.$B$2]" office:value-type="float" office:value="60.197539806366" calcext:value-type="float">
            <text:p>60.1975398064</text:p>
          </table:table-cell>
          <table:table-cell table:formula="of:=[.C448]/([.H448]-[.H447])" office:value-type="float" office:value="43189.7439515648" calcext:value-type="float">
            <text:p>43189.7439515648</text:p>
          </table:table-cell>
          <table:table-cell table:formula="of:=[.G448]-[.$B448]" office:value-type="float" office:value="14.2595448493958" calcext:value-type="float">
            <text:p>14.259544849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39605.97939" calcext:value-type="float">
            <text:p>1443139605.97939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792768955231" calcext:value-type="float">
            <text:p>45.9792768955</text:p>
          </table:table-cell>
          <table:table-cell table:formula="of:=[.C449]/([.D449]-[.D448])" office:value-type="float" office:value="104646.248491184" calcext:value-type="float">
            <text:p>104646.248491184</text:p>
          </table:table-cell>
          <table:table-cell/>
          <table:table-cell office:value-type="float" office:value="1443139620.3059" calcext:value-type="float">
            <text:p>1443139620.3059</text:p>
          </table:table-cell>
          <table:table-cell table:formula="of:=[.G449]-[.$B$2]" office:value-type="float" office:value="60.3057799339294" calcext:value-type="float">
            <text:p>60.3057799339</text:p>
          </table:table-cell>
          <table:table-cell table:formula="of:=[.C449]/([.H449]-[.H448])" office:value-type="float" office:value="39911.2611675977" calcext:value-type="float">
            <text:p>39911.2611675977</text:p>
          </table:table-cell>
          <table:table-cell table:formula="of:=[.G449]-[.$B449]" office:value-type="float" office:value="14.3265030384064" calcext:value-type="float">
            <text:p>14.326503038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39606.01974" calcext:value-type="float">
            <text:p>1443139606.01974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19627571106" calcext:value-type="float">
            <text:p>46.0196275711</text:p>
          </table:table-cell>
          <table:table-cell table:formula="of:=[.C450]/([.D450]-[.D449])" office:value-type="float" office:value="107061.404489403" calcext:value-type="float">
            <text:p>107061.404489403</text:p>
          </table:table-cell>
          <table:table-cell/>
          <table:table-cell office:value-type="float" office:value="1443139620.35998" calcext:value-type="float">
            <text:p>1443139620.35998</text:p>
          </table:table-cell>
          <table:table-cell table:formula="of:=[.G450]-[.$B$2]" office:value-type="float" office:value="60.3598623275757" calcext:value-type="float">
            <text:p>60.3598623276</text:p>
          </table:table-cell>
          <table:table-cell table:formula="of:=[.C450]/([.H450]-[.H449])" office:value-type="float" office:value="79878.1213024273" calcext:value-type="float">
            <text:p>79878.1213024273</text:p>
          </table:table-cell>
          <table:table-cell table:formula="of:=[.G450]-[.$B450]" office:value-type="float" office:value="14.3402347564697" calcext:value-type="float">
            <text:p>14.340234756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39606.05915" calcext:value-type="float">
            <text:p>1443139606.05915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590341091156" calcext:value-type="float">
            <text:p>46.0590341091</text:p>
          </table:table-cell>
          <table:table-cell table:formula="of:=[.C451]/([.D451]-[.D450])" office:value-type="float" office:value="109626.478706219" calcext:value-type="float">
            <text:p>109626.478706219</text:p>
          </table:table-cell>
          <table:table-cell/>
          <table:table-cell office:value-type="float" office:value="1443139620.41416" calcext:value-type="float">
            <text:p>1443139620.41416</text:p>
          </table:table-cell>
          <table:table-cell table:formula="of:=[.G451]-[.$B$2]" office:value-type="float" office:value="60.4140431880951" calcext:value-type="float">
            <text:p>60.4140431881</text:p>
          </table:table-cell>
          <table:table-cell table:formula="of:=[.C451]/([.H451]-[.H450])" office:value-type="float" office:value="79732.9529022975" calcext:value-type="float">
            <text:p>79732.9529022975</text:p>
          </table:table-cell>
          <table:table-cell table:formula="of:=[.G451]-[.$B451]" office:value-type="float" office:value="14.3550090789795" calcext:value-type="float">
            <text:p>14.35500907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39606.09855" calcext:value-type="float">
            <text:p>1443139606.09855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0984358787537" calcext:value-type="float">
            <text:p>46.0984358788</text:p>
          </table:table-cell>
          <table:table-cell table:formula="of:=[.C452]/([.D452]-[.D451])" office:value-type="float" office:value="109639.745617591" calcext:value-type="float">
            <text:p>109639.745617591</text:p>
          </table:table-cell>
          <table:table-cell/>
          <table:table-cell office:value-type="float" office:value="1443139620.46822" calcext:value-type="float">
            <text:p>1443139620.46822</text:p>
          </table:table-cell>
          <table:table-cell table:formula="of:=[.G452]-[.$B$2]" office:value-type="float" office:value="60.4681084156036" calcext:value-type="float">
            <text:p>60.4681084156</text:p>
          </table:table-cell>
          <table:table-cell table:formula="of:=[.C452]/([.H452]-[.H451])" office:value-type="float" office:value="79903.483238228" calcext:value-type="float">
            <text:p>79903.483238228</text:p>
          </table:table-cell>
          <table:table-cell table:formula="of:=[.G452]-[.$B452]" office:value-type="float" office:value="14.36967253685" calcext:value-type="float">
            <text:p>14.369672536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39606.13795" calcext:value-type="float">
            <text:p>1443139606.13795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378376483917" calcext:value-type="float">
            <text:p>46.1378376484</text:p>
          </table:table-cell>
          <table:table-cell table:formula="of:=[.C453]/([.D453]-[.D452])" office:value-type="float" office:value="109639.745617591" calcext:value-type="float">
            <text:p>109639.745617591</text:p>
          </table:table-cell>
          <table:table-cell/>
          <table:table-cell office:value-type="float" office:value="1443139620.48638" calcext:value-type="float">
            <text:p>1443139620.48638</text:p>
          </table:table-cell>
          <table:table-cell table:formula="of:=[.G453]-[.$B$2]" office:value-type="float" office:value="60.4862637519836" calcext:value-type="float">
            <text:p>60.486263752</text:p>
          </table:table-cell>
          <table:table-cell table:formula="of:=[.C453]/([.H453]-[.H452])" office:value-type="float" office:value="237946.568963479" calcext:value-type="float">
            <text:p>237946.568963479</text:p>
          </table:table-cell>
          <table:table-cell table:formula="of:=[.G453]-[.$B453]" office:value-type="float" office:value="14.3484261035919" calcext:value-type="float">
            <text:p>14.348426103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39606.17736" calcext:value-type="float">
            <text:p>1443139606.17736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772396564484" calcext:value-type="float">
            <text:p>46.1772396564</text:p>
          </table:table-cell>
          <table:table-cell table:formula="of:=[.C454]/([.D454]-[.D453])" office:value-type="float" office:value="109639.08219576" calcext:value-type="float">
            <text:p>109639.08219576</text:p>
          </table:table-cell>
          <table:table-cell/>
          <table:table-cell office:value-type="float" office:value="1443139620.52284" calcext:value-type="float">
            <text:p>1443139620.52284</text:p>
          </table:table-cell>
          <table:table-cell table:formula="of:=[.G454]-[.$B$2]" office:value-type="float" office:value="60.5227274894714" calcext:value-type="float">
            <text:p>60.5227274895</text:p>
          </table:table-cell>
          <table:table-cell table:formula="of:=[.C454]/([.H454]-[.H453])" office:value-type="float" office:value="118473.86739898" calcext:value-type="float">
            <text:p>118473.86739898</text:p>
          </table:table-cell>
          <table:table-cell table:formula="of:=[.G454]-[.$B454]" office:value-type="float" office:value="14.3454878330231" calcext:value-type="float">
            <text:p>14.34548783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39606.21676" calcext:value-type="float">
            <text:p>1443139606.21676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166407108307" calcext:value-type="float">
            <text:p>46.2166407108</text:p>
          </table:table-cell>
          <table:table-cell table:formula="of:=[.C455]/([.D455]-[.D454])" office:value-type="float" office:value="109641.73593126" calcext:value-type="float">
            <text:p>109641.73593126</text:p>
          </table:table-cell>
          <table:table-cell/>
          <table:table-cell office:value-type="float" office:value="1443139620.5716" calcext:value-type="float">
            <text:p>1443139620.5716</text:p>
          </table:table-cell>
          <table:table-cell table:formula="of:=[.G455]-[.$B$2]" office:value-type="float" office:value="60.5714852809906" calcext:value-type="float">
            <text:p>60.571485281</text:p>
          </table:table-cell>
          <table:table-cell table:formula="of:=[.C455]/([.H455]-[.H454])" office:value-type="float" office:value="88601.2238331581" calcext:value-type="float">
            <text:p>88601.2238331581</text:p>
          </table:table-cell>
          <table:table-cell table:formula="of:=[.G455]-[.$B455]" office:value-type="float" office:value="14.3548445701599" calcext:value-type="float">
            <text:p>14.354844570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39606.25616" calcext:value-type="float">
            <text:p>1443139606.25616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560441493988" calcext:value-type="float">
            <text:p>46.2560441494</text:p>
          </table:table-cell>
          <table:table-cell table:formula="of:=[.C456]/([.D456]-[.D455])" office:value-type="float" office:value="109635.101833364" calcext:value-type="float">
            <text:p>109635.101833364</text:p>
          </table:table-cell>
          <table:table-cell/>
          <table:table-cell office:value-type="float" office:value="1443139620.62036" calcext:value-type="float">
            <text:p>1443139620.62036</text:p>
          </table:table-cell>
          <table:table-cell table:formula="of:=[.G456]-[.$B$2]" office:value-type="float" office:value="60.620242357254" calcext:value-type="float">
            <text:p>60.6202423573</text:p>
          </table:table-cell>
          <table:table-cell table:formula="of:=[.C456]/([.H456]-[.H455])" office:value-type="float" office:value="88602.5235939013" calcext:value-type="float">
            <text:p>88602.5235939013</text:p>
          </table:table-cell>
          <table:table-cell table:formula="of:=[.G456]-[.$B456]" office:value-type="float" office:value="14.3641982078552" calcext:value-type="float">
            <text:p>14.3641982079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39606.29556" calcext:value-type="float">
            <text:p>1443139606.29556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2954473495483" calcext:value-type="float">
            <text:p>46.2954473495</text:p>
          </table:table-cell>
          <table:table-cell table:formula="of:=[.C457]/([.D457]-[.D456])" office:value-type="float" office:value="109635.765207026" calcext:value-type="float">
            <text:p>109635.765207026</text:p>
          </table:table-cell>
          <table:table-cell/>
          <table:table-cell office:value-type="float" office:value="1443139620.6692" calcext:value-type="float">
            <text:p>1443139620.6692</text:p>
          </table:table-cell>
          <table:table-cell table:formula="of:=[.G457]-[.$B$2]" office:value-type="float" office:value="60.66907954216" calcext:value-type="float">
            <text:p>60.6690795422</text:p>
          </table:table-cell>
          <table:table-cell table:formula="of:=[.C457]/([.H457]-[.H456])" office:value-type="float" office:value="88457.1870453724" calcext:value-type="float">
            <text:p>88457.1870453724</text:p>
          </table:table-cell>
          <table:table-cell table:formula="of:=[.G457]-[.$B457]" office:value-type="float" office:value="14.3736321926117" calcext:value-type="float">
            <text:p>14.3736321926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39606.33497" calcext:value-type="float">
            <text:p>1443139606.33497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348507881165" calcext:value-type="float">
            <text:p>46.3348507881</text:p>
          </table:table-cell>
          <table:table-cell table:formula="of:=[.C458]/([.D458]-[.D457])" office:value-type="float" office:value="109635.101833364" calcext:value-type="float">
            <text:p>109635.101833364</text:p>
          </table:table-cell>
          <table:table-cell/>
          <table:table-cell office:value-type="float" office:value="1443139620.7179" calcext:value-type="float">
            <text:p>1443139620.7179</text:p>
          </table:table-cell>
          <table:table-cell table:formula="of:=[.G458]-[.$B$2]" office:value-type="float" office:value="60.7177855968475" calcext:value-type="float">
            <text:p>60.7177855968</text:p>
          </table:table-cell>
          <table:table-cell table:formula="of:=[.C458]/([.H458]-[.H457])" office:value-type="float" office:value="88695.3383458647" calcext:value-type="float">
            <text:p>88695.3383458647</text:p>
          </table:table-cell>
          <table:table-cell table:formula="of:=[.G458]-[.$B458]" office:value-type="float" office:value="14.3829348087311" calcext:value-type="float">
            <text:p>14.382934808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39606.37437" calcext:value-type="float">
            <text:p>1443139606.37437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742537498474" calcext:value-type="float">
            <text:p>46.3742537498</text:p>
          </table:table-cell>
          <table:table-cell table:formula="of:=[.C459]/([.D459]-[.D458])" office:value-type="float" office:value="109636.428588717" calcext:value-type="float">
            <text:p>109636.428588717</text:p>
          </table:table-cell>
          <table:table-cell/>
          <table:table-cell office:value-type="float" office:value="1443139620.76666" calcext:value-type="float">
            <text:p>1443139620.76666</text:p>
          </table:table-cell>
          <table:table-cell table:formula="of:=[.G459]-[.$B$2]" office:value-type="float" office:value="60.7665448188782" calcext:value-type="float">
            <text:p>60.7665448189</text:p>
          </table:table-cell>
          <table:table-cell table:formula="of:=[.C459]/([.H459]-[.H458])" office:value-type="float" office:value="88598.62442607" calcext:value-type="float">
            <text:p>88598.62442607</text:p>
          </table:table-cell>
          <table:table-cell table:formula="of:=[.G459]-[.$B459]" office:value-type="float" office:value="14.3922910690308" calcext:value-type="float">
            <text:p>14.39229106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39606.41378" calcext:value-type="float">
            <text:p>1443139606.41378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136593341827" calcext:value-type="float">
            <text:p>46.4136593342</text:p>
          </table:table-cell>
          <table:table-cell table:formula="of:=[.C460]/([.D460]-[.D459])" office:value-type="float" office:value="109629.13183163" calcext:value-type="float">
            <text:p>109629.13183163</text:p>
          </table:table-cell>
          <table:table-cell/>
          <table:table-cell office:value-type="float" office:value="1443139620.81542" calcext:value-type="float">
            <text:p>1443139620.81542</text:p>
          </table:table-cell>
          <table:table-cell table:formula="of:=[.G460]-[.$B$2]" office:value-type="float" office:value="60.8153040409088" calcext:value-type="float">
            <text:p>60.8153040409</text:p>
          </table:table-cell>
          <table:table-cell table:formula="of:=[.C460]/([.H460]-[.H459])" office:value-type="float" office:value="88598.62442607" calcext:value-type="float">
            <text:p>88598.62442607</text:p>
          </table:table-cell>
          <table:table-cell table:formula="of:=[.G460]-[.$B460]" office:value-type="float" office:value="14.4016447067261" calcext:value-type="float">
            <text:p>14.401644706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39606.45318" calcext:value-type="float">
            <text:p>1443139606.45318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530620574951" calcext:value-type="float">
            <text:p>46.4530620575</text:p>
          </table:table-cell>
          <table:table-cell table:formula="of:=[.C461]/([.D461]-[.D460])" office:value-type="float" office:value="109637.091978435" calcext:value-type="float">
            <text:p>109637.091978435</text:p>
          </table:table-cell>
          <table:table-cell/>
          <table:table-cell office:value-type="float" office:value="1443139620.86418" calcext:value-type="float">
            <text:p>1443139620.86418</text:p>
          </table:table-cell>
          <table:table-cell table:formula="of:=[.G461]-[.$B$2]" office:value-type="float" office:value="60.8640606403351" calcext:value-type="float">
            <text:p>60.8640606403</text:p>
          </table:table-cell>
          <table:table-cell table:formula="of:=[.C461]/([.H461]-[.H460])" office:value-type="float" office:value="88603.3901222494" calcext:value-type="float">
            <text:p>88603.3901222494</text:p>
          </table:table-cell>
          <table:table-cell table:formula="of:=[.G461]-[.$B461]" office:value-type="float" office:value="14.41099858284" calcext:value-type="float">
            <text:p>14.410998582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39606.49258" calcext:value-type="float">
            <text:p>1443139606.49258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4924645423889" calcext:value-type="float">
            <text:p>46.4924645424</text:p>
          </table:table-cell>
          <table:table-cell table:formula="of:=[.C462]/([.D462]-[.D461])" office:value-type="float" office:value="109637.755376181" calcext:value-type="float">
            <text:p>109637.755376181</text:p>
          </table:table-cell>
          <table:table-cell/>
          <table:table-cell office:value-type="float" office:value="1443139620.91298" calcext:value-type="float">
            <text:p>1443139620.91298</text:p>
          </table:table-cell>
          <table:table-cell table:formula="of:=[.G462]-[.$B$2]" office:value-type="float" office:value="60.9128625392914" calcext:value-type="float">
            <text:p>60.9128625393</text:p>
          </table:table-cell>
          <table:table-cell table:formula="of:=[.C462]/([.H462]-[.H461])" office:value-type="float" office:value="88521.1455371537" calcext:value-type="float">
            <text:p>88521.1455371537</text:p>
          </table:table-cell>
          <table:table-cell table:formula="of:=[.G462]-[.$B462]" office:value-type="float" office:value="14.4203979969025" calcext:value-type="float">
            <text:p>14.4203979969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39606.53198" calcext:value-type="float">
            <text:p>1443139606.53198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31866312027" calcext:value-type="float">
            <text:p>46.531866312</text:p>
          </table:table-cell>
          <table:table-cell table:formula="of:=[.C463]/([.D463]-[.D462])" office:value-type="float" office:value="109639.745617591" calcext:value-type="float">
            <text:p>109639.745617591</text:p>
          </table:table-cell>
          <table:table-cell/>
          <table:table-cell office:value-type="float" office:value="1443139620.96168" calcext:value-type="float">
            <text:p>1443139620.96168</text:p>
          </table:table-cell>
          <table:table-cell table:formula="of:=[.G463]-[.$B$2]" office:value-type="float" office:value="60.9615619182587" calcext:value-type="float">
            <text:p>60.9615619183</text:p>
          </table:table-cell>
          <table:table-cell table:formula="of:=[.C463]/([.H463]-[.H462])" office:value-type="float" office:value="88707.4967198668" calcext:value-type="float">
            <text:p>88707.4967198668</text:p>
          </table:table-cell>
          <table:table-cell table:formula="of:=[.G463]-[.$B463]" office:value-type="float" office:value="14.4296956062317" calcext:value-type="float">
            <text:p>14.429695606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39606.57139" calcext:value-type="float">
            <text:p>1443139606.57139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712692737579" calcext:value-type="float">
            <text:p>46.5712692738</text:p>
          </table:table-cell>
          <table:table-cell table:formula="of:=[.C464]/([.D464]-[.D463])" office:value-type="float" office:value="109636.428588717" calcext:value-type="float">
            <text:p>109636.428588717</text:p>
          </table:table-cell>
          <table:table-cell/>
          <table:table-cell office:value-type="float" office:value="1443139621.01053" calcext:value-type="float">
            <text:p>1443139621.01053</text:p>
          </table:table-cell>
          <table:table-cell table:formula="of:=[.G464]-[.$B$2]" office:value-type="float" office:value="61.0104100704193" calcext:value-type="float">
            <text:p>61.0104100704</text:p>
          </table:table-cell>
          <table:table-cell table:formula="of:=[.C464]/([.H464]-[.H463])" office:value-type="float" office:value="88437.3268776478" calcext:value-type="float">
            <text:p>88437.3268776478</text:p>
          </table:table-cell>
          <table:table-cell table:formula="of:=[.G464]-[.$B464]" office:value-type="float" office:value="14.4391407966614" calcext:value-type="float">
            <text:p>14.439140796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39606.61079" calcext:value-type="float">
            <text:p>1443139606.61079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0671043396" calcext:value-type="float">
            <text:p>46.6106710434</text:p>
          </table:table-cell>
          <table:table-cell table:formula="of:=[.C465]/([.D465]-[.D464])" office:value-type="float" office:value="109639.745617591" calcext:value-type="float">
            <text:p>109639.745617591</text:p>
          </table:table-cell>
          <table:table-cell/>
          <table:table-cell office:value-type="float" office:value="1443139621.02808" calcext:value-type="float">
            <text:p>1443139621.02808</text:p>
          </table:table-cell>
          <table:table-cell table:formula="of:=[.G465]-[.$B$2]" office:value-type="float" office:value="61.0279612541199" calcext:value-type="float">
            <text:p>61.0279612541</text:p>
          </table:table-cell>
          <table:table-cell table:formula="of:=[.C465]/([.H465]-[.H464])" office:value-type="float" office:value="246137.244854989" calcext:value-type="float">
            <text:p>246137.244854989</text:p>
          </table:table-cell>
          <table:table-cell table:formula="of:=[.G465]-[.$B465]" office:value-type="float" office:value="14.4172902107239" calcext:value-type="float">
            <text:p>14.4172902107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39606.65019" calcext:value-type="float">
            <text:p>1443139606.65019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00730514526" calcext:value-type="float">
            <text:p>46.6500730515</text:p>
          </table:table-cell>
          <table:table-cell table:formula="of:=[.C466]/([.D466]-[.D465])" office:value-type="float" office:value="109639.08219576" calcext:value-type="float">
            <text:p>109639.08219576</text:p>
          </table:table-cell>
          <table:table-cell/>
          <table:table-cell office:value-type="float" office:value="1443139621.0668" calcext:value-type="float">
            <text:p>1443139621.0668</text:p>
          </table:table-cell>
          <table:table-cell table:formula="of:=[.G466]-[.$B$2]" office:value-type="float" office:value="61.0666882991791" calcext:value-type="float">
            <text:p>61.0666882992</text:p>
          </table:table-cell>
          <table:table-cell table:formula="of:=[.C466]/([.H466]-[.H465])" office:value-type="float" office:value="111549.951549254" calcext:value-type="float">
            <text:p>111549.951549254</text:p>
          </table:table-cell>
          <table:table-cell table:formula="of:=[.G466]-[.$B466]" office:value-type="float" office:value="14.4166152477264" calcext:value-type="float">
            <text:p>14.416615247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39606.68959" calcext:value-type="float">
            <text:p>1443139606.68959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894743442535" calcext:value-type="float">
            <text:p>46.6894743443</text:p>
          </table:table-cell>
          <table:table-cell table:formula="of:=[.C467]/([.D467]-[.D466])" office:value-type="float" office:value="109641.072485341" calcext:value-type="float">
            <text:p>109641.072485341</text:p>
          </table:table-cell>
          <table:table-cell/>
          <table:table-cell office:value-type="float" office:value="1443139621.11723" calcext:value-type="float">
            <text:p>1443139621.11723</text:p>
          </table:table-cell>
          <table:table-cell table:formula="of:=[.G467]-[.$B$2]" office:value-type="float" office:value="61.1171185970306" calcext:value-type="float">
            <text:p>61.117118597</text:p>
          </table:table-cell>
          <table:table-cell table:formula="of:=[.C467]/([.H467]-[.H466])" office:value-type="float" office:value="85662.7897125567" calcext:value-type="float">
            <text:p>85662.7897125567</text:p>
          </table:table-cell>
          <table:table-cell table:formula="of:=[.G467]-[.$B467]" office:value-type="float" office:value="14.4276442527771" calcext:value-type="float">
            <text:p>14.4276442528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39606.72899" calcext:value-type="float">
            <text:p>1443139606.72899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28875875473" calcext:value-type="float">
            <text:p>46.7288758755</text:p>
          </table:table-cell>
          <table:table-cell table:formula="of:=[.C468]/([.D468]-[.D467])" office:value-type="float" office:value="109640.409047452" calcext:value-type="float">
            <text:p>109640.409047452</text:p>
          </table:table-cell>
          <table:table-cell/>
          <table:table-cell office:value-type="float" office:value="1443139621.16782" calcext:value-type="float">
            <text:p>1443139621.16782</text:p>
          </table:table-cell>
          <table:table-cell table:formula="of:=[.G468]-[.$B$2]" office:value-type="float" office:value="61.1676995754242" calcext:value-type="float">
            <text:p>61.1676995754</text:p>
          </table:table-cell>
          <table:table-cell table:formula="of:=[.C468]/([.H468]-[.H467])" office:value-type="float" office:value="85407.6005882575" calcext:value-type="float">
            <text:p>85407.6005882575</text:p>
          </table:table-cell>
          <table:table-cell table:formula="of:=[.G468]-[.$B468]" office:value-type="float" office:value="14.4388236999512" calcext:value-type="float">
            <text:p>14.438823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39606.76839" calcext:value-type="float">
            <text:p>1443139606.76839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68278837204" calcext:value-type="float">
            <text:p>46.7682788372</text:p>
          </table:table-cell>
          <table:table-cell table:formula="of:=[.C469]/([.D469]-[.D468])" office:value-type="float" office:value="109636.428588717" calcext:value-type="float">
            <text:p>109636.428588717</text:p>
          </table:table-cell>
          <table:table-cell/>
          <table:table-cell office:value-type="float" office:value="1443139621.21826" calcext:value-type="float">
            <text:p>1443139621.21826</text:p>
          </table:table-cell>
          <table:table-cell table:formula="of:=[.G469]-[.$B$2]" office:value-type="float" office:value="61.2181417942047" calcext:value-type="float">
            <text:p>61.2181417942</text:p>
          </table:table-cell>
          <table:table-cell table:formula="of:=[.C469]/([.H469]-[.H468])" office:value-type="float" office:value="85642.5451623576" calcext:value-type="float">
            <text:p>85642.5451623576</text:p>
          </table:table-cell>
          <table:table-cell table:formula="of:=[.G469]-[.$B469]" office:value-type="float" office:value="14.4498629570007" calcext:value-type="float">
            <text:p>14.44986295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39606.8078" calcext:value-type="float">
            <text:p>1443139606.8078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076817989349" calcext:value-type="float">
            <text:p>46.8076817989</text:p>
          </table:table-cell>
          <table:table-cell table:formula="of:=[.C470]/([.D470]-[.D469])" office:value-type="float" office:value="109636.428588717" calcext:value-type="float">
            <text:p>109636.428588717</text:p>
          </table:table-cell>
          <table:table-cell/>
          <table:table-cell office:value-type="float" office:value="1443139621.2687" calcext:value-type="float">
            <text:p>1443139621.2687</text:p>
          </table:table-cell>
          <table:table-cell table:formula="of:=[.G470]-[.$B$2]" office:value-type="float" office:value="61.268584728241" calcext:value-type="float">
            <text:p>61.2685847282</text:p>
          </table:table-cell>
          <table:table-cell table:formula="of:=[.C470]/([.H470]-[.H469])" office:value-type="float" office:value="85641.3307936268" calcext:value-type="float">
            <text:p>85641.3307936268</text:p>
          </table:table-cell>
          <table:table-cell table:formula="of:=[.G470]-[.$B470]" office:value-type="float" office:value="14.460902929306" calcext:value-type="float">
            <text:p>14.460902929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39606.8472" calcext:value-type="float">
            <text:p>1443139606.8472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470847606659" calcext:value-type="float">
            <text:p>46.8470847607</text:p>
          </table:table-cell>
          <table:table-cell table:formula="of:=[.C471]/([.D471]-[.D470])" office:value-type="float" office:value="109636.428588717" calcext:value-type="float">
            <text:p>109636.428588717</text:p>
          </table:table-cell>
          <table:table-cell/>
          <table:table-cell office:value-type="float" office:value="1443139621.31918" calcext:value-type="float">
            <text:p>1443139621.31918</text:p>
          </table:table-cell>
          <table:table-cell table:formula="of:=[.G471]-[.$B$2]" office:value-type="float" office:value="61.3190639019012" calcext:value-type="float">
            <text:p>61.3190639019</text:p>
          </table:table-cell>
          <table:table-cell table:formula="of:=[.C471]/([.H471]-[.H470])" office:value-type="float" office:value="85579.8478214665" calcext:value-type="float">
            <text:p>85579.8478214665</text:p>
          </table:table-cell>
          <table:table-cell table:formula="of:=[.G471]-[.$B471]" office:value-type="float" office:value="14.4719791412354" calcext:value-type="float">
            <text:p>14.471979141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39606.88662" calcext:value-type="float">
            <text:p>1443139606.88662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865044116974" calcext:value-type="float">
            <text:p>46.8865044117</text:p>
          </table:table-cell>
          <table:table-cell table:formula="of:=[.C472]/([.D472]-[.D471])" office:value-type="float" office:value="109590.011249682" calcext:value-type="float">
            <text:p>109590.011249682</text:p>
          </table:table-cell>
          <table:table-cell/>
          <table:table-cell office:value-type="float" office:value="1443139621.36962" calcext:value-type="float">
            <text:p>1443139621.36962</text:p>
          </table:table-cell>
          <table:table-cell table:formula="of:=[.G472]-[.$B$2]" office:value-type="float" office:value="61.3695058822632" calcext:value-type="float">
            <text:p>61.3695058823</text:p>
          </table:table-cell>
          <table:table-cell table:formula="of:=[.C472]/([.H472]-[.H471])" office:value-type="float" office:value="85642.9499595876" calcext:value-type="float">
            <text:p>85642.9499595876</text:p>
          </table:table-cell>
          <table:table-cell table:formula="of:=[.G472]-[.$B472]" office:value-type="float" office:value="14.4830014705658" calcext:value-type="float">
            <text:p>14.4830014706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39606.92602" calcext:value-type="float">
            <text:p>1443139606.92602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259059429169" calcext:value-type="float">
            <text:p>46.9259059429</text:p>
          </table:table-cell>
          <table:table-cell table:formula="of:=[.C473]/([.D473]-[.D472])" office:value-type="float" office:value="109640.409047452" calcext:value-type="float">
            <text:p>109640.409047452</text:p>
          </table:table-cell>
          <table:table-cell/>
          <table:table-cell office:value-type="float" office:value="1443139621.42003" calcext:value-type="float">
            <text:p>1443139621.42003</text:p>
          </table:table-cell>
          <table:table-cell table:formula="of:=[.G473]-[.$B$2]" office:value-type="float" office:value="61.4199187755585" calcext:value-type="float">
            <text:p>61.4199187756</text:p>
          </table:table-cell>
          <table:table-cell table:formula="of:=[.C473]/([.H473]-[.H472])" office:value-type="float" office:value="85692.3639493585" calcext:value-type="float">
            <text:p>85692.3639493585</text:p>
          </table:table-cell>
          <table:table-cell table:formula="of:=[.G473]-[.$B473]" office:value-type="float" office:value="14.4940128326416" calcext:value-type="float">
            <text:p>14.4940128326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39606.96543" calcext:value-type="float">
            <text:p>1443139606.96543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653162956238" calcext:value-type="float">
            <text:p>46.9653162956</text:p>
          </table:table-cell>
          <table:table-cell table:formula="of:=[.C474]/([.D474]-[.D473])" office:value-type="float" office:value="109615.867488612" calcext:value-type="float">
            <text:p>109615.867488612</text:p>
          </table:table-cell>
          <table:table-cell/>
          <table:table-cell office:value-type="float" office:value="1443139621.47051" calcext:value-type="float">
            <text:p>1443139621.47051</text:p>
          </table:table-cell>
          <table:table-cell table:formula="of:=[.G474]-[.$B$2]" office:value-type="float" office:value="61.4703922271729" calcext:value-type="float">
            <text:p>61.4703922272</text:p>
          </table:table-cell>
          <table:table-cell table:formula="of:=[.C474]/([.H474]-[.H473])" office:value-type="float" office:value="85589.5497895617" calcext:value-type="float">
            <text:p>85589.5497895617</text:p>
          </table:table-cell>
          <table:table-cell table:formula="of:=[.G474]-[.$B474]" office:value-type="float" office:value="14.5050759315491" calcext:value-type="float">
            <text:p>14.505075931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39620.00662" calcext:value-type="float">
            <text:p>1443139620.00662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065021514893" calcext:value-type="float">
            <text:p>60.0065021515</text:p>
          </table:table-cell>
          <table:table-cell table:formula="of:=[.C475]/([.D475]-[.D474])" office:value-type="float" office:value="331.258218979911" calcext:value-type="float">
            <text:p>331.2582189799</text:p>
          </table:table-cell>
          <table:table-cell/>
          <table:table-cell office:value-type="float" office:value="1443139621.52098" calcext:value-type="float">
            <text:p>1443139621.52098</text:p>
          </table:table-cell>
          <table:table-cell table:formula="of:=[.G475]-[.$B$2]" office:value-type="float" office:value="61.5208659172058" calcext:value-type="float">
            <text:p>61.5208659172</text:p>
          </table:table-cell>
          <table:table-cell table:formula="of:=[.C475]/([.H475]-[.H474])" office:value-type="float" office:value="85589.1454969722" calcext:value-type="float">
            <text:p>85589.1454969722</text:p>
          </table:table-cell>
          <table:table-cell table:formula="of:=[.G475]-[.$B475]" office:value-type="float" office:value="1.51436376571655" calcext:value-type="float">
            <text:p>1.514363765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39620.06077" calcext:value-type="float">
            <text:p>1443139620.06077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606491565704" calcext:value-type="float">
            <text:p>60.0606491566</text:p>
          </table:table-cell>
          <table:table-cell table:formula="of:=[.C476]/([.D476]-[.D475])" office:value-type="float" office:value="79782.8059654175" calcext:value-type="float">
            <text:p>79782.8059654175</text:p>
          </table:table-cell>
          <table:table-cell/>
          <table:table-cell office:value-type="float" office:value="1443139621.57139" calcext:value-type="float">
            <text:p>1443139621.57139</text:p>
          </table:table-cell>
          <table:table-cell table:formula="of:=[.G476]-[.$B$2]" office:value-type="float" office:value="61.5712707042694" calcext:value-type="float">
            <text:p>61.5712707043</text:p>
          </table:table-cell>
          <table:table-cell table:formula="of:=[.C476]/([.H476]-[.H475])" office:value-type="float" office:value="85706.1452228576" calcext:value-type="float">
            <text:p>85706.1452228576</text:p>
          </table:table-cell>
          <table:table-cell table:formula="of:=[.G476]-[.$B476]" office:value-type="float" office:value="1.51062154769897" calcext:value-type="float">
            <text:p>1.510621547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39620.1149" calcext:value-type="float">
            <text:p>1443139620.1149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147842407227" calcext:value-type="float">
            <text:p>60.1147842407</text:p>
          </table:table-cell>
          <table:table-cell table:formula="of:=[.C477]/([.D477]-[.D476])" office:value-type="float" office:value="79800.374704372" calcext:value-type="float">
            <text:p>79800.374704372</text:p>
          </table:table-cell>
          <table:table-cell/>
          <table:table-cell office:value-type="float" office:value="1443139621.62182" calcext:value-type="float">
            <text:p>1443139621.62182</text:p>
          </table:table-cell>
          <table:table-cell table:formula="of:=[.G477]-[.$B$2]" office:value-type="float" office:value="61.6217069625855" calcext:value-type="float">
            <text:p>61.6217069626</text:p>
          </table:table-cell>
          <table:table-cell table:formula="of:=[.C477]/([.H477]-[.H476])" office:value-type="float" office:value="85652.6662412253" calcext:value-type="float">
            <text:p>85652.6662412253</text:p>
          </table:table-cell>
          <table:table-cell table:formula="of:=[.G477]-[.$B477]" office:value-type="float" office:value="1.50692272186279" calcext:value-type="float">
            <text:p>1.506922721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39620.16903" calcext:value-type="float">
            <text:p>1443139620.16903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689150333405" calcext:value-type="float">
            <text:p>60.1689150333</text:p>
          </table:table-cell>
          <table:table-cell table:formula="of:=[.C478]/([.D478]-[.D477])" office:value-type="float" office:value="79806.701344691" calcext:value-type="float">
            <text:p>79806.701344691</text:p>
          </table:table-cell>
          <table:table-cell/>
          <table:table-cell office:value-type="float" office:value="1443139621.67219" calcext:value-type="float">
            <text:p>1443139621.67219</text:p>
          </table:table-cell>
          <table:table-cell table:formula="of:=[.G478]-[.$B$2]" office:value-type="float" office:value="61.6720707416534" calcext:value-type="float">
            <text:p>61.6720707417</text:p>
          </table:table-cell>
          <table:table-cell table:formula="of:=[.C478]/([.H478]-[.H477])" office:value-type="float" office:value="85775.930240815" calcext:value-type="float">
            <text:p>85775.930240815</text:p>
          </table:table-cell>
          <table:table-cell table:formula="of:=[.G478]-[.$B478]" office:value-type="float" office:value="1.50315570831299" calcext:value-type="float">
            <text:p>1.503155708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39620.22316" calcext:value-type="float">
            <text:p>1443139620.22316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230439186096" calcext:value-type="float">
            <text:p>60.2230439186</text:p>
          </table:table-cell>
          <table:table-cell table:formula="of:=[.C479]/([.D479]-[.D478])" office:value-type="float" office:value="79809.513506847" calcext:value-type="float">
            <text:p>79809.513506847</text:p>
          </table:table-cell>
          <table:table-cell/>
          <table:table-cell office:value-type="float" office:value="1443139621.72272" calcext:value-type="float">
            <text:p>1443139621.72272</text:p>
          </table:table-cell>
          <table:table-cell table:formula="of:=[.G479]-[.$B$2]" office:value-type="float" office:value="61.7226047515869" calcext:value-type="float">
            <text:p>61.7226047516</text:p>
          </table:table-cell>
          <table:table-cell table:formula="of:=[.C479]/([.H479]-[.H478])" office:value-type="float" office:value="85486.9820480763" calcext:value-type="float">
            <text:p>85486.9820480763</text:p>
          </table:table-cell>
          <table:table-cell table:formula="of:=[.G479]-[.$B479]" office:value-type="float" office:value="1.4995608329773" calcext:value-type="float">
            <text:p>1.49956083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39620.27729" calcext:value-type="float">
            <text:p>1443139620.27729</text:p>
          </table:table-cell>
          <table:table-cell office:value-type="float" office:value="4096" calcext:value-type="float">
            <text:p>4096</text:p>
          </table:table-cell>
          <table:table-cell table:formula="of:=[.B480]-[.$B$2]" office:value-type="float" office:value="60.2771751880646" calcext:value-type="float">
            <text:p>60.2771751881</text:p>
          </table:table-cell>
          <table:table-cell table:formula="of:=[.C480]/([.D480]-[.D479])" office:value-type="float" office:value="75667.9095325555" calcext:value-type="float">
            <text:p>75667.9095325555</text:p>
          </table:table-cell>
          <table:table-cell/>
          <table:table-cell office:value-type="float" office:value="1443139621.77311" calcext:value-type="float">
            <text:p>1443139621.77311</text:p>
          </table:table-cell>
          <table:table-cell table:formula="of:=[.G480]-[.$B$2]" office:value-type="float" office:value="61.7729909420013" calcext:value-type="float">
            <text:p>61.772990942</text:p>
          </table:table-cell>
          <table:table-cell table:formula="of:=[.C480]/([.H480]-[.H479])" office:value-type="float" office:value="81292.115286157" calcext:value-type="float">
            <text:p>81292.115286157</text:p>
          </table:table-cell>
          <table:table-cell table:formula="of:=[.G480]-[.$B480]" office:value-type="float" office:value="1.49581575393677" calcext:value-type="float">
            <text:p>1.49581575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9:07:58.075196269</dc:date>
    <meta:editing-duration>PT28S</meta:editing-duration>
    <meta:editing-cycles>1</meta:editing-cycles>
    <meta:document-statistic meta:table-count="1" meta:cell-count="4322" meta:object-count="0"/>
    <meta:generator>LibreOffice/4.4.2.2$Linux_X86_64 LibreOffice_project/40m0$Build-2</meta:generator>
  </office:meta>
</office:document-meta>
</file>